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34cm"/>
    </style:style>
    <style:style style:name="co2" style:family="table-column">
      <style:table-column-properties fo:break-before="auto" style:column-width="2.8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5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trength_20_Database">
      <style:table-properties table:display="true" style:writing-mode="lr-tb"/>
    </style:style>
    <style:style style:name="ta2" style:family="table" style:master-page-name="PageStyle_5f_Characterization_20_Clays">
      <style:table-properties table:display="true" style:writing-mode="lr-tb"/>
    </style:style>
    <style:style style:name="ce1" style:family="table-cell" style:parent-style-name="Default">
      <style:table-cell-properties fo:background-color="#ffffff" fo:border="0.74pt solid #000000"/>
      <style:text-properties fo:color="#000000"/>
    </style:style>
    <style:style style:name="ce40" style:family="table-cell" style:parent-style-name="Default">
      <style:table-cell-properties fo:background-color="#ffffff" fo:border="0.74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fo:background-color="#ffffff" fo:border="0.74pt solid #000000"/>
      <style:text-properties fo:color="#000000" style:text-underline-style="none"/>
    </style:style>
    <style:style style:name="ce6" style:family="table-cell" style:parent-style-name="Default">
      <style:table-cell-properties fo:border="0.74pt solid #000000"/>
      <style:text-properties fo:color="#000000"/>
    </style:style>
    <style:style style:name="ce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ff" fo:border="0.74pt solid #000000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4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4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fo:background-color="#ffffff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/>
    </style:style>
    <style:style style:name="ce22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/>
    </style:style>
    <style:style style:name="ce24" style:family="table-cell" style:parent-style-name="Default">
      <style:table-cell-properties fo:border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rength Database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2" table:default-cell-style-name="ce1"/>
        <table:table-column table:style-name="co2" table:default-cell-style-name="ce10"/>
        <table:table-column table:style-name="co2" table:number-columns-repeated="50" table:default-cell-style-name="ce1"/>
        <table:table-column table:style-name="co3" table:number-columns-repeated="960" table:default-cell-style-name="ce6"/>
        <table:table-row table:style-name="ro1">
          <table:table-cell/>
          <table:table-cell table:style-name="ce3" office:value-type="string" calcext:value-type="string" table:number-columns-spanned="10" table:number-rows-spanned="1">
            <text:p>COMPRESSIVE STRENGTH, LC3-50 2/1 (53% OPC, 2% Gypsum, 15% Limestone, 30% Calcined clay)</text:p>
          </table:table-cell>
          <table:covered-table-cell table:number-columns-repeated="9" table:style-name="ce3"/>
          <table:table-cell table:style-name="ce7" office:value-type="string" calcext:value-type="string" table:number-columns-spanned="8" table:number-rows-spanned="1">
            <text:p>CLAY PROPERTIES</text:p>
          </table:table-cell>
          <table:covered-table-cell table:number-columns-repeated="7"/>
          <table:table-cell table:style-name="ce7" office:value-type="string" calcext:value-type="string" table:number-columns-spanned="13" table:number-rows-spanned="1">
            <text:p>CLAY COMPOSITIONS</text:p>
          </table:table-cell>
          <table:covered-table-cell table:number-columns-repeated="12"/>
          <table:table-cell table:number-columns-repeated="992"/>
        </table:table-row>
        <table:table-row table:style-name="ro2">
          <table:table-cell table:style-name="ce40" office:value-type="string" calcext:value-type="string">
            <text:p>Clay</text:p>
          </table:table-cell>
          <table:table-cell table:style-name="ce45" office:value-type="string" calcext:value-type="string">
            <text:p>1D</text:p>
          </table:table-cell>
          <table:table-cell table:style-name="ce45" office:value-type="string" calcext:value-type="string">
            <text:p>STD</text:p>
          </table:table-cell>
          <table:table-cell table:style-name="ce45" office:value-type="string" calcext:value-type="string">
            <text:p>3D</text:p>
          </table:table-cell>
          <table:table-cell table:style-name="ce45" office:value-type="string" calcext:value-type="string">
            <text:p>STD</text:p>
          </table:table-cell>
          <table:table-cell table:style-name="ce45" office:value-type="string" calcext:value-type="string">
            <text:p>7D</text:p>
          </table:table-cell>
          <table:table-cell table:style-name="ce45" office:value-type="string" calcext:value-type="string">
            <text:p>STD</text:p>
          </table:table-cell>
          <table:table-cell table:style-name="ce45" office:value-type="string" calcext:value-type="string">
            <text:p>28D</text:p>
          </table:table-cell>
          <table:table-cell table:style-name="ce45" office:value-type="string" calcext:value-type="string">
            <text:p>STD</text:p>
          </table:table-cell>
          <table:table-cell table:style-name="ce45" office:value-type="string" calcext:value-type="string">
            <text:p>90D</text:p>
          </table:table-cell>
          <table:table-cell table:style-name="ce45" office:value-type="string" calcext:value-type="string">
            <text:p>STD</text:p>
          </table:table-cell>
          <table:table-cell table:style-name="ce48" office:value-type="string" calcext:value-type="string">
            <text:p>Origin of clay</text:p>
          </table:table-cell>
          <table:table-cell table:style-name="ce48" office:value-type="string" calcext:value-type="string">
            <text:p>Calcination</text:p>
          </table:table-cell>
          <table:table-cell table:style-name="ce11" office:value-type="string" calcext:value-type="string">
            <text:p>Calcined kaolinite content (%)</text:p>
          </table:table-cell>
          <table:table-cell table:style-name="ce48" office:value-type="string" calcext:value-type="string">
            <text:p>Dv,50 (µm)</text:p>
          </table:table-cell>
          <table:table-cell table:style-name="ce48" office:value-type="string" calcext:value-type="string">
            <text:p>D10</text:p>
          </table:table-cell>
          <table:table-cell table:style-name="ce48" office:value-type="string" calcext:value-type="string">
            <text:p>D90</text:p>
          </table:table-cell>
          <table:table-cell table:style-name="ce48" office:value-type="string" calcext:value-type="string">
            <text:p>Span (-)</text:p>
          </table:table-cell>
          <table:table-cell table:style-name="ce14" office:value-type="string" calcext:value-type="string">
            <text:p>BET Specific surface (m2/g)</text:p>
          </table:table-cell>
          <table:table-cell table:style-name="ce59" office:value-type="string" calcext:value-type="string">
            <text:p>SiO2</text:p>
          </table:table-cell>
          <table:table-cell table:style-name="ce59" office:value-type="string" calcext:value-type="string">
            <text:p>Al2O3</text:p>
          </table:table-cell>
          <table:table-cell table:style-name="ce59" office:value-type="string" calcext:value-type="string">
            <text:p>Fe2O3</text:p>
          </table:table-cell>
          <table:table-cell table:style-name="ce59" office:value-type="string" calcext:value-type="string">
            <text:p>CaO</text:p>
          </table:table-cell>
          <table:table-cell table:style-name="ce59" office:value-type="string" calcext:value-type="string">
            <text:p>MgO</text:p>
          </table:table-cell>
          <table:table-cell table:style-name="ce59" office:value-type="string" calcext:value-type="string">
            <text:p>SO3</text:p>
          </table:table-cell>
          <table:table-cell table:style-name="ce59" office:value-type="string" calcext:value-type="string">
            <text:p>Na2O</text:p>
          </table:table-cell>
          <table:table-cell table:style-name="ce59" office:value-type="string" calcext:value-type="string">
            <text:p>K2O</text:p>
          </table:table-cell>
          <table:table-cell table:style-name="ce59" office:value-type="string" calcext:value-type="string">
            <text:p>TiO2</text:p>
          </table:table-cell>
          <table:table-cell table:style-name="ce59" office:value-type="string" calcext:value-type="string">
            <text:p>P2O5</text:p>
          </table:table-cell>
          <table:table-cell table:style-name="ce59" office:value-type="string" calcext:value-type="string">
            <text:p>MnO</text:p>
          </table:table-cell>
          <table:table-cell table:style-name="ce59" office:value-type="string" calcext:value-type="string">
            <text:p>Others</text:p>
          </table:table-cell>
          <table:table-cell table:style-name="ce59" office:value-type="string" calcext:value-type="string">
            <text:p>LOI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B45 <text:s/>Quartz B250</text:p>
          </table:table-cell>
          <table:table-cell office:value-type="float" office:value="7.80875" calcext:value-type="float">
            <text:p>7,80875</text:p>
          </table:table-cell>
          <table:table-cell office:value-type="float" office:value="0.251891283592743" calcext:value-type="float">
            <text:p>0,251891283592743</text:p>
          </table:table-cell>
          <table:table-cell office:value-type="float" office:value="18.68375" calcext:value-type="float">
            <text:p>18,68375</text:p>
          </table:table-cell>
          <table:table-cell office:value-type="float" office:value="0.328841479667635" calcext:value-type="float">
            <text:p>0,328841479667635</text:p>
          </table:table-cell>
          <table:table-cell office:value-type="float" office:value="26.0734375" calcext:value-type="float">
            <text:p>26,0734375</text:p>
          </table:table-cell>
          <table:table-cell office:value-type="float" office:value="0.696463817407864" calcext:value-type="float">
            <text:p>0,696463817407864</text:p>
          </table:table-cell>
          <table:table-cell office:value-type="float" office:value="29.16875" calcext:value-type="float">
            <text:p>29,16875</text:p>
          </table:table-cell>
          <table:table-cell office:value-type="float" office:value="0.541866950151664" calcext:value-type="float">
            <text:p>0,541866950151664</text:p>
          </table:table-cell>
          <table:table-cell office:value-type="float" office:value="30.0625" calcext:value-type="float">
            <text:p>30,0625</text:p>
          </table:table-cell>
          <table:table-cell office:value-type="float" office:value="0.872884347054828" calcext:value-type="float">
            <text:p>0,872884347054828</text:p>
          </table:table-cell>
          <table:table-cell table:style-name="ce48" office:value-type="string" calcext:value-type="string">
            <text:p>Quartz</text:p>
          </table:table-cell>
          <table:table-cell table:style-name="ce48" office:value-type="string" calcext:value-type="string">
            <text:p>None</text:p>
          </table:table-cell>
          <table:table-cell table:style-name="ce54" office:value-type="float" office:value="0" calcext:value-type="float">
            <text:p>0,0</text:p>
          </table:table-cell>
          <table:table-cell table:style-name="ce59" office:value-type="float" office:value="11.2" calcext:value-type="float">
            <text:p>11,2</text:p>
          </table:table-cell>
          <table:table-cell table:style-name="ce59" office:value-type="float" office:value="2.27" calcext:value-type="float">
            <text:p>2,3</text:p>
          </table:table-cell>
          <table:table-cell table:style-name="ce59" office:value-type="float" office:value="29" calcext:value-type="float">
            <text:p>29,0</text:p>
          </table:table-cell>
          <table:table-cell table:style-name="ce59" table:formula="of:=([.Q3]-[.P3])/[.O3]" office:value-type="float" office:value="2.38660714285714" calcext:value-type="float">
            <text:p>2,4</text:p>
          </table:table-cell>
          <table:table-cell table:style-name="ce59" office:value-type="float" office:value="1.2" calcext:value-type="float">
            <text:p>1,2</text:p>
          </table:table-cell>
          <table:table-cell table:style-name="ce61" office:value-type="float" office:value="99.8" calcext:value-type="float">
            <text:p>99,800</text:p>
          </table:table-cell>
          <table:table-cell table:style-name="ce61" table:number-columns-repeated="2"/>
          <table:table-cell table:number-columns-repeated="4" table:style-name="ce61" office:value-type="string" calcext:value-type="string">
            <text:p>-</text:p>
          </table:table-cell>
          <table:table-cell table:style-name="ce61" office:value-type="float" office:value="0.1" calcext:value-type="float">
            <text:p>0,100</text:p>
          </table:table-cell>
          <table:table-cell table:style-name="ce61"/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0.1" calcext:value-type="float">
            <text:p>0,1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B45 India3 750°C</text:p>
          </table:table-cell>
          <table:table-cell office:value-type="float" office:value="9.403125" calcext:value-type="float">
            <text:p>9,403125</text:p>
          </table:table-cell>
          <table:table-cell office:value-type="float" office:value="0.189520365000704" calcext:value-type="float">
            <text:p>0,189520365000704</text:p>
          </table:table-cell>
          <table:table-cell office:value-type="float" office:value="21.5604166666667" calcext:value-type="float">
            <text:p>21,5604166666667</text:p>
          </table:table-cell>
          <table:table-cell office:value-type="float" office:value="1.96309173669156" calcext:value-type="float">
            <text:p>1,96309173669156</text:p>
          </table:table-cell>
          <table:table-cell office:value-type="float" office:value="29.1575" calcext:value-type="float">
            <text:p>29,1575</text:p>
          </table:table-cell>
          <table:table-cell office:value-type="float" office:value="0.868001026065063" calcext:value-type="float">
            <text:p>0,868001026065063</text:p>
          </table:table-cell>
          <table:table-cell office:value-type="float" office:value="37.515625" calcext:value-type="float">
            <text:p>37,515625</text:p>
          </table:table-cell>
          <table:table-cell office:value-type="float" office:value="0.555406664075971" calcext:value-type="float">
            <text:p>0,555406664075971</text:p>
          </table:table-cell>
          <table:table-cell office:value-type="float" office:value="40.3453125" calcext:value-type="float">
            <text:p>40,3453125</text:p>
          </table:table-cell>
          <table:table-cell office:value-type="float" office:value="0.845567101984424" calcext:value-type="float">
            <text:p>0,845567101984424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17" calcext:value-type="float">
            <text:p>17,0</text:p>
          </table:table-cell>
          <table:table-cell table:style-name="ce59" office:value-type="float" office:value="5.9" calcext:value-type="float">
            <text:p>5,9</text:p>
          </table:table-cell>
          <table:table-cell table:style-name="ce59" office:value-type="float" office:value="0.4" calcext:value-type="float">
            <text:p>0,4</text:p>
          </table:table-cell>
          <table:table-cell table:style-name="ce59" office:value-type="float" office:value="28" calcext:value-type="float">
            <text:p>28,0</text:p>
          </table:table-cell>
          <table:table-cell table:style-name="ce59" table:formula="of:=([.Q4]-[.P4])/[.O4]" office:value-type="float" office:value="4.67796610169492" calcext:value-type="float">
            <text:p>4,7</text:p>
          </table:table-cell>
          <table:table-cell table:style-name="ce59" office:value-type="float" office:value="18.7" calcext:value-type="float">
            <text:p>18,7</text:p>
          </table:table-cell>
          <table:table-cell table:style-name="ce62" office:value-type="float" office:value="68.4" calcext:value-type="float">
            <text:p>68,400</text:p>
          </table:table-cell>
          <table:table-cell table:style-name="ce62" office:value-type="float" office:value="17.5" calcext:value-type="float">
            <text:p>17,500</text:p>
          </table:table-cell>
          <table:table-cell table:style-name="ce62" office:value-type="float" office:value="8.9" calcext:value-type="float">
            <text:p>8,900</text:p>
          </table:table-cell>
          <table:table-cell table:style-name="ce62" office:value-type="float" office:value="0.6" calcext:value-type="float">
            <text:p>0,600</text:p>
          </table:table-cell>
          <table:table-cell table:style-name="ce62" office:value-type="float" office:value="0.7" calcext:value-type="float">
            <text:p>0,70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float" office:value="2.3" calcext:value-type="float">
            <text:p>2,300</text:p>
          </table:table-cell>
          <table:table-cell table:style-name="ce62" office:value-type="float" office:value="0.8" calcext:value-type="float">
            <text:p>0,800</text:p>
          </table:table-cell>
          <table:table-cell table:number-columns-repeated="2" table:style-name="ce62" office:value-type="float" office:value="0.1" calcext:value-type="float">
            <text:p>0,100</text:p>
          </table:table-cell>
          <table:table-cell table:style-name="ce62" office:value-type="float" office:value="0.2" calcext:value-type="float">
            <text:p>0,200</text:p>
          </table:table-cell>
          <table:table-cell table:style-name="ce62" office:value-type="float" office:value="0.5" calcext:value-type="float">
            <text:p>0,5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B45 Brazil2</text:p>
          </table:table-cell>
          <table:table-cell office:value-type="float" office:value="9.85625" calcext:value-type="float">
            <text:p>9,85625</text:p>
          </table:table-cell>
          <table:table-cell office:value-type="float" office:value="0.306568711710768" calcext:value-type="float">
            <text:p>0,306568711710768</text:p>
          </table:table-cell>
          <table:table-cell office:value-type="float" office:value="24.55875" calcext:value-type="float">
            <text:p>24,55875</text:p>
          </table:table-cell>
          <table:table-cell office:value-type="float" office:value="0.830034355463677" calcext:value-type="float">
            <text:p>0,830034355463677</text:p>
          </table:table-cell>
          <table:table-cell office:value-type="float" office:value="39.63875" calcext:value-type="float">
            <text:p>39,63875</text:p>
          </table:table-cell>
          <table:table-cell office:value-type="float" office:value="0.894551650968237" calcext:value-type="float">
            <text:p>0,894551650968237</text:p>
          </table:table-cell>
          <table:table-cell office:value-type="float" office:value="46.975" calcext:value-type="float">
            <text:p>46,975</text:p>
          </table:table-cell>
          <table:table-cell office:value-type="float" office:value="0.50148217814794" calcext:value-type="float">
            <text:p>0,50148217814794</text:p>
          </table:table-cell>
          <table:table-cell office:value-type="float" office:value="47.6578125" calcext:value-type="float">
            <text:p>47,6578125</text:p>
          </table:table-cell>
          <table:table-cell office:value-type="float" office:value="1.87806953606401" calcext:value-type="float">
            <text:p>1,87806953606401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5" calcext:value-type="float">
            <text:p>35,0</text:p>
          </table:table-cell>
          <table:table-cell table:style-name="ce59" office:value-type="float" office:value="23.5" calcext:value-type="float">
            <text:p>23,5</text:p>
          </table:table-cell>
          <table:table-cell table:style-name="ce59" office:value-type="float" office:value="0.4242" calcext:value-type="float">
            <text:p>0,4</text:p>
          </table:table-cell>
          <table:table-cell table:style-name="ce59" office:value-type="float" office:value="270" calcext:value-type="float">
            <text:p>270,0</text:p>
          </table:table-cell>
          <table:table-cell table:style-name="ce59" table:formula="of:=([.Q5]-[.P5])/[.O5]" office:value-type="float" office:value="11.4713106382979" calcext:value-type="float">
            <text:p>11,5</text:p>
          </table:table-cell>
          <table:table-cell table:style-name="ce59" office:value-type="float" office:value="18.5" calcext:value-type="float">
            <text:p>18,5</text:p>
          </table:table-cell>
          <table:table-cell table:style-name="ce61" office:value-type="float" office:value="67.6" calcext:value-type="float">
            <text:p>67,600</text:p>
          </table:table-cell>
          <table:table-cell table:style-name="ce61" office:value-type="float" office:value="22.6" calcext:value-type="float">
            <text:p>22,600</text:p>
          </table:table-cell>
          <table:table-cell table:style-name="ce61" office:value-type="float" office:value="6.1" calcext:value-type="float">
            <text:p>6,100</text:p>
          </table:table-cell>
          <table:table-cell table:style-name="ce61" office:value-type="float" office:value="0.5" calcext:value-type="float">
            <text:p>0,500</text:p>
          </table:table-cell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0.3" calcext:value-type="float">
            <text:p>0,300</text:p>
          </table:table-cell>
          <table:table-cell table:style-name="ce61" office:value-type="float" office:value="1.5" calcext:value-type="float">
            <text:p>1,500</text:p>
          </table:table-cell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1.4" calcext:value-type="float">
            <text:p>1,4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B45 Thailand 750°C</text:p>
          </table:table-cell>
          <table:table-cell office:value-type="float" office:value="10.08375" calcext:value-type="float">
            <text:p>10,08375</text:p>
          </table:table-cell>
          <table:table-cell office:value-type="float" office:value="0.133507373391884" calcext:value-type="float">
            <text:p>0,133507373391884</text:p>
          </table:table-cell>
          <table:table-cell table:style-name="ce5" office:value-type="float" office:value="25.4825" calcext:value-type="float">
            <text:p>25,4825</text:p>
          </table:table-cell>
          <table:table-cell office:value-type="float" office:value="0.695962126304299" calcext:value-type="float">
            <text:p>0,695962126304299</text:p>
          </table:table-cell>
          <table:table-cell office:value-type="float" office:value="41.8875" calcext:value-type="float">
            <text:p>41,8875</text:p>
          </table:table-cell>
          <table:table-cell office:value-type="float" office:value="1.54896638924155" calcext:value-type="float">
            <text:p>1,54896638924155</text:p>
          </table:table-cell>
          <table:table-cell office:value-type="float" office:value="54.91125" calcext:value-type="float">
            <text:p>54,91125</text:p>
          </table:table-cell>
          <table:table-cell office:value-type="float" office:value="2.38477183788093" calcext:value-type="float">
            <text:p>2,38477183788093</text:p>
          </table:table-cell>
          <table:table-cell office:value-type="float" office:value="58.54625" calcext:value-type="float">
            <text:p>58,54625</text:p>
          </table:table-cell>
          <table:table-cell office:value-type="float" office:value="1.67996930775535" calcext:value-type="float">
            <text:p>1,67996930775535</text:p>
          </table:table-cell>
          <table:table-cell table:style-name="ce48" office:value-type="string" calcext:value-type="string">
            <text:p>South-east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50.3" calcext:value-type="float">
            <text:p>50,3</text:p>
          </table:table-cell>
          <table:table-cell table:style-name="ce59" office:value-type="float" office:value="10.9" calcext:value-type="float">
            <text:p>10,9</text:p>
          </table:table-cell>
          <table:table-cell table:style-name="ce59" office:value-type="float" office:value="0.52" calcext:value-type="float">
            <text:p>0,5</text:p>
          </table:table-cell>
          <table:table-cell table:style-name="ce59" office:value-type="float" office:value="41" calcext:value-type="float">
            <text:p>41,0</text:p>
          </table:table-cell>
          <table:table-cell table:style-name="ce59" table:formula="of:=([.Q6]-[.P6])/[.O6]" office:value-type="float" office:value="3.71376146788991" calcext:value-type="float">
            <text:p>3,7</text:p>
          </table:table-cell>
          <table:table-cell table:style-name="ce59" office:value-type="float" office:value="45.7" calcext:value-type="float">
            <text:p>45,7</text:p>
          </table:table-cell>
          <table:table-cell table:style-name="ce62" office:value-type="float" office:value="44.9" calcext:value-type="float">
            <text:p>44,900</text:p>
          </table:table-cell>
          <table:table-cell table:style-name="ce62" office:value-type="float" office:value="32.3" calcext:value-type="float">
            <text:p>32,300</text:p>
          </table:table-cell>
          <table:table-cell table:style-name="ce62" office:value-type="float" office:value="15.4" calcext:value-type="float">
            <text:p>15,400</text:p>
          </table:table-cell>
          <table:table-cell table:style-name="ce62" office:value-type="float" office:value="1.3" calcext:value-type="float">
            <text:p>1,300</text:p>
          </table:table-cell>
          <table:table-cell table:style-name="ce62" office:value-type="float" office:value="0.8" calcext:value-type="float">
            <text:p>0,800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float" office:value="0.4" calcext:value-type="float">
            <text:p>0,400</text:p>
          </table:table-cell>
          <table:table-cell table:style-name="ce62" office:value-type="float" office:value="0.2" calcext:value-type="float">
            <text:p>0,200</text:p>
          </table:table-cell>
          <table:table-cell table:style-name="ce62" office:value-type="float" office:value="2.4" calcext:value-type="float">
            <text:p>2,400</text:p>
          </table:table-cell>
          <table:table-cell table:style-name="ce62" office:value-type="float" office:value="0.4" calcext:value-type="float">
            <text:p>0,400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float" office:value="0.2" calcext:value-type="float">
            <text:p>0,200</text:p>
          </table:table-cell>
          <table:table-cell table:style-name="ce62" office:value-type="float" office:value="1.7" calcext:value-type="float">
            <text:p>1,7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B45 Suriname1</text:p>
          </table:table-cell>
          <table:table-cell office:value-type="float" office:value="12.01625" calcext:value-type="float">
            <text:p>12,01625</text:p>
          </table:table-cell>
          <table:table-cell office:value-type="float" office:value="0.357852754285894" calcext:value-type="float">
            <text:p>0,357852754285894</text:p>
          </table:table-cell>
          <table:table-cell office:value-type="float" office:value="32.3421875" calcext:value-type="float">
            <text:p>32,3421875</text:p>
          </table:table-cell>
          <table:table-cell office:value-type="float" office:value="1.28841366246443" calcext:value-type="float">
            <text:p>1,28841366246443</text:p>
          </table:table-cell>
          <table:table-cell office:value-type="float" office:value="45.94125" calcext:value-type="float">
            <text:p>45,94125</text:p>
          </table:table-cell>
          <table:table-cell office:value-type="float" office:value="2.14535107849508" calcext:value-type="float">
            <text:p>2,14535107849508</text:p>
          </table:table-cell>
          <table:table-cell office:value-type="float" office:value="55.30375" calcext:value-type="float">
            <text:p>55,30375</text:p>
          </table:table-cell>
          <table:table-cell office:value-type="float" office:value="1.33097561726352" calcext:value-type="float">
            <text:p>1,33097561726352</text:p>
          </table:table-cell>
          <table:table-cell office:value-type="float" office:value="58.40375" calcext:value-type="float">
            <text:p>58,40375</text:p>
          </table:table-cell>
          <table:table-cell office:value-type="float" office:value="1.23228541488975" calcext:value-type="float">
            <text:p>1,23228541488975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lash</text:p>
          </table:table-cell>
          <table:table-cell table:style-name="ce54" office:value-type="float" office:value="66.2" calcext:value-type="float">
            <text:p>66,2</text:p>
          </table:table-cell>
          <table:table-cell table:style-name="ce59" office:value-type="float" office:value="4" calcext:value-type="float">
            <text:p>4,0</text:p>
          </table:table-cell>
          <table:table-cell table:style-name="ce59" office:value-type="float" office:value="0.48" calcext:value-type="float">
            <text:p>0,5</text:p>
          </table:table-cell>
          <table:table-cell table:style-name="ce59" office:value-type="float" office:value="30" calcext:value-type="float">
            <text:p>30,0</text:p>
          </table:table-cell>
          <table:table-cell table:style-name="ce59" table:formula="of:=([.Q7]-[.P7])/[.O7]" office:value-type="float" office:value="7.38" calcext:value-type="float">
            <text:p>7,4</text:p>
          </table:table-cell>
          <table:table-cell table:style-name="ce59" office:value-type="float" office:value="12.9" calcext:value-type="float">
            <text:p>12,9</text:p>
          </table:table-cell>
          <table:table-cell table:style-name="ce62" office:value-type="float" office:value="50.8" calcext:value-type="float">
            <text:p>50,800</text:p>
          </table:table-cell>
          <table:table-cell table:style-name="ce62" office:value-type="float" office:value="42.7" calcext:value-type="float">
            <text:p>42,700</text:p>
          </table:table-cell>
          <table:table-cell table:style-name="ce62" office:value-type="float" office:value="0.6" calcext:value-type="float">
            <text:p>0,600</text:p>
          </table:table-cell>
          <table:table-cell table:number-columns-repeated="4" table:style-name="ce62" office:value-type="string" calcext:value-type="string">
            <text:p>-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float" office:value="1.8" calcext:value-type="float">
            <text:p>1,800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" calcext:value-type="float">
            <text:p>0,200</text:p>
          </table:table-cell>
          <table:table-cell table:style-name="ce62" office:value-type="float" office:value="3.6" calcext:value-type="float">
            <text:p>3,6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B45 India1 750°C</text:p>
          </table:table-cell>
          <table:table-cell office:value-type="float" office:value="13.18375" calcext:value-type="float">
            <text:p>13,18375</text:p>
          </table:table-cell>
          <table:table-cell office:value-type="float" office:value="0.566334154894441" calcext:value-type="float">
            <text:p>0,566334154894441</text:p>
          </table:table-cell>
          <table:table-cell office:value-type="float" office:value="30.17375" calcext:value-type="float">
            <text:p>30,17375</text:p>
          </table:table-cell>
          <table:table-cell office:value-type="float" office:value="0.726646836503125" calcext:value-type="float">
            <text:p>0,726646836503125</text:p>
          </table:table-cell>
          <table:table-cell office:value-type="float" office:value="52.09125" calcext:value-type="float">
            <text:p>52,09125</text:p>
          </table:table-cell>
          <table:table-cell office:value-type="float" office:value="1.00677975185738" calcext:value-type="float">
            <text:p>1,00677975185738</text:p>
          </table:table-cell>
          <table:table-cell office:value-type="float" office:value="64.03125" calcext:value-type="float">
            <text:p>64,03125</text:p>
          </table:table-cell>
          <table:table-cell office:value-type="float" office:value="4.81911342122871" calcext:value-type="float">
            <text:p>4,81911342122871</text:p>
          </table:table-cell>
          <table:table-cell office:value-type="float" office:value="63.31875" calcext:value-type="float">
            <text:p>63,31875</text:p>
          </table:table-cell>
          <table:table-cell office:value-type="float" office:value="1.78544462249603" calcext:value-type="float">
            <text:p>1,78544462249603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79.4" calcext:value-type="float">
            <text:p>79,4</text:p>
          </table:table-cell>
          <table:table-cell table:style-name="ce59" office:value-type="float" office:value="5.3" calcext:value-type="float">
            <text:p>5,3</text:p>
          </table:table-cell>
          <table:table-cell table:style-name="ce59" office:value-type="float" office:value="0.23" calcext:value-type="float">
            <text:p>0,2</text:p>
          </table:table-cell>
          <table:table-cell table:style-name="ce59" office:value-type="float" office:value="29" calcext:value-type="float">
            <text:p>29,0</text:p>
          </table:table-cell>
          <table:table-cell table:style-name="ce59" table:formula="of:=([.Q8]-[.P8])/[.O8]" office:value-type="float" office:value="5.42830188679245" calcext:value-type="float">
            <text:p>5,4</text:p>
          </table:table-cell>
          <table:table-cell table:style-name="ce59" office:value-type="float" office:value="15.3" calcext:value-type="float">
            <text:p>15,3</text:p>
          </table:table-cell>
          <table:table-cell table:style-name="ce62" office:value-type="float" office:value="51.8" calcext:value-type="float">
            <text:p>51,800</text:p>
          </table:table-cell>
          <table:table-cell table:style-name="ce62" office:value-type="float" office:value="42.4" calcext:value-type="float">
            <text:p>42,400</text:p>
          </table:table-cell>
          <table:table-cell table:style-name="ce62" office:value-type="float" office:value="1.9" calcext:value-type="float">
            <text:p>1,900</text:p>
          </table:table-cell>
          <table:table-cell table:number-columns-repeated="2" table:style-name="ce62" office:value-type="float" office:value="0.1" calcext:value-type="float">
            <text:p>0,100</text:p>
          </table:table-cell>
          <table:table-cell table:style-name="ce62" office:value-type="string" calcext:value-type="string">
            <text:p>-</text:p>
          </table:table-cell>
          <table:table-cell table:number-columns-repeated="2" table:style-name="ce62" office:value-type="float" office:value="0.1" calcext:value-type="float">
            <text:p>0,100</text:p>
          </table:table-cell>
          <table:table-cell table:style-name="ce62" office:value-type="float" office:value="2.4" calcext:value-type="float">
            <text:p>2,400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" calcext:value-type="float">
            <text:p>0,200</text:p>
          </table:table-cell>
          <table:table-cell table:style-name="ce62" office:value-type="float" office:value="1" calcext:value-type="float">
            <text:p>1,0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B45 Burgess</text:p>
          </table:table-cell>
          <table:table-cell office:value-type="float" office:value="14.9723958333333" calcext:value-type="float">
            <text:p>14,9723958333333</text:p>
          </table:table-cell>
          <table:table-cell office:value-type="float" office:value="0.509349436986371" calcext:value-type="float">
            <text:p>0,509349436986371</text:p>
          </table:table-cell>
          <table:table-cell office:value-type="float" office:value="38.2975" calcext:value-type="float">
            <text:p>38,2975</text:p>
          </table:table-cell>
          <table:table-cell office:value-type="float" office:value="2.04995871401516" calcext:value-type="float">
            <text:p>2,04995871401516</text:p>
          </table:table-cell>
          <table:table-cell office:value-type="float" office:value="59.2020833333333" calcext:value-type="float">
            <text:p>59,2020833333333</text:p>
          </table:table-cell>
          <table:table-cell office:value-type="float" office:value="0.14049762750073" calcext:value-type="float">
            <text:p>0,14049762750073</text:p>
          </table:table-cell>
          <table:table-cell office:value-type="float" office:value="67.34375" calcext:value-type="float">
            <text:p>67,34375</text:p>
          </table:table-cell>
          <table:table-cell office:value-type="float" office:value="2.01478260820698" calcext:value-type="float">
            <text:p>2,01478260820698</text:p>
          </table:table-cell>
          <table:table-cell office:value-type="float" office:value="68.9421875" calcext:value-type="float">
            <text:p>68,9421875</text:p>
          </table:table-cell>
          <table:table-cell office:value-type="float" office:value="3.90530280182707" calcext:value-type="float">
            <text:p>3,90530280182707</text:p>
          </table:table-cell>
          <table:table-cell table:style-name="ce48" office:value-type="string" calcext:value-type="string">
            <text:p>North America</text:p>
          </table:table-cell>
          <table:table-cell table:style-name="ce48" office:value-type="string" calcext:value-type="string">
            <text:p>Flash</text:p>
          </table:table-cell>
          <table:table-cell table:style-name="ce54" office:value-type="float" office:value="95" calcext:value-type="float">
            <text:p>95,0</text:p>
          </table:table-cell>
          <table:table-cell table:style-name="ce59" office:value-type="float" office:value="5.1" calcext:value-type="float">
            <text:p>5,1</text:p>
          </table:table-cell>
          <table:table-cell table:style-name="ce59" office:value-type="float" office:value="0.52" calcext:value-type="float">
            <text:p>0,5</text:p>
          </table:table-cell>
          <table:table-cell table:style-name="ce59" office:value-type="float" office:value="20" calcext:value-type="float">
            <text:p>20,0</text:p>
          </table:table-cell>
          <table:table-cell table:style-name="ce59" table:formula="of:=([.Q9]-[.P9])/[.O9]" office:value-type="float" office:value="3.81960784313725" calcext:value-type="float">
            <text:p>3,8</text:p>
          </table:table-cell>
          <table:table-cell table:style-name="ce59" office:value-type="float" office:value="9.6" calcext:value-type="float">
            <text:p>9,6</text:p>
          </table:table-cell>
          <table:table-cell table:style-name="ce61" office:value-type="float" office:value="52" calcext:value-type="float">
            <text:p>52,000</text:p>
          </table:table-cell>
          <table:table-cell table:style-name="ce61" office:value-type="float" office:value="43.8" calcext:value-type="float">
            <text:p>43,800</text:p>
          </table:table-cell>
          <table:table-cell table:style-name="ce61" office:value-type="float" office:value="0.3" calcext:value-type="float">
            <text:p>0,300</text:p>
          </table:table-cell>
          <table:table-cell table:number-columns-repeated="2" table:style-name="ce61" office:value-type="string" calcext:value-type="string">
            <text:p>-</text:p>
          </table:table-cell>
          <table:table-cell table:style-name="ce61" office:value-type="float" office:value="0.1" calcext:value-type="float">
            <text:p>0,100</text:p>
          </table:table-cell>
          <table:table-cell table:style-name="ce61" office:value-type="float" office:value="0.3" calcext:value-type="float">
            <text:p>0,300</text:p>
          </table:table-cell>
          <table:table-cell table:style-name="ce61" office:value-type="float" office:value="0.1" calcext:value-type="float">
            <text:p>0,100</text:p>
          </table:table-cell>
          <table:table-cell table:style-name="ce61" office:value-type="float" office:value="1.5" calcext:value-type="float">
            <text:p>1,500</text:p>
          </table:table-cell>
          <table:table-cell table:style-name="ce61" office:value-type="float" office:value="0.2" calcext:value-type="float">
            <text:p>0,20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1" calcext:value-type="float">
            <text:p>0,100</text:p>
          </table:table-cell>
          <table:table-cell table:style-name="ce61" office:value-type="float" office:value="1.5" calcext:value-type="float">
            <text:p>1,5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B45 Loma Sur</text:p>
          </table:table-cell>
          <table:table-cell office:value-type="float" office:value="10.08125" calcext:value-type="float">
            <text:p>10,08125</text:p>
          </table:table-cell>
          <table:table-cell office:value-type="float" office:value="0.153793184992054" calcext:value-type="float">
            <text:p>0,153793184992054</text:p>
          </table:table-cell>
          <table:table-cell office:value-type="float" office:value="23.61875" calcext:value-type="float">
            <text:p>23,61875</text:p>
          </table:table-cell>
          <table:table-cell office:value-type="float" office:value="1.29318375289438" calcext:value-type="float">
            <text:p>1,29318375289438</text:p>
          </table:table-cell>
          <table:table-cell office:value-type="float" office:value="38.52875" calcext:value-type="float">
            <text:p>38,52875</text:p>
          </table:table-cell>
          <table:table-cell office:value-type="float" office:value="0.531297791967933" calcext:value-type="float">
            <text:p>0,531297791967933</text:p>
          </table:table-cell>
          <table:table-cell office:value-type="float" office:value="49.446875" calcext:value-type="float">
            <text:p>49,446875</text:p>
          </table:table-cell>
          <table:table-cell office:value-type="float" office:value="1.3828422195488" calcext:value-type="float">
            <text:p>1,3828422195488</text:p>
          </table:table-cell>
          <table:table-cell office:value-type="float" office:value="51.4296875" calcext:value-type="float">
            <text:p>51,4296875</text:p>
          </table:table-cell>
          <table:table-cell office:value-type="float" office:value="2.21480797112489" calcext:value-type="float">
            <text:p>2,21480797112489</text:p>
          </table:table-cell>
          <table:table-cell table:style-name="ce48" office:value-type="string" calcext:value-type="string">
            <text:p>Carribean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8.9" calcext:value-type="float">
            <text:p>38,9</text:p>
          </table:table-cell>
          <table:table-cell table:style-name="ce59" office:value-type="float" office:value="8.5" calcext:value-type="float">
            <text:p>8,5</text:p>
          </table:table-cell>
          <table:table-cell table:style-name="ce59" office:value-type="float" office:value="0.25" calcext:value-type="float">
            <text:p>0,3</text:p>
          </table:table-cell>
          <table:table-cell table:style-name="ce59" office:value-type="float" office:value="26.2" calcext:value-type="float">
            <text:p>26,2</text:p>
          </table:table-cell>
          <table:table-cell table:style-name="ce59" table:formula="of:=([.Q10]-[.P10])/[.O10]" office:value-type="float" office:value="3.05294117647059" calcext:value-type="float">
            <text:p>3,1</text:p>
          </table:table-cell>
          <table:table-cell table:style-name="ce59" office:value-type="float" office:value="23.1" calcext:value-type="float">
            <text:p>23,1</text:p>
          </table:table-cell>
          <table:table-cell table:style-name="ce61" office:value-type="float" office:value="54.7" calcext:value-type="float">
            <text:p>54,700</text:p>
          </table:table-cell>
          <table:table-cell table:style-name="ce61" office:value-type="float" office:value="26.8" calcext:value-type="float">
            <text:p>26,800</text:p>
          </table:table-cell>
          <table:table-cell table:style-name="ce61" office:value-type="float" office:value="13.6" calcext:value-type="float">
            <text:p>13,600</text:p>
          </table:table-cell>
          <table:table-cell table:style-name="ce61" office:value-type="float" office:value="0.3" calcext:value-type="float">
            <text:p>0,300</text:p>
          </table:table-cell>
          <table:table-cell table:style-name="ce61" office:value-type="float" office:value="1" calcext:value-type="float">
            <text:p>1,000</text:p>
          </table:table-cell>
          <table:table-cell table:number-columns-repeated="2" table:style-name="ce61" office:value-type="string" calcext:value-type="string">
            <text:p>-</text:p>
          </table:table-cell>
          <table:table-cell table:style-name="ce61" office:value-type="float" office:value="0.4" calcext:value-type="float">
            <text:p>0,400</text:p>
          </table:table-cell>
          <table:table-cell table:style-name="ce61" office:value-type="float" office:value="1.1" calcext:value-type="float">
            <text:p>1,100</text:p>
          </table:table-cell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1.9" calcext:value-type="float">
            <text:p>1,9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B45 Suriname 2</text:p>
          </table:table-cell>
          <table:table-cell office:value-type="float" office:value="13.8375" calcext:value-type="float">
            <text:p>13,8375</text:p>
          </table:table-cell>
          <table:table-cell office:value-type="float" office:value="0.386524309282956" calcext:value-type="float">
            <text:p>0,386524309282956</text:p>
          </table:table-cell>
          <table:table-cell office:value-type="float" office:value="33.8328125" calcext:value-type="float">
            <text:p>33,8328125</text:p>
          </table:table-cell>
          <table:table-cell office:value-type="float" office:value="0.76093375683542" calcext:value-type="float">
            <text:p>0,76093375683542</text:p>
          </table:table-cell>
          <table:table-cell office:value-type="float" office:value="49.7109375" calcext:value-type="float">
            <text:p>49,7109375</text:p>
          </table:table-cell>
          <table:table-cell office:value-type="float" office:value="1.64289327325048" calcext:value-type="float">
            <text:p>1,64289327325048</text:p>
          </table:table-cell>
          <table:table-cell office:value-type="float" office:value="57.896875" calcext:value-type="float">
            <text:p>57,896875</text:p>
          </table:table-cell>
          <table:table-cell office:value-type="float" office:value="0.602198662541414" calcext:value-type="float">
            <text:p>0,602198662541414</text:p>
          </table:table-cell>
          <table:table-cell office:value-type="float" office:value="60.13152" calcext:value-type="float">
            <text:p>60,13152</text:p>
          </table:table-cell>
          <table:table-cell office:value-type="float" office:value="0.501962295230762" calcext:value-type="float">
            <text:p>0,501962295230762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lash</text:p>
          </table:table-cell>
          <table:table-cell table:style-name="ce54" office:value-type="float" office:value="66.2" calcext:value-type="float">
            <text:p>66,2</text:p>
          </table:table-cell>
          <table:table-cell table:style-name="ce59" office:value-type="float" office:value="4" calcext:value-type="float">
            <text:p>4,0</text:p>
          </table:table-cell>
          <table:table-cell table:style-name="ce59" office:value-type="float" office:value="0.48" calcext:value-type="float">
            <text:p>0,5</text:p>
          </table:table-cell>
          <table:table-cell table:style-name="ce59" office:value-type="float" office:value="30" calcext:value-type="float">
            <text:p>30,0</text:p>
          </table:table-cell>
          <table:table-cell table:style-name="ce59" table:formula="of:=([.Q11]-[.P11])/[.O11]" office:value-type="float" office:value="7.38" calcext:value-type="float">
            <text:p>7,4</text:p>
          </table:table-cell>
          <table:table-cell table:style-name="ce59" office:value-type="float" office:value="12.9" calcext:value-type="float">
            <text:p>12,9</text:p>
          </table:table-cell>
          <table:table-cell table:style-name="ce62" office:value-type="float" office:value="50.8" calcext:value-type="float">
            <text:p>50,800</text:p>
          </table:table-cell>
          <table:table-cell table:style-name="ce62" office:value-type="float" office:value="42.7" calcext:value-type="float">
            <text:p>42,700</text:p>
          </table:table-cell>
          <table:table-cell table:style-name="ce62" office:value-type="float" office:value="0.6" calcext:value-type="float">
            <text:p>0,600</text:p>
          </table:table-cell>
          <table:table-cell table:number-columns-repeated="4" table:style-name="ce62" office:value-type="string" calcext:value-type="string">
            <text:p>-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float" office:value="1.8" calcext:value-type="float">
            <text:p>1,800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" calcext:value-type="float">
            <text:p>0,200</text:p>
          </table:table-cell>
          <table:table-cell table:style-name="ce62" office:value-type="float" office:value="3.6" calcext:value-type="float">
            <text:p>3,6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India 2</text:p>
          </table:table-cell>
          <table:table-cell office:value-type="float" office:value="9.8546875" calcext:value-type="float">
            <text:p>9,8546875</text:p>
          </table:table-cell>
          <table:table-cell office:value-type="float" office:value="0.516205481333096" calcext:value-type="float">
            <text:p>0,516205481333096</text:p>
          </table:table-cell>
          <table:table-cell office:value-type="float" office:value="23.3875" calcext:value-type="float">
            <text:p>23,3875</text:p>
          </table:table-cell>
          <table:table-cell office:value-type="float" office:value="1.20113878257261" calcext:value-type="float">
            <text:p>1,20113878257261</text:p>
          </table:table-cell>
          <table:table-cell office:value-type="float" office:value="39.75" calcext:value-type="float">
            <text:p>39,75</text:p>
          </table:table-cell>
          <table:table-cell office:value-type="float" office:value="0.608383274205769" calcext:value-type="float">
            <text:p>0,608383274205769</text:p>
          </table:table-cell>
          <table:table-cell office:value-type="float" office:value="54.7895833333333" calcext:value-type="float">
            <text:p>54,7895833333333</text:p>
          </table:table-cell>
          <table:table-cell office:value-type="float" office:value="0.768936291791026" calcext:value-type="float">
            <text:p>0,768936291791026</text:p>
          </table:table-cell>
          <table:table-cell office:value-type="float" office:value="60.35" calcext:value-type="float">
            <text:p>60,35</text:p>
          </table:table-cell>
          <table:table-cell office:value-type="float" office:value="2.01273937499783" calcext:value-type="float">
            <text:p>2,01273937499783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Rotary kiln</text:p>
          </table:table-cell>
          <table:table-cell table:style-name="ce54" office:value-type="float" office:value="51.26" calcext:value-type="float">
            <text:p>51,3</text:p>
          </table:table-cell>
          <table:table-cell table:style-name="ce59" office:value-type="float" office:value="7.8" calcext:value-type="float">
            <text:p>7,8</text:p>
          </table:table-cell>
          <table:table-cell table:style-name="ce59" office:value-type="float" office:value="0.26" calcext:value-type="float">
            <text:p>0,3</text:p>
          </table:table-cell>
          <table:table-cell table:style-name="ce59" office:value-type="float" office:value="49" calcext:value-type="float">
            <text:p>49,0</text:p>
          </table:table-cell>
          <table:table-cell table:style-name="ce59" table:formula="of:=([.Q12]-[.P12])/[.O12]" office:value-type="float" office:value="6.24871794871795" calcext:value-type="float">
            <text:p>6,2</text:p>
          </table:table-cell>
          <table:table-cell table:style-name="ce59" office:value-type="float" office:value="9.2" calcext:value-type="float">
            <text:p>9,2</text:p>
          </table:table-cell>
          <table:table-cell table:style-name="ce62" office:value-type="float" office:value="59.249" calcext:value-type="float">
            <text:p>59,249</text:p>
          </table:table-cell>
          <table:table-cell table:style-name="ce62" office:value-type="float" office:value="33.095" calcext:value-type="float">
            <text:p>33,095</text:p>
          </table:table-cell>
          <table:table-cell table:style-name="ce62" office:value-type="float" office:value="4.012" calcext:value-type="float">
            <text:p>4,012</text:p>
          </table:table-cell>
          <table:table-cell table:style-name="ce62" office:value-type="float" office:value="0.122" calcext:value-type="float">
            <text:p>0,122</text:p>
          </table:table-cell>
          <table:table-cell table:style-name="ce62" office:value-type="float" office:value="0.079" calcext:value-type="float">
            <text:p>0,079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05" calcext:value-type="float">
            <text:p>0,205</text:p>
          </table:table-cell>
          <table:table-cell table:style-name="ce62" office:value-type="float" office:value="0.245" calcext:value-type="float">
            <text:p>0,245</text:p>
          </table:table-cell>
          <table:table-cell table:style-name="ce62" office:value-type="float" office:value="2.191" calcext:value-type="float">
            <text:p>2,191</text:p>
          </table:table-cell>
          <table:table-cell table:number-columns-repeated="3" table:style-name="ce62" office:value-type="string" calcext:value-type="string">
            <text:p>-</text:p>
          </table:table-cell>
          <table:table-cell table:style-name="ce62" office:value-type="float" office:value="0.61" calcext:value-type="float">
            <text:p>0,61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Imerys 3%</text:p>
          </table:table-cell>
          <table:table-cell office:value-type="float" office:value="20.7515625" calcext:value-type="float">
            <text:p>20,7515625</text:p>
          </table:table-cell>
          <table:table-cell office:value-type="float" office:value="0.390924884888389" calcext:value-type="float">
            <text:p>0,390924884888389</text:p>
          </table:table-cell>
          <table:table-cell office:value-type="float" office:value="42.7734375" calcext:value-type="float">
            <text:p>42,7734375</text:p>
          </table:table-cell>
          <table:table-cell office:value-type="float" office:value="1.56629850782825" calcext:value-type="float">
            <text:p>1,56629850782825</text:p>
          </table:table-cell>
          <table:table-cell office:value-type="float" office:value="55.6515625" calcext:value-type="float">
            <text:p>55,6515625</text:p>
          </table:table-cell>
          <table:table-cell office:value-type="float" office:value="2.68530130506026" calcext:value-type="float">
            <text:p>2,68530130506026</text:p>
          </table:table-cell>
          <table:table-cell office:value-type="float" office:value="65.83125" calcext:value-type="float">
            <text:p>65,83125</text:p>
          </table:table-cell>
          <table:table-cell office:value-type="float" office:value="1.62937711769457" calcext:value-type="float">
            <text:p>1,62937711769457</text:p>
          </table:table-cell>
          <table:table-cell office:value-type="float" office:value="65.6104166666667" calcext:value-type="float">
            <text:p>65,6104166666667</text:p>
          </table:table-cell>
          <table:table-cell office:value-type="float" office:value="0.63536201950804" calcext:value-type="float">
            <text:p>0,63536201950804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lash</text:p>
          </table:table-cell>
          <table:table-cell table:style-name="ce54" office:value-type="float" office:value="91" calcext:value-type="float">
            <text:p>91,0</text:p>
          </table:table-cell>
          <table:table-cell table:style-name="ce59" office:value-type="float" office:value="5.9" calcext:value-type="float">
            <text:p>5,9</text:p>
          </table:table-cell>
          <table:table-cell table:style-name="ce59" office:value-type="float" office:value="0.198" calcext:value-type="float">
            <text:p>0,2</text:p>
          </table:table-cell>
          <table:table-cell table:style-name="ce59" office:value-type="float" office:value="21" calcext:value-type="float">
            <text:p>21,0</text:p>
          </table:table-cell>
          <table:table-cell table:style-name="ce59" table:formula="of:=([.Q13]-[.P13])/[.O13]" office:value-type="float" office:value="3.52576271186441" calcext:value-type="float">
            <text:p>3,5</text:p>
          </table:table-cell>
          <table:table-cell table:style-name="ce59" office:value-type="float" office:value="15.9" calcext:value-type="float">
            <text:p>15,9</text:p>
          </table:table-cell>
          <table:table-cell table:style-name="ce61" office:value-type="float" office:value="51.744" calcext:value-type="float">
            <text:p>51,744</text:p>
          </table:table-cell>
          <table:table-cell table:style-name="ce61" office:value-type="float" office:value="42.88" calcext:value-type="float">
            <text:p>42,880</text:p>
          </table:table-cell>
          <table:table-cell table:style-name="ce61" office:value-type="float" office:value="0.863" calcext:value-type="float">
            <text:p>0,863</text:p>
          </table:table-cell>
          <table:table-cell table:number-columns-repeated="4" table:style-name="ce61" office:value-type="string" calcext:value-type="string">
            <text:p>-</text:p>
          </table:table-cell>
          <table:table-cell table:style-name="ce61" office:value-type="float" office:value="0.06" calcext:value-type="float">
            <text:p>0,060</text:p>
          </table:table-cell>
          <table:table-cell table:style-name="ce61" office:value-type="float" office:value="2.278" calcext:value-type="float">
            <text:p>2,278</text:p>
          </table:table-cell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2.02" calcext:value-type="float">
            <text:p>2,0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Imerys 2%</text:p>
          </table:table-cell>
          <table:table-cell office:value-type="float" office:value="16.7140625" calcext:value-type="float">
            <text:p>16,7140625</text:p>
          </table:table-cell>
          <table:table-cell office:value-type="float" office:value="0.560096136651261" calcext:value-type="float">
            <text:p>0,560096136651261</text:p>
          </table:table-cell>
          <table:table-cell office:value-type="float" office:value="43.6703125" calcext:value-type="float">
            <text:p>43,6703125</text:p>
          </table:table-cell>
          <table:table-cell office:value-type="float" office:value="1.40093323620066" calcext:value-type="float">
            <text:p>1,40093323620066</text:p>
          </table:table-cell>
          <table:table-cell office:value-type="float" office:value="51.946875" calcext:value-type="float">
            <text:p>51,946875</text:p>
          </table:table-cell>
          <table:table-cell office:value-type="float" office:value="0.332701223572541" calcext:value-type="float">
            <text:p>0,332701223572541</text:p>
          </table:table-cell>
          <table:table-cell office:value-type="float" office:value="57.2671875" calcext:value-type="float">
            <text:p>57,2671875</text:p>
          </table:table-cell>
          <table:table-cell office:value-type="float" office:value="2.40208988326658" calcext:value-type="float">
            <text:p>2,40208988326658</text:p>
          </table:table-cell>
          <table:table-cell office:value-type="float" office:value="60.5015625" calcext:value-type="float">
            <text:p>60,5015625</text:p>
          </table:table-cell>
          <table:table-cell office:value-type="float" office:value="0.327529221024628" calcext:value-type="float">
            <text:p>0,327529221024628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lash</text:p>
          </table:table-cell>
          <table:table-cell table:style-name="ce54" office:value-type="float" office:value="91" calcext:value-type="float">
            <text:p>91,0</text:p>
          </table:table-cell>
          <table:table-cell table:style-name="ce59" office:value-type="float" office:value="5.9" calcext:value-type="float">
            <text:p>5,9</text:p>
          </table:table-cell>
          <table:table-cell table:style-name="ce59" office:value-type="float" office:value="0.198" calcext:value-type="float">
            <text:p>0,2</text:p>
          </table:table-cell>
          <table:table-cell table:style-name="ce59" office:value-type="float" office:value="21" calcext:value-type="float">
            <text:p>21,0</text:p>
          </table:table-cell>
          <table:table-cell table:style-name="ce59" table:formula="of:=([.Q14]-[.P14])/[.O14]" office:value-type="float" office:value="3.52576271186441" calcext:value-type="float">
            <text:p>3,5</text:p>
          </table:table-cell>
          <table:table-cell table:style-name="ce59" office:value-type="float" office:value="15.9" calcext:value-type="float">
            <text:p>15,9</text:p>
          </table:table-cell>
          <table:table-cell table:style-name="ce61" office:value-type="float" office:value="51.744" calcext:value-type="float">
            <text:p>51,744</text:p>
          </table:table-cell>
          <table:table-cell table:style-name="ce61" office:value-type="float" office:value="42.88" calcext:value-type="float">
            <text:p>42,880</text:p>
          </table:table-cell>
          <table:table-cell table:style-name="ce61" office:value-type="float" office:value="0.863" calcext:value-type="float">
            <text:p>0,863</text:p>
          </table:table-cell>
          <table:table-cell table:number-columns-repeated="4" table:style-name="ce61" office:value-type="string" calcext:value-type="string">
            <text:p>-</text:p>
          </table:table-cell>
          <table:table-cell table:style-name="ce61" office:value-type="float" office:value="0.06" calcext:value-type="float">
            <text:p>0,060</text:p>
          </table:table-cell>
          <table:table-cell table:style-name="ce61" office:value-type="float" office:value="2.278" calcext:value-type="float">
            <text:p>2,278</text:p>
          </table:table-cell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2.02" calcext:value-type="float">
            <text:p>2,0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ortugal</text:p>
          </table:table-cell>
          <table:table-cell office:value-type="float" office:value="9.721875" calcext:value-type="float">
            <text:p>9,721875</text:p>
          </table:table-cell>
          <table:table-cell office:value-type="float" office:value="0.180674373298115" calcext:value-type="float">
            <text:p>0,180674373298115</text:p>
          </table:table-cell>
          <table:table-cell office:value-type="float" office:value="21.984375" calcext:value-type="float">
            <text:p>21,984375</text:p>
          </table:table-cell>
          <table:table-cell office:value-type="float" office:value="0.665529629317884" calcext:value-type="float">
            <text:p>0,665529629317884</text:p>
          </table:table-cell>
          <table:table-cell office:value-type="float" office:value="37.7265625" calcext:value-type="float">
            <text:p>37,7265625</text:p>
          </table:table-cell>
          <table:table-cell office:value-type="float" office:value="1.104422631495" calcext:value-type="float">
            <text:p>1,104422631495</text:p>
          </table:table-cell>
          <table:table-cell office:value-type="float" office:value="53.309375" calcext:value-type="float">
            <text:p>53,309375</text:p>
          </table:table-cell>
          <table:table-cell office:value-type="float" office:value="1.89231931656191" calcext:value-type="float">
            <text:p>1,89231931656191</text:p>
          </table:table-cell>
          <table:table-cell office:value-type="float" office:value="54.7921875" calcext:value-type="float">
            <text:p>54,7921875</text:p>
          </table:table-cell>
          <table:table-cell office:value-type="float" office:value="0.647619338262584" calcext:value-type="float">
            <text:p>0,647619338262584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1.83" calcext:value-type="float">
            <text:p>41,8</text:p>
          </table:table-cell>
          <table:table-cell table:style-name="ce59" office:value-type="float" office:value="9.1" calcext:value-type="float">
            <text:p>9,1</text:p>
          </table:table-cell>
          <table:table-cell table:style-name="ce59" office:value-type="float" office:value="2.6" calcext:value-type="float">
            <text:p>2,6</text:p>
          </table:table-cell>
          <table:table-cell table:style-name="ce59" office:value-type="float" office:value="30.5" calcext:value-type="float">
            <text:p>30,5</text:p>
          </table:table-cell>
          <table:table-cell table:style-name="ce59" table:formula="of:=([.Q15]-[.P15])/[.O15]" office:value-type="float" office:value="3.06593406593407" calcext:value-type="float">
            <text:p>3,1</text:p>
          </table:table-cell>
          <table:table-cell table:style-name="ce59" office:value-type="float" office:value="22.7" calcext:value-type="float">
            <text:p>22,7</text:p>
          </table:table-cell>
          <table:table-cell table:style-name="ce62" office:value-type="float" office:value="61.77" calcext:value-type="float">
            <text:p>61,770</text:p>
          </table:table-cell>
          <table:table-cell table:style-name="ce62" office:value-type="float" office:value="27.261" calcext:value-type="float">
            <text:p>27,261</text:p>
          </table:table-cell>
          <table:table-cell table:style-name="ce62" office:value-type="float" office:value="3.358" calcext:value-type="float">
            <text:p>3,358</text:p>
          </table:table-cell>
          <table:table-cell table:style-name="ce62" office:value-type="float" office:value="0.224" calcext:value-type="float">
            <text:p>0,224</text:p>
          </table:table-cell>
          <table:table-cell table:style-name="ce62" office:value-type="float" office:value="0.374" calcext:value-type="float">
            <text:p>0,374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19" calcext:value-type="float">
            <text:p>0,219</text:p>
          </table:table-cell>
          <table:table-cell table:style-name="ce62" office:value-type="float" office:value="3.513" calcext:value-type="float">
            <text:p>3,513</text:p>
          </table:table-cell>
          <table:table-cell table:style-name="ce62" office:value-type="float" office:value="0.399" calcext:value-type="float">
            <text:p>0,399</text:p>
          </table:table-cell>
          <table:table-cell table:style-name="ce62" office:value-type="float" office:value="0.06" calcext:value-type="float">
            <text:p>0,06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office:value-type="float" office:value="2.56" calcext:value-type="float">
            <text:p>2,56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South Africa</text:p>
          </table:table-cell>
          <table:table-cell office:value-type="float" office:value="9.3875" calcext:value-type="float">
            <text:p>9,3875</text:p>
          </table:table-cell>
          <table:table-cell office:value-type="float" office:value="0.260358326798536" calcext:value-type="float">
            <text:p>0,260358326798536</text:p>
          </table:table-cell>
          <table:table-cell office:value-type="float" office:value="19.3109375" calcext:value-type="float">
            <text:p>19,3109375</text:p>
          </table:table-cell>
          <table:table-cell office:value-type="float" office:value="0.414055621012041" calcext:value-type="float">
            <text:p>0,414055621012041</text:p>
          </table:table-cell>
          <table:table-cell office:value-type="float" office:value="26.7453125" calcext:value-type="float">
            <text:p>26,7453125</text:p>
          </table:table-cell>
          <table:table-cell office:value-type="float" office:value="0.406822513255679" calcext:value-type="float">
            <text:p>0,406822513255679</text:p>
          </table:table-cell>
          <table:table-cell office:value-type="float" office:value="33.459375" calcext:value-type="float">
            <text:p>33,459375</text:p>
          </table:table-cell>
          <table:table-cell office:value-type="float" office:value="0.971273594736999" calcext:value-type="float">
            <text:p>0,971273594736999</text:p>
          </table:table-cell>
          <table:table-cell office:value-type="float" office:value="34.284375" calcext:value-type="float">
            <text:p>34,284375</text:p>
          </table:table-cell>
          <table:table-cell office:value-type="float" office:value="0.463919555706229" calcext:value-type="float">
            <text:p>0,463919555706229</text:p>
          </table:table-cell>
          <table:table-cell table:style-name="ce48" office:value-type="string" calcext:value-type="string">
            <text:p>Southern Africa</text:p>
          </table:table-cell>
          <table:table-cell table:style-name="ce48" office:value-type="string" calcext:value-type="string">
            <text:p>Flash</text:p>
          </table:table-cell>
          <table:table-cell table:style-name="ce54" office:value-type="float" office:value="15" calcext:value-type="float">
            <text:p>15,0</text:p>
          </table:table-cell>
          <table:table-cell table:style-name="ce59" office:value-type="float" office:value="8.9" calcext:value-type="float">
            <text:p>8,9</text:p>
          </table:table-cell>
          <table:table-cell table:style-name="ce59" office:value-type="float" office:value="3" calcext:value-type="float">
            <text:p>3,0</text:p>
          </table:table-cell>
          <table:table-cell table:style-name="ce59" office:value-type="float" office:value="26" calcext:value-type="float">
            <text:p>26,0</text:p>
          </table:table-cell>
          <table:table-cell table:style-name="ce59" table:formula="of:=([.Q16]-[.P16])/[.O16]" office:value-type="float" office:value="2.58426966292135" calcext:value-type="float">
            <text:p>2,6</text:p>
          </table:table-cell>
          <table:table-cell table:style-name="ce59" office:value-type="float" office:value="4.7" calcext:value-type="float">
            <text:p>4,7</text:p>
          </table:table-cell>
          <table:table-cell table:style-name="ce62" office:value-type="float" office:value="67.842" calcext:value-type="float">
            <text:p>67,842</text:p>
          </table:table-cell>
          <table:table-cell table:style-name="ce62" office:value-type="float" office:value="20.131" calcext:value-type="float">
            <text:p>20,131</text:p>
          </table:table-cell>
          <table:table-cell table:style-name="ce62" office:value-type="float" office:value="1.714" calcext:value-type="float">
            <text:p>1,714</text:p>
          </table:table-cell>
          <table:table-cell table:style-name="ce62" office:value-type="float" office:value="0.055" calcext:value-type="float">
            <text:p>0,055</text:p>
          </table:table-cell>
          <table:table-cell table:style-name="ce62" office:value-type="float" office:value="1.126" calcext:value-type="float">
            <text:p>1,126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556" calcext:value-type="float">
            <text:p>0,556</text:p>
          </table:table-cell>
          <table:table-cell table:style-name="ce62" office:value-type="float" office:value="3.785" calcext:value-type="float">
            <text:p>3,785</text:p>
          </table:table-cell>
          <table:table-cell table:style-name="ce62" office:value-type="float" office:value="0.92" calcext:value-type="float">
            <text:p>0,920</text:p>
          </table:table-cell>
          <table:table-cell table:number-columns-repeated="3" table:style-name="ce62" office:value-type="string" calcext:value-type="string">
            <text:p>-</text:p>
          </table:table-cell>
          <table:table-cell table:style-name="ce62" office:value-type="float" office:value="3.76" calcext:value-type="float">
            <text:p>3,76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ontezuela</text:p>
          </table:table-cell>
          <table:table-cell office:value-type="float" office:value="10.6203125" calcext:value-type="float">
            <text:p>10,6203125</text:p>
          </table:table-cell>
          <table:table-cell office:value-type="float" office:value="0.150032548551972" calcext:value-type="float">
            <text:p>0,150032548551972</text:p>
          </table:table-cell>
          <table:table-cell office:value-type="float" office:value="22.784375" calcext:value-type="float">
            <text:p>22,784375</text:p>
          </table:table-cell>
          <table:table-cell office:value-type="float" office:value="0.236978594321653" calcext:value-type="float">
            <text:p>0,236978594321653</text:p>
          </table:table-cell>
          <table:table-cell office:value-type="float" office:value="39.0859375" calcext:value-type="float">
            <text:p>39,0859375</text:p>
          </table:table-cell>
          <table:table-cell office:value-type="float" office:value="0.299016399703539" calcext:value-type="float">
            <text:p>0,299016399703539</text:p>
          </table:table-cell>
          <table:table-cell office:value-type="float" office:value="50.440625" calcext:value-type="float">
            <text:p>50,440625</text:p>
          </table:table-cell>
          <table:table-cell office:value-type="float" office:value="0.58321799454978" calcext:value-type="float">
            <text:p>0,58321799454978</text:p>
          </table:table-cell>
          <table:table-cell office:value-type="float" office:value="51.70625" calcext:value-type="float">
            <text:p>51,70625</text:p>
          </table:table-cell>
          <table:table-cell office:value-type="float" office:value="1.26617657733825" calcext:value-type="float">
            <text:p>1,26617657733825</text:p>
          </table:table-cell>
          <table:table-cell table:style-name="ce48" office:value-type="string" calcext:value-type="string">
            <text:p>Carribean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51" calcext:value-type="float">
            <text:p>51,0</text:p>
          </table:table-cell>
          <table:table-cell table:style-name="ce59" office:value-type="float" office:value="4.59" calcext:value-type="float">
            <text:p>4,6</text:p>
          </table:table-cell>
          <table:table-cell table:style-name="ce59" office:value-type="float" office:value="0.23" calcext:value-type="float">
            <text:p>0,2</text:p>
          </table:table-cell>
          <table:table-cell table:style-name="ce59" office:value-type="float" office:value="20" calcext:value-type="float">
            <text:p>20,0</text:p>
          </table:table-cell>
          <table:table-cell table:style-name="ce59" table:formula="of:=([.Q17]-[.P17])/[.O17]" office:value-type="float" office:value="4.30718954248366" calcext:value-type="float">
            <text:p>4,3</text:p>
          </table:table-cell>
          <table:table-cell table:style-name="ce59" office:value-type="float" office:value="35.7" calcext:value-type="float">
            <text:p>35,7</text:p>
          </table:table-cell>
          <table:table-cell table:style-name="ce61" office:value-type="float" office:value="47.25" calcext:value-type="float">
            <text:p>47,250</text:p>
          </table:table-cell>
          <table:table-cell table:style-name="ce61" office:value-type="float" office:value="29.53" calcext:value-type="float">
            <text:p>29,530</text:p>
          </table:table-cell>
          <table:table-cell table:style-name="ce61" office:value-type="float" office:value="19.232" calcext:value-type="float">
            <text:p>19,232</text:p>
          </table:table-cell>
          <table:table-cell table:style-name="ce61" office:value-type="float" office:value="0.068" calcext:value-type="float">
            <text:p>0,068</text:p>
          </table:table-cell>
          <table:table-cell table:style-name="ce61" office:value-type="float" office:value="0.684" calcext:value-type="float">
            <text:p>0,684</text:p>
          </table:table-cell>
          <table:table-cell table:style-name="ce61" office:value-type="float" office:value="0.051" calcext:value-type="float">
            <text:p>0,051</text:p>
          </table:table-cell>
          <table:table-cell table:style-name="ce61" office:value-type="float" office:value="0.536" calcext:value-type="float">
            <text:p>0,536</text:p>
          </table:table-cell>
          <table:table-cell table:style-name="ce61" office:value-type="float" office:value="0.05" calcext:value-type="float">
            <text:p>0,050</text:p>
          </table:table-cell>
          <table:table-cell table:style-name="ce61" office:value-type="float" office:value="0.721" calcext:value-type="float">
            <text:p>0,721</text:p>
          </table:table-cell>
          <table:table-cell table:style-name="ce61" office:value-type="float" office:value="0.259" calcext:value-type="float">
            <text:p>0,259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202" calcext:value-type="float">
            <text:p>0,202</text:p>
          </table:table-cell>
          <table:table-cell table:style-name="ce61" office:value-type="float" office:value="1.43" calcext:value-type="float">
            <text:p>1,43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Cayo Guam</text:p>
          </table:table-cell>
          <table:table-cell office:value-type="float" office:value="10.5484375" calcext:value-type="float">
            <text:p>10,5484375</text:p>
          </table:table-cell>
          <table:table-cell office:value-type="float" office:value="0.423814983955264" calcext:value-type="float">
            <text:p>0,423814983955264</text:p>
          </table:table-cell>
          <table:table-cell office:value-type="float" office:value="24.996875" calcext:value-type="float">
            <text:p>24,996875</text:p>
          </table:table-cell>
          <table:table-cell office:value-type="float" office:value="0.521853168206026" calcext:value-type="float">
            <text:p>0,521853168206026</text:p>
          </table:table-cell>
          <table:table-cell office:value-type="float" office:value="41.1453125" calcext:value-type="float">
            <text:p>41,1453125</text:p>
          </table:table-cell>
          <table:table-cell office:value-type="float" office:value="0.271395650219994" calcext:value-type="float">
            <text:p>0,271395650219994</text:p>
          </table:table-cell>
          <table:table-cell office:value-type="float" office:value="52.0984375" calcext:value-type="float">
            <text:p>52,0984375</text:p>
          </table:table-cell>
          <table:table-cell office:value-type="float" office:value="0.994337810953433" calcext:value-type="float">
            <text:p>0,994337810953433</text:p>
          </table:table-cell>
          <table:table-cell office:value-type="float" office:value="55.2265625" calcext:value-type="float">
            <text:p>55,2265625</text:p>
          </table:table-cell>
          <table:table-cell office:value-type="float" office:value="0.426112972842884" calcext:value-type="float">
            <text:p>0,426112972842884</text:p>
          </table:table-cell>
          <table:table-cell table:style-name="ce48" office:value-type="string" calcext:value-type="string">
            <text:p>Carribean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59.2" calcext:value-type="float">
            <text:p>59,2</text:p>
          </table:table-cell>
          <table:table-cell table:style-name="ce59" office:value-type="float" office:value="5.7" calcext:value-type="float">
            <text:p>5,7</text:p>
          </table:table-cell>
          <table:table-cell table:style-name="ce59" office:value-type="float" office:value="0.3" calcext:value-type="float">
            <text:p>0,3</text:p>
          </table:table-cell>
          <table:table-cell table:style-name="ce59" office:value-type="float" office:value="26.2" calcext:value-type="float">
            <text:p>26,2</text:p>
          </table:table-cell>
          <table:table-cell table:style-name="ce59" table:formula="of:=([.Q18]-[.P18])/[.O18]" office:value-type="float" office:value="4.54385964912281" calcext:value-type="float">
            <text:p>4,5</text:p>
          </table:table-cell>
          <table:table-cell table:style-name="ce59" office:value-type="float" office:value="33.9" calcext:value-type="float">
            <text:p>33,9</text:p>
          </table:table-cell>
          <table:table-cell table:style-name="ce61" office:value-type="float" office:value="44.82" calcext:value-type="float">
            <text:p>44,820</text:p>
          </table:table-cell>
          <table:table-cell table:style-name="ce61" office:value-type="float" office:value="35.74" calcext:value-type="float">
            <text:p>35,740</text:p>
          </table:table-cell>
          <table:table-cell table:style-name="ce61" office:value-type="float" office:value="14.682" calcext:value-type="float">
            <text:p>14,682</text:p>
          </table:table-cell>
          <table:table-cell table:style-name="ce61" office:value-type="float" office:value="0.058" calcext:value-type="float">
            <text:p>0,058</text:p>
          </table:table-cell>
          <table:table-cell table:style-name="ce61" office:value-type="float" office:value="0.61" calcext:value-type="float">
            <text:p>0,610</text:p>
          </table:table-cell>
          <table:table-cell table:style-name="ce61" office:value-type="float" office:value="0.159" calcext:value-type="float">
            <text:p>0,159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22" calcext:value-type="float">
            <text:p>0,220</text:p>
          </table:table-cell>
          <table:table-cell table:style-name="ce61" office:value-type="float" office:value="0.61" calcext:value-type="float">
            <text:p>0,610</text:p>
          </table:table-cell>
          <table:table-cell table:style-name="ce61" office:value-type="float" office:value="0.075" calcext:value-type="float">
            <text:p>0,075</text:p>
          </table:table-cell>
          <table:table-cell table:style-name="ce61" office:value-type="float" office:value="0.157" calcext:value-type="float">
            <text:p>0,157</text:p>
          </table:table-cell>
          <table:table-cell table:style-name="ce61" office:value-type="float" office:value="0.338" calcext:value-type="float">
            <text:p>0,338</text:p>
          </table:table-cell>
          <table:table-cell table:style-name="ce61" office:value-type="float" office:value="2.23" calcext:value-type="float">
            <text:p>2,23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China Washing</text:p>
          </table:table-cell>
          <table:table-cell office:value-type="float" office:value="11.1265625" calcext:value-type="float">
            <text:p>11,1265625</text:p>
          </table:table-cell>
          <table:table-cell office:value-type="float" office:value="0.305350507272653" calcext:value-type="float">
            <text:p>0,305350507272653</text:p>
          </table:table-cell>
          <table:table-cell office:value-type="float" office:value="25.346875" calcext:value-type="float">
            <text:p>25,346875</text:p>
          </table:table-cell>
          <table:table-cell office:value-type="float" office:value="0.310975447851863" calcext:value-type="float">
            <text:p>0,310975447851863</text:p>
          </table:table-cell>
          <table:table-cell office:value-type="float" office:value="43.38125" calcext:value-type="float">
            <text:p>43,38125</text:p>
          </table:table-cell>
          <table:table-cell office:value-type="float" office:value="0.80874130598109" calcext:value-type="float">
            <text:p>0,80874130598109</text:p>
          </table:table-cell>
          <table:table-cell office:value-type="float" office:value="53.6140625" calcext:value-type="float">
            <text:p>53,6140625</text:p>
          </table:table-cell>
          <table:table-cell office:value-type="float" office:value="1.07194788381945" calcext:value-type="float">
            <text:p>1,07194788381945</text:p>
          </table:table-cell>
          <table:table-cell office:value-type="float" office:value="57.1390625" calcext:value-type="float">
            <text:p>57,1390625</text:p>
          </table:table-cell>
          <table:table-cell office:value-type="float" office:value="0.582053096625786" calcext:value-type="float">
            <text:p>0,582053096625786</text:p>
          </table:table-cell>
          <table:table-cell table:style-name="ce48" office:value-type="string" calcext:value-type="string">
            <text:p>East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61.08" calcext:value-type="float">
            <text:p>61,1</text:p>
          </table:table-cell>
          <table:table-cell table:style-name="ce59" office:value-type="float" office:value="16.59" calcext:value-type="float">
            <text:p>16,6</text:p>
          </table:table-cell>
          <table:table-cell table:style-name="ce59" office:value-type="float" office:value="5" calcext:value-type="float">
            <text:p>5,0</text:p>
          </table:table-cell>
          <table:table-cell table:style-name="ce59" office:value-type="float" office:value="40" calcext:value-type="float">
            <text:p>40,0</text:p>
          </table:table-cell>
          <table:table-cell table:style-name="ce59" table:formula="of:=([.Q19]-[.P19])/[.O19]" office:value-type="float" office:value="2.10970464135021" calcext:value-type="float">
            <text:p>2,1</text:p>
          </table:table-cell>
          <table:table-cell table:style-name="ce59"/>
          <table:table-cell table:style-name="ce62" office:value-type="float" office:value="54.724" calcext:value-type="float">
            <text:p>54,724</text:p>
          </table:table-cell>
          <table:table-cell table:style-name="ce62" office:value-type="float" office:value="39.855" calcext:value-type="float">
            <text:p>39,855</text:p>
          </table:table-cell>
          <table:table-cell table:style-name="ce62" office:value-type="float" office:value="0.529" calcext:value-type="float">
            <text:p>0,529</text:p>
          </table:table-cell>
          <table:table-cell table:style-name="ce62" office:value-type="float" office:value="0.09" calcext:value-type="float">
            <text:p>0,090</text:p>
          </table:table-cell>
          <table:table-cell table:style-name="ce62" office:value-type="float" office:value="0.181" calcext:value-type="float">
            <text:p>0,181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27" calcext:value-type="float">
            <text:p>0,127</text:p>
          </table:table-cell>
          <table:table-cell table:style-name="ce62" office:value-type="float" office:value="2.158" calcext:value-type="float">
            <text:p>2,158</text:p>
          </table:table-cell>
          <table:table-cell table:style-name="ce62" office:value-type="float" office:value="0.381" calcext:value-type="float">
            <text:p>0,381</text:p>
          </table:table-cell>
          <table:table-cell table:style-name="ce62" office:value-type="float" office:value="0.559" calcext:value-type="float">
            <text:p>0,559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33" calcext:value-type="float">
            <text:p>0,133</text:p>
          </table:table-cell>
          <table:table-cell table:style-name="ce62" office:value-type="float" office:value="0.75" calcext:value-type="float">
            <text:p>0,75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China Screened</text:p>
          </table:table-cell>
          <table:table-cell office:value-type="float" office:value="11.2734375" calcext:value-type="float">
            <text:p>11,2734375</text:p>
          </table:table-cell>
          <table:table-cell office:value-type="float" office:value="0.324413533356733" calcext:value-type="float">
            <text:p>0,324413533356733</text:p>
          </table:table-cell>
          <table:table-cell office:value-type="float" office:value="21.265625" calcext:value-type="float">
            <text:p>21,265625</text:p>
          </table:table-cell>
          <table:table-cell office:value-type="float" office:value="0.288155954591721" calcext:value-type="float">
            <text:p>0,288155954591721</text:p>
          </table:table-cell>
          <table:table-cell office:value-type="float" office:value="31.8015625" calcext:value-type="float">
            <text:p>31,8015625</text:p>
          </table:table-cell>
          <table:table-cell office:value-type="float" office:value="0.558909256759687" calcext:value-type="float">
            <text:p>0,558909256759687</text:p>
          </table:table-cell>
          <table:table-cell office:value-type="float" office:value="38.234375" calcext:value-type="float">
            <text:p>38,234375</text:p>
          </table:table-cell>
          <table:table-cell office:value-type="float" office:value="0.666663411450388" calcext:value-type="float">
            <text:p>0,666663411450388</text:p>
          </table:table-cell>
          <table:table-cell office:value-type="float" office:value="39.921875" calcext:value-type="float">
            <text:p>39,921875</text:p>
          </table:table-cell>
          <table:table-cell office:value-type="float" office:value="0.401899785394319" calcext:value-type="float">
            <text:p>0,401899785394319</text:p>
          </table:table-cell>
          <table:table-cell table:style-name="ce48" office:value-type="string" calcext:value-type="string">
            <text:p>East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1.8" calcext:value-type="float">
            <text:p>21,8</text:p>
          </table:table-cell>
          <table:table-cell table:style-name="ce59" office:value-type="float" office:value="16.4" calcext:value-type="float">
            <text:p>16,4</text:p>
          </table:table-cell>
          <table:table-cell table:style-name="ce59" office:value-type="float" office:value="4.5" calcext:value-type="float">
            <text:p>4,5</text:p>
          </table:table-cell>
          <table:table-cell table:style-name="ce59" office:value-type="float" office:value="65" calcext:value-type="float">
            <text:p>65,0</text:p>
          </table:table-cell>
          <table:table-cell table:style-name="ce59" table:formula="of:=([.Q20]-[.P20])/[.O20]" office:value-type="float" office:value="3.6890243902439" calcext:value-type="float">
            <text:p>3,7</text:p>
          </table:table-cell>
          <table:table-cell table:style-name="ce59" office:value-type="float" office:value="4.4" calcext:value-type="float">
            <text:p>4,4</text:p>
          </table:table-cell>
          <table:table-cell table:style-name="ce62" office:value-type="float" office:value="64.203" calcext:value-type="float">
            <text:p>64,203</text:p>
          </table:table-cell>
          <table:table-cell table:style-name="ce62" office:value-type="float" office:value="23.851" calcext:value-type="float">
            <text:p>23,851</text:p>
          </table:table-cell>
          <table:table-cell table:style-name="ce62" office:value-type="float" office:value="1.056" calcext:value-type="float">
            <text:p>1,056</text:p>
          </table:table-cell>
          <table:table-cell table:style-name="ce62" office:value-type="float" office:value="0.109" calcext:value-type="float">
            <text:p>0,109</text:p>
          </table:table-cell>
          <table:table-cell table:style-name="ce62" office:value-type="float" office:value="0.232" calcext:value-type="float">
            <text:p>0,232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14" calcext:value-type="float">
            <text:p>0,214</text:p>
          </table:table-cell>
          <table:table-cell table:style-name="ce62" office:value-type="float" office:value="9.314" calcext:value-type="float">
            <text:p>9,314</text:p>
          </table:table-cell>
          <table:table-cell table:style-name="ce62" office:value-type="float" office:value="0.115" calcext:value-type="float">
            <text:p>0,115</text:p>
          </table:table-cell>
          <table:table-cell table:style-name="ce62" office:value-type="float" office:value="0.147" calcext:value-type="float">
            <text:p>0,147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39" calcext:value-type="float">
            <text:p>0,139</text:p>
          </table:table-cell>
          <table:table-cell table:style-name="ce62" office:value-type="float" office:value="0.57" calcext:value-type="float">
            <text:p>0,57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Holcim U.S.</text:p>
          </table:table-cell>
          <table:table-cell office:value-type="float" office:value="8.7796875" calcext:value-type="float">
            <text:p>8,7796875</text:p>
          </table:table-cell>
          <table:table-cell office:value-type="float" office:value="0.444010340298136" calcext:value-type="float">
            <text:p>0,444010340298136</text:p>
          </table:table-cell>
          <table:table-cell office:value-type="float" office:value="21.3421875" calcext:value-type="float">
            <text:p>21,3421875</text:p>
          </table:table-cell>
          <table:table-cell office:value-type="float" office:value="0.315294794266678" calcext:value-type="float">
            <text:p>0,315294794266678</text:p>
          </table:table-cell>
          <table:table-cell office:value-type="float" office:value="39.0171875" calcext:value-type="float">
            <text:p>39,0171875</text:p>
          </table:table-cell>
          <table:table-cell office:value-type="float" office:value="0.229093264759864" calcext:value-type="float">
            <text:p>0,229093264759864</text:p>
          </table:table-cell>
          <table:table-cell office:value-type="float" office:value="49.053125" calcext:value-type="float">
            <text:p>49,053125</text:p>
          </table:table-cell>
          <table:table-cell office:value-type="float" office:value="1.18779053463423" calcext:value-type="float">
            <text:p>1,18779053463423</text:p>
          </table:table-cell>
          <table:table-cell office:value-type="float" office:value="51.79375" calcext:value-type="float">
            <text:p>51,79375</text:p>
          </table:table-cell>
          <table:table-cell office:value-type="float" office:value="1.21380406676696" calcext:value-type="float">
            <text:p>1,21380406676696</text:p>
          </table:table-cell>
          <table:table-cell table:style-name="ce48" office:value-type="string" calcext:value-type="string">
            <text:p>Nor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3.8" calcext:value-type="float">
            <text:p>33,8</text:p>
          </table:table-cell>
          <table:table-cell table:style-name="ce59" office:value-type="float" office:value="20.8" calcext:value-type="float">
            <text:p>20,8</text:p>
          </table:table-cell>
          <table:table-cell table:style-name="ce59" office:value-type="float" office:value="3.4" calcext:value-type="float">
            <text:p>3,4</text:p>
          </table:table-cell>
          <table:table-cell table:style-name="ce59" office:value-type="float" office:value="88.1" calcext:value-type="float">
            <text:p>88,1</text:p>
          </table:table-cell>
          <table:table-cell table:style-name="ce59" table:formula="of:=([.Q21]-[.P21])/[.O21]" office:value-type="float" office:value="4.07211538461538" calcext:value-type="float">
            <text:p>4,1</text:p>
          </table:table-cell>
          <table:table-cell table:style-name="ce59" office:value-type="float" office:value="12.5" calcext:value-type="float">
            <text:p>12,5</text:p>
          </table:table-cell>
          <table:table-cell table:style-name="ce62" office:value-type="float" office:value="73.561" calcext:value-type="float">
            <text:p>73,561</text:p>
          </table:table-cell>
          <table:table-cell table:style-name="ce62" office:value-type="float" office:value="21.635" calcext:value-type="float">
            <text:p>21,635</text:p>
          </table:table-cell>
          <table:table-cell table:style-name="ce62" office:value-type="float" office:value="0.525" calcext:value-type="float">
            <text:p>0,525</text:p>
          </table:table-cell>
          <table:table-cell table:style-name="ce62" office:value-type="float" office:value="0.531" calcext:value-type="float">
            <text:p>0,531</text:p>
          </table:table-cell>
          <table:table-cell table:style-name="ce62" office:value-type="float" office:value="0.193" calcext:value-type="float">
            <text:p>0,193</text:p>
          </table:table-cell>
          <table:table-cell table:style-name="ce62" office:value-type="float" office:value="0.328" calcext:value-type="float">
            <text:p>0,328</text:p>
          </table:table-cell>
          <table:table-cell table:style-name="ce62" office:value-type="float" office:value="0.11" calcext:value-type="float">
            <text:p>0,110</text:p>
          </table:table-cell>
          <table:table-cell table:style-name="ce62" office:value-type="float" office:value="0.396" calcext:value-type="float">
            <text:p>0,396</text:p>
          </table:table-cell>
          <table:table-cell table:style-name="ce62" office:value-type="float" office:value="0.841" calcext:value-type="float">
            <text:p>0,841</text:p>
          </table:table-cell>
          <table:table-cell table:style-name="ce62" office:value-type="float" office:value="0.267" calcext:value-type="float">
            <text:p>0,267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01" calcext:value-type="float">
            <text:p>0,201</text:p>
          </table:table-cell>
          <table:table-cell table:style-name="ce62" office:value-type="float" office:value="1.2" calcext:value-type="float">
            <text:p>1,2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Holcim 3 U.S.</text:p>
          </table:table-cell>
          <table:table-cell office:value-type="float" office:value="8.4796875" calcext:value-type="float">
            <text:p>8,4796875</text:p>
          </table:table-cell>
          <table:table-cell office:value-type="float" office:value="0.294320147047961" calcext:value-type="float">
            <text:p>0,294320147047961</text:p>
          </table:table-cell>
          <table:table-cell office:value-type="float" office:value="20.9140625" calcext:value-type="float">
            <text:p>20,9140625</text:p>
          </table:table-cell>
          <table:table-cell office:value-type="float" office:value="0.126796979294987" calcext:value-type="float">
            <text:p>0,126796979294987</text:p>
          </table:table-cell>
          <table:table-cell office:value-type="float" office:value="28.03125" calcext:value-type="float">
            <text:p>28,03125</text:p>
          </table:table-cell>
          <table:table-cell office:value-type="float" office:value="0.754776456972527" calcext:value-type="float">
            <text:p>0,754776456972527</text:p>
          </table:table-cell>
          <table:table-cell office:value-type="float" office:value="36.659375" calcext:value-type="float">
            <text:p>36,659375</text:p>
          </table:table-cell>
          <table:table-cell office:value-type="float" office:value="1.17867885964187" calcext:value-type="float">
            <text:p>1,17867885964187</text:p>
          </table:table-cell>
          <table:table-cell office:value-type="float" office:value="38.1453125" calcext:value-type="float">
            <text:p>38,1453125</text:p>
          </table:table-cell>
          <table:table-cell office:value-type="float" office:value="0.731016255376721" calcext:value-type="float">
            <text:p>0,731016255376721</text:p>
          </table:table-cell>
          <table:table-cell table:style-name="ce48" office:value-type="string" calcext:value-type="string">
            <text:p>Nor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14.8" calcext:value-type="float">
            <text:p>14,8</text:p>
          </table:table-cell>
          <table:table-cell table:style-name="ce59" office:value-type="float" office:value="25.1" calcext:value-type="float">
            <text:p>25,1</text:p>
          </table:table-cell>
          <table:table-cell table:style-name="ce59" office:value-type="float" office:value="0.36" calcext:value-type="float">
            <text:p>0,4</text:p>
          </table:table-cell>
          <table:table-cell table:style-name="ce59" office:value-type="float" office:value="180" calcext:value-type="float">
            <text:p>180,0</text:p>
          </table:table-cell>
          <table:table-cell table:style-name="ce59" table:formula="of:=([.Q22]-[.P22])/[.O22]" office:value-type="float" office:value="7.15697211155378" calcext:value-type="float">
            <text:p>7,2</text:p>
          </table:table-cell>
          <table:table-cell table:style-name="ce59" office:value-type="float" office:value="4.7" calcext:value-type="float">
            <text:p>4,7</text:p>
          </table:table-cell>
          <table:table-cell table:style-name="ce62" office:value-type="float" office:value="63.652" calcext:value-type="float">
            <text:p>63,652</text:p>
          </table:table-cell>
          <table:table-cell table:style-name="ce62" office:value-type="float" office:value="15.706" calcext:value-type="float">
            <text:p>15,706</text:p>
          </table:table-cell>
          <table:table-cell table:style-name="ce62" office:value-type="float" office:value="4.529" calcext:value-type="float">
            <text:p>4,529</text:p>
          </table:table-cell>
          <table:table-cell table:style-name="ce62" office:value-type="float" office:value="7.719" calcext:value-type="float">
            <text:p>7,719</text:p>
          </table:table-cell>
          <table:table-cell table:style-name="ce62" office:value-type="float" office:value="2.641" calcext:value-type="float">
            <text:p>2,641</text:p>
          </table:table-cell>
          <table:table-cell table:style-name="ce62" office:value-type="float" office:value="0.576" calcext:value-type="float">
            <text:p>0,576</text:p>
          </table:table-cell>
          <table:table-cell table:style-name="ce62" office:value-type="float" office:value="0.37" calcext:value-type="float">
            <text:p>0,370</text:p>
          </table:table-cell>
          <table:table-cell table:style-name="ce62" office:value-type="float" office:value="2.637" calcext:value-type="float">
            <text:p>2,637</text:p>
          </table:table-cell>
          <table:table-cell table:style-name="ce62" office:value-type="float" office:value="0.631" calcext:value-type="float">
            <text:p>0,631</text:p>
          </table:table-cell>
          <table:table-cell table:style-name="ce62" office:value-type="float" office:value="0.224" calcext:value-type="float">
            <text:p>0,224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6" calcext:value-type="float">
            <text:p>0,160</text:p>
          </table:table-cell>
          <table:table-cell table:style-name="ce62" office:value-type="float" office:value="1.04" calcext:value-type="float">
            <text:p>1,04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Holcim 4 Brazil</text:p>
          </table:table-cell>
          <table:table-cell office:value-type="float" office:value="11.8203125" calcext:value-type="float">
            <text:p>11,8203125</text:p>
          </table:table-cell>
          <table:table-cell office:value-type="float" office:value="0.299234048238164" calcext:value-type="float">
            <text:p>0,299234048238164</text:p>
          </table:table-cell>
          <table:table-cell office:value-type="float" office:value="26.196875" calcext:value-type="float">
            <text:p>26,196875</text:p>
          </table:table-cell>
          <table:table-cell office:value-type="float" office:value="0.428007130976421" calcext:value-type="float">
            <text:p>0,428007130976421</text:p>
          </table:table-cell>
          <table:table-cell office:value-type="float" office:value="37.7640625" calcext:value-type="float">
            <text:p>37,7640625</text:p>
          </table:table-cell>
          <table:table-cell office:value-type="float" office:value="1.26041881886869" calcext:value-type="float">
            <text:p>1,26041881886869</text:p>
          </table:table-cell>
          <table:table-cell office:value-type="float" office:value="42.16875" calcext:value-type="float">
            <text:p>42,16875</text:p>
          </table:table-cell>
          <table:table-cell office:value-type="float" office:value="0.83033314097415" calcext:value-type="float">
            <text:p>0,83033314097415</text:p>
          </table:table-cell>
          <table:table-cell office:value-type="float" office:value="44.18125" calcext:value-type="float">
            <text:p>44,18125</text:p>
          </table:table-cell>
          <table:table-cell office:value-type="float" office:value="0.420146923706458" calcext:value-type="float">
            <text:p>0,420146923706458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8.3" calcext:value-type="float">
            <text:p>28,3</text:p>
          </table:table-cell>
          <table:table-cell table:style-name="ce59" office:value-type="float" office:value="5.6" calcext:value-type="float">
            <text:p>5,6</text:p>
          </table:table-cell>
          <table:table-cell table:style-name="ce59" office:value-type="float" office:value="0.18" calcext:value-type="float">
            <text:p>0,2</text:p>
          </table:table-cell>
          <table:table-cell table:style-name="ce59" office:value-type="float" office:value="32" calcext:value-type="float">
            <text:p>32,0</text:p>
          </table:table-cell>
          <table:table-cell table:style-name="ce59" table:formula="of:=([.Q23]-[.P23])/[.O23]" office:value-type="float" office:value="5.68214285714286" calcext:value-type="float">
            <text:p>5,7</text:p>
          </table:table-cell>
          <table:table-cell table:style-name="ce59" office:value-type="float" office:value="19.3" calcext:value-type="float">
            <text:p>19,3</text:p>
          </table:table-cell>
          <table:table-cell table:style-name="ce62" office:value-type="float" office:value="70.365" calcext:value-type="float">
            <text:p>70,365</text:p>
          </table:table-cell>
          <table:table-cell table:style-name="ce62" office:value-type="float" office:value="18.087" calcext:value-type="float">
            <text:p>18,087</text:p>
          </table:table-cell>
          <table:table-cell table:style-name="ce62" office:value-type="float" office:value="7.351" calcext:value-type="float">
            <text:p>7,351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86" calcext:value-type="float">
            <text:p>0,286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09" calcext:value-type="float">
            <text:p>0,109</text:p>
          </table:table-cell>
          <table:table-cell table:style-name="ce62" office:value-type="float" office:value="1.443" calcext:value-type="float">
            <text:p>1,443</text:p>
          </table:table-cell>
          <table:table-cell table:style-name="ce62" office:value-type="float" office:value="1.111" calcext:value-type="float">
            <text:p>1,111</text:p>
          </table:table-cell>
          <table:table-cell table:style-name="ce62" office:value-type="float" office:value="0.248" calcext:value-type="float">
            <text:p>0,248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77" calcext:value-type="float">
            <text:p>0,177</text:p>
          </table:table-cell>
          <table:table-cell table:style-name="ce62" office:value-type="float" office:value="0.66" calcext:value-type="float">
            <text:p>0,66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Holcim 5 Colombia</text:p>
          </table:table-cell>
          <table:table-cell office:value-type="float" office:value="9.9359375" calcext:value-type="float">
            <text:p>9,9359375</text:p>
          </table:table-cell>
          <table:table-cell office:value-type="float" office:value="0.258771889170753" calcext:value-type="float">
            <text:p>0,258771889170753</text:p>
          </table:table-cell>
          <table:table-cell office:value-type="float" office:value="23.1625" calcext:value-type="float">
            <text:p>23,1625</text:p>
          </table:table-cell>
          <table:table-cell office:value-type="float" office:value="0.838634182267016" calcext:value-type="float">
            <text:p>0,838634182267016</text:p>
          </table:table-cell>
          <table:table-cell office:value-type="float" office:value="36.9953125" calcext:value-type="float">
            <text:p>36,9953125</text:p>
          </table:table-cell>
          <table:table-cell office:value-type="float" office:value="0.573330343076018" calcext:value-type="float">
            <text:p>0,573330343076018</text:p>
          </table:table-cell>
          <table:table-cell office:value-type="float" office:value="47.3546875" calcext:value-type="float">
            <text:p>47,3546875</text:p>
          </table:table-cell>
          <table:table-cell office:value-type="float" office:value="1.37612998076429" calcext:value-type="float">
            <text:p>1,37612998076429</text:p>
          </table:table-cell>
          <table:table-cell office:value-type="float" office:value="50.0421875" calcext:value-type="float">
            <text:p>50,0421875</text:p>
          </table:table-cell>
          <table:table-cell office:value-type="float" office:value="0.806328726776494" calcext:value-type="float">
            <text:p>0,806328726776494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1.3" calcext:value-type="float">
            <text:p>31,3</text:p>
          </table:table-cell>
          <table:table-cell table:style-name="ce59" office:value-type="float" office:value="7.5" calcext:value-type="float">
            <text:p>7,5</text:p>
          </table:table-cell>
          <table:table-cell table:style-name="ce59" office:value-type="float" office:value="2.4" calcext:value-type="float">
            <text:p>2,4</text:p>
          </table:table-cell>
          <table:table-cell table:style-name="ce59" office:value-type="float" office:value="30.5" calcext:value-type="float">
            <text:p>30,5</text:p>
          </table:table-cell>
          <table:table-cell table:style-name="ce59" table:formula="of:=([.Q24]-[.P24])/[.O24]" office:value-type="float" office:value="3.74666666666667" calcext:value-type="float">
            <text:p>3,7</text:p>
          </table:table-cell>
          <table:table-cell table:style-name="ce59" office:value-type="float" office:value="12.2" calcext:value-type="float">
            <text:p>12,2</text:p>
          </table:table-cell>
          <table:table-cell table:style-name="ce62" office:value-type="float" office:value="69.71" calcext:value-type="float">
            <text:p>69,710</text:p>
          </table:table-cell>
          <table:table-cell table:style-name="ce62" office:value-type="float" office:value="21.35" calcext:value-type="float">
            <text:p>21,350</text:p>
          </table:table-cell>
          <table:table-cell table:style-name="ce62" office:value-type="float" office:value="2.186" calcext:value-type="float">
            <text:p>2,186</text:p>
          </table:table-cell>
          <table:table-cell table:style-name="ce62" office:value-type="float" office:value="0.119" calcext:value-type="float">
            <text:p>0,119</text:p>
          </table:table-cell>
          <table:table-cell table:style-name="ce62" office:value-type="float" office:value="0.416" calcext:value-type="float">
            <text:p>0,416</text:p>
          </table:table-cell>
          <table:table-cell table:style-name="ce62" office:value-type="float" office:value="0.149" calcext:value-type="float">
            <text:p>0,149</text:p>
          </table:table-cell>
          <table:table-cell table:style-name="ce62" office:value-type="float" office:value="0.257" calcext:value-type="float">
            <text:p>0,257</text:p>
          </table:table-cell>
          <table:table-cell table:style-name="ce62" office:value-type="float" office:value="2.415" calcext:value-type="float">
            <text:p>2,415</text:p>
          </table:table-cell>
          <table:table-cell table:style-name="ce62" office:value-type="float" office:value="0.271" calcext:value-type="float">
            <text:p>0,271</text:p>
          </table:table-cell>
          <table:table-cell table:style-name="ce62" office:value-type="float" office:value="0.184" calcext:value-type="float">
            <text:p>0,184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49" calcext:value-type="float">
            <text:p>0,149</text:p>
          </table:table-cell>
          <table:table-cell table:style-name="ce62" office:value-type="float" office:value="2.45" calcext:value-type="float">
            <text:p>2,45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Holcim 2 Brazil</text:p>
          </table:table-cell>
          <table:table-cell office:value-type="float" office:value="11.8734375" calcext:value-type="float">
            <text:p>11,8734375</text:p>
          </table:table-cell>
          <table:table-cell office:value-type="float" office:value="0.432993907530272" calcext:value-type="float">
            <text:p>0,432993907530272</text:p>
          </table:table-cell>
          <table:table-cell office:value-type="float" office:value="27.8234375" calcext:value-type="float">
            <text:p>27,8234375</text:p>
          </table:table-cell>
          <table:table-cell office:value-type="float" office:value="1.46125637117231" calcext:value-type="float">
            <text:p>1,46125637117231</text:p>
          </table:table-cell>
          <table:table-cell office:value-type="float" office:value="42.5625" calcext:value-type="float">
            <text:p>42,5625</text:p>
          </table:table-cell>
          <table:table-cell office:value-type="float" office:value="1.00853131665143" calcext:value-type="float">
            <text:p>1,00853131665143</text:p>
          </table:table-cell>
          <table:table-cell office:value-type="float" office:value="53.3078125" calcext:value-type="float">
            <text:p>53,3078125</text:p>
          </table:table-cell>
          <table:table-cell office:value-type="float" office:value="2.3163896061094" calcext:value-type="float">
            <text:p>2,3163896061094</text:p>
          </table:table-cell>
          <table:table-cell office:value-type="float" office:value="57.0666666666667" calcext:value-type="float">
            <text:p>57,0666666666667</text:p>
          </table:table-cell>
          <table:table-cell office:value-type="float" office:value="1.89654634028102" calcext:value-type="float">
            <text:p>1,89654634028102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3.2" calcext:value-type="float">
            <text:p>43,2</text:p>
          </table:table-cell>
          <table:table-cell table:style-name="ce59" office:value-type="float" office:value="13.3" calcext:value-type="float">
            <text:p>13,3</text:p>
          </table:table-cell>
          <table:table-cell table:style-name="ce59" office:value-type="float" office:value="0.36" calcext:value-type="float">
            <text:p>0,4</text:p>
          </table:table-cell>
          <table:table-cell table:style-name="ce59" office:value-type="float" office:value="200" calcext:value-type="float">
            <text:p>200,0</text:p>
          </table:table-cell>
          <table:table-cell table:style-name="ce59" table:formula="of:=([.Q25]-[.P25])/[.O25]" office:value-type="float" office:value="15.0105263157895" calcext:value-type="float">
            <text:p>15,0</text:p>
          </table:table-cell>
          <table:table-cell table:style-name="ce59" office:value-type="float" office:value="29.1" calcext:value-type="float">
            <text:p>29,1</text:p>
          </table:table-cell>
          <table:table-cell table:style-name="ce62" office:value-type="float" office:value="61.021" calcext:value-type="float">
            <text:p>61,021</text:p>
          </table:table-cell>
          <table:table-cell table:style-name="ce62" office:value-type="float" office:value="25.176" calcext:value-type="float">
            <text:p>25,176</text:p>
          </table:table-cell>
          <table:table-cell table:style-name="ce62" office:value-type="float" office:value="9.055" calcext:value-type="float">
            <text:p>9,055</text:p>
          </table:table-cell>
          <table:table-cell table:style-name="ce62" office:value-type="float" office:value="0.116" calcext:value-type="float">
            <text:p>0,116</text:p>
          </table:table-cell>
          <table:table-cell table:style-name="ce62" office:value-type="float" office:value="0.233" calcext:value-type="float">
            <text:p>0,233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076" calcext:value-type="float">
            <text:p>0,076</text:p>
          </table:table-cell>
          <table:table-cell table:style-name="ce62" office:value-type="float" office:value="1.129" calcext:value-type="float">
            <text:p>1,129</text:p>
          </table:table-cell>
          <table:table-cell table:style-name="ce62" office:value-type="float" office:value="1.432" calcext:value-type="float">
            <text:p>1,432</text:p>
          </table:table-cell>
          <table:table-cell table:style-name="ce62" office:value-type="float" office:value="0.19" calcext:value-type="float">
            <text:p>0,190</text:p>
          </table:table-cell>
          <table:table-cell table:style-name="ce62" office:value-type="float" office:value="0.129" calcext:value-type="float">
            <text:p>0,129</text:p>
          </table:table-cell>
          <table:table-cell table:style-name="ce62" office:value-type="float" office:value="0.182" calcext:value-type="float">
            <text:p>0,182</text:p>
          </table:table-cell>
          <table:table-cell table:style-name="ce62" office:value-type="float" office:value="1.14" calcext:value-type="float">
            <text:p>1,14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DZ</text:p>
          </table:table-cell>
          <table:table-cell office:value-type="float" office:value="11.48125" calcext:value-type="float">
            <text:p>11,48125</text:p>
          </table:table-cell>
          <table:table-cell office:value-type="float" office:value="0.557687748655106" calcext:value-type="float">
            <text:p>0,557687748655106</text:p>
          </table:table-cell>
          <table:table-cell office:value-type="float" office:value="23.90625" calcext:value-type="float">
            <text:p>23,90625</text:p>
          </table:table-cell>
          <table:table-cell office:value-type="float" office:value="0.486885296211198" calcext:value-type="float">
            <text:p>0,486885296211198</text:p>
          </table:table-cell>
          <table:table-cell office:value-type="float" office:value="35.7125" calcext:value-type="float">
            <text:p>35,7125</text:p>
          </table:table-cell>
          <table:table-cell office:value-type="float" office:value="0.682634296921371" calcext:value-type="float">
            <text:p>0,682634296921371</text:p>
          </table:table-cell>
          <table:table-cell office:value-type="float" office:value="41.1171875" calcext:value-type="float">
            <text:p>41,1171875</text:p>
          </table:table-cell>
          <table:table-cell office:value-type="float" office:value="0.79499369428841" calcext:value-type="float">
            <text:p>0,79499369428841</text:p>
          </table:table-cell>
          <table:table-cell office:value-type="float" office:value="44.1734375" calcext:value-type="float">
            <text:p>44,1734375</text:p>
          </table:table-cell>
          <table:table-cell office:value-type="float" office:value="1.08088716214583" calcext:value-type="float">
            <text:p>1,08088716214583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7.6" calcext:value-type="float">
            <text:p>27,6</text:p>
          </table:table-cell>
          <table:table-cell table:style-name="ce59" office:value-type="float" office:value="4.2" calcext:value-type="float">
            <text:p>4,2</text:p>
          </table:table-cell>
          <table:table-cell table:style-name="ce59" office:value-type="float" office:value="0.17" calcext:value-type="float">
            <text:p>0,2</text:p>
          </table:table-cell>
          <table:table-cell table:style-name="ce59" office:value-type="float" office:value="28" calcext:value-type="float">
            <text:p>28,0</text:p>
          </table:table-cell>
          <table:table-cell table:style-name="ce59" table:formula="of:=([.Q26]-[.P26])/[.O26]" office:value-type="float" office:value="6.62619047619048" calcext:value-type="float">
            <text:p>6,6</text:p>
          </table:table-cell>
          <table:table-cell table:style-name="ce59" office:value-type="float" office:value="45.8" calcext:value-type="float">
            <text:p>45,8</text:p>
          </table:table-cell>
          <table:table-cell table:style-name="ce62" office:value-type="float" office:value="60.902" calcext:value-type="float">
            <text:p>60,902</text:p>
          </table:table-cell>
          <table:table-cell table:style-name="ce62" office:value-type="float" office:value="22.276" calcext:value-type="float">
            <text:p>22,276</text:p>
          </table:table-cell>
          <table:table-cell table:style-name="ce62" office:value-type="float" office:value="10.33" calcext:value-type="float">
            <text:p>10,330</text:p>
          </table:table-cell>
          <table:table-cell table:style-name="ce62" office:value-type="float" office:value="0.265" calcext:value-type="float">
            <text:p>0,265</text:p>
          </table:table-cell>
          <table:table-cell table:style-name="ce62" office:value-type="float" office:value="0.706" calcext:value-type="float">
            <text:p>0,706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92" calcext:value-type="float">
            <text:p>0,192</text:p>
          </table:table-cell>
          <table:table-cell table:style-name="ce62" office:value-type="float" office:value="2.897" calcext:value-type="float">
            <text:p>2,897</text:p>
          </table:table-cell>
          <table:table-cell table:style-name="ce62" office:value-type="float" office:value="1.298" calcext:value-type="float">
            <text:p>1,298</text:p>
          </table:table-cell>
          <table:table-cell table:style-name="ce62" office:value-type="float" office:value="0.103" calcext:value-type="float">
            <text:p>0,103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63" calcext:value-type="float">
            <text:p>0,163</text:p>
          </table:table-cell>
          <table:table-cell table:style-name="ce62" office:value-type="float" office:value="0.73" calcext:value-type="float">
            <text:p>0,73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Newchem</text:p>
          </table:table-cell>
          <table:table-cell office:value-type="float" office:value="15.7390625" calcext:value-type="float">
            <text:p>15,7390625</text:p>
          </table:table-cell>
          <table:table-cell office:value-type="float" office:value="0.398805997896638" calcext:value-type="float">
            <text:p>0,398805997896638</text:p>
          </table:table-cell>
          <table:table-cell office:value-type="float" office:value="40.1046875" calcext:value-type="float">
            <text:p>40,1046875</text:p>
          </table:table-cell>
          <table:table-cell office:value-type="float" office:value="1.72914941005445" calcext:value-type="float">
            <text:p>1,72914941005445</text:p>
          </table:table-cell>
          <table:table-cell office:value-type="float" office:value="47.61875" calcext:value-type="float">
            <text:p>47,61875</text:p>
          </table:table-cell>
          <table:table-cell office:value-type="float" office:value="1.71638094305043" calcext:value-type="float">
            <text:p>1,71638094305043</text:p>
          </table:table-cell>
          <table:table-cell office:value-type="float" office:value="56.6484375" calcext:value-type="float">
            <text:p>56,6484375</text:p>
          </table:table-cell>
          <table:table-cell office:value-type="float" office:value="1.75737564015921" calcext:value-type="float">
            <text:p>1,75737564015921</text:p>
          </table:table-cell>
          <table:table-cell office:value-type="float" office:value="60.45" calcext:value-type="float">
            <text:p>60,45</text:p>
          </table:table-cell>
          <table:table-cell office:value-type="float" office:value="0.407402212193305" calcext:value-type="float">
            <text:p>0,407402212193305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lash</text:p>
          </table:table-cell>
          <table:table-cell table:style-name="ce54" office:value-type="float" office:value="77" calcext:value-type="float">
            <text:p>77,0</text:p>
          </table:table-cell>
          <table:table-cell table:style-name="ce59" office:value-type="float" office:value="5.6" calcext:value-type="float">
            <text:p>5,6</text:p>
          </table:table-cell>
          <table:table-cell table:style-name="ce59" office:value-type="float" office:value="0.26" calcext:value-type="float">
            <text:p>0,3</text:p>
          </table:table-cell>
          <table:table-cell table:style-name="ce59" office:value-type="float" office:value="32" calcext:value-type="float">
            <text:p>32,0</text:p>
          </table:table-cell>
          <table:table-cell table:style-name="ce59" table:formula="of:=([.Q27]-[.P27])/[.O27]" office:value-type="float" office:value="5.66785714285714" calcext:value-type="float">
            <text:p>5,7</text:p>
          </table:table-cell>
          <table:table-cell table:style-name="ce59" office:value-type="float" office:value="11.7" calcext:value-type="float">
            <text:p>11,7</text:p>
          </table:table-cell>
          <table:table-cell table:style-name="ce61" office:value-type="float" office:value="52.34" calcext:value-type="float">
            <text:p>52,340</text:p>
          </table:table-cell>
          <table:table-cell table:style-name="ce61" office:value-type="float" office:value="43.79" calcext:value-type="float">
            <text:p>43,790</text:p>
          </table:table-cell>
          <table:table-cell table:style-name="ce61" office:value-type="float" office:value="0.61" calcext:value-type="float">
            <text:p>0,61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07" calcext:value-type="float">
            <text:p>0,07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09" calcext:value-type="float">
            <text:p>0,09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1.803" calcext:value-type="float">
            <text:p>1,803</text:p>
          </table:table-cell>
          <table:table-cell table:number-columns-repeated="2" table:style-name="ce61" office:value-type="string" calcext:value-type="string">
            <text:p>-</text:p>
          </table:table-cell>
          <table:table-cell table:style-name="ce61" office:value-type="float" office:value="0.1" calcext:value-type="float">
            <text:p>0,100</text:p>
          </table:table-cell>
          <table:table-cell table:style-name="ce61" office:value-type="float" office:value="1" calcext:value-type="float">
            <text:p>1,0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La Loma Gaspar</text:p>
          </table:table-cell>
          <table:table-cell office:value-type="float" office:value="9.684375" calcext:value-type="float">
            <text:p>9,684375</text:p>
          </table:table-cell>
          <table:table-cell office:value-type="float" office:value="0.738972752655108" calcext:value-type="float">
            <text:p>0,738972752655108</text:p>
          </table:table-cell>
          <table:table-cell office:value-type="float" office:value="20.6109375" calcext:value-type="float">
            <text:p>20,6109375</text:p>
          </table:table-cell>
          <table:table-cell office:value-type="float" office:value="0.122195092475108" calcext:value-type="float">
            <text:p>0,122195092475108</text:p>
          </table:table-cell>
          <table:table-cell office:value-type="float" office:value="32.93125" calcext:value-type="float">
            <text:p>32,93125</text:p>
          </table:table-cell>
          <table:table-cell office:value-type="float" office:value="0.743951303289849" calcext:value-type="float">
            <text:p>0,743951303289849</text:p>
          </table:table-cell>
          <table:table-cell office:value-type="float" office:value="40.1" calcext:value-type="float">
            <text:p>40,1</text:p>
          </table:table-cell>
          <table:table-cell office:value-type="float" office:value="0.838572075018005" calcext:value-type="float">
            <text:p>0,838572075018005</text:p>
          </table:table-cell>
          <table:table-cell office:value-type="float" office:value="42.2833333333333" calcext:value-type="float">
            <text:p>42,2833333333333</text:p>
          </table:table-cell>
          <table:table-cell office:value-type="float" office:value="0.767868736069736" calcext:value-type="float">
            <text:p>0,767868736069736</text:p>
          </table:table-cell>
          <table:table-cell table:style-name="ce48" office:value-type="string" calcext:value-type="string">
            <text:p>Carribean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0.8" calcext:value-type="float">
            <text:p>30,8</text:p>
          </table:table-cell>
          <table:table-cell table:style-name="ce59" office:value-type="float" office:value="3.82" calcext:value-type="float">
            <text:p>3,8</text:p>
          </table:table-cell>
          <table:table-cell table:style-name="ce59" office:value-type="float" office:value="0.17" calcext:value-type="float">
            <text:p>0,2</text:p>
          </table:table-cell>
          <table:table-cell table:style-name="ce59" office:value-type="float" office:value="21" calcext:value-type="float">
            <text:p>21,0</text:p>
          </table:table-cell>
          <table:table-cell table:style-name="ce59" table:formula="of:=([.Q28]-[.P28])/[.O28]" office:value-type="float" office:value="5.45287958115183" calcext:value-type="float">
            <text:p>5,5</text:p>
          </table:table-cell>
          <table:table-cell table:style-name="ce59" office:value-type="float" office:value="20" calcext:value-type="float">
            <text:p>20,0</text:p>
          </table:table-cell>
          <table:table-cell table:style-name="ce61" office:value-type="float" office:value="66.048" calcext:value-type="float">
            <text:p>66,048</text:p>
          </table:table-cell>
          <table:table-cell table:style-name="ce61" office:value-type="float" office:value="19.686" calcext:value-type="float">
            <text:p>19,686</text:p>
          </table:table-cell>
          <table:table-cell table:style-name="ce61" office:value-type="float" office:value="10.89" calcext:value-type="float">
            <text:p>10,890</text:p>
          </table:table-cell>
          <table:table-cell table:style-name="ce61" office:value-type="float" office:value="0.071" calcext:value-type="float">
            <text:p>0,071</text:p>
          </table:table-cell>
          <table:table-cell table:style-name="ce61" office:value-type="float" office:value="0.149" calcext:value-type="float">
            <text:p>0,149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311" calcext:value-type="float">
            <text:p>0,311</text:p>
          </table:table-cell>
          <table:table-cell table:style-name="ce61" office:value-type="float" office:value="1.056" calcext:value-type="float">
            <text:p>1,056</text:p>
          </table:table-cell>
          <table:table-cell table:style-name="ce61" office:value-type="float" office:value="0.684" calcext:value-type="float">
            <text:p>0,684</text:p>
          </table:table-cell>
          <table:table-cell table:style-name="ce61" office:value-type="float" office:value="0.066" calcext:value-type="float">
            <text:p>0,066</text:p>
          </table:table-cell>
          <table:table-cell table:number-columns-repeated="2" table:style-name="ce61" office:value-type="string" calcext:value-type="string">
            <text:p>-</text:p>
          </table:table-cell>
          <table:table-cell table:style-name="ce61" office:value-type="float" office:value="0.89" calcext:value-type="float">
            <text:p>0,89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El Yigre</text:p>
          </table:table-cell>
          <table:table-cell office:value-type="float" office:value="9.16875" calcext:value-type="float">
            <text:p>9,16875</text:p>
          </table:table-cell>
          <table:table-cell office:value-type="float" office:value="0.0852386356061616" calcext:value-type="float">
            <text:p>0,085238635606162</text:p>
          </table:table-cell>
          <table:table-cell office:value-type="float" office:value="21.534375" calcext:value-type="float">
            <text:p>21,534375</text:p>
          </table:table-cell>
          <table:table-cell office:value-type="float" office:value="0.719257067512491" calcext:value-type="float">
            <text:p>0,719257067512491</text:p>
          </table:table-cell>
          <table:table-cell office:value-type="float" office:value="33.328125" calcext:value-type="float">
            <text:p>33,328125</text:p>
          </table:table-cell>
          <table:table-cell office:value-type="float" office:value="0.404451145587039" calcext:value-type="float">
            <text:p>0,404451145587039</text:p>
          </table:table-cell>
          <table:table-cell office:value-type="float" office:value="42.8203125" calcext:value-type="float">
            <text:p>42,8203125</text:p>
          </table:table-cell>
          <table:table-cell office:value-type="float" office:value="2.07604375731623" calcext:value-type="float">
            <text:p>2,07604375731623</text:p>
          </table:table-cell>
          <table:table-cell office:value-type="float" office:value="47.2666666666667" calcext:value-type="float">
            <text:p>47,2666666666667</text:p>
          </table:table-cell>
          <table:table-cell office:value-type="float" office:value="1.01088477129361" calcext:value-type="float">
            <text:p>1,01088477129361</text:p>
          </table:table-cell>
          <table:table-cell table:style-name="ce48" office:value-type="string" calcext:value-type="string">
            <text:p>Carribean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1.4" calcext:value-type="float">
            <text:p>31,4</text:p>
          </table:table-cell>
          <table:table-cell table:style-name="ce59" office:value-type="float" office:value="4.6" calcext:value-type="float">
            <text:p>4,6</text:p>
          </table:table-cell>
          <table:table-cell table:style-name="ce59" office:value-type="float" office:value="0.23" calcext:value-type="float">
            <text:p>0,2</text:p>
          </table:table-cell>
          <table:table-cell table:style-name="ce59" office:value-type="float" office:value="26.2" calcext:value-type="float">
            <text:p>26,2</text:p>
          </table:table-cell>
          <table:table-cell table:style-name="ce59" table:formula="of:=([.Q29]-[.P29])/[.O29]" office:value-type="float" office:value="5.64565217391304" calcext:value-type="float">
            <text:p>5,6</text:p>
          </table:table-cell>
          <table:table-cell table:style-name="ce59" office:value-type="float" office:value="71.7" calcext:value-type="float">
            <text:p>71,7</text:p>
          </table:table-cell>
          <table:table-cell table:style-name="ce62" office:value-type="float" office:value="53.248" calcext:value-type="float">
            <text:p>53,248</text:p>
          </table:table-cell>
          <table:table-cell table:style-name="ce62" office:value-type="float" office:value="21.909" calcext:value-type="float">
            <text:p>21,909</text:p>
          </table:table-cell>
          <table:table-cell table:style-name="ce62" office:value-type="float" office:value="16.203" calcext:value-type="float">
            <text:p>16,203</text:p>
          </table:table-cell>
          <table:table-cell table:style-name="ce62" office:value-type="float" office:value="3.117" calcext:value-type="float">
            <text:p>3,117</text:p>
          </table:table-cell>
          <table:table-cell table:style-name="ce62" office:value-type="float" office:value="0.826" calcext:value-type="float">
            <text:p>0,826</text:p>
          </table:table-cell>
          <table:table-cell table:style-name="ce62" office:value-type="float" office:value="0.06" calcext:value-type="float">
            <text:p>0,060</text:p>
          </table:table-cell>
          <table:table-cell table:style-name="ce62" office:value-type="float" office:value="0.113" calcext:value-type="float">
            <text:p>0,113</text:p>
          </table:table-cell>
          <table:table-cell table:style-name="ce62" office:value-type="float" office:value="0.066" calcext:value-type="float">
            <text:p>0,066</text:p>
          </table:table-cell>
          <table:table-cell table:style-name="ce62" office:value-type="float" office:value="1.3" calcext:value-type="float">
            <text:p>1,30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807" calcext:value-type="float">
            <text:p>0,807</text:p>
          </table:table-cell>
          <table:table-cell table:style-name="ce62" office:value-type="float" office:value="0.089" calcext:value-type="float">
            <text:p>0,089</text:p>
          </table:table-cell>
          <table:table-cell table:style-name="ce62" office:value-type="float" office:value="2.04" calcext:value-type="float">
            <text:p>2,04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Argos AR</text:p>
          </table:table-cell>
          <table:table-cell office:value-type="float" office:value="11.1979166666667" calcext:value-type="float">
            <text:p>11,1979166666667</text:p>
          </table:table-cell>
          <table:table-cell office:value-type="float" office:value="0.0616610357789537" calcext:value-type="float">
            <text:p>0,061661035778954</text:p>
          </table:table-cell>
          <table:table-cell office:value-type="float" office:value="25.3729166666667" calcext:value-type="float">
            <text:p>25,3729166666667</text:p>
          </table:table-cell>
          <table:table-cell office:value-type="float" office:value="0.826190744219114" calcext:value-type="float">
            <text:p>0,826190744219114</text:p>
          </table:table-cell>
          <table:table-cell office:value-type="float" office:value="38.8666666666667" calcext:value-type="float">
            <text:p>38,8666666666667</text:p>
          </table:table-cell>
          <table:table-cell office:value-type="float" office:value="0.95468281163606" calcext:value-type="float">
            <text:p>0,95468281163606</text:p>
          </table:table-cell>
          <table:table-cell office:value-type="float" office:value="50.4166666666667" calcext:value-type="float">
            <text:p>50,4166666666667</text:p>
          </table:table-cell>
          <table:table-cell office:value-type="float" office:value="0.233964919022775" calcext:value-type="float">
            <text:p>0,233964919022775</text:p>
          </table:table-cell>
          <table:table-cell office:value-type="float" office:value="54.61875" calcext:value-type="float">
            <text:p>54,61875</text:p>
          </table:table-cell>
          <table:table-cell office:value-type="float" office:value="0.458300188195466" calcext:value-type="float">
            <text:p>0,458300188195466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50.1" calcext:value-type="float">
            <text:p>50,1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2" office:value-type="float" office:value="44.912" calcext:value-type="float">
            <text:p>44,912</text:p>
          </table:table-cell>
          <table:table-cell table:style-name="ce62" office:value-type="float" office:value="28.757" calcext:value-type="float">
            <text:p>28,757</text:p>
          </table:table-cell>
          <table:table-cell table:style-name="ce62" office:value-type="float" office:value="20.853" calcext:value-type="float">
            <text:p>20,853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48" calcext:value-type="float">
            <text:p>0,248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office:value-type="float" office:value="0.337" calcext:value-type="float">
            <text:p>0,337</text:p>
          </table:table-cell>
          <table:table-cell table:style-name="ce62" office:value-type="float" office:value="3.546" calcext:value-type="float">
            <text:p>3,546</text:p>
          </table:table-cell>
          <table:table-cell table:style-name="ce62" office:value-type="float" office:value="0.162" calcext:value-type="float">
            <text:p>0,162</text:p>
          </table:table-cell>
          <table:table-cell table:style-name="ce62" office:value-type="float" office:value="0.174" calcext:value-type="float">
            <text:p>0,174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77" calcext:value-type="float">
            <text:p>0,77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Argos CU</text:p>
          </table:table-cell>
          <table:table-cell office:value-type="float" office:value="9.509375" calcext:value-type="float">
            <text:p>9,509375</text:p>
          </table:table-cell>
          <table:table-cell office:value-type="float" office:value="0.119732775379175" calcext:value-type="float">
            <text:p>0,119732775379175</text:p>
          </table:table-cell>
          <table:table-cell office:value-type="float" office:value="23.44375" calcext:value-type="float">
            <text:p>23,44375</text:p>
          </table:table-cell>
          <table:table-cell office:value-type="float" office:value="0.395729152956918" calcext:value-type="float">
            <text:p>0,395729152956918</text:p>
          </table:table-cell>
          <table:table-cell office:value-type="float" office:value="39.0645833333333" calcext:value-type="float">
            <text:p>39,0645833333333</text:p>
          </table:table-cell>
          <table:table-cell office:value-type="float" office:value="0.788821642282546" calcext:value-type="float">
            <text:p>0,788821642282546</text:p>
          </table:table-cell>
          <table:table-cell office:value-type="float" office:value="50.0229166666667" calcext:value-type="float">
            <text:p>50,0229166666667</text:p>
          </table:table-cell>
          <table:table-cell office:value-type="float" office:value="0.151339505197199" calcext:value-type="float">
            <text:p>0,151339505197199</text:p>
          </table:table-cell>
          <table:table-cell office:value-type="float" office:value="52.7708333333333" calcext:value-type="float">
            <text:p>52,7708333333333</text:p>
          </table:table-cell>
          <table:table-cell office:value-type="float" office:value="0.715490798915914" calcext:value-type="float">
            <text:p>0,715490798915914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9.8" calcext:value-type="float">
            <text:p>49,8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2" office:value-type="float" office:value="72.322" calcext:value-type="float">
            <text:p>72,322</text:p>
          </table:table-cell>
          <table:table-cell table:style-name="ce62" office:value-type="float" office:value="24.188" calcext:value-type="float">
            <text:p>24,188</text:p>
          </table:table-cell>
          <table:table-cell table:style-name="ce62" office:value-type="float" office:value="2.058" calcext:value-type="float">
            <text:p>2,058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079" calcext:value-type="float">
            <text:p>0,079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office:value-type="float" office:value="0.302" calcext:value-type="float">
            <text:p>0,302</text:p>
          </table:table-cell>
          <table:table-cell table:style-name="ce62" office:value-type="float" office:value="0.376" calcext:value-type="float">
            <text:p>0,376</text:p>
          </table:table-cell>
          <table:table-cell table:number-columns-repeated="3" table:style-name="ce62" office:value-type="string" calcext:value-type="string">
            <text:p>-</text:p>
          </table:table-cell>
          <table:table-cell table:style-name="ce62" office:value-type="float" office:value="0.57" calcext:value-type="float">
            <text:p>0,57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Argos SO</text:p>
          </table:table-cell>
          <table:table-cell office:value-type="float" office:value="9.41875" calcext:value-type="float">
            <text:p>9,41875</text:p>
          </table:table-cell>
          <table:table-cell office:value-type="float" office:value="0.516334738808072" calcext:value-type="float">
            <text:p>0,516334738808072</text:p>
          </table:table-cell>
          <table:table-cell office:value-type="float" office:value="22.6854166666667" calcext:value-type="float">
            <text:p>22,6854166666667</text:p>
          </table:table-cell>
          <table:table-cell office:value-type="float" office:value="0.294104396147582" calcext:value-type="float">
            <text:p>0,294104396147582</text:p>
          </table:table-cell>
          <table:table-cell office:value-type="float" office:value="36.7375" calcext:value-type="float">
            <text:p>36,7375</text:p>
          </table:table-cell>
          <table:table-cell office:value-type="float" office:value="0.671198787618094" calcext:value-type="float">
            <text:p>0,671198787618094</text:p>
          </table:table-cell>
          <table:table-cell office:value-type="float" office:value="46.3291666666667" calcext:value-type="float">
            <text:p>46,3291666666667</text:p>
          </table:table-cell>
          <table:table-cell office:value-type="float" office:value="1.09404162778814" calcext:value-type="float">
            <text:p>1,09404162778814</text:p>
          </table:table-cell>
          <table:table-cell office:value-type="float" office:value="48.3729166666667" calcext:value-type="float">
            <text:p>48,3729166666667</text:p>
          </table:table-cell>
          <table:table-cell office:value-type="float" office:value="0.703016195285239" calcext:value-type="float">
            <text:p>0,703016195285239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53.9" calcext:value-type="float">
            <text:p>53,9</text:p>
          </table:table-cell>
          <table:table-cell table:style-name="ce59" office:value-type="float" office:value="7.8" calcext:value-type="float">
            <text:p>7,8</text:p>
          </table:table-cell>
          <table:table-cell table:style-name="ce59" table:number-columns-repeated="2"/>
          <table:table-cell table:style-name="ce59" office:value-type="float" office:value="6.2" calcext:value-type="float">
            <text:p>6,2</text:p>
          </table:table-cell>
          <table:table-cell table:style-name="ce59"/>
          <table:table-cell table:style-name="ce62" office:value-type="float" office:value="54.8509640348412" calcext:value-type="float">
            <text:p>54,851</text:p>
          </table:table-cell>
          <table:table-cell table:style-name="ce62" office:value-type="float" office:value="28.6036934532172" calcext:value-type="float">
            <text:p>28,604</text:p>
          </table:table-cell>
          <table:table-cell table:style-name="ce62" office:value-type="float" office:value="8.96730345602697" calcext:value-type="float">
            <text:p>8,967</text:p>
          </table:table-cell>
          <table:table-cell table:style-name="ce62" office:value-type="float" office:value="0.864909525147513" calcext:value-type="float">
            <text:p>0,865</text:p>
          </table:table-cell>
          <table:table-cell table:style-name="ce62" office:value-type="float" office:value="1.31488676594549" calcext:value-type="float">
            <text:p>1,315</text:p>
          </table:table-cell>
          <table:table-cell table:style-name="ce62" office:value-type="float" office:value="0.220082326496207" calcext:value-type="float">
            <text:p>0,220</text:p>
          </table:table-cell>
          <table:table-cell table:style-name="ce62" office:value-type="float" office:value="0.227091317785895" calcext:value-type="float">
            <text:p>0,227</text:p>
          </table:table-cell>
          <table:table-cell table:style-name="ce62" office:value-type="float" office:value="3.03068783366114" calcext:value-type="float">
            <text:p>3,031</text:p>
          </table:table-cell>
          <table:table-cell table:style-name="ce62" office:value-type="float" office:value="1.07377746558022" calcext:value-type="float">
            <text:p>1,074</text:p>
          </table:table-cell>
          <table:table-cell table:style-name="ce62" office:value-type="float" office:value="0.531281539758359" calcext:value-type="float">
            <text:p>0,531</text:p>
          </table:table-cell>
          <table:table-cell table:style-name="ce62" office:value-type="float" office:value="0.0700899128968811" calcext:value-type="float">
            <text:p>0,07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2" calcext:value-type="float">
            <text:p>0,2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Sinoma</text:p>
          </table:table-cell>
          <table:table-cell office:value-type="float" office:value="10.25" calcext:value-type="float">
            <text:p>10,25</text:p>
          </table:table-cell>
          <table:table-cell office:value-type="float" office:value="0.344714555828441" calcext:value-type="float">
            <text:p>0,344714555828441</text:p>
          </table:table-cell>
          <table:table-cell office:value-type="float" office:value="24.2625" calcext:value-type="float">
            <text:p>24,2625</text:p>
          </table:table-cell>
          <table:table-cell office:value-type="float" office:value="1.44956890143242" calcext:value-type="float">
            <text:p>1,44956890143242</text:p>
          </table:table-cell>
          <table:table-cell office:value-type="float" office:value="44.028125" calcext:value-type="float">
            <text:p>44,028125</text:p>
          </table:table-cell>
          <table:table-cell office:value-type="float" office:value="0.05745242597141" calcext:value-type="float">
            <text:p>0,05745242597141</text:p>
          </table:table-cell>
          <table:table-cell office:value-type="float" office:value="63.5" calcext:value-type="float">
            <text:p>63,5</text:p>
          </table:table-cell>
          <table:table-cell office:value-type="float" office:value="0.936916485072172" calcext:value-type="float">
            <text:p>0,936916485072172</text:p>
          </table:table-cell>
          <table:table-cell office:value-type="float" office:value="65.39375" calcext:value-type="float">
            <text:p>65,39375</text:p>
          </table:table-cell>
          <table:table-cell office:value-type="float" office:value="1.85615530061469" calcext:value-type="float">
            <text:p>1,85615530061469</text:p>
          </table:table-cell>
          <table:table-cell table:style-name="ce48" office:value-type="string" calcext:value-type="string">
            <text:p>East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74.9" calcext:value-type="float">
            <text:p>74,9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1" office:value-type="float" office:value="59.2921348314607" calcext:value-type="float">
            <text:p>59,292</text:p>
          </table:table-cell>
          <table:table-cell table:style-name="ce61" office:value-type="float" office:value="36.5730337078652" calcext:value-type="float">
            <text:p>36,573</text:p>
          </table:table-cell>
          <table:table-cell table:style-name="ce61" office:value-type="float" office:value="0.715730337078652" calcext:value-type="float">
            <text:p>0,716</text:p>
          </table:table-cell>
          <table:table-cell table:style-name="ce61" office:value-type="float" office:value="0.167415730337079" calcext:value-type="float">
            <text:p>0,167</text:p>
          </table:table-cell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0.0606741573033708" calcext:value-type="float">
            <text:p>0,061</text:p>
          </table:table-cell>
          <table:table-cell table:style-name="ce61" office:value-type="float" office:value="1.02247191011236" calcext:value-type="float">
            <text:p>1,022</text:p>
          </table:table-cell>
          <table:table-cell table:style-name="ce61" office:value-type="float" office:value="0.166292134831461" calcext:value-type="float">
            <text:p>0,166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1.65955056179775" calcext:value-type="float">
            <text:p>1,660</text:p>
          </table:table-cell>
          <table:table-cell table:style-name="ce61" office:value-type="float" office:value="0.298876404494379" calcext:value-type="float">
            <text:p>0,29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Lakshmi1</text:p>
          </table:table-cell>
          <table:table-cell office:value-type="float" office:value="14.5308824624088" calcext:value-type="float">
            <text:p>14,5308824624088</text:p>
          </table:table-cell>
          <table:table-cell office:value-type="float" office:value="0.337496239898342" calcext:value-type="float">
            <text:p>0,337496239898342</text:p>
          </table:table-cell>
          <table:table-cell office:value-type="float" office:value="34.8548292528144" calcext:value-type="float">
            <text:p>34,8548292528144</text:p>
          </table:table-cell>
          <table:table-cell office:value-type="float" office:value="0.365948635328781" calcext:value-type="float">
            <text:p>0,365948635328781</text:p>
          </table:table-cell>
          <table:table-cell office:value-type="float" office:value="46.452972650453" calcext:value-type="float">
            <text:p>46,452972650453</text:p>
          </table:table-cell>
          <table:table-cell office:value-type="float" office:value="0.326309371514051" calcext:value-type="float">
            <text:p>0,326309371514051</text:p>
          </table:table-cell>
          <table:table-cell office:value-type="float" office:value="56.6052332361516" calcext:value-type="float">
            <text:p>56,6052332361516</text:p>
          </table:table-cell>
          <table:table-cell office:value-type="float" office:value="1.5373078653021" calcext:value-type="float">
            <text:p>1,5373078653021</text:p>
          </table:table-cell>
          <table:table-cell office:value-type="float" office:value="57.5922993984792" calcext:value-type="float">
            <text:p>57,5922993984792</text:p>
          </table:table-cell>
          <table:table-cell office:value-type="float" office:value="0.388463327015487" calcext:value-type="float">
            <text:p>0,388463327015487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71.7" calcext:value-type="float">
            <text:p>71,7</text:p>
          </table:table-cell>
          <table:table-cell table:style-name="ce59" office:value-type="float" office:value="27.01" calcext:value-type="float">
            <text:p>27,0</text:p>
          </table:table-cell>
          <table:table-cell table:style-name="ce59" table:number-columns-repeated="2"/>
          <table:table-cell table:style-name="ce59" office:value-type="float" office:value="2.7" calcext:value-type="float">
            <text:p>2,7</text:p>
          </table:table-cell>
          <table:table-cell table:style-name="ce59" office:value-type="float" office:value="28.01" calcext:value-type="float">
            <text:p>28,0</text:p>
          </table:table-cell>
          <table:table-cell table:style-name="ce62" office:value-type="float" office:value="53.8295454545455" calcext:value-type="float">
            <text:p>53,830</text:p>
          </table:table-cell>
          <table:table-cell table:style-name="ce62" office:value-type="float" office:value="39.3181818181818" calcext:value-type="float">
            <text:p>39,318</text:p>
          </table:table-cell>
          <table:table-cell table:style-name="ce62" office:value-type="float" office:value="1.22727272727273" calcext:value-type="float">
            <text:p>1,227</text:p>
          </table:table-cell>
          <table:table-cell table:style-name="ce62" office:value-type="float" office:value="0.556818181818182" calcext:value-type="float">
            <text:p>0,557</text:p>
          </table:table-cell>
          <table:table-cell table:style-name="ce62" office:value-type="float" office:value="0.656818181818182" calcext:value-type="float">
            <text:p>0,657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15909090909091" calcext:value-type="float">
            <text:p>0,216</text:p>
          </table:table-cell>
          <table:table-cell table:style-name="ce62" office:value-type="float" office:value="0.842045454545454" calcext:value-type="float">
            <text:p>0,842</text:p>
          </table:table-cell>
          <table:table-cell table:style-name="ce62" office:value-type="float" office:value="1.59090909090909" calcext:value-type="float">
            <text:p>1,591</text:p>
          </table:table-cell>
          <table:table-cell table:style-name="ce62" office:value-type="float" office:value="0.261363636363636" calcext:value-type="float">
            <text:p>0,261</text:p>
          </table:table-cell>
          <table:table-cell table:style-name="ce59"/>
          <table:table-cell table:style-name="ce61" office:value-type="float" office:value="0.21" calcext:value-type="float">
            <text:p>0,210</text:p>
          </table:table-cell>
          <table:table-cell table:style-name="ce62" office:value-type="float" office:value="1.28204545454543" calcext:value-type="float">
            <text:p>1,28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Lakshmi2</text:p>
          </table:table-cell>
          <table:table-cell office:value-type="float" office:value="11.8845648168825" calcext:value-type="float">
            <text:p>11,8845648168825</text:p>
          </table:table-cell>
          <table:table-cell office:value-type="float" office:value="0" calcext:value-type="float">
            <text:p>0</text:p>
          </table:table-cell>
          <table:table-cell office:value-type="float" office:value="29.4442933283055" calcext:value-type="float">
            <text:p>29,4442933283055</text:p>
          </table:table-cell>
          <table:table-cell office:value-type="float" office:value="0.166340288785809" calcext:value-type="float">
            <text:p>0,166340288785809</text:p>
          </table:table-cell>
          <table:table-cell office:value-type="float" office:value="44.5051351695572" calcext:value-type="float">
            <text:p>44,5051351695572</text:p>
          </table:table-cell>
          <table:table-cell office:value-type="float" office:value="0.713327463309784" calcext:value-type="float">
            <text:p>0,713327463309784</text:p>
          </table:table-cell>
          <table:table-cell office:value-type="float" office:value="54.8618658892128" calcext:value-type="float">
            <text:p>54,8618658892128</text:p>
          </table:table-cell>
          <table:table-cell office:value-type="float" office:value="1.67404953526159" calcext:value-type="float">
            <text:p>1,67404953526159</text:p>
          </table:table-cell>
          <table:table-cell office:value-type="float" office:value="56.8540833191465" calcext:value-type="float">
            <text:p>56,8540833191465</text:p>
          </table:table-cell>
          <table:table-cell office:value-type="float" office:value="0.186138677528253" calcext:value-type="float">
            <text:p>0,186138677528253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72.57" calcext:value-type="float">
            <text:p>72,6</text:p>
          </table:table-cell>
          <table:table-cell table:style-name="ce59" office:value-type="float" office:value="8" calcext:value-type="float">
            <text:p>8,0</text:p>
          </table:table-cell>
          <table:table-cell table:style-name="ce59" table:number-columns-repeated="2"/>
          <table:table-cell table:style-name="ce59" office:value-type="float" office:value="7.9" calcext:value-type="float">
            <text:p>7,9</text:p>
          </table:table-cell>
          <table:table-cell table:style-name="ce59" office:value-type="float" office:value="14.41" calcext:value-type="float">
            <text:p>14,4</text:p>
          </table:table-cell>
          <table:table-cell table:style-name="ce62" office:value-type="float" office:value="54.2954545454546" calcext:value-type="float">
            <text:p>54,295</text:p>
          </table:table-cell>
          <table:table-cell table:style-name="ce62" office:value-type="float" office:value="38.9886363636364" calcext:value-type="float">
            <text:p>38,989</text:p>
          </table:table-cell>
          <table:table-cell table:style-name="ce62" office:value-type="float" office:value="1.35227272727273" calcext:value-type="float">
            <text:p>1,352</text:p>
          </table:table-cell>
          <table:table-cell table:style-name="ce62" office:value-type="float" office:value="0.136363636363636" calcext:value-type="float">
            <text:p>0,136</text:p>
          </table:table-cell>
          <table:table-cell table:style-name="ce62" office:value-type="float" office:value="0.357954545454545" calcext:value-type="float">
            <text:p>0,358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32954545454545" calcext:value-type="float">
            <text:p>0,133</text:p>
          </table:table-cell>
          <table:table-cell table:style-name="ce62" office:value-type="float" office:value="1.51590909090909" calcext:value-type="float">
            <text:p>1,516</text:p>
          </table:table-cell>
          <table:table-cell table:style-name="ce62" office:value-type="float" office:value="1.24886363636364" calcext:value-type="float">
            <text:p>1,249</text:p>
          </table:table-cell>
          <table:table-cell table:style-name="ce62" office:value-type="float" office:value="0.2625" calcext:value-type="float">
            <text:p>0,263</text:p>
          </table:table-cell>
          <table:table-cell table:style-name="ce62" office:value-type="string" calcext:value-type="string">
            <text:p>-</text:p>
          </table:table-cell>
          <table:table-cell table:style-name="ce61" office:value-type="string" calcext:value-type="string">
            <text:p>-</text:p>
          </table:table-cell>
          <table:table-cell table:style-name="ce62" office:value-type="float" office:value="1.68740909090907" calcext:value-type="float">
            <text:p>1,68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Lakshmi3</text:p>
          </table:table-cell>
          <table:table-cell office:value-type="float" office:value="13.2130268814203" calcext:value-type="float">
            <text:p>13,2130268814203</text:p>
          </table:table-cell>
          <table:table-cell office:value-type="float" office:value="0.26624703369758" calcext:value-type="float">
            <text:p>0,26624703369758</text:p>
          </table:table-cell>
          <table:table-cell office:value-type="float" office:value="33.6237362960783" calcext:value-type="float">
            <text:p>33,6237362960783</text:p>
          </table:table-cell>
          <table:table-cell office:value-type="float" office:value="0.687539860314684" calcext:value-type="float">
            <text:p>0,687539860314684</text:p>
          </table:table-cell>
          <table:table-cell office:value-type="float" office:value="46.5307788308193" calcext:value-type="float">
            <text:p>46,5307788308193</text:p>
          </table:table-cell>
          <table:table-cell office:value-type="float" office:value="0.178331865827445" calcext:value-type="float">
            <text:p>0,178331865827445</text:p>
          </table:table-cell>
          <table:table-cell office:value-type="float" office:value="58.3573906705539" calcext:value-type="float">
            <text:p>58,3573906705539</text:p>
          </table:table-cell>
          <table:table-cell office:value-type="float" office:value="0.153316417833367" calcext:value-type="float">
            <text:p>0,153316417833367</text:p>
          </table:table-cell>
          <table:table-cell office:value-type="float" office:value="59.4263943862785" calcext:value-type="float">
            <text:p>59,4263943862785</text:p>
          </table:table-cell>
          <table:table-cell office:value-type="float" office:value="0.602927455471962" calcext:value-type="float">
            <text:p>0,602927455471962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62.6" calcext:value-type="float">
            <text:p>62,6</text:p>
          </table:table-cell>
          <table:table-cell table:style-name="ce59" office:value-type="float" office:value="25.3" calcext:value-type="float">
            <text:p>25,3</text:p>
          </table:table-cell>
          <table:table-cell table:style-name="ce59" table:number-columns-repeated="2"/>
          <table:table-cell table:style-name="ce59" table:formula="of:=(258-2.6)/[.O36]" office:value-type="float" office:value="10.0948616600791" calcext:value-type="float">
            <text:p>10,1</text:p>
          </table:table-cell>
          <table:table-cell table:style-name="ce59" office:value-type="float" office:value="15.2" calcext:value-type="float">
            <text:p>15,2</text:p>
          </table:table-cell>
          <table:table-cell table:style-name="ce62" office:value-type="float" office:value="60.8522727272727" calcext:value-type="float">
            <text:p>60,852</text:p>
          </table:table-cell>
          <table:table-cell table:style-name="ce62" office:value-type="float" office:value="33.1136363636364" calcext:value-type="float">
            <text:p>33,114</text:p>
          </table:table-cell>
          <table:table-cell table:style-name="ce62" office:value-type="float" office:value="0.943181818181818" calcext:value-type="float">
            <text:p>0,943</text:p>
          </table:table-cell>
          <table:table-cell table:style-name="ce62" office:value-type="float" office:value="1.64772727272727" calcext:value-type="float">
            <text:p>1,648</text:p>
          </table:table-cell>
          <table:table-cell table:style-name="ce62" office:value-type="float" office:value="0.296590909090909" calcext:value-type="float">
            <text:p>0,297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52272727272727" calcext:value-type="float">
            <text:p>0,152</text:p>
          </table:table-cell>
          <table:table-cell table:style-name="ce62" office:value-type="float" office:value="0.371590909090909" calcext:value-type="float">
            <text:p>0,372</text:p>
          </table:table-cell>
          <table:table-cell table:style-name="ce62" office:value-type="float" office:value="1.86704545454545" calcext:value-type="float">
            <text:p>1,867</text:p>
          </table:table-cell>
          <table:table-cell table:style-name="ce62" office:value-type="float" office:value="0.236363636363636" calcext:value-type="float">
            <text:p>0,236</text:p>
          </table:table-cell>
          <table:table-cell table:style-name="ce62" office:value-type="string" calcext:value-type="string">
            <text:p>-</text:p>
          </table:table-cell>
          <table:table-cell table:style-name="ce61" office:value-type="string" calcext:value-type="string">
            <text:p>-</text:p>
          </table:table-cell>
          <table:table-cell table:style-name="ce62" office:value-type="float" office:value="0.49009090909091" calcext:value-type="float">
            <text:p>0,49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Lakshmi4</text:p>
          </table:table-cell>
          <table:table-cell office:value-type="float" office:value="11.0015750614113" calcext:value-type="float">
            <text:p>11,0015750614113</text:p>
          </table:table-cell>
          <table:table-cell office:value-type="float" office:value="0.213747618602283" calcext:value-type="float">
            <text:p>0,213747618602283</text:p>
          </table:table-cell>
          <table:table-cell office:value-type="float" office:value="24.2088810303387" calcext:value-type="float">
            <text:p>24,2088810303387</text:p>
          </table:table-cell>
          <table:table-cell office:value-type="float" office:value="0.22917995343823" calcext:value-type="float">
            <text:p>0,22917995343823</text:p>
          </table:table-cell>
          <table:table-cell office:value-type="float" office:value="38.3289342315104" calcext:value-type="float">
            <text:p>38,3289342315104</text:p>
          </table:table-cell>
          <table:table-cell office:value-type="float" office:value="0.18212616084505" calcext:value-type="float">
            <text:p>0,18212616084505</text:p>
          </table:table-cell>
          <table:table-cell office:value-type="float" office:value="51.6241836734694" calcext:value-type="float">
            <text:p>51,6241836734694</text:p>
          </table:table-cell>
          <table:table-cell office:value-type="float" office:value="0.426799757752331" calcext:value-type="float">
            <text:p>0,426799757752331</text:p>
          </table:table-cell>
          <table:table-cell office:value-type="float" office:value="53.3060680541369" calcext:value-type="float">
            <text:p>53,3060680541369</text:p>
          </table:table-cell>
          <table:table-cell office:value-type="float" office:value="0.833577555887403" calcext:value-type="float">
            <text:p>0,833577555887403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9" calcext:value-type="float">
            <text:p>39,0</text:p>
          </table:table-cell>
          <table:table-cell table:style-name="ce59" office:value-type="float" office:value="10.8" calcext:value-type="float">
            <text:p>10,8</text:p>
          </table:table-cell>
          <table:table-cell table:style-name="ce59" table:number-columns-repeated="2"/>
          <table:table-cell table:style-name="ce59" office:value-type="float" office:value="4.9" calcext:value-type="float">
            <text:p>4,9</text:p>
          </table:table-cell>
          <table:table-cell table:style-name="ce59" office:value-type="float" office:value="11.2" calcext:value-type="float">
            <text:p>11,2</text:p>
          </table:table-cell>
          <table:table-cell table:style-name="ce61" office:value-type="float" office:value="71.2826086956522" calcext:value-type="float">
            <text:p>71,283</text:p>
          </table:table-cell>
          <table:table-cell table:style-name="ce61" office:value-type="float" office:value="23.4565217391304" calcext:value-type="float">
            <text:p>23,457</text:p>
          </table:table-cell>
          <table:table-cell table:style-name="ce61" office:value-type="float" office:value="0.978260869565217" calcext:value-type="float">
            <text:p>0,978</text:p>
          </table:table-cell>
          <table:table-cell table:style-name="ce61" office:value-type="float" office:value="0.347826086956522" calcext:value-type="float">
            <text:p>0,348</text:p>
          </table:table-cell>
          <table:table-cell table:style-name="ce61" office:value-type="float" office:value="0.428260869565217" calcext:value-type="float">
            <text:p>0,428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155434782608696" calcext:value-type="float">
            <text:p>0,155</text:p>
          </table:table-cell>
          <table:table-cell table:style-name="ce61" office:value-type="float" office:value="1.37608695652174" calcext:value-type="float">
            <text:p>1,376</text:p>
          </table:table-cell>
          <table:table-cell table:style-name="ce61" office:value-type="float" office:value="1.25108695652174" calcext:value-type="float">
            <text:p>1,251</text:p>
          </table:table-cell>
          <table:table-cell table:style-name="ce61" office:value-type="float" office:value="0.247826086956522" calcext:value-type="float">
            <text:p>0,248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054" calcext:value-type="float">
            <text:p>0,054</text:p>
          </table:table-cell>
          <table:table-cell table:style-name="ce61" office:value-type="float" office:value="0.405782608695631" calcext:value-type="float">
            <text:p>0,406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Nigeria1</text:p>
          </table:table-cell>
          <table:table-cell office:value-type="float" office:value="12.0171458612476" calcext:value-type="float">
            <text:p>12,0171458612476</text:p>
          </table:table-cell>
          <table:table-cell office:value-type="float" office:value="0.3074965741296" calcext:value-type="float">
            <text:p>0,3074965741296</text:p>
          </table:table-cell>
          <table:table-cell office:value-type="float" office:value="27.4238371593947" calcext:value-type="float">
            <text:p>27,4238371593947</text:p>
          </table:table-cell>
          <table:table-cell office:value-type="float" office:value="0.17742964137153" calcext:value-type="float">
            <text:p>0,17742964137153</text:p>
          </table:table-cell>
          <table:table-cell office:value-type="float" office:value="38.0042946513611" calcext:value-type="float">
            <text:p>38,0042946513611</text:p>
          </table:table-cell>
          <table:table-cell office:value-type="float" office:value="0.292160716355602" calcext:value-type="float">
            <text:p>0,292160716355602</text:p>
          </table:table-cell>
          <table:table-cell office:value-type="float" office:value="48.4451020408163" calcext:value-type="float">
            <text:p>48,4451020408163</text:p>
          </table:table-cell>
          <table:table-cell office:value-type="float" office:value="0.654702541018141" calcext:value-type="float">
            <text:p>0,654702541018141</text:p>
          </table:table-cell>
          <table:table-cell office:value-type="float" office:value="42.7650291538985" calcext:value-type="float">
            <text:p>42,7650291538985</text:p>
          </table:table-cell>
          <table:table-cell office:value-type="float" office:value="0.315626453200087" calcext:value-type="float">
            <text:p>0,315626453200087</text:p>
          </table:table-cell>
          <table:table-cell table:style-name="ce48" office:value-type="string" calcext:value-type="string">
            <text:p>West Af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6.6" calcext:value-type="float">
            <text:p>26,6</text:p>
          </table:table-cell>
          <table:table-cell table:style-name="ce59" office:value-type="float" office:value="15.2" calcext:value-type="float">
            <text:p>15,2</text:p>
          </table:table-cell>
          <table:table-cell table:style-name="ce59" table:number-columns-repeated="2"/>
          <table:table-cell table:style-name="ce59" office:value-type="float" office:value="10.7" calcext:value-type="float">
            <text:p>10,7</text:p>
          </table:table-cell>
          <table:table-cell table:style-name="ce59" office:value-type="float" office:value="23.4" calcext:value-type="float">
            <text:p>23,4</text:p>
          </table:table-cell>
          <table:table-cell table:style-name="ce62" office:value-type="float" office:value="66.6666666666667" calcext:value-type="float">
            <text:p>66,667</text:p>
          </table:table-cell>
          <table:table-cell table:style-name="ce62" office:value-type="float" office:value="19.6344086021505" calcext:value-type="float">
            <text:p>19,634</text:p>
          </table:table-cell>
          <table:table-cell table:style-name="ce62" office:value-type="float" office:value="7.32258064516129" calcext:value-type="float">
            <text:p>7,323</text:p>
          </table:table-cell>
          <table:table-cell table:style-name="ce62" office:value-type="float" office:value="0.204301075268817" calcext:value-type="float">
            <text:p>0,204</text:p>
          </table:table-cell>
          <table:table-cell table:style-name="ce62" office:value-type="float" office:value="0.831182795698925" calcext:value-type="float">
            <text:p>0,831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526881720430108" calcext:value-type="float">
            <text:p>0,527</text:p>
          </table:table-cell>
          <table:table-cell table:style-name="ce62" office:value-type="float" office:value="2.93225806451613" calcext:value-type="float">
            <text:p>2,932</text:p>
          </table:table-cell>
          <table:table-cell table:style-name="ce62" office:value-type="float" office:value="0.731182795698925" calcext:value-type="float">
            <text:p>0,731</text:p>
          </table:table-cell>
          <table:table-cell table:style-name="ce62" office:value-type="float" office:value="0.327956989247312" calcext:value-type="float">
            <text:p>0,328</text:p>
          </table:table-cell>
          <table:table-cell table:style-name="ce62" office:value-type="string" calcext:value-type="string">
            <text:p>-</text:p>
          </table:table-cell>
          <table:table-cell table:style-name="ce61" office:value-type="float" office:value="0.078" calcext:value-type="float">
            <text:p>0,078</text:p>
          </table:table-cell>
          <table:table-cell table:style-name="ce62" office:value-type="float" office:value="0.737053763440841" calcext:value-type="float">
            <text:p>0,73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Nigeria2</text:p>
          </table:table-cell>
          <table:table-cell office:value-type="float" office:value="10.6621675878368" calcext:value-type="float">
            <text:p>10,6621675878368</text:p>
          </table:table-cell>
          <table:table-cell office:value-type="float" office:value="0.416245362541287" calcext:value-type="float">
            <text:p>0,416245362541287</text:p>
          </table:table-cell>
          <table:table-cell office:value-type="float" office:value="25.1812092254678" calcext:value-type="float">
            <text:p>25,1812092254678</text:p>
          </table:table-cell>
          <table:table-cell office:value-type="float" office:value="0.539681825838408" calcext:value-type="float">
            <text:p>0,539681825838408</text:p>
          </table:table-cell>
          <table:table-cell office:value-type="float" office:value="33.6390996356347" calcext:value-type="float">
            <text:p>33,6390996356347</text:p>
          </table:table-cell>
          <table:table-cell office:value-type="float" office:value="1.04722542485904" calcext:value-type="float">
            <text:p>1,04722542485904</text:p>
          </table:table-cell>
          <table:table-cell office:value-type="float" office:value="38.5445335276968" calcext:value-type="float">
            <text:p>38,5445335276968</text:p>
          </table:table-cell>
          <table:table-cell office:value-type="float" office:value="0.0455805566531599" calcext:value-type="float">
            <text:p>0,04558055665316</text:p>
          </table:table-cell>
          <table:table-cell office:value-type="float" office:value="39.6261801654182" calcext:value-type="float">
            <text:p>39,6261801654182</text:p>
          </table:table-cell>
          <table:table-cell office:value-type="float" office:value="0.902367936713064" calcext:value-type="float">
            <text:p>0,902367936713064</text:p>
          </table:table-cell>
          <table:table-cell table:style-name="ce48" office:value-type="string" calcext:value-type="string">
            <text:p>West Af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0.2" calcext:value-type="float">
            <text:p>20,2</text:p>
          </table:table-cell>
          <table:table-cell table:style-name="ce59" office:value-type="float" office:value="29.7" calcext:value-type="float">
            <text:p>29,7</text:p>
          </table:table-cell>
          <table:table-cell table:style-name="ce59" table:number-columns-repeated="2"/>
          <table:table-cell table:style-name="ce59" office:value-type="float" office:value="4.7" calcext:value-type="float">
            <text:p>4,7</text:p>
          </table:table-cell>
          <table:table-cell table:style-name="ce59" office:value-type="float" office:value="13.3" calcext:value-type="float">
            <text:p>13,3</text:p>
          </table:table-cell>
          <table:table-cell table:style-name="ce62" office:value-type="float" office:value="81.6185567" calcext:value-type="float">
            <text:p>81,619</text:p>
          </table:table-cell>
          <table:table-cell table:style-name="ce62" office:value-type="float" office:value="10.68041237" calcext:value-type="float">
            <text:p>10,680</text:p>
          </table:table-cell>
          <table:table-cell table:style-name="ce62" office:value-type="float" office:value="4.773195876" calcext:value-type="float">
            <text:p>4,773</text:p>
          </table:table-cell>
          <table:table-cell table:style-name="ce62" office:value-type="float" office:value="0.237113402" calcext:value-type="float">
            <text:p>0,237</text:p>
          </table:table-cell>
          <table:table-cell table:style-name="ce62" office:value-type="float" office:value="0.144329897" calcext:value-type="float">
            <text:p>0,144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12371134" calcext:value-type="float">
            <text:p>0,112</text:p>
          </table:table-cell>
          <table:table-cell table:style-name="ce62" office:value-type="float" office:value="0.108247423" calcext:value-type="float">
            <text:p>0,108</text:p>
          </table:table-cell>
          <table:table-cell table:style-name="ce62" office:value-type="float" office:value="0.894845361" calcext:value-type="float">
            <text:p>0,895</text:p>
          </table:table-cell>
          <table:table-cell table:style-name="ce62" office:value-type="float" office:value="0.278350515" calcext:value-type="float">
            <text:p>0,278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58" calcext:value-type="float">
            <text:p>0,158</text:p>
          </table:table-cell>
          <table:table-cell table:style-name="ce62" office:value-type="float" office:value="0.963649484536091" calcext:value-type="float">
            <text:p>0,964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Nigeria3</text:p>
          </table:table-cell>
          <table:table-cell office:value-type="float" office:value="11.3834084691827" calcext:value-type="float">
            <text:p>11,3834084691827</text:p>
          </table:table-cell>
          <table:table-cell office:value-type="float" office:value="0.37874578033036" calcext:value-type="float">
            <text:p>0,37874578033036</text:p>
          </table:table-cell>
          <table:table-cell office:value-type="float" office:value="28.0433043159689" calcext:value-type="float">
            <text:p>28,0433043159689</text:p>
          </table:table-cell>
          <table:table-cell office:value-type="float" office:value="0.994345281852958" calcext:value-type="float">
            <text:p>0,994345281852958</text:p>
          </table:table-cell>
          <table:table-cell office:value-type="float" office:value="36.3784137788779" calcext:value-type="float">
            <text:p>36,3784137788779</text:p>
          </table:table-cell>
          <table:table-cell office:value-type="float" office:value="1.11931703019355" calcext:value-type="float">
            <text:p>1,11931703019355</text:p>
          </table:table-cell>
          <table:table-cell office:value-type="float" office:value="44.9642274052478" calcext:value-type="float">
            <text:p>44,9642274052478</text:p>
          </table:table-cell>
          <table:table-cell office:value-type="float" office:value="1.08564598573895" calcext:value-type="float">
            <text:p>1,08564598573895</text:p>
          </table:table-cell>
          <table:table-cell office:value-type="float" office:value="44.3530521152537" calcext:value-type="float">
            <text:p>44,3530521152537</text:p>
          </table:table-cell>
          <table:table-cell office:value-type="float" office:value="0.667671343307869" calcext:value-type="float">
            <text:p>0,667671343307869</text:p>
          </table:table-cell>
          <table:table-cell table:style-name="ce48" office:value-type="string" calcext:value-type="string">
            <text:p>West Af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3.7" calcext:value-type="float">
            <text:p>23,7</text:p>
          </table:table-cell>
          <table:table-cell table:style-name="ce59" office:value-type="float" office:value="20.51" calcext:value-type="float">
            <text:p>20,5</text:p>
          </table:table-cell>
          <table:table-cell table:style-name="ce59" table:number-columns-repeated="2"/>
          <table:table-cell table:style-name="ce59" office:value-type="float" office:value="3.7" calcext:value-type="float">
            <text:p>3,7</text:p>
          </table:table-cell>
          <table:table-cell table:style-name="ce59" office:value-type="float" office:value="21.1" calcext:value-type="float">
            <text:p>21,1</text:p>
          </table:table-cell>
          <table:table-cell table:style-name="ce62" office:value-type="float" office:value="67.2406417112299" calcext:value-type="float">
            <text:p>67,241</text:p>
          </table:table-cell>
          <table:table-cell table:style-name="ce62" office:value-type="float" office:value="15.9572192513369" calcext:value-type="float">
            <text:p>15,957</text:p>
          </table:table-cell>
          <table:table-cell table:style-name="ce62" office:value-type="float" office:value="12.0641711229947" calcext:value-type="float">
            <text:p>12,064</text:p>
          </table:table-cell>
          <table:table-cell table:style-name="ce62" office:value-type="float" office:value="0.106951871657754" calcext:value-type="float">
            <text:p>0,107</text:p>
          </table:table-cell>
          <table:table-cell table:style-name="ce62" office:value-type="float" office:value="0.232085561497326" calcext:value-type="float">
            <text:p>0,232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0919786096256684" calcext:value-type="float">
            <text:p>0,092</text:p>
          </table:table-cell>
          <table:table-cell table:style-name="ce62" office:value-type="float" office:value="0.122994652406417" calcext:value-type="float">
            <text:p>0,123</text:p>
          </table:table-cell>
          <table:table-cell table:style-name="ce62" office:value-type="float" office:value="2.95294117647059" calcext:value-type="float">
            <text:p>2,953</text:p>
          </table:table-cell>
          <table:table-cell table:style-name="ce62" office:value-type="float" office:value="0.302673796791444" calcext:value-type="float">
            <text:p>0,303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097" calcext:value-type="float">
            <text:p>0,097</text:p>
          </table:table-cell>
          <table:table-cell table:style-name="ce62" office:value-type="float" office:value="0.829203208556166" calcext:value-type="float">
            <text:p>0,82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Cameroon</text:p>
          </table:table-cell>
          <table:table-cell office:value-type="float" office:value="11.740625" calcext:value-type="float">
            <text:p>11,740625</text:p>
          </table:table-cell>
          <table:table-cell office:value-type="float" office:value="0.00441941738241567" calcext:value-type="float">
            <text:p>0,004419417382416</text:p>
          </table:table-cell>
          <table:table-cell office:value-type="float" office:value="28.571875" calcext:value-type="float">
            <text:p>28,571875</text:p>
          </table:table-cell>
          <table:table-cell office:value-type="float" office:value="0.994368911043583" calcext:value-type="float">
            <text:p>0,994368911043583</text:p>
          </table:table-cell>
          <table:table-cell office:value-type="float" office:value="48.303125" calcext:value-type="float">
            <text:p>48,303125</text:p>
          </table:table-cell>
          <table:table-cell office:value-type="float" office:value="0.17235727791422" calcext:value-type="float">
            <text:p>0,17235727791422</text:p>
          </table:table-cell>
          <table:table-cell office:value-type="float" office:value="59.159375" calcext:value-type="float">
            <text:p>59,159375</text:p>
          </table:table-cell>
          <table:table-cell office:value-type="float" office:value="0.534749503272328" calcext:value-type="float">
            <text:p>0,534749503272328</text:p>
          </table:table-cell>
          <table:table-cell office:value-type="float" office:value="61.584375" calcext:value-type="float">
            <text:p>61,584375</text:p>
          </table:table-cell>
          <table:table-cell office:value-type="float" office:value="0.119324269325232" calcext:value-type="float">
            <text:p>0,119324269325232</text:p>
          </table:table-cell>
          <table:table-cell table:style-name="ce48" office:value-type="string" calcext:value-type="string">
            <text:p>Central Af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66.4" calcext:value-type="float">
            <text:p>66,4</text:p>
          </table:table-cell>
          <table:table-cell table:style-name="ce59" office:value-type="float" office:value="27.4" calcext:value-type="float">
            <text:p>27,4</text:p>
          </table:table-cell>
          <table:table-cell table:style-name="ce59" table:number-columns-repeated="2"/>
          <table:table-cell table:style-name="ce59" office:value-type="float" office:value="6.8" calcext:value-type="float">
            <text:p>6,8</text:p>
          </table:table-cell>
          <table:table-cell table:style-name="ce59" office:value-type="float" office:value="50.06" calcext:value-type="float">
            <text:p>50,1</text:p>
          </table:table-cell>
          <table:table-cell table:style-name="ce61" office:value-type="float" office:value="56.97" calcext:value-type="float">
            <text:p>56,970</text:p>
          </table:table-cell>
          <table:table-cell table:style-name="ce61" office:value-type="float" office:value="35.05" calcext:value-type="float">
            <text:p>35,050</text:p>
          </table:table-cell>
          <table:table-cell table:style-name="ce61" office:value-type="float" office:value="2.52" calcext:value-type="float">
            <text:p>2,520</text:p>
          </table:table-cell>
          <table:table-cell table:style-name="ce61" office:value-type="float" office:value="0.05" calcext:value-type="float">
            <text:p>0,050</text:p>
          </table:table-cell>
          <table:table-cell table:style-name="ce61" office:value-type="float" office:value="0.28" calcext:value-type="float">
            <text:p>0,28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09" calcext:value-type="float">
            <text:p>0,090</text:p>
          </table:table-cell>
          <table:table-cell table:style-name="ce61" office:value-type="float" office:value="0.71" calcext:value-type="float">
            <text:p>0,710</text:p>
          </table:table-cell>
          <table:table-cell table:style-name="ce61" office:value-type="float" office:value="1.82" calcext:value-type="float">
            <text:p>1,820</text:p>
          </table:table-cell>
          <table:table-cell table:style-name="ce61" office:value-type="float" office:value="0.34" calcext:value-type="float">
            <text:p>0,340</text:p>
          </table:table-cell>
          <table:table-cell table:style-name="ce61" office:value-type="float" office:value="1" calcext:value-type="float">
            <text:p>1,00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2.04" calcext:value-type="float">
            <text:p>2,04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Sinoma 3 2</text:p>
          </table:table-cell>
          <table:table-cell office:value-type="float" office:value="9.6875" calcext:value-type="float">
            <text:p>9,6875</text:p>
          </table:table-cell>
          <table:table-cell office:value-type="float" office:value="0.0795495128834871" calcext:value-type="float">
            <text:p>0,079549512883487</text:p>
          </table:table-cell>
          <table:table-cell office:value-type="float" office:value="24.590625" calcext:value-type="float">
            <text:p>24,590625</text:p>
          </table:table-cell>
          <table:table-cell office:value-type="float" office:value="0.738042702863459" calcext:value-type="float">
            <text:p>0,738042702863459</text:p>
          </table:table-cell>
          <table:table-cell office:value-type="float" office:value="38.440625" calcext:value-type="float">
            <text:p>38,440625</text:p>
          </table:table-cell>
          <table:table-cell office:value-type="float" office:value="1.56889317075765" calcext:value-type="float">
            <text:p>1,56889317075765</text:p>
          </table:table-cell>
          <table:table-cell office:value-type="float" office:value="49.940625" calcext:value-type="float">
            <text:p>49,940625</text:p>
          </table:table-cell>
          <table:table-cell office:value-type="float" office:value="0.623137850920646" calcext:value-type="float">
            <text:p>0,623137850920646</text:p>
          </table:table-cell>
          <table:table-cell office:value-type="float" office:value="54.5125" calcext:value-type="float">
            <text:p>54,5125</text:p>
          </table:table-cell>
          <table:table-cell office:value-type="float" office:value="0.839689302659025" calcext:value-type="float">
            <text:p>0,839689302659025</text:p>
          </table:table-cell>
          <table:table-cell table:style-name="ce48" office:value-type="string" calcext:value-type="string">
            <text:p>East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53.8" calcext:value-type="float">
            <text:p>53,8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1" office:value-type="float" office:value="60.707" calcext:value-type="float">
            <text:p>60,707</text:p>
          </table:table-cell>
          <table:table-cell table:style-name="ce61" office:value-type="float" office:value="35.868" calcext:value-type="float">
            <text:p>35,868</text:p>
          </table:table-cell>
          <table:table-cell table:style-name="ce61" office:value-type="float" office:value="0.653" calcext:value-type="float">
            <text:p>0,653</text:p>
          </table:table-cell>
          <table:table-cell table:style-name="ce61" office:value-type="float" office:value="0.143" calcext:value-type="float">
            <text:p>0,143</text:p>
          </table:table-cell>
          <table:table-cell table:style-name="ce61" office:value-type="float" office:value="0.108" calcext:value-type="float">
            <text:p>0,108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059" calcext:value-type="float">
            <text:p>0,059</text:p>
          </table:table-cell>
          <table:table-cell table:style-name="ce61" office:value-type="float" office:value="0.078" calcext:value-type="float">
            <text:p>0,078</text:p>
          </table:table-cell>
          <table:table-cell table:style-name="ce61" office:value-type="float" office:value="1.061" calcext:value-type="float">
            <text:p>1,061</text:p>
          </table:table-cell>
          <table:table-cell table:style-name="ce61" office:value-type="float" office:value="0.101" calcext:value-type="float">
            <text:p>0,101</text:p>
          </table:table-cell>
          <table:table-cell table:number-columns-repeated="2" table:style-name="ce61" office:value-type="string" calcext:value-type="string">
            <text:p>-</text:p>
          </table:table-cell>
          <table:table-cell table:style-name="ce61" office:value-type="float" office:value="1.1" calcext:value-type="float">
            <text:p>1,1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Tinasillas</text:p>
          </table:table-cell>
          <table:table-cell office:value-type="float" office:value="11.278125" calcext:value-type="float">
            <text:p>11,278125</text:p>
          </table:table-cell>
          <table:table-cell office:value-type="float" office:value="0.207712616973549" calcext:value-type="float">
            <text:p>0,207712616973549</text:p>
          </table:table-cell>
          <table:table-cell office:value-type="float" office:value="29.7" calcext:value-type="float">
            <text:p>29,7</text:p>
          </table:table-cell>
          <table:table-cell office:value-type="float" office:value="0.539168920654742" calcext:value-type="float">
            <text:p>0,539168920654742</text:p>
          </table:table-cell>
          <table:table-cell office:value-type="float" office:value="40.0625" calcext:value-type="float">
            <text:p>40,0625</text:p>
          </table:table-cell>
          <table:table-cell office:value-type="float" office:value="1.49376307525658" calcext:value-type="float">
            <text:p>1,49376307525658</text:p>
          </table:table-cell>
          <table:table-cell office:value-type="float" office:value="51.275" calcext:value-type="float">
            <text:p>51,275</text:p>
          </table:table-cell>
          <table:table-cell office:value-type="float" office:value="0.592201929243733" calcext:value-type="float">
            <text:p>0,592201929243733</text:p>
          </table:table-cell>
          <table:table-cell office:value-type="float" office:value="54.921875" calcext:value-type="float">
            <text:p>54,921875</text:p>
          </table:table-cell>
          <table:table-cell office:value-type="float" office:value="0.32261746891636" calcext:value-type="float">
            <text:p>0,32261746891636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7.9" calcext:value-type="float">
            <text:p>37,9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2" office:value-type="float" office:value="66.09" calcext:value-type="float">
            <text:p>66,090</text:p>
          </table:table-cell>
          <table:table-cell table:style-name="ce62" office:value-type="float" office:value="26.7" calcext:value-type="float">
            <text:p>26,700</text:p>
          </table:table-cell>
          <table:table-cell table:style-name="ce62" office:value-type="float" office:value="1.636" calcext:value-type="float">
            <text:p>1,636</text:p>
          </table:table-cell>
          <table:table-cell table:style-name="ce62" office:value-type="float" office:value="2.629" calcext:value-type="float">
            <text:p>2,629</text:p>
          </table:table-cell>
          <table:table-cell table:style-name="ce62" office:value-type="float" office:value="0.18" calcext:value-type="float">
            <text:p>0,180</text:p>
          </table:table-cell>
          <table:table-cell table:style-name="ce62" office:value-type="float" office:value="0.146" calcext:value-type="float">
            <text:p>0,146</text:p>
          </table:table-cell>
          <table:table-cell table:style-name="ce62" office:value-type="float" office:value="0.431" calcext:value-type="float">
            <text:p>0,431</text:p>
          </table:table-cell>
          <table:table-cell table:style-name="ce62" office:value-type="float" office:value="0.243" calcext:value-type="float">
            <text:p>0,243</text:p>
          </table:table-cell>
          <table:table-cell table:style-name="ce62" office:value-type="float" office:value="0.475" calcext:value-type="float">
            <text:p>0,475</text:p>
          </table:table-cell>
          <table:table-cell table:style-name="ce62" office:value-type="float" office:value="0.066" calcext:value-type="float">
            <text:p>0,066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1.481" calcext:value-type="float">
            <text:p>1,481</text:p>
          </table:table-cell>
          <table:table-cell table:style-name="ce62" office:value-type="float" office:value="0.94" calcext:value-type="float">
            <text:p>0,94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yramides</text:p>
          </table:table-cell>
          <table:table-cell office:value-type="float" office:value="10.403125" calcext:value-type="float">
            <text:p>10,403125</text:p>
          </table:table-cell>
          <table:table-cell office:value-type="float" office:value="0.0574524259714062" calcext:value-type="float">
            <text:p>0,057452425971406</text:p>
          </table:table-cell>
          <table:table-cell office:value-type="float" office:value="26.671875" calcext:value-type="float">
            <text:p>26,671875</text:p>
          </table:table-cell>
          <table:table-cell office:value-type="float" office:value="0.0309359216769135" calcext:value-type="float">
            <text:p>0,030935921676914</text:p>
          </table:table-cell>
          <table:table-cell office:value-type="float" office:value="40.2625" calcext:value-type="float">
            <text:p>40,2625</text:p>
          </table:table-cell>
          <table:table-cell office:value-type="float" office:value="0.030935922" calcext:value-type="float">
            <text:p>0,030935922</text:p>
          </table:table-cell>
          <table:table-cell office:value-type="float" office:value="49.09375" calcext:value-type="float">
            <text:p>49,09375</text:p>
          </table:table-cell>
          <table:table-cell office:value-type="float" office:value="1.31698637995994" calcext:value-type="float">
            <text:p>1,31698637995994</text:p>
          </table:table-cell>
          <table:table-cell office:value-type="float" office:value="54.7375" calcext:value-type="float">
            <text:p>54,7375</text:p>
          </table:table-cell>
          <table:table-cell office:value-type="float" office:value="0.751300955010707" calcext:value-type="float">
            <text:p>0,751300955010707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3.9" calcext:value-type="float">
            <text:p>43,9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1" office:value-type="float" office:value="51.8355555555556" calcext:value-type="float">
            <text:p>51,836</text:p>
          </table:table-cell>
          <table:table-cell table:style-name="ce61" office:value-type="float" office:value="25.84" calcext:value-type="float">
            <text:p>25,840</text:p>
          </table:table-cell>
          <table:table-cell table:style-name="ce61" office:value-type="float" office:value="15.5822222222222" calcext:value-type="float">
            <text:p>15,582</text:p>
          </table:table-cell>
          <table:table-cell table:style-name="ce61" office:value-type="float" office:value="1.81111111111111" calcext:value-type="float">
            <text:p>1,811</text:p>
          </table:table-cell>
          <table:table-cell table:style-name="ce61" office:value-type="float" office:value="0.824444444444445" calcext:value-type="float">
            <text:p>0,824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0844444444444444" calcext:value-type="float">
            <text:p>0,084</text:p>
          </table:table-cell>
          <table:table-cell table:style-name="ce61" office:value-type="float" office:value="0.151111111111111" calcext:value-type="float">
            <text:p>0,151</text:p>
          </table:table-cell>
          <table:table-cell table:style-name="ce61" office:value-type="float" office:value="1.10888888888889" calcext:value-type="float">
            <text:p>1,109</text:p>
          </table:table-cell>
          <table:table-cell table:style-name="ce61" office:value-type="float" office:value="0.296666666666667" calcext:value-type="float">
            <text:p>0,297</text:p>
          </table:table-cell>
          <table:table-cell table:style-name="ce61" office:value-type="float" office:value="0.224444444444444" calcext:value-type="float">
            <text:p>0,224</text:p>
          </table:table-cell>
          <table:table-cell table:style-name="ce61" office:value-type="float" office:value="0.567777777777789" calcext:value-type="float">
            <text:p>0,568</text:p>
          </table:table-cell>
          <table:table-cell table:style-name="ce61" office:value-type="float" office:value="1.63333333333334" calcext:value-type="float">
            <text:p>1,633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Dom Rep</text:p>
          </table:table-cell>
          <table:table-cell office:value-type="float" office:value="9.496875" calcext:value-type="float">
            <text:p>9,496875</text:p>
          </table:table-cell>
          <table:table-cell office:value-type="float" office:value="0.570104842331654" calcext:value-type="float">
            <text:p>0,570104842331654</text:p>
          </table:table-cell>
          <table:table-cell office:value-type="float" office:value="23.646875" calcext:value-type="float">
            <text:p>23,646875</text:p>
          </table:table-cell>
          <table:table-cell office:value-type="float" office:value="0.207712616973548" calcext:value-type="float">
            <text:p>0,207712616973548</text:p>
          </table:table-cell>
          <table:table-cell office:value-type="float" office:value="33.859375" calcext:value-type="float">
            <text:p>33,859375</text:p>
          </table:table-cell>
          <table:table-cell office:value-type="float" office:value="0.994368911043583" calcext:value-type="float">
            <text:p>0,994368911043583</text:p>
          </table:table-cell>
          <table:table-cell office:value-type="float" office:value="40.75" calcext:value-type="float">
            <text:p>40,75</text:p>
          </table:table-cell>
          <table:table-cell office:value-type="float" office:value="1.4142135623731" calcext:value-type="float">
            <text:p>1,4142135623731</text:p>
          </table:table-cell>
          <table:table-cell office:value-type="float" office:value="43.371875" calcext:value-type="float">
            <text:p>43,371875</text:p>
          </table:table-cell>
          <table:table-cell office:value-type="float" office:value="0.101646599795569" calcext:value-type="float">
            <text:p>0,101646599795569</text:p>
          </table:table-cell>
          <table:table-cell table:style-name="ce48" office:value-type="string" calcext:value-type="string">
            <text:p>Carribean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2.4" calcext:value-type="float">
            <text:p>22,4</text:p>
          </table:table-cell>
          <table:table-cell table:style-name="ce59" office:value-type="float" office:value="8.2" calcext:value-type="float">
            <text:p>8,2</text:p>
          </table:table-cell>
          <table:table-cell table:style-name="ce59" table:number-columns-repeated="2"/>
          <table:table-cell table:style-name="ce59" office:value-type="float" office:value="3.05" calcext:value-type="float">
            <text:p>3,1</text:p>
          </table:table-cell>
          <table:table-cell table:style-name="ce59"/>
          <table:table-cell table:style-name="ce62" office:value-type="float" office:value="75.76" calcext:value-type="float">
            <text:p>75,760</text:p>
          </table:table-cell>
          <table:table-cell table:style-name="ce62" office:value-type="float" office:value="15.249" calcext:value-type="float">
            <text:p>15,249</text:p>
          </table:table-cell>
          <table:table-cell table:style-name="ce62" office:value-type="float" office:value="5.041" calcext:value-type="float">
            <text:p>5,041</text:p>
          </table:table-cell>
          <table:table-cell table:style-name="ce62" office:value-type="float" office:value="0.434" calcext:value-type="float">
            <text:p>0,434</text:p>
          </table:table-cell>
          <table:table-cell table:style-name="ce62" office:value-type="float" office:value="0.625" calcext:value-type="float">
            <text:p>0,625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1.143" calcext:value-type="float">
            <text:p>1,143</text:p>
          </table:table-cell>
          <table:table-cell table:style-name="ce62" office:value-type="float" office:value="0.788" calcext:value-type="float">
            <text:p>0,788</text:p>
          </table:table-cell>
          <table:table-cell table:style-name="ce62" office:value-type="float" office:value="0.465" calcext:value-type="float">
            <text:p>0,465</text:p>
          </table:table-cell>
          <table:table-cell table:style-name="ce62" office:value-type="float" office:value="0.075" calcext:value-type="float">
            <text:p>0,075</text:p>
          </table:table-cell>
          <table:table-cell table:style-name="ce62" office:value-type="float" office:value="0.103" calcext:value-type="float">
            <text:p>0,103</text:p>
          </table:table-cell>
          <table:table-cell table:style-name="ce62" office:value-type="float" office:value="0.763" calcext:value-type="float">
            <text:p>0,763</text:p>
          </table:table-cell>
          <table:table-cell table:style-name="ce62" office:value-type="float" office:value="0.32" calcext:value-type="float">
            <text:p>0,3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Iran G1</text:p>
          </table:table-cell>
          <table:table-cell office:value-type="float" office:value="9.81434271314574" calcext:value-type="float">
            <text:p>9,81434271314574</text:p>
          </table:table-cell>
          <table:table-cell office:value-type="float" office:value="1.3346640494896" calcext:value-type="float">
            <text:p>1,3346640494896</text:p>
          </table:table-cell>
          <table:table-cell office:value-type="float" office:value="23.9121959702028" calcext:value-type="float">
            <text:p>23,9121959702028</text:p>
          </table:table-cell>
          <table:table-cell office:value-type="float" office:value="0.654073772597554" calcext:value-type="float">
            <text:p>0,654073772597554</text:p>
          </table:table-cell>
          <table:table-cell office:value-type="float" office:value="36.5190722350475" calcext:value-type="float">
            <text:p>36,5190722350475</text:p>
          </table:table-cell>
          <table:table-cell office:value-type="float" office:value="0.38006989488777" calcext:value-type="float">
            <text:p>0,38006989488777</text:p>
          </table:table-cell>
          <table:table-cell office:value-type="float" office:value="57.3496023856859" calcext:value-type="float">
            <text:p>57,3496023856859</text:p>
          </table:table-cell>
          <table:table-cell office:value-type="float" office:value="3.18198051533946" calcext:value-type="float">
            <text:p>3,18198051533946</text:p>
          </table:table-cell>
          <table:table-cell office:value-type="float" office:value="54.8026511925043" calcext:value-type="float">
            <text:p>54,8026511925043</text:p>
          </table:table-cell>
          <table:table-cell office:value-type="float" office:value="0.565685424949241" calcext:value-type="float">
            <text:p>0,565685424949241</text:p>
          </table:table-cell>
          <table:table-cell table:style-name="ce48" office:value-type="string" calcext:value-type="string">
            <text:p>Western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4.7" calcext:value-type="float">
            <text:p>44,7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 office:value-type="float" office:value="4.7" calcext:value-type="float">
            <text:p>4,7</text:p>
          </table:table-cell>
          <table:table-cell table:style-name="ce61" office:value-type="float" office:value="61.3478260869565" calcext:value-type="float">
            <text:p>61,348</text:p>
          </table:table-cell>
          <table:table-cell table:style-name="ce61" office:value-type="float" office:value="24.1663043478261" calcext:value-type="float">
            <text:p>24,166</text:p>
          </table:table-cell>
          <table:table-cell table:style-name="ce61" office:value-type="float" office:value="6.18260869565217" calcext:value-type="float">
            <text:p>6,183</text:p>
          </table:table-cell>
          <table:table-cell table:style-name="ce61" office:value-type="float" office:value="0.710869565217391" calcext:value-type="float">
            <text:p>0,711</text:p>
          </table:table-cell>
          <table:table-cell table:style-name="ce61" office:value-type="float" office:value="0.393478260869565" calcext:value-type="float">
            <text:p>0,393</text:p>
          </table:table-cell>
          <table:table-cell table:style-name="ce61" office:value-type="float" office:value="0.167391304347826" calcext:value-type="float">
            <text:p>0,167</text:p>
          </table:table-cell>
          <table:table-cell table:style-name="ce61" office:value-type="float" office:value="0.233695652173913" calcext:value-type="float">
            <text:p>0,234</text:p>
          </table:table-cell>
          <table:table-cell table:style-name="ce61" office:value-type="float" office:value="1.56086956521739" calcext:value-type="float">
            <text:p>1,561</text:p>
          </table:table-cell>
          <table:table-cell table:style-name="ce61" office:value-type="float" office:value="2.47826086956522" calcext:value-type="float">
            <text:p>2,478</text:p>
          </table:table-cell>
          <table:table-cell table:style-name="ce61" office:value-type="float" office:value="0.970652173913044" calcext:value-type="float">
            <text:p>0,971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809782608695657" calcext:value-type="float">
            <text:p>0,810</text:p>
          </table:table-cell>
          <table:table-cell table:style-name="ce61" office:value-type="float" office:value="0.967391304347814" calcext:value-type="float">
            <text:p>0,96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Iran G2</text:p>
          </table:table-cell>
          <table:table-cell office:value-type="float" office:value="11.934375" calcext:value-type="float">
            <text:p>11,934375</text:p>
          </table:table-cell>
          <table:table-cell office:value-type="float" office:value="0.384489312270186" calcext:value-type="float">
            <text:p>0,384489312270186</text:p>
          </table:table-cell>
          <table:table-cell office:value-type="float" office:value="21.4922817380183" calcext:value-type="float">
            <text:p>21,4922817380183</text:p>
          </table:table-cell>
          <table:table-cell office:value-type="float" office:value="0.384489312270185" calcext:value-type="float">
            <text:p>0,384489312270185</text:p>
          </table:table-cell>
          <table:table-cell office:value-type="float" office:value="27.8762465670275" calcext:value-type="float">
            <text:p>27,8762465670275</text:p>
          </table:table-cell>
          <table:table-cell office:value-type="float" office:value="0.861786389571105" calcext:value-type="float">
            <text:p>0,861786389571105</text:p>
          </table:table-cell>
          <table:table-cell office:value-type="float" office:value="34.7154572564612" calcext:value-type="float">
            <text:p>34,7154572564612</text:p>
          </table:table-cell>
          <table:table-cell office:value-type="float" office:value="1.84289704846744" calcext:value-type="float">
            <text:p>1,84289704846744</text:p>
          </table:table-cell>
          <table:table-cell office:value-type="float" office:value="35.7206645529686" calcext:value-type="float">
            <text:p>35,7206645529686</text:p>
          </table:table-cell>
          <table:table-cell office:value-type="float" office:value="0.0883883476483184" calcext:value-type="float">
            <text:p>0,088388347648318</text:p>
          </table:table-cell>
          <table:table-cell table:style-name="ce48" office:value-type="string" calcext:value-type="string">
            <text:p>Western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7.4" calcext:value-type="float">
            <text:p>7,4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 office:value-type="float" office:value="2.4" calcext:value-type="float">
            <text:p>2,4</text:p>
          </table:table-cell>
          <table:table-cell table:style-name="ce61" office:value-type="float" office:value="62.2923913043478" calcext:value-type="float">
            <text:p>62,292</text:p>
          </table:table-cell>
          <table:table-cell table:style-name="ce61" office:value-type="float" office:value="19.2891304347826" calcext:value-type="float">
            <text:p>19,289</text:p>
          </table:table-cell>
          <table:table-cell table:style-name="ce61" office:value-type="float" office:value="8.73152173913043" calcext:value-type="float">
            <text:p>8,732</text:p>
          </table:table-cell>
          <table:table-cell table:style-name="ce61" office:value-type="float" office:value="0.527173913043478" calcext:value-type="float">
            <text:p>0,527</text:p>
          </table:table-cell>
          <table:table-cell table:style-name="ce61" office:value-type="float" office:value="0.467391304347826" calcext:value-type="float">
            <text:p>0,467</text:p>
          </table:table-cell>
          <table:table-cell table:style-name="ce61" office:value-type="float" office:value="0.197826086956522" calcext:value-type="float">
            <text:p>0,198</text:p>
          </table:table-cell>
          <table:table-cell table:style-name="ce61" office:value-type="float" office:value="1.10760869565217" calcext:value-type="float">
            <text:p>1,108</text:p>
          </table:table-cell>
          <table:table-cell table:style-name="ce61" office:value-type="float" office:value="3.46304347826087" calcext:value-type="float">
            <text:p>3,463</text:p>
          </table:table-cell>
          <table:table-cell table:style-name="ce61" office:value-type="float" office:value="1.65217391304348" calcext:value-type="float">
            <text:p>1,652</text:p>
          </table:table-cell>
          <table:table-cell table:style-name="ce61" office:value-type="float" office:value="0.755434782608696" calcext:value-type="float">
            <text:p>0,755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760869565217379" calcext:value-type="float">
            <text:p>0,761</text:p>
          </table:table-cell>
          <table:table-cell table:style-name="ce61" office:value-type="float" office:value="0.739130434782595" calcext:value-type="float">
            <text:p>0,73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Iran Z1</text:p>
          </table:table-cell>
          <table:table-cell office:value-type="float" office:value="10.7984366979327" calcext:value-type="float">
            <text:p>10,7984366979327</text:p>
          </table:table-cell>
          <table:table-cell office:value-type="float" office:value="0.163518443149389" calcext:value-type="float">
            <text:p>0,163518443149389</text:p>
          </table:table-cell>
          <table:table-cell office:value-type="float" office:value="20.9598368410818" calcext:value-type="float">
            <text:p>20,9598368410818</text:p>
          </table:table-cell>
          <table:table-cell office:value-type="float" office:value="0.0883883476483184" calcext:value-type="float">
            <text:p>0,088388347648318</text:p>
          </table:table-cell>
          <table:table-cell office:value-type="float" office:value="35.8698157140583" calcext:value-type="float">
            <text:p>35,8698157140583</text:p>
          </table:table-cell>
          <table:table-cell office:value-type="float" office:value="0.265165042944955" calcext:value-type="float">
            <text:p>0,265165042944955</text:p>
          </table:table-cell>
          <table:table-cell office:value-type="float" office:value="56.7002485089463" calcext:value-type="float">
            <text:p>56,7002485089463</text:p>
          </table:table-cell>
          <table:table-cell office:value-type="float" office:value="0.40216698179985" calcext:value-type="float">
            <text:p>0,40216698179985</text:p>
          </table:table-cell>
          <table:table-cell office:value-type="float" office:value="58.9416416256546" calcext:value-type="float">
            <text:p>58,9416416256546</text:p>
          </table:table-cell>
          <table:table-cell office:value-type="float" office:value="0.941335902454589" calcext:value-type="float">
            <text:p>0,941335902454589</text:p>
          </table:table-cell>
          <table:table-cell table:style-name="ce48" office:value-type="string" calcext:value-type="string">
            <text:p>Western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0" calcext:value-type="float">
            <text:p>40,0</text:p>
          </table:table-cell>
          <table:table-cell table:style-name="ce59" office:value-type="float" office:value="4.5" calcext:value-type="float">
            <text:p>4,5</text:p>
          </table:table-cell>
          <table:table-cell table:style-name="ce59" table:number-columns-repeated="2"/>
          <table:table-cell table:style-name="ce59" office:value-type="float" office:value="1.4" calcext:value-type="float">
            <text:p>1,4</text:p>
          </table:table-cell>
          <table:table-cell table:style-name="ce59" office:value-type="float" office:value="5.8" calcext:value-type="float">
            <text:p>5,8</text:p>
          </table:table-cell>
          <table:table-cell table:style-name="ce61" office:value-type="float" office:value="68.5532608695652" calcext:value-type="float">
            <text:p>68,553</text:p>
          </table:table-cell>
          <table:table-cell table:style-name="ce61" office:value-type="float" office:value="26.1032608695652" calcext:value-type="float">
            <text:p>26,103</text:p>
          </table:table-cell>
          <table:table-cell table:style-name="ce61" office:value-type="float" office:value="0.705434782608696" calcext:value-type="float">
            <text:p>0,705</text:p>
          </table:table-cell>
          <table:table-cell table:style-name="ce61" office:value-type="float" office:value="1.08478260869565" calcext:value-type="float">
            <text:p>1,085</text:p>
          </table:table-cell>
          <table:table-cell table:style-name="ce61" office:value-type="float" office:value="0.333695652173913" calcext:value-type="float">
            <text:p>0,334</text:p>
          </table:table-cell>
          <table:table-cell table:style-name="ce61" office:value-type="float" office:value="0.0945652173913043" calcext:value-type="float">
            <text:p>0,095</text:p>
          </table:table-cell>
          <table:table-cell table:style-name="ce61" office:value-type="float" office:value="0.0543478260869565" calcext:value-type="float">
            <text:p>0,054</text:p>
          </table:table-cell>
          <table:table-cell table:style-name="ce61" office:value-type="float" office:value="0.535869565217391" calcext:value-type="float">
            <text:p>0,536</text:p>
          </table:table-cell>
          <table:table-cell table:style-name="ce61"/>
          <table:table-cell table:style-name="ce61" office:value-type="float" office:value="0.33804347826087" calcext:value-type="float">
            <text:p>0,338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548913043478241" calcext:value-type="float">
            <text:p>0,549</text:p>
          </table:table-cell>
          <table:table-cell table:style-name="ce61" office:value-type="float" office:value="1.58695652173914" calcext:value-type="float">
            <text:p>1,58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Iran Z2</text:p>
          </table:table-cell>
          <table:table-cell office:value-type="float" office:value="10.3895057515516" calcext:value-type="float">
            <text:p>10,3895057515516</text:p>
          </table:table-cell>
          <table:table-cell office:value-type="float" office:value="0.163518443149389" calcext:value-type="float">
            <text:p>0,163518443149389</text:p>
          </table:table-cell>
          <table:table-cell office:value-type="float" office:value="20.1245041285227" calcext:value-type="float">
            <text:p>20,1245041285227</text:p>
          </table:table-cell>
          <table:table-cell office:value-type="float" office:value="0.309359216769114" calcext:value-type="float">
            <text:p>0,309359216769114</text:p>
          </table:table-cell>
          <table:table-cell office:value-type="float" office:value="33.7549108090538" calcext:value-type="float">
            <text:p>33,7549108090538</text:p>
          </table:table-cell>
          <table:table-cell office:value-type="float" office:value="0.486135912065751" calcext:value-type="float">
            <text:p>0,486135912065751</text:p>
          </table:table-cell>
          <table:table-cell office:value-type="float" office:value="45.8310636182903" calcext:value-type="float">
            <text:p>45,8310636182903</text:p>
          </table:table-cell>
          <table:table-cell office:value-type="float" office:value="0.791075711452449" calcext:value-type="float">
            <text:p>0,791075711452449</text:p>
          </table:table-cell>
          <table:table-cell office:value-type="float" office:value="44.816263052874" calcext:value-type="float">
            <text:p>44,816263052874</text:p>
          </table:table-cell>
          <table:table-cell office:value-type="float" office:value="2.25832228241454" calcext:value-type="float">
            <text:p>2,25832228241454</text:p>
          </table:table-cell>
          <table:table-cell table:style-name="ce48" office:value-type="string" calcext:value-type="string">
            <text:p>Western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0.6" calcext:value-type="float">
            <text:p>20,6</text:p>
          </table:table-cell>
          <table:table-cell table:style-name="ce59" office:value-type="float" office:value="7.7" calcext:value-type="float">
            <text:p>7,7</text:p>
          </table:table-cell>
          <table:table-cell table:style-name="ce59" table:number-columns-repeated="2"/>
          <table:table-cell table:style-name="ce59" office:value-type="float" office:value="7.2" calcext:value-type="float">
            <text:p>7,2</text:p>
          </table:table-cell>
          <table:table-cell table:style-name="ce59" office:value-type="float" office:value="4" calcext:value-type="float">
            <text:p>4,0</text:p>
          </table:table-cell>
          <table:table-cell table:style-name="ce61" office:value-type="float" office:value="75.5276595744681" calcext:value-type="float">
            <text:p>75,528</text:p>
          </table:table-cell>
          <table:table-cell table:style-name="ce61" office:value-type="float" office:value="16.0851063829787" calcext:value-type="float">
            <text:p>16,085</text:p>
          </table:table-cell>
          <table:table-cell table:style-name="ce61" office:value-type="float" office:value="0.801063829787234" calcext:value-type="float">
            <text:p>0,801</text:p>
          </table:table-cell>
          <table:table-cell table:style-name="ce61" office:value-type="float" office:value="3.48829787234043" calcext:value-type="float">
            <text:p>3,488</text:p>
          </table:table-cell>
          <table:table-cell table:style-name="ce61" office:value-type="float" office:value="0.24468085106383" calcext:value-type="float">
            <text:p>0,245</text:p>
          </table:table-cell>
          <table:table-cell table:style-name="ce61" office:value-type="float" office:value="0.248936170212766" calcext:value-type="float">
            <text:p>0,249</text:p>
          </table:table-cell>
          <table:table-cell table:style-name="ce61" office:value-type="float" office:value="0.0638297872340425" calcext:value-type="float">
            <text:p>0,064</text:p>
          </table:table-cell>
          <table:table-cell table:style-name="ce61" office:value-type="float" office:value="0.553191489361702" calcext:value-type="float">
            <text:p>0,553</text:p>
          </table:table-cell>
          <table:table-cell table:style-name="ce61"/>
          <table:table-cell table:style-name="ce61" office:value-type="float" office:value="0.279787234042553" calcext:value-type="float">
            <text:p>0,28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685106382978729" calcext:value-type="float">
            <text:p>0,685</text:p>
          </table:table-cell>
          <table:table-cell table:style-name="ce61" office:value-type="float" office:value="1.94680851063828" calcext:value-type="float">
            <text:p>1,94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Argex</text:p>
          </table:table-cell>
          <table:table-cell office:value-type="float" office:value="10.4061289607541" calcext:value-type="float">
            <text:p>10,4061289607541</text:p>
          </table:table-cell>
          <table:table-cell office:value-type="float" office:value="0.265165042944955" calcext:value-type="float">
            <text:p>0,265165042944955</text:p>
          </table:table-cell>
          <table:table-cell office:value-type="float" office:value="20.749409516544" calcext:value-type="float">
            <text:p>20,749409516544</text:p>
          </table:table-cell>
          <table:table-cell office:value-type="float" office:value="0.742462120245875" calcext:value-type="float">
            <text:p>0,742462120245875</text:p>
          </table:table-cell>
          <table:table-cell office:value-type="float" office:value="29.2872545507616" calcext:value-type="float">
            <text:p>29,2872545507616</text:p>
          </table:table-cell>
          <table:table-cell office:value-type="float" office:value="0.114904851942812" calcext:value-type="float">
            <text:p>0,114904851942812</text:p>
          </table:table-cell>
          <table:table-cell office:value-type="float" office:value="41.2755964214712" calcext:value-type="float">
            <text:p>41,2755964214712</text:p>
          </table:table-cell>
          <table:table-cell office:value-type="float" office:value="0.835269885276613" calcext:value-type="float">
            <text:p>0,835269885276613</text:p>
          </table:table-cell>
          <table:table-cell office:value-type="float" office:value="42.0961732601426" calcext:value-type="float">
            <text:p>42,0961732601426</text:p>
          </table:table-cell>
          <table:table-cell office:value-type="float" office:value="0.220970869120796" calcext:value-type="float">
            <text:p>0,220970869120796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9.8" calcext:value-type="float">
            <text:p>29,8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1" office:value-type="float" office:value="63.2880434782609" calcext:value-type="float">
            <text:p>63,288</text:p>
          </table:table-cell>
          <table:table-cell table:style-name="ce61" office:value-type="float" office:value="18.9478260869565" calcext:value-type="float">
            <text:p>18,948</text:p>
          </table:table-cell>
          <table:table-cell table:style-name="ce61" office:value-type="float" office:value="6.79239130434783" calcext:value-type="float">
            <text:p>6,792</text:p>
          </table:table-cell>
          <table:table-cell table:style-name="ce61" office:value-type="float" office:value="0.98695652173913" calcext:value-type="float">
            <text:p>0,987</text:p>
          </table:table-cell>
          <table:table-cell table:style-name="ce61" office:value-type="float" office:value="2.14239130434783" calcext:value-type="float">
            <text:p>2,142</text:p>
          </table:table-cell>
          <table:table-cell table:style-name="ce61" office:value-type="float" office:value="0.184782608695652" calcext:value-type="float">
            <text:p>0,185</text:p>
          </table:table-cell>
          <table:table-cell table:style-name="ce61" office:value-type="float" office:value="0.333695652173913" calcext:value-type="float">
            <text:p>0,334</text:p>
          </table:table-cell>
          <table:table-cell table:style-name="ce61" office:value-type="float" office:value="3.61413043478261" calcext:value-type="float">
            <text:p>3,614</text:p>
          </table:table-cell>
          <table:table-cell table:style-name="ce61" office:value-type="float" office:value="1.00326086956522" calcext:value-type="float">
            <text:p>1,003</text:p>
          </table:table-cell>
          <table:table-cell table:style-name="ce61" office:value-type="float" office:value="0.335869565217391" calcext:value-type="float">
            <text:p>0,336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578260869565214" calcext:value-type="float">
            <text:p>0,578</text:p>
          </table:table-cell>
          <table:table-cell table:style-name="ce61" office:value-type="float" office:value="1.77173913043477" calcext:value-type="float">
            <text:p>1,77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Chile</text:p>
          </table:table-cell>
          <table:table-cell office:value-type="float" office:value="10.6355292477484" calcext:value-type="float">
            <text:p>10,6355292477484</text:p>
          </table:table-cell>
          <table:table-cell office:value-type="float" office:value="0.137001938854892" calcext:value-type="float">
            <text:p>0,137001938854892</text:p>
          </table:table-cell>
          <table:table-cell office:value-type="float" office:value="24.4637706239155" calcext:value-type="float">
            <text:p>24,4637706239155</text:p>
          </table:table-cell>
          <table:table-cell office:value-type="float" office:value="0.84410872004144" calcext:value-type="float">
            <text:p>0,84410872004144</text:p>
          </table:table-cell>
          <table:table-cell office:value-type="float" office:value="42.0731082165791" calcext:value-type="float">
            <text:p>42,0731082165791</text:p>
          </table:table-cell>
          <table:table-cell office:value-type="float" office:value="0.530330085889916" calcext:value-type="float">
            <text:p>0,530330085889916</text:p>
          </table:table-cell>
          <table:table-cell office:value-type="float" office:value="60.6429920477137" calcext:value-type="float">
            <text:p>60,6429920477137</text:p>
          </table:table-cell>
          <table:table-cell office:value-type="float" office:value="2.72678052495062" calcext:value-type="float">
            <text:p>2,72678052495062</text:p>
          </table:table-cell>
          <table:table-cell office:value-type="float" office:value="60.4528026216165" calcext:value-type="float">
            <text:p>60,4528026216165</text:p>
          </table:table-cell>
          <table:table-cell office:value-type="float" office:value="0.300520382004281" calcext:value-type="float">
            <text:p>0,300520382004281</text:p>
          </table:table-cell>
          <table:table-cell table:style-name="ce49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61.2" calcext:value-type="float">
            <text:p>61,2</text:p>
          </table:table-cell>
          <table:table-cell table:style-name="ce59" office:value-type="float" office:value="7.4" calcext:value-type="float">
            <text:p>7,4</text:p>
          </table:table-cell>
          <table:table-cell table:style-name="ce59" office:value-type="float" office:value="0.18" calcext:value-type="float">
            <text:p>0,2</text:p>
          </table:table-cell>
          <table:table-cell table:style-name="ce59" office:value-type="float" office:value="56.11" calcext:value-type="float">
            <text:p>56,1</text:p>
          </table:table-cell>
          <table:table-cell table:style-name="ce59" table:formula="of:=([.Q51]-[.P51])/[.O51]" office:value-type="float" office:value="7.55810810810811" calcext:value-type="float">
            <text:p>7,6</text:p>
          </table:table-cell>
          <table:table-cell table:style-name="ce59" office:value-type="float" office:value="47.2" calcext:value-type="float">
            <text:p>47,2</text:p>
          </table:table-cell>
          <table:table-cell table:style-name="ce61" office:value-type="float" office:value="48.13" calcext:value-type="float">
            <text:p>48,130</text:p>
          </table:table-cell>
          <table:table-cell table:style-name="ce61" office:value-type="float" office:value="35.08" calcext:value-type="float">
            <text:p>35,080</text:p>
          </table:table-cell>
          <table:table-cell table:style-name="ce61" office:value-type="float" office:value="9.44" calcext:value-type="float">
            <text:p>9,440</text:p>
          </table:table-cell>
          <table:table-cell table:style-name="ce61" office:value-type="float" office:value="0.81" calcext:value-type="float">
            <text:p>0,810</text:p>
          </table:table-cell>
          <table:table-cell table:style-name="ce61" office:value-type="float" office:value="0.52" calcext:value-type="float">
            <text:p>0,52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2" calcext:value-type="float">
            <text:p>0,200</text:p>
          </table:table-cell>
          <table:table-cell table:style-name="ce61" office:value-type="float" office:value="0.08" calcext:value-type="float">
            <text:p>0,080</text:p>
          </table:table-cell>
          <table:table-cell table:style-name="ce61" office:value-type="float" office:value="2.27" calcext:value-type="float">
            <text:p>2,270</text:p>
          </table:table-cell>
          <table:table-cell table:style-name="ce61" office:value-type="float" office:value="0.34" calcext:value-type="float">
            <text:p>0,340</text:p>
          </table:table-cell>
          <table:table-cell table:style-name="ce61" office:value-type="float" office:value="2" calcext:value-type="float">
            <text:p>2,00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2.98" calcext:value-type="float">
            <text:p>2,98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Titan 1</text:p>
          </table:table-cell>
          <table:table-cell office:value-type="float" office:value="11.809375" calcext:value-type="float">
            <text:p>11,809375</text:p>
          </table:table-cell>
          <table:table-cell office:value-type="float" office:value="0.472877659918504" calcext:value-type="float">
            <text:p>0,472877659918504</text:p>
          </table:table-cell>
          <table:table-cell office:value-type="float" office:value="23.865625" calcext:value-type="float">
            <text:p>23,865625</text:p>
          </table:table-cell>
          <table:table-cell office:value-type="float" office:value="1.32140579734236" calcext:value-type="float">
            <text:p>1,32140579734236</text:p>
          </table:table-cell>
          <table:table-cell office:value-type="float" office:value="39.021875" calcext:value-type="float">
            <text:p>39,021875</text:p>
          </table:table-cell>
          <table:table-cell office:value-type="float" office:value="0.20771261697355" calcext:value-type="float">
            <text:p>0,20771261697355</text:p>
          </table:table-cell>
          <table:table-cell office:value-type="float" office:value="46.103125" calcext:value-type="float">
            <text:p>46,103125</text:p>
          </table:table-cell>
          <table:table-cell office:value-type="float" office:value="0.32261746891636" calcext:value-type="float">
            <text:p>0,32261746891636</text:p>
          </table:table-cell>
          <table:table-cell office:value-type="float" office:value="50.25625" calcext:value-type="float">
            <text:p>50,25625</text:p>
          </table:table-cell>
          <table:table-cell office:value-type="float" office:value="1.93570481349817" calcext:value-type="float">
            <text:p>1,93570481349817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6" calcext:value-type="float">
            <text:p>46,0</text:p>
          </table:table-cell>
          <table:table-cell table:style-name="ce59" office:value-type="float" office:value="7.7" calcext:value-type="float">
            <text:p>7,7</text:p>
          </table:table-cell>
          <table:table-cell table:style-name="ce59" table:number-columns-repeated="2"/>
          <table:table-cell table:style-name="ce59" office:value-type="float" office:value="5.3" calcext:value-type="float">
            <text:p>5,3</text:p>
          </table:table-cell>
          <table:table-cell table:style-name="ce59" office:value-type="float" office:value="14.8" calcext:value-type="float">
            <text:p>14,8</text:p>
          </table:table-cell>
          <table:table-cell table:style-name="ce62" office:value-type="float" office:value="50.0205924201268" calcext:value-type="float">
            <text:p>50,021</text:p>
          </table:table-cell>
          <table:table-cell table:style-name="ce62" office:value-type="float" office:value="22.0386495925495" calcext:value-type="float">
            <text:p>22,039</text:p>
          </table:table-cell>
          <table:table-cell table:style-name="ce62" office:value-type="float" office:value="7.90738584917863" calcext:value-type="float">
            <text:p>7,907</text:p>
          </table:table-cell>
          <table:table-cell table:style-name="ce62" office:value-type="float" office:value="7.56303194929505" calcext:value-type="float">
            <text:p>7,563</text:p>
          </table:table-cell>
          <table:table-cell table:style-name="ce62" office:value-type="float" office:value="2.07887724744535" calcext:value-type="float">
            <text:p>2,079</text:p>
          </table:table-cell>
          <table:table-cell table:style-name="ce62" office:value-type="float" office:value="3.83890829129479" calcext:value-type="float">
            <text:p>3,839</text:p>
          </table:table-cell>
          <table:table-cell table:style-name="ce62" office:value-type="float" office:value="3.32875436554133" calcext:value-type="float">
            <text:p>3,329</text:p>
          </table:table-cell>
          <table:table-cell table:style-name="ce62" office:value-type="float" office:value="1.14784633294529" calcext:value-type="float">
            <text:p>1,148</text:p>
          </table:table-cell>
          <table:table-cell table:number-columns-repeated="3" table:style-name="ce62" office:value-type="float" office:value="0" calcext:value-type="float">
            <text:p>0,000</text:p>
          </table:table-cell>
          <table:table-cell table:style-name="ce62" office:value-type="float" office:value="0.675953951623335" calcext:value-type="float">
            <text:p>0,676</text:p>
          </table:table-cell>
          <table:table-cell table:style-name="ce62" office:value-type="float" office:value="1.40000000000001" calcext:value-type="float">
            <text:p>1,4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Titan 2</text:p>
          </table:table-cell>
          <table:table-cell office:value-type="float" office:value="9.778125" calcext:value-type="float">
            <text:p>9,778125</text:p>
          </table:table-cell>
          <table:table-cell office:value-type="float" office:value="1.03856308486774" calcext:value-type="float">
            <text:p>1,03856308486774</text:p>
          </table:table-cell>
          <table:table-cell office:value-type="float" office:value="22.55" calcext:value-type="float">
            <text:p>22,55</text:p>
          </table:table-cell>
          <table:table-cell office:value-type="float" office:value="0.636396103067892" calcext:value-type="float">
            <text:p>0,636396103067892</text:p>
          </table:table-cell>
          <table:table-cell office:value-type="float" office:value="37.628125" calcext:value-type="float">
            <text:p>37,628125</text:p>
          </table:table-cell>
          <table:table-cell office:value-type="float" office:value="0.0132582521472508" calcext:value-type="float">
            <text:p>0,013258252147251</text:p>
          </table:table-cell>
          <table:table-cell office:value-type="float" office:value="51.215625" calcext:value-type="float">
            <text:p>51,215625</text:p>
          </table:table-cell>
          <table:table-cell office:value-type="float" office:value="0.570104842331653" calcext:value-type="float">
            <text:p>0,570104842331653</text:p>
          </table:table-cell>
          <table:table-cell office:value-type="float" office:value="51.775" calcext:value-type="float">
            <text:p>51,775</text:p>
          </table:table-cell>
          <table:table-cell office:value-type="float" office:value="0.256326208180121" calcext:value-type="float">
            <text:p>0,256326208180121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0.7" calcext:value-type="float">
            <text:p>40,7</text:p>
          </table:table-cell>
          <table:table-cell table:style-name="ce59" office:value-type="float" office:value="5.3" calcext:value-type="float">
            <text:p>5,3</text:p>
          </table:table-cell>
          <table:table-cell table:style-name="ce59" table:number-columns-repeated="2"/>
          <table:table-cell table:style-name="ce59" office:value-type="float" office:value="6.2" calcext:value-type="float">
            <text:p>6,2</text:p>
          </table:table-cell>
          <table:table-cell table:style-name="ce59" office:value-type="float" office:value="7.7" calcext:value-type="float">
            <text:p>7,7</text:p>
          </table:table-cell>
          <table:table-cell table:style-name="ce62" office:value-type="float" office:value="58.7612059571377" calcext:value-type="float">
            <text:p>58,761</text:p>
          </table:table-cell>
          <table:table-cell table:style-name="ce62" office:value-type="float" office:value="30.7984017435525" calcext:value-type="float">
            <text:p>30,798</text:p>
          </table:table-cell>
          <table:table-cell table:style-name="ce62" office:value-type="float" office:value="1.84671267707955" calcext:value-type="float">
            <text:p>1,847</text:p>
          </table:table-cell>
          <table:table-cell table:style-name="ce62" office:value-type="float" office:value="5.87373774064657" calcext:value-type="float">
            <text:p>5,874</text:p>
          </table:table-cell>
          <table:table-cell table:style-name="ce62" office:value-type="float" office:value="0.333599709407919" calcext:value-type="float">
            <text:p>0,334</text:p>
          </table:table-cell>
          <table:table-cell table:style-name="ce62" office:value-type="float" office:value="0.274028332727933" calcext:value-type="float">
            <text:p>0,274</text:p>
          </table:table-cell>
          <table:table-cell table:style-name="ce62" office:value-type="float" office:value="0.238285506719942" calcext:value-type="float">
            <text:p>0,238</text:p>
          </table:table-cell>
          <table:table-cell table:style-name="ce62" office:value-type="float" office:value="0.202542680711951" calcext:value-type="float">
            <text:p>0,203</text:p>
          </table:table-cell>
          <table:table-cell table:number-columns-repeated="3" table:style-name="ce62" office:value-type="float" office:value="0" calcext:value-type="float">
            <text:p>0,000</text:p>
          </table:table-cell>
          <table:table-cell table:style-name="ce62" office:value-type="float" office:value="0.0714856520159825" calcext:value-type="float">
            <text:p>0,071</text:p>
          </table:table-cell>
          <table:table-cell table:style-name="ce62" office:value-type="float" office:value="1.59999999999999" calcext:value-type="float">
            <text:p>1,6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France 1</text:p>
          </table:table-cell>
          <table:table-cell office:value-type="float" office:value="10.93125" calcext:value-type="float">
            <text:p>10,93125</text:p>
          </table:table-cell>
          <table:table-cell office:value-type="float" office:value="0.159099025766973" calcext:value-type="float">
            <text:p>0,159099025766973</text:p>
          </table:table-cell>
          <table:table-cell office:value-type="float" office:value="21.071875" calcext:value-type="float">
            <text:p>21,071875</text:p>
          </table:table-cell>
          <table:table-cell office:value-type="float" office:value="0.570104842331655" calcext:value-type="float">
            <text:p>0,570104842331655</text:p>
          </table:table-cell>
          <table:table-cell office:value-type="float" office:value="34.984375" calcext:value-type="float">
            <text:p>34,984375</text:p>
          </table:table-cell>
          <table:table-cell office:value-type="float" office:value="0.145840773619723" calcext:value-type="float">
            <text:p>0,145840773619723</text:p>
          </table:table-cell>
          <table:table-cell office:value-type="float" office:value="41.728125" calcext:value-type="float">
            <text:p>41,728125</text:p>
          </table:table-cell>
          <table:table-cell office:value-type="float" office:value="0.0662912607362388" calcext:value-type="float">
            <text:p>0,066291260736239</text:p>
          </table:table-cell>
          <table:table-cell office:value-type="float" office:value="44.946875" calcext:value-type="float">
            <text:p>44,946875</text:p>
          </table:table-cell>
          <table:table-cell office:value-type="float" office:value="0.190034947443883" calcext:value-type="float">
            <text:p>0,190034947443883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7.2" calcext:value-type="float">
            <text:p>37,2</text:p>
          </table:table-cell>
          <table:table-cell table:style-name="ce59" office:value-type="float" office:value="8.1" calcext:value-type="float">
            <text:p>8,1</text:p>
          </table:table-cell>
          <table:table-cell table:style-name="ce59" table:number-columns-repeated="2"/>
          <table:table-cell table:style-name="ce59" office:value-type="float" office:value="3" calcext:value-type="float">
            <text:p>3,0</text:p>
          </table:table-cell>
          <table:table-cell table:style-name="ce59" office:value-type="float" office:value="18.3" calcext:value-type="float">
            <text:p>18,3</text:p>
          </table:table-cell>
          <table:table-cell table:style-name="ce62" office:value-type="float" office:value="65.1244065812577" calcext:value-type="float">
            <text:p>65,124</text:p>
          </table:table-cell>
          <table:table-cell table:style-name="ce62" office:value-type="float" office:value="25.1969174741497" calcext:value-type="float">
            <text:p>25,197</text:p>
          </table:table-cell>
          <table:table-cell table:style-name="ce62" office:value-type="float" office:value="3.39507055992716" calcext:value-type="float">
            <text:p>3,395</text:p>
          </table:table-cell>
          <table:table-cell table:style-name="ce62" office:value-type="float" office:value="0.305813877869545" calcext:value-type="float">
            <text:p>0,306</text:p>
          </table:table-cell>
          <table:table-cell table:style-name="ce62" office:value-type="float" office:value="0.581582883527346" calcext:value-type="float">
            <text:p>0,582</text:p>
          </table:table-cell>
          <table:table-cell table:style-name="ce62" office:value-type="float" office:value="0.0912076477856539" calcext:value-type="float">
            <text:p>0,091</text:p>
          </table:table-cell>
          <table:table-cell table:style-name="ce62" office:value-type="float" office:value="0.288645379462834" calcext:value-type="float">
            <text:p>0,289</text:p>
          </table:table-cell>
          <table:table-cell table:style-name="ce62" office:value-type="float" office:value="2.88859985692918" calcext:value-type="float">
            <text:p>2,889</text:p>
          </table:table-cell>
          <table:table-cell table:style-name="ce62" office:value-type="float" office:value="1.07732327502114" calcext:value-type="float">
            <text:p>1,077</text:p>
          </table:table-cell>
          <table:table-cell table:style-name="ce62" office:value-type="float" office:value="0.0128763738050335" calcext:value-type="float">
            <text:p>0,013</text:p>
          </table:table-cell>
          <table:table-cell table:style-name="ce62" office:value-type="float" office:value="0.0139494049554529" calcext:value-type="float">
            <text:p>0,014</text:p>
          </table:table-cell>
          <table:table-cell table:style-name="ce62" office:value-type="float" office:value="0.0236066853092281" calcext:value-type="float">
            <text:p>0,024</text:p>
          </table:table-cell>
          <table:table-cell table:style-name="ce62" office:value-type="float" office:value="1.00000000000006" calcext:value-type="float">
            <text:p>1,0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France 2</text:p>
          </table:table-cell>
          <table:table-cell office:value-type="float" office:value="11.953125" calcext:value-type="float">
            <text:p>11,953125</text:p>
          </table:table-cell>
          <table:table-cell office:value-type="float" office:value="0.00441941738241693" calcext:value-type="float">
            <text:p>0,004419417382417</text:p>
          </table:table-cell>
          <table:table-cell office:value-type="float" office:value="23.0625" calcext:value-type="float">
            <text:p>23,0625</text:p>
          </table:table-cell>
          <table:table-cell office:value-type="float" office:value="0.203293199591133" calcext:value-type="float">
            <text:p>0,203293199591133</text:p>
          </table:table-cell>
          <table:table-cell office:value-type="float" office:value="38.028125" calcext:value-type="float">
            <text:p>38,028125</text:p>
          </table:table-cell>
          <table:table-cell office:value-type="float" office:value="0.296100964621864" calcext:value-type="float">
            <text:p>0,296100964621864</text:p>
          </table:table-cell>
          <table:table-cell office:value-type="float" office:value="47.684375" calcext:value-type="float">
            <text:p>47,684375</text:p>
          </table:table-cell>
          <table:table-cell office:value-type="float" office:value="0.614299016155812" calcext:value-type="float">
            <text:p>0,614299016155812</text:p>
          </table:table-cell>
          <table:table-cell office:value-type="float" office:value="50.265625" calcext:value-type="float">
            <text:p>50,265625</text:p>
          </table:table-cell>
          <table:table-cell office:value-type="float" office:value="0.340295138446028" calcext:value-type="float">
            <text:p>0,340295138446028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6.3" calcext:value-type="float">
            <text:p>36,3</text:p>
          </table:table-cell>
          <table:table-cell table:style-name="ce59" office:value-type="float" office:value="7.2" calcext:value-type="float">
            <text:p>7,2</text:p>
          </table:table-cell>
          <table:table-cell table:style-name="ce59" table:number-columns-repeated="2"/>
          <table:table-cell table:style-name="ce59" office:value-type="float" office:value="3.4" calcext:value-type="float">
            <text:p>3,4</text:p>
          </table:table-cell>
          <table:table-cell table:style-name="ce59" office:value-type="float" office:value="27.6" calcext:value-type="float">
            <text:p>27,6</text:p>
          </table:table-cell>
          <table:table-cell table:style-name="ce62" office:value-type="float" office:value="55.8004232990873" calcext:value-type="float">
            <text:p>55,800</text:p>
          </table:table-cell>
          <table:table-cell table:style-name="ce62" office:value-type="float" office:value="30.7632876229111" calcext:value-type="float">
            <text:p>30,763</text:p>
          </table:table-cell>
          <table:table-cell table:style-name="ce62" office:value-type="float" office:value="6.58632214824287" calcext:value-type="float">
            <text:p>6,586</text:p>
          </table:table-cell>
          <table:table-cell table:style-name="ce62" office:value-type="float" office:value="0.373138145420874" calcext:value-type="float">
            <text:p>0,373</text:p>
          </table:table-cell>
          <table:table-cell table:style-name="ce62" office:value-type="float" office:value="0.682278760086424" calcext:value-type="float">
            <text:p>0,682</text:p>
          </table:table-cell>
          <table:table-cell table:style-name="ce62" office:value-type="float" office:value="0.0271175977776798" calcext:value-type="float">
            <text:p>0,027</text:p>
          </table:table-cell>
          <table:table-cell table:style-name="ce62" office:value-type="float" office:value="0.266837162132369" calcext:value-type="float">
            <text:p>0,267</text:p>
          </table:table-cell>
          <table:table-cell table:style-name="ce62" office:value-type="float" office:value="2.82999250407866" calcext:value-type="float">
            <text:p>2,830</text:p>
          </table:table-cell>
          <table:table-cell table:style-name="ce62" office:value-type="float" office:value="0.983826447374223" calcext:value-type="float">
            <text:p>0,984</text:p>
          </table:table-cell>
          <table:table-cell table:style-name="ce62" office:value-type="float" office:value="0.0390493407998589" calcext:value-type="float">
            <text:p>0,039</text:p>
          </table:table-cell>
          <table:table-cell table:style-name="ce62" office:value-type="float" office:value="0.0271175977776798" calcext:value-type="float">
            <text:p>0,027</text:p>
          </table:table-cell>
          <table:table-cell table:style-name="ce62" office:value-type="float" office:value="0.0206093743110366" calcext:value-type="float">
            <text:p>0,021</text:p>
          </table:table-cell>
          <table:table-cell table:style-name="ce62" office:value-type="float" office:value="1.60000000000001" calcext:value-type="float">
            <text:p>1,6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France 3_Malaysia</text:p>
          </table:table-cell>
          <table:table-cell office:value-type="float" office:value="12.096875" calcext:value-type="float">
            <text:p>12,096875</text:p>
          </table:table-cell>
          <table:table-cell office:value-type="float" office:value="0.181196112679053" calcext:value-type="float">
            <text:p>0,181196112679053</text:p>
          </table:table-cell>
          <table:table-cell office:value-type="float" office:value="23.284375" calcext:value-type="float">
            <text:p>23,284375</text:p>
          </table:table-cell>
          <table:table-cell office:value-type="float" office:value="0.225390286503213" calcext:value-type="float">
            <text:p>0,225390286503213</text:p>
          </table:table-cell>
          <table:table-cell office:value-type="float" office:value="39.15" calcext:value-type="float">
            <text:p>39,15</text:p>
          </table:table-cell>
          <table:table-cell office:value-type="float" office:value="0.167937860531803" calcext:value-type="float">
            <text:p>0,167937860531803</text:p>
          </table:table-cell>
          <table:table-cell office:value-type="float" office:value="48.8625" calcext:value-type="float">
            <text:p>48,8625</text:p>
          </table:table-cell>
          <table:table-cell office:value-type="float" office:value="0.0530330085889881" calcext:value-type="float">
            <text:p>0,053033008588988</text:p>
          </table:table-cell>
          <table:table-cell office:value-type="float" office:value="50.15625" calcext:value-type="float">
            <text:p>50,15625</text:p>
          </table:table-cell>
          <table:table-cell office:value-type="float" office:value="0.132582521472478" calcext:value-type="float">
            <text:p>0,132582521472478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3.1" calcext:value-type="float">
            <text:p>43,1</text:p>
          </table:table-cell>
          <table:table-cell table:style-name="ce59" office:value-type="float" office:value="5.1" calcext:value-type="float">
            <text:p>5,1</text:p>
          </table:table-cell>
          <table:table-cell table:style-name="ce59" table:number-columns-repeated="2"/>
          <table:table-cell table:style-name="ce59" office:value-type="float" office:value="3.5" calcext:value-type="float">
            <text:p>3,5</text:p>
          </table:table-cell>
          <table:table-cell table:style-name="ce59" office:value-type="float" office:value="23.9" calcext:value-type="float">
            <text:p>23,9</text:p>
          </table:table-cell>
          <table:table-cell table:style-name="ce62" office:value-type="float" office:value="61.2405929081405" calcext:value-type="float">
            <text:p>61,241</text:p>
          </table:table-cell>
          <table:table-cell table:style-name="ce62" office:value-type="float" office:value="27.2915117201508" calcext:value-type="float">
            <text:p>27,292</text:p>
          </table:table-cell>
          <table:table-cell table:style-name="ce62" office:value-type="float" office:value="5.83479640516839" calcext:value-type="float">
            <text:p>5,835</text:p>
          </table:table-cell>
          <table:table-cell table:style-name="ce62" office:value-type="float" office:value="0.0592310450875344" calcext:value-type="float">
            <text:p>0,059</text:p>
          </table:table-cell>
          <table:table-cell table:style-name="ce62" office:value-type="float" office:value="0.642926071222873" calcext:value-type="float">
            <text:p>0,643</text:p>
          </table:table-cell>
          <table:table-cell table:style-name="ce62" office:value-type="float" office:value="0.0150769932950087" calcext:value-type="float">
            <text:p>0,015</text:p>
          </table:table-cell>
          <table:table-cell table:style-name="ce62" office:value-type="float" office:value="0.317693787287684" calcext:value-type="float">
            <text:p>0,318</text:p>
          </table:table-cell>
          <table:table-cell table:style-name="ce62" office:value-type="float" office:value="2.60185827148151" calcext:value-type="float">
            <text:p>2,602</text:p>
          </table:table-cell>
          <table:table-cell table:style-name="ce62" office:value-type="float" office:value="1.01877397550559" calcext:value-type="float">
            <text:p>1,019</text:p>
          </table:table-cell>
          <table:table-cell table:style-name="ce62" office:value-type="float" office:value="0.0269232023125156" calcext:value-type="float">
            <text:p>0,027</text:p>
          </table:table-cell>
          <table:table-cell table:style-name="ce62" office:value-type="float" office:value="0.0452309798850262" calcext:value-type="float">
            <text:p>0,045</text:p>
          </table:table-cell>
          <table:table-cell table:style-name="ce62" office:value-type="float" office:value="0.00538464046250312" calcext:value-type="float">
            <text:p>0,005</text:p>
          </table:table-cell>
          <table:table-cell table:style-name="ce62" office:value-type="float" office:value="0.900000000000006" calcext:value-type="float">
            <text:p>0,9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Guat 1</text:p>
          </table:table-cell>
          <table:table-cell office:value-type="float" office:value="9.396875" calcext:value-type="float">
            <text:p>9,396875</text:p>
          </table:table-cell>
          <table:table-cell office:value-type="float" office:value="0.030935921676911" calcext:value-type="float">
            <text:p>0,030935921676911</text:p>
          </table:table-cell>
          <table:table-cell office:value-type="float" office:value="22.8375" calcext:value-type="float">
            <text:p>22,8375</text:p>
          </table:table-cell>
          <table:table-cell office:value-type="float" office:value="0.0707106781186533" calcext:value-type="float">
            <text:p>0,070710678118653</text:p>
          </table:table-cell>
          <table:table-cell office:value-type="float" office:value="42.1875" calcext:value-type="float">
            <text:p>42,1875</text:p>
          </table:table-cell>
          <table:table-cell office:value-type="float" office:value="0.556846590184402" calcext:value-type="float">
            <text:p>0,556846590184402</text:p>
          </table:table-cell>
          <table:table-cell office:value-type="float" office:value="53.31875" calcext:value-type="float">
            <text:p>53,31875</text:p>
          </table:table-cell>
          <table:table-cell office:value-type="float" office:value="0.972271824131503" calcext:value-type="float">
            <text:p>0,972271824131503</text:p>
          </table:table-cell>
          <table:table-cell table:number-columns-repeated="2"/>
          <table:table-cell table:style-name="ce48" office:value-type="string" calcext:value-type="string">
            <text:p>Latine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63.7" calcext:value-type="float">
            <text:p>63,7</text:p>
          </table:table-cell>
          <table:table-cell table:style-name="ce59" office:value-type="float" office:value="4.5" calcext:value-type="float">
            <text:p>4,5</text:p>
          </table:table-cell>
          <table:table-cell table:style-name="ce59" table:number-columns-repeated="2"/>
          <table:table-cell table:style-name="ce59" office:value-type="float" office:value="9.7" calcext:value-type="float">
            <text:p>9,7</text:p>
          </table:table-cell>
          <table:table-cell table:style-name="ce59" office:value-type="float" office:value="14" calcext:value-type="float">
            <text:p>14,0</text:p>
          </table:table-cell>
          <table:table-cell table:style-name="ce61" office:value-type="float" office:value="60.6938215102975" calcext:value-type="float">
            <text:p>60,694</text:p>
          </table:table-cell>
          <table:table-cell table:style-name="ce61" office:value-type="float" office:value="29.1866839120486" calcext:value-type="float">
            <text:p>29,187</text:p>
          </table:table-cell>
          <table:table-cell table:style-name="ce61" office:value-type="float" office:value="6.72364540841708" calcext:value-type="float">
            <text:p>6,724</text:p>
          </table:table-cell>
          <table:table-cell table:style-name="ce61" office:value-type="float" office:value="0.0828733459357278" calcext:value-type="float">
            <text:p>0,083</text:p>
          </table:table-cell>
          <table:table-cell table:style-name="ce61" office:value-type="float" office:value="0.0545219381156104" calcext:value-type="float">
            <text:p>0,055</text:p>
          </table:table-cell>
          <table:table-cell table:style-name="ce61" office:value-type="float" office:value="0.031622724107054" calcext:value-type="float">
            <text:p>0,032</text:p>
          </table:table-cell>
          <table:table-cell table:style-name="ce61" office:value-type="float" office:value="0.0850542234603522" calcext:value-type="float">
            <text:p>0,085</text:p>
          </table:table-cell>
          <table:table-cell table:style-name="ce61" office:value-type="float" office:value="0.10359168241966" calcext:value-type="float">
            <text:p>0,104</text:p>
          </table:table-cell>
          <table:table-cell table:style-name="ce61" office:value-type="float" office:value="1.56368918515571" calcext:value-type="float">
            <text:p>1,564</text:p>
          </table:table-cell>
          <table:table-cell table:style-name="ce61" office:value-type="float" office:value="0.111224753755845" calcext:value-type="float">
            <text:p>0,111</text:p>
          </table:table-cell>
          <table:table-cell table:style-name="ce61" office:value-type="float" office:value="0.00218087752462442" calcext:value-type="float">
            <text:p>0,002</text:p>
          </table:table-cell>
          <table:table-cell table:style-name="ce61" office:value-type="float" office:value="0.00109043876231221" calcext:value-type="float">
            <text:p>0,001</text:p>
          </table:table-cell>
          <table:table-cell table:style-name="ce61" office:value-type="float" office:value="1.35999999999997" calcext:value-type="float">
            <text:p>1,36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Guat 2</text:p>
          </table:table-cell>
          <table:table-cell office:value-type="float" office:value="12.228125" calcext:value-type="float">
            <text:p>12,228125</text:p>
          </table:table-cell>
          <table:table-cell office:value-type="float" office:value="0.31377863415153" calcext:value-type="float">
            <text:p>0,31377863415153</text:p>
          </table:table-cell>
          <table:table-cell office:value-type="float" office:value="27.69375" calcext:value-type="float">
            <text:p>27,69375</text:p>
          </table:table-cell>
          <table:table-cell office:value-type="float" office:value="0.344714555828442" calcext:value-type="float">
            <text:p>0,344714555828442</text:p>
          </table:table-cell>
          <table:table-cell office:value-type="float" office:value="48.734375" calcext:value-type="float">
            <text:p>48,734375</text:p>
          </table:table-cell>
          <table:table-cell office:value-type="float" office:value="0.411005816564679" calcext:value-type="float">
            <text:p>0,411005816564679</text:p>
          </table:table-cell>
          <table:table-cell office:value-type="float" office:value="59.39375" calcext:value-type="float">
            <text:p>59,39375</text:p>
          </table:table-cell>
          <table:table-cell office:value-type="float" office:value="0.689429111656885" calcext:value-type="float">
            <text:p>0,689429111656885</text:p>
          </table:table-cell>
          <table:table-cell table:number-columns-repeated="2"/>
          <table:table-cell table:style-name="ce48" office:value-type="string" calcext:value-type="string">
            <text:p>Latine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58.1" calcext:value-type="float">
            <text:p>58,1</text:p>
          </table:table-cell>
          <table:table-cell table:style-name="ce59" office:value-type="float" office:value="3.3" calcext:value-type="float">
            <text:p>3,3</text:p>
          </table:table-cell>
          <table:table-cell table:style-name="ce59" table:number-columns-repeated="2"/>
          <table:table-cell table:style-name="ce59" office:value-type="float" office:value="10.3" calcext:value-type="float">
            <text:p>10,3</text:p>
          </table:table-cell>
          <table:table-cell table:style-name="ce59" office:value-type="float" office:value="17.9" calcext:value-type="float">
            <text:p>17,9</text:p>
          </table:table-cell>
          <table:table-cell table:style-name="ce62" office:value-type="float" office:value="62.3933050301185" calcext:value-type="float">
            <text:p>62,393</text:p>
          </table:table-cell>
          <table:table-cell table:style-name="ce62" office:value-type="float" office:value="26.8970148258463" calcext:value-type="float">
            <text:p>26,897</text:p>
          </table:table-cell>
          <table:table-cell table:style-name="ce62" office:value-type="float" office:value="7.49677587854809" calcext:value-type="float">
            <text:p>7,497</text:p>
          </table:table-cell>
          <table:table-cell table:style-name="ce62" office:value-type="float" office:value="0.0595945675609593" calcext:value-type="float">
            <text:p>0,060</text:p>
          </table:table-cell>
          <table:table-cell table:style-name="ce62" office:value-type="float" office:value="0.102635088577208" calcext:value-type="float">
            <text:p>0,103</text:p>
          </table:table-cell>
          <table:table-cell table:style-name="ce62" office:value-type="float" office:value="0.0684233923848052" calcext:value-type="float">
            <text:p>0,068</text:p>
          </table:table-cell>
          <table:table-cell table:style-name="ce62" office:value-type="float" office:value="0.0882882482384583" calcext:value-type="float">
            <text:p>0,088</text:p>
          </table:table-cell>
          <table:table-cell table:style-name="ce62" office:value-type="float" office:value="0.103738691680188" calcext:value-type="float">
            <text:p>0,104</text:p>
          </table:table-cell>
          <table:table-cell table:style-name="ce62" office:value-type="float" office:value="1.9986252194981" calcext:value-type="float">
            <text:p>1,999</text:p>
          </table:table-cell>
          <table:table-cell table:style-name="ce62" office:value-type="float" office:value="0.0728378047967281" calcext:value-type="float">
            <text:p>0,073</text:p>
          </table:table-cell>
          <table:table-cell table:style-name="ce62" office:value-type="float" office:value="0.00662161861788437" calcext:value-type="float">
            <text:p>0,007</text:p>
          </table:table-cell>
          <table:table-cell table:style-name="ce62" office:value-type="float" office:value="0.012139634132788" calcext:value-type="float">
            <text:p>0,012</text:p>
          </table:table-cell>
          <table:table-cell table:style-name="ce62" office:value-type="float" office:value="0.700000000000003" calcext:value-type="float">
            <text:p>0,7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Guat 3</text:p>
          </table:table-cell>
          <table:table-cell office:value-type="float" office:value="7.578125" calcext:value-type="float">
            <text:p>7,578125</text:p>
          </table:table-cell>
          <table:table-cell office:value-type="float" office:value="0.0839689302659028" calcext:value-type="float">
            <text:p>0,083968930265903</text:p>
          </table:table-cell>
          <table:table-cell office:value-type="float" office:value="18.04375" calcext:value-type="float">
            <text:p>18,04375</text:p>
          </table:table-cell>
          <table:table-cell office:value-type="float" office:value="0.282842712474618" calcext:value-type="float">
            <text:p>0,282842712474618</text:p>
          </table:table-cell>
          <table:table-cell office:value-type="float" office:value="30.221875" calcext:value-type="float">
            <text:p>30,221875</text:p>
          </table:table-cell>
          <table:table-cell office:value-type="float" office:value="0.437522320859175" calcext:value-type="float">
            <text:p>0,437522320859175</text:p>
          </table:table-cell>
          <table:table-cell office:value-type="float" office:value="42.29375" calcext:value-type="float">
            <text:p>42,29375</text:p>
          </table:table-cell>
          <table:table-cell office:value-type="float" office:value="1.62634559672906" calcext:value-type="float">
            <text:p>1,62634559672906</text:p>
          </table:table-cell>
          <table:table-cell table:number-columns-repeated="2"/>
          <table:table-cell table:style-name="ce48" office:value-type="string" calcext:value-type="string">
            <text:p>Latine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1" calcext:value-type="float">
            <text:p>21,0</text:p>
          </table:table-cell>
          <table:table-cell table:style-name="ce59" office:value-type="float" office:value="15.6" calcext:value-type="float">
            <text:p>15,6</text:p>
          </table:table-cell>
          <table:table-cell table:style-name="ce59" table:number-columns-repeated="2"/>
          <table:table-cell table:style-name="ce59" office:value-type="float" office:value="6" calcext:value-type="float">
            <text:p>6,0</text:p>
          </table:table-cell>
          <table:table-cell table:style-name="ce59" office:value-type="float" office:value="23.2" calcext:value-type="float">
            <text:p>23,2</text:p>
          </table:table-cell>
          <table:table-cell table:style-name="ce62" office:value-type="float" office:value="77.789075974474" calcext:value-type="float">
            <text:p>77,789</text:p>
          </table:table-cell>
          <table:table-cell table:style-name="ce62" office:value-type="float" office:value="17.4109984046223" calcext:value-type="float">
            <text:p>17,411</text:p>
          </table:table-cell>
          <table:table-cell table:style-name="ce62" office:value-type="float" office:value="1.75364888754743" calcext:value-type="float">
            <text:p>1,754</text:p>
          </table:table-cell>
          <table:table-cell table:style-name="ce62" office:value-type="float" office:value="0.314262461193515" calcext:value-type="float">
            <text:p>0,314</text:p>
          </table:table-cell>
          <table:table-cell table:style-name="ce62" office:value-type="float" office:value="0.294956234908589" calcext:value-type="float">
            <text:p>0,295</text:p>
          </table:table-cell>
          <table:table-cell table:style-name="ce62" office:value-type="float" office:value="0.0182336581579855" calcext:value-type="float">
            <text:p>0,018</text:p>
          </table:table-cell>
          <table:table-cell table:style-name="ce62" office:value-type="float" office:value="0.372181140048292" calcext:value-type="float">
            <text:p>0,372</text:p>
          </table:table-cell>
          <table:table-cell table:style-name="ce62" office:value-type="float" office:value="1.29888000172473" calcext:value-type="float">
            <text:p>1,299</text:p>
          </table:table-cell>
          <table:table-cell table:style-name="ce62" office:value-type="float" office:value="0.215586193515005" calcext:value-type="float">
            <text:p>0,216</text:p>
          </table:table-cell>
          <table:table-cell table:style-name="ce62" office:value-type="float" office:value="0.00107256812694032" calcext:value-type="float">
            <text:p>0,001</text:p>
          </table:table-cell>
          <table:table-cell table:style-name="ce62" office:value-type="float" office:value="0.0278867713004484" calcext:value-type="float">
            <text:p>0,028</text:p>
          </table:table-cell>
          <table:table-cell table:style-name="ce62" office:value-type="float" office:value="0.00321770438082097" calcext:value-type="float">
            <text:p>0,003</text:p>
          </table:table-cell>
          <table:table-cell table:style-name="ce62" office:value-type="float" office:value="0.500000000000014" calcext:value-type="float">
            <text:p>0,5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Guat 4</text:p>
          </table:table-cell>
          <table:table-cell office:value-type="float" office:value="8.459375" calcext:value-type="float">
            <text:p>8,459375</text:p>
          </table:table-cell>
          <table:table-cell office:value-type="float" office:value="0.0397747564417436" calcext:value-type="float">
            <text:p>0,039774756441744</text:p>
          </table:table-cell>
          <table:table-cell office:value-type="float" office:value="19.9875" calcext:value-type="float">
            <text:p>19,9875</text:p>
          </table:table-cell>
          <table:table-cell office:value-type="float" office:value="0.141421356237309" calcext:value-type="float">
            <text:p>0,141421356237309</text:p>
          </table:table-cell>
          <table:table-cell office:value-type="float" office:value="30.690625" calcext:value-type="float">
            <text:p>30,690625</text:p>
          </table:table-cell>
          <table:table-cell office:value-type="float" office:value="0.00441941738241693" calcext:value-type="float">
            <text:p>0,004419417382417</text:p>
          </table:table-cell>
          <table:table-cell office:value-type="float" office:value="42.446875" calcext:value-type="float">
            <text:p>42,446875</text:p>
          </table:table-cell>
          <table:table-cell office:value-type="float" office:value="0.950174737219423" calcext:value-type="float">
            <text:p>0,950174737219423</text:p>
          </table:table-cell>
          <table:table-cell table:number-columns-repeated="2"/>
          <table:table-cell table:style-name="ce48" office:value-type="string" calcext:value-type="string">
            <text:p>Latine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15.2" calcext:value-type="float">
            <text:p>15,2</text:p>
          </table:table-cell>
          <table:table-cell table:style-name="ce59" office:value-type="float" office:value="9.8" calcext:value-type="float">
            <text:p>9,8</text:p>
          </table:table-cell>
          <table:table-cell table:style-name="ce59" table:number-columns-repeated="2"/>
          <table:table-cell table:style-name="ce59" office:value-type="float" office:value="5.5" calcext:value-type="float">
            <text:p>5,5</text:p>
          </table:table-cell>
          <table:table-cell table:style-name="ce59" office:value-type="float" office:value="40.6" calcext:value-type="float">
            <text:p>40,6</text:p>
          </table:table-cell>
          <table:table-cell table:style-name="ce62" office:value-type="float" office:value="58.2443192427803" calcext:value-type="float">
            <text:p>58,244</text:p>
          </table:table-cell>
          <table:table-cell table:style-name="ce62" office:value-type="float" office:value="21.8534153225374" calcext:value-type="float">
            <text:p>21,853</text:p>
          </table:table-cell>
          <table:table-cell table:style-name="ce62" office:value-type="float" office:value="9.13112477597845" calcext:value-type="float">
            <text:p>9,131</text:p>
          </table:table-cell>
          <table:table-cell table:style-name="ce62" office:value-type="float" office:value="2.5743579837524" calcext:value-type="float">
            <text:p>2,574</text:p>
          </table:table-cell>
          <table:table-cell table:style-name="ce62" office:value-type="float" office:value="2.45242587167187" calcext:value-type="float">
            <text:p>2,452</text:p>
          </table:table-cell>
          <table:table-cell table:style-name="ce62" office:value-type="float" office:value="0.0201453054741745" calcext:value-type="float">
            <text:p>0,020</text:p>
          </table:table-cell>
          <table:table-cell table:style-name="ce62" office:value-type="float" office:value="1.5596707553953" calcext:value-type="float">
            <text:p>1,560</text:p>
          </table:table-cell>
          <table:table-cell table:style-name="ce62" office:value-type="float" office:value="1.67312063359196" calcext:value-type="float">
            <text:p>1,673</text:p>
          </table:table-cell>
          <table:table-cell table:style-name="ce62" office:value-type="float" office:value="0.995602202118412" calcext:value-type="float">
            <text:p>0,996</text:p>
          </table:table-cell>
          <table:table-cell table:style-name="ce62" office:value-type="float" office:value="0.117690995138598" calcext:value-type="float">
            <text:p>0,118</text:p>
          </table:table-cell>
          <table:table-cell table:style-name="ce62" office:value-type="float" office:value="0.17388579461919" calcext:value-type="float">
            <text:p>0,174</text:p>
          </table:table-cell>
          <table:table-cell table:style-name="ce62" office:value-type="float" office:value="0.00424111694193147" calcext:value-type="float">
            <text:p>0,004</text:p>
          </table:table-cell>
          <table:table-cell table:style-name="ce62" office:value-type="float" office:value="1.2" calcext:value-type="float">
            <text:p>1,2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F1</text:p>
          </table:table-cell>
          <table:table-cell office:value-type="float" office:value="9.86458333333333" calcext:value-type="float">
            <text:p>9,86458333333333</text:p>
          </table:table-cell>
          <table:table-cell office:value-type="float" office:value="0.119623976832964" calcext:value-type="float">
            <text:p>0,119623976832964</text:p>
          </table:table-cell>
          <table:table-cell office:value-type="float" office:value="22.3604166666667" calcext:value-type="float">
            <text:p>22,3604166666667</text:p>
          </table:table-cell>
          <table:table-cell office:value-type="float" office:value="0.279811134219732" calcext:value-type="float">
            <text:p>0,279811134219732</text:p>
          </table:table-cell>
          <table:table-cell office:value-type="float" office:value="35.0270833333333" calcext:value-type="float">
            <text:p>35,0270833333333</text:p>
          </table:table-cell>
          <table:table-cell office:value-type="float" office:value="1.34246062170677" calcext:value-type="float">
            <text:p>1,34246062170677</text:p>
          </table:table-cell>
          <table:table-cell office:value-type="float" office:value="48.4609633406836" calcext:value-type="float">
            <text:p>48,4609633406836</text:p>
          </table:table-cell>
          <table:table-cell office:value-type="float" office:value="0.187921306264965" calcext:value-type="float">
            <text:p>0,187921306264965</text:p>
          </table:table-cell>
          <table:table-cell office:value-type="float" office:value="48.1113334193882" calcext:value-type="float">
            <text:p>48,1113334193882</text:p>
          </table:table-cell>
          <table:table-cell table:number-columns-repeated="3"/>
          <table:table-cell table:style-name="ce54" office:value-type="float" office:value="33.196" calcext:value-type="float">
            <text:p>33,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F5</text:p>
          </table:table-cell>
          <table:table-cell office:value-type="float" office:value="10.15" calcext:value-type="float">
            <text:p>10,15</text:p>
          </table:table-cell>
          <table:table-cell office:value-type="float" office:value="0.0720785162166928" calcext:value-type="float">
            <text:p>0,072078516216693</text:p>
          </table:table-cell>
          <table:table-cell office:value-type="float" office:value="20.0479166666667" calcext:value-type="float">
            <text:p>20,0479166666667</text:p>
          </table:table-cell>
          <table:table-cell office:value-type="float" office:value="0.034422315920537" calcext:value-type="float">
            <text:p>0,034422315920537</text:p>
          </table:table-cell>
          <table:table-cell office:value-type="float" office:value="28.3791666666667" calcext:value-type="float">
            <text:p>28,3791666666667</text:p>
          </table:table-cell>
          <table:table-cell office:value-type="float" office:value="0.140914054775715" calcext:value-type="float">
            <text:p>0,140914054775715</text:p>
          </table:table-cell>
          <table:table-cell office:value-type="float" office:value="34.478776185226" calcext:value-type="float">
            <text:p>34,478776185226</text:p>
          </table:table-cell>
          <table:table-cell office:value-type="float" office:value="0.267708730199062" calcext:value-type="float">
            <text:p>0,267708730199062</text:p>
          </table:table-cell>
          <table:table-cell office:value-type="float" office:value="35.8882430295598" calcext:value-type="float">
            <text:p>35,8882430295598</text:p>
          </table:table-cell>
          <table:table-cell table:number-columns-repeated="3"/>
          <table:table-cell table:style-name="ce54" office:value-type="float" office:value="17.25" calcext:value-type="float">
            <text:p>17,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F6</text:p>
          </table:table-cell>
          <table:table-cell office:value-type="float" office:value="10.0229166666667" calcext:value-type="float">
            <text:p>10,0229166666667</text:p>
          </table:table-cell>
          <table:table-cell office:value-type="float" office:value="0.185860891080758" calcext:value-type="float">
            <text:p>0,185860891080758</text:p>
          </table:table-cell>
          <table:table-cell office:value-type="float" office:value="20.425" calcext:value-type="float">
            <text:p>20,425</text:p>
          </table:table-cell>
          <table:table-cell office:value-type="float" office:value="0.15" calcext:value-type="float">
            <text:p>0,15</text:p>
          </table:table-cell>
          <table:table-cell office:value-type="float" office:value="27.38125" calcext:value-type="float">
            <text:p>27,38125</text:p>
          </table:table-cell>
          <table:table-cell office:value-type="float" office:value="0.190701828779903" calcext:value-type="float">
            <text:p>0,190701828779903</text:p>
          </table:table-cell>
          <table:table-cell office:value-type="float" office:value="38.4677508269019" calcext:value-type="float">
            <text:p>38,4677508269019</text:p>
          </table:table-cell>
          <table:table-cell office:value-type="float" office:value="0.434825958626531" calcext:value-type="float">
            <text:p>0,434825958626531</text:p>
          </table:table-cell>
          <table:table-cell office:value-type="float" office:value="38.7455043081193" calcext:value-type="float">
            <text:p>38,7455043081193</text:p>
          </table:table-cell>
          <table:table-cell table:number-columns-repeated="3"/>
          <table:table-cell table:style-name="ce54" office:value-type="float" office:value="19.91" calcext:value-type="float">
            <text:p>19,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Guinea 1</text:p>
          </table:table-cell>
          <table:table-cell office:value-type="float" office:value="9.74375" calcext:value-type="float">
            <text:p>9,74375</text:p>
          </table:table-cell>
          <table:table-cell office:value-type="float" office:value="0.345110942306963" calcext:value-type="float">
            <text:p>0,345110942306963</text:p>
          </table:table-cell>
          <table:table-cell office:value-type="float" office:value="19.53125" calcext:value-type="float">
            <text:p>19,53125</text:p>
          </table:table-cell>
          <table:table-cell office:value-type="float" office:value="0.318933770554326" calcext:value-type="float">
            <text:p>0,318933770554326</text:p>
          </table:table-cell>
          <table:table-cell office:value-type="float" office:value="29.6875" calcext:value-type="float">
            <text:p>29,6875</text:p>
          </table:table-cell>
          <table:table-cell office:value-type="float" office:value="0.617549340134049" calcext:value-type="float">
            <text:p>0,617549340134049</text:p>
          </table:table-cell>
          <table:table-cell office:value-type="float" office:value="36.3255237045204" calcext:value-type="float">
            <text:p>36,3255237045204</text:p>
          </table:table-cell>
          <table:table-cell office:value-type="float" office:value="0.49564726071906" calcext:value-type="float">
            <text:p>0,49564726071906</text:p>
          </table:table-cell>
          <table:table-cell office:value-type="float" office:value="35.6929859945785" calcext:value-type="float">
            <text:p>35,6929859945785</text:p>
          </table:table-cell>
          <table:table-cell table:number-columns-repeated="3"/>
          <table:table-cell table:style-name="ce54" office:value-type="float" office:value="18.55" calcext:value-type="float">
            <text:p>18,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Guinea 2</text:p>
          </table:table-cell>
          <table:table-cell office:value-type="float" office:value="9.87916666666667" calcext:value-type="float">
            <text:p>9,87916666666667</text:p>
          </table:table-cell>
          <table:table-cell office:value-type="float" office:value="0.177804902444599" calcext:value-type="float">
            <text:p>0,177804902444599</text:p>
          </table:table-cell>
          <table:table-cell office:value-type="float" office:value="23.5625" calcext:value-type="float">
            <text:p>23,5625</text:p>
          </table:table-cell>
          <table:table-cell office:value-type="float" office:value="0.16909686573086" calcext:value-type="float">
            <text:p>0,16909686573086</text:p>
          </table:table-cell>
          <table:table-cell office:value-type="float" office:value="39.7541666666667" calcext:value-type="float">
            <text:p>39,7541666666667</text:p>
          </table:table-cell>
          <table:table-cell office:value-type="float" office:value="0.459378543070235" calcext:value-type="float">
            <text:p>0,459378543070235</text:p>
          </table:table-cell>
          <table:table-cell office:value-type="float" office:value="49.799855292172" calcext:value-type="float">
            <text:p>49,799855292172</text:p>
          </table:table-cell>
          <table:table-cell office:value-type="float" office:value="0.231454366619403" calcext:value-type="float">
            <text:p>0,231454366619403</text:p>
          </table:table-cell>
          <table:table-cell office:value-type="float" office:value="50.4414007034981" calcext:value-type="float">
            <text:p>50,4414007034981</text:p>
          </table:table-cell>
          <table:table-cell table:number-columns-repeated="3"/>
          <table:table-cell table:style-name="ce54" office:value-type="float" office:value="40.5" calcext:value-type="float">
            <text:p>40,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Guinea 3</text:p>
          </table:table-cell>
          <table:table-cell office:value-type="float" office:value="9.54791666666667" calcext:value-type="float">
            <text:p>9,54791666666667</text:p>
          </table:table-cell>
          <table:table-cell office:value-type="float" office:value="0.432124716758175" calcext:value-type="float">
            <text:p>0,432124716758175</text:p>
          </table:table-cell>
          <table:table-cell office:value-type="float" office:value="20.9729166666667" calcext:value-type="float">
            <text:p>20,9729166666667</text:p>
          </table:table-cell>
          <table:table-cell office:value-type="float" office:value="0.713002381365821" calcext:value-type="float">
            <text:p>0,713002381365821</text:p>
          </table:table-cell>
          <table:table-cell office:value-type="float" office:value="31.2520833333333" calcext:value-type="float">
            <text:p>31,2520833333333</text:p>
          </table:table-cell>
          <table:table-cell office:value-type="float" office:value="1.27485191133454" calcext:value-type="float">
            <text:p>1,27485191133454</text:p>
          </table:table-cell>
          <table:table-cell office:value-type="float" office:value="40.6169032524807" calcext:value-type="float">
            <text:p>40,6169032524807</text:p>
          </table:table-cell>
          <table:table-cell office:value-type="float" office:value="0.82747955419205" calcext:value-type="float">
            <text:p>0,82747955419205</text:p>
          </table:table-cell>
          <table:table-cell office:value-type="float" office:value="42.7873249322318" calcext:value-type="float">
            <text:p>42,7873249322318</text:p>
          </table:table-cell>
          <table:table-cell table:number-columns-repeated="3"/>
          <table:table-cell table:style-name="ce54" office:value-type="float" office:value="25.1" calcext:value-type="float">
            <text:p>25,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Nigeria</text:p>
          </table:table-cell>
          <table:table-cell office:value-type="float" office:value="9.86666666666667" calcext:value-type="float">
            <text:p>9,86666666666667</text:p>
          </table:table-cell>
          <table:table-cell office:value-type="float" office:value="0.0691277500959883" calcext:value-type="float">
            <text:p>0,069127750095988</text:p>
          </table:table-cell>
          <table:table-cell office:value-type="float" office:value="23.8208333333333" calcext:value-type="float">
            <text:p>23,8208333333333</text:p>
          </table:table-cell>
          <table:table-cell office:value-type="float" office:value="0.30773449730788" calcext:value-type="float">
            <text:p>0,30773449730788</text:p>
          </table:table-cell>
          <table:table-cell office:value-type="float" office:value="39.4083333333333" calcext:value-type="float">
            <text:p>39,4083333333333</text:p>
          </table:table-cell>
          <table:table-cell office:value-type="float" office:value="1.03365880291" calcext:value-type="float">
            <text:p>1,03365880291</text:p>
          </table:table-cell>
          <table:table-cell office:value-type="float" office:value="51.8012679162073" calcext:value-type="float">
            <text:p>51,8012679162073</text:p>
          </table:table-cell>
          <table:table-cell office:value-type="float" office:value="1.12230515795304" calcext:value-type="float">
            <text:p>1,12230515795304</text:p>
          </table:table-cell>
          <table:table-cell office:value-type="float" office:value="50.5129949496579" calcext:value-type="float">
            <text:p>50,5129949496579</text:p>
          </table:table-cell>
          <table:table-cell table:number-columns-repeated="3"/>
          <table:table-cell table:style-name="ce54" office:value-type="float" office:value="52.1" calcext:value-type="float">
            <text:p>52,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Ethiopia</text:p>
          </table:table-cell>
          <table:table-cell office:value-type="float" office:value="13.825" calcext:value-type="float">
            <text:p>13,825</text:p>
          </table:table-cell>
          <table:table-cell office:value-type="float" office:value="0.265165042944955" calcext:value-type="float">
            <text:p>0,265165042944955</text:p>
          </table:table-cell>
          <table:table-cell office:value-type="float" office:value="27.03" calcext:value-type="float">
            <text:p>27,03</text:p>
          </table:table-cell>
          <table:table-cell office:value-type="float" office:value="0.76" calcext:value-type="float">
            <text:p>0,76</text:p>
          </table:table-cell>
          <table:table-cell office:value-type="float" office:value="41.2" calcext:value-type="float">
            <text:p>41,2</text:p>
          </table:table-cell>
          <table:table-cell office:value-type="float" office:value="0.32" calcext:value-type="float">
            <text:p>0,32</text:p>
          </table:table-cell>
          <table:table-cell office:value-type="float" office:value="51.66" calcext:value-type="float">
            <text:p>51,66</text:p>
          </table:table-cell>
          <table:table-cell office:value-type="float" office:value="1.88" calcext:value-type="float">
            <text:p>1,88</text:p>
          </table:table-cell>
          <table:table-cell office:value-type="float" office:value="53.25" calcext:value-type="float">
            <text:p>53,25</text:p>
          </table:table-cell>
          <table:table-cell office:value-type="float" office:value="1.22" calcext:value-type="float">
            <text:p>1,22</text:p>
          </table:table-cell>
          <table:table-cell table:number-columns-repeated="2"/>
          <table:table-cell table:style-name="ce54" office:value-type="float" office:value="38" calcext:value-type="float">
            <text:p>38,0</text:p>
          </table:table-cell>
          <table:table-cell table:number-columns-repeated="1010"/>
        </table:table-row>
        <table:table-row table:style-name="ro3">
          <table:table-cell table:number-columns-repeated="32"/>
          <table:table-cell table:style-name="ce70" table:number-columns-repeated="29"/>
          <table:table-cell table:number-columns-repeated="96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9"/>
          <table:table-cell table:style-name="ce6"/>
          <table:table-cell table:number-columns-repeated="1014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racterization Clays" table:style-name="ta2">
        <office:forms form:automatic-focus="false" form:apply-design-mode="false"/>
        <table:table-column table:style-name="co4" table:default-cell-style-name="ce10"/>
        <table:table-column table:style-name="co2" table:number-columns-repeated="61" table:default-cell-style-name="ce1"/>
        <table:table-column table:style-name="co3" table:number-columns-repeated="961" table:default-cell-style-name="ce1"/>
        <table:table-column table:style-name="co3" table:default-cell-style-name="ce24"/>
        <table:table-row table:style-name="ro2">
          <table:table-cell/>
          <table:table-cell table:style-name="ce19" office:value-type="string" calcext:value-type="string">
            <text:p>Origin of clay</text:p>
          </table:table-cell>
          <table:table-cell table:style-name="ce19" office:value-type="string" calcext:value-type="string">
            <text:p>Calcination</text:p>
          </table:table-cell>
          <table:table-cell table:style-name="ce11" office:value-type="string" calcext:value-type="string">
            <text:p>Calcined kaolinite content (%)</text:p>
          </table:table-cell>
          <table:table-cell table:style-name="ce19" office:value-type="string" calcext:value-type="string">
            <text:p>Dv,50 (µm)</text:p>
          </table:table-cell>
          <table:table-cell table:style-name="ce19" office:value-type="string" calcext:value-type="string">
            <text:p>D10</text:p>
          </table:table-cell>
          <table:table-cell table:style-name="ce19" office:value-type="string" calcext:value-type="string">
            <text:p>D90</text:p>
          </table:table-cell>
          <table:table-cell table:style-name="ce19" office:value-type="string" calcext:value-type="string">
            <text:p>Span (-)</text:p>
          </table:table-cell>
          <table:table-cell table:style-name="ce11" office:value-type="string" calcext:value-type="string">
            <text:p>BET Specific surface (m2/g)</text:p>
          </table:table-cell>
          <table:table-cell table:style-name="ce54" office:value-type="string" calcext:value-type="string">
            <text:p>SiO2</text:p>
          </table:table-cell>
          <table:table-cell table:style-name="ce54" office:value-type="string" calcext:value-type="string">
            <text:p>Al2O3</text:p>
          </table:table-cell>
          <table:table-cell table:style-name="ce54" office:value-type="string" calcext:value-type="string">
            <text:p>Fe2O3</text:p>
          </table:table-cell>
          <table:table-cell table:style-name="ce54" office:value-type="string" calcext:value-type="string">
            <text:p>CaO</text:p>
          </table:table-cell>
          <table:table-cell table:style-name="ce54" office:value-type="string" calcext:value-type="string">
            <text:p>MgO</text:p>
          </table:table-cell>
          <table:table-cell table:style-name="ce54" office:value-type="string" calcext:value-type="string">
            <text:p>SO3</text:p>
          </table:table-cell>
          <table:table-cell table:style-name="ce54" office:value-type="string" calcext:value-type="string">
            <text:p>Na2O</text:p>
          </table:table-cell>
          <table:table-cell table:style-name="ce54" office:value-type="string" calcext:value-type="string">
            <text:p>K2O</text:p>
          </table:table-cell>
          <table:table-cell table:style-name="ce54" office:value-type="string" calcext:value-type="string">
            <text:p>TiO2</text:p>
          </table:table-cell>
          <table:table-cell table:style-name="ce54" office:value-type="string" calcext:value-type="string">
            <text:p>P2O5</text:p>
          </table:table-cell>
          <table:table-cell table:style-name="ce54" office:value-type="string" calcext:value-type="string">
            <text:p>MnO</text:p>
          </table:table-cell>
          <table:table-cell table:style-name="ce54" office:value-type="string" calcext:value-type="string">
            <text:p>Others</text:p>
          </table:table-cell>
          <table:table-cell table:style-name="ce54" office:value-type="string" calcext:value-type="string">
            <text:p>LOI</text:p>
          </table:table-cell>
          <table:table-cell table:style-name="ce10"/>
          <table:table-cell table:style-name="ce20"/>
          <table:table-cell table:style-name="ce54"/>
          <table:table-cell table:style-name="ce10" table:number-columns-repeated="998"/>
          <table:table-cell/>
        </table:table-row>
        <table:table-row table:style-name="ro3">
          <table:table-cell office:value-type="string" calcext:value-type="string">
            <text:p>Burgess</text:p>
          </table:table-cell>
          <table:table-cell table:style-name="ce48" office:value-type="string" calcext:value-type="string">
            <text:p>North America</text:p>
          </table:table-cell>
          <table:table-cell table:style-name="ce48" office:value-type="string" calcext:value-type="string">
            <text:p>Flash</text:p>
          </table:table-cell>
          <table:table-cell table:style-name="ce59" office:value-type="float" office:value="95" calcext:value-type="float">
            <text:p>95,0</text:p>
          </table:table-cell>
          <table:table-cell table:style-name="ce59" office:value-type="float" office:value="5.1" calcext:value-type="float">
            <text:p>5,1</text:p>
          </table:table-cell>
          <table:table-cell table:style-name="ce59" office:value-type="float" office:value="0.52" calcext:value-type="float">
            <text:p>0,5</text:p>
          </table:table-cell>
          <table:table-cell table:style-name="ce59" office:value-type="float" office:value="20" calcext:value-type="float">
            <text:p>20,0</text:p>
          </table:table-cell>
          <table:table-cell table:style-name="ce59" table:formula="of:=([.G2]-[.F2])/[.E2]" office:value-type="float" office:value="3.81960784313725" calcext:value-type="float">
            <text:p>3,8</text:p>
          </table:table-cell>
          <table:table-cell table:style-name="ce59" office:value-type="float" office:value="9.6" calcext:value-type="float">
            <text:p>9,6</text:p>
          </table:table-cell>
          <table:table-cell table:style-name="ce61" office:value-type="float" office:value="52" calcext:value-type="float">
            <text:p>52,000</text:p>
          </table:table-cell>
          <table:table-cell table:style-name="ce61" office:value-type="float" office:value="43.8" calcext:value-type="float">
            <text:p>43,800</text:p>
          </table:table-cell>
          <table:table-cell table:style-name="ce61" office:value-type="float" office:value="0.3" calcext:value-type="float">
            <text:p>0,300</text:p>
          </table:table-cell>
          <table:table-cell table:number-columns-repeated="2" table:style-name="ce61" office:value-type="string" calcext:value-type="string">
            <text:p>-</text:p>
          </table:table-cell>
          <table:table-cell table:style-name="ce61" office:value-type="float" office:value="0.1" calcext:value-type="float">
            <text:p>0,100</text:p>
          </table:table-cell>
          <table:table-cell table:style-name="ce61" office:value-type="float" office:value="0.3" calcext:value-type="float">
            <text:p>0,300</text:p>
          </table:table-cell>
          <table:table-cell table:style-name="ce61" office:value-type="float" office:value="0.1" calcext:value-type="float">
            <text:p>0,100</text:p>
          </table:table-cell>
          <table:table-cell table:style-name="ce61" office:value-type="float" office:value="1.5" calcext:value-type="float">
            <text:p>1,500</text:p>
          </table:table-cell>
          <table:table-cell table:style-name="ce61" office:value-type="float" office:value="0.2" calcext:value-type="float">
            <text:p>0,20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1" calcext:value-type="float">
            <text:p>0,100</text:p>
          </table:table-cell>
          <table:table-cell table:style-name="ce61" office:value-type="float" office:value="1.5" calcext:value-type="float">
            <text:p>1,50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Imerys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lash</text:p>
          </table:table-cell>
          <table:table-cell table:style-name="ce59" office:value-type="float" office:value="91" calcext:value-type="float">
            <text:p>91,0</text:p>
          </table:table-cell>
          <table:table-cell table:style-name="ce59" office:value-type="float" office:value="5.9" calcext:value-type="float">
            <text:p>5,9</text:p>
          </table:table-cell>
          <table:table-cell table:style-name="ce59" office:value-type="float" office:value="0.198" calcext:value-type="float">
            <text:p>0,2</text:p>
          </table:table-cell>
          <table:table-cell table:style-name="ce59" office:value-type="float" office:value="21" calcext:value-type="float">
            <text:p>21,0</text:p>
          </table:table-cell>
          <table:table-cell table:style-name="ce59" table:formula="of:=([.G3]-[.F3])/[.E3]" office:value-type="float" office:value="3.52576271186441" calcext:value-type="float">
            <text:p>3,5</text:p>
          </table:table-cell>
          <table:table-cell table:style-name="ce59" office:value-type="float" office:value="15.9" calcext:value-type="float">
            <text:p>15,9</text:p>
          </table:table-cell>
          <table:table-cell table:style-name="ce61" office:value-type="float" office:value="51.744" calcext:value-type="float">
            <text:p>51,744</text:p>
          </table:table-cell>
          <table:table-cell table:style-name="ce61" office:value-type="float" office:value="42.88" calcext:value-type="float">
            <text:p>42,880</text:p>
          </table:table-cell>
          <table:table-cell table:style-name="ce61" office:value-type="float" office:value="0.863" calcext:value-type="float">
            <text:p>0,863</text:p>
          </table:table-cell>
          <table:table-cell table:number-columns-repeated="4" table:style-name="ce61" office:value-type="string" calcext:value-type="string">
            <text:p>-</text:p>
          </table:table-cell>
          <table:table-cell table:style-name="ce61" office:value-type="float" office:value="0.06" calcext:value-type="float">
            <text:p>0,060</text:p>
          </table:table-cell>
          <table:table-cell table:style-name="ce61" office:value-type="float" office:value="2.278" calcext:value-type="float">
            <text:p>2,278</text:p>
          </table:table-cell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2.02" calcext:value-type="float">
            <text:p>2,020</text:p>
          </table:table-cell>
          <table:table-cell/>
          <table:table-cell table:style-name="ce22"/>
          <table:table-cell table:style-name="ce21"/>
          <table:table-cell table:number-columns-repeated="999"/>
        </table:table-row>
        <table:table-row table:style-name="ro3">
          <table:table-cell office:value-type="string" calcext:value-type="string">
            <text:p>India 1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79.4" calcext:value-type="float">
            <text:p>79,4</text:p>
          </table:table-cell>
          <table:table-cell table:style-name="ce59" office:value-type="float" office:value="5.3" calcext:value-type="float">
            <text:p>5,3</text:p>
          </table:table-cell>
          <table:table-cell table:style-name="ce59" office:value-type="float" office:value="0.23" calcext:value-type="float">
            <text:p>0,2</text:p>
          </table:table-cell>
          <table:table-cell table:style-name="ce59" office:value-type="float" office:value="29" calcext:value-type="float">
            <text:p>29,0</text:p>
          </table:table-cell>
          <table:table-cell table:style-name="ce59" table:formula="of:=([.G4]-[.F4])/[.E4]" office:value-type="float" office:value="5.42830188679245" calcext:value-type="float">
            <text:p>5,4</text:p>
          </table:table-cell>
          <table:table-cell table:style-name="ce59" office:value-type="float" office:value="15.3" calcext:value-type="float">
            <text:p>15,3</text:p>
          </table:table-cell>
          <table:table-cell table:style-name="ce62" office:value-type="float" office:value="51.8" calcext:value-type="float">
            <text:p>51,800</text:p>
          </table:table-cell>
          <table:table-cell table:style-name="ce62" office:value-type="float" office:value="42.4" calcext:value-type="float">
            <text:p>42,400</text:p>
          </table:table-cell>
          <table:table-cell table:style-name="ce62" office:value-type="float" office:value="1.9" calcext:value-type="float">
            <text:p>1,900</text:p>
          </table:table-cell>
          <table:table-cell table:number-columns-repeated="2" table:style-name="ce62" office:value-type="float" office:value="0.1" calcext:value-type="float">
            <text:p>0,100</text:p>
          </table:table-cell>
          <table:table-cell table:style-name="ce62" office:value-type="string" calcext:value-type="string">
            <text:p>-</text:p>
          </table:table-cell>
          <table:table-cell table:number-columns-repeated="2" table:style-name="ce62" office:value-type="float" office:value="0.1" calcext:value-type="float">
            <text:p>0,100</text:p>
          </table:table-cell>
          <table:table-cell table:style-name="ce62" office:value-type="float" office:value="2.4" calcext:value-type="float">
            <text:p>2,400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" calcext:value-type="float">
            <text:p>0,200</text:p>
          </table:table-cell>
          <table:table-cell table:style-name="ce62" office:value-type="float" office:value="1" calcext:value-type="float">
            <text:p>1,00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Newchem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lash</text:p>
          </table:table-cell>
          <table:table-cell table:style-name="ce59" office:value-type="float" office:value="77" calcext:value-type="float">
            <text:p>77,0</text:p>
          </table:table-cell>
          <table:table-cell table:style-name="ce59" office:value-type="float" office:value="5.6" calcext:value-type="float">
            <text:p>5,6</text:p>
          </table:table-cell>
          <table:table-cell table:style-name="ce59" office:value-type="float" office:value="0.26" calcext:value-type="float">
            <text:p>0,3</text:p>
          </table:table-cell>
          <table:table-cell table:style-name="ce59" office:value-type="float" office:value="32" calcext:value-type="float">
            <text:p>32,0</text:p>
          </table:table-cell>
          <table:table-cell table:style-name="ce59" table:formula="of:=([.G5]-[.F5])/[.E5]" office:value-type="float" office:value="5.66785714285714" calcext:value-type="float">
            <text:p>5,7</text:p>
          </table:table-cell>
          <table:table-cell table:style-name="ce59" office:value-type="float" office:value="11.7" calcext:value-type="float">
            <text:p>11,7</text:p>
          </table:table-cell>
          <table:table-cell table:style-name="ce61" office:value-type="float" office:value="52.34" calcext:value-type="float">
            <text:p>52,340</text:p>
          </table:table-cell>
          <table:table-cell table:style-name="ce61" office:value-type="float" office:value="43.79" calcext:value-type="float">
            <text:p>43,790</text:p>
          </table:table-cell>
          <table:table-cell table:style-name="ce61" office:value-type="float" office:value="0.61" calcext:value-type="float">
            <text:p>0,61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07" calcext:value-type="float">
            <text:p>0,07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09" calcext:value-type="float">
            <text:p>0,09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1.803" calcext:value-type="float">
            <text:p>1,803</text:p>
          </table:table-cell>
          <table:table-cell table:number-columns-repeated="2" table:style-name="ce61" office:value-type="string" calcext:value-type="string">
            <text:p>-</text:p>
          </table:table-cell>
          <table:table-cell table:style-name="ce61" office:value-type="float" office:value="0.1" calcext:value-type="float">
            <text:p>0,100</text:p>
          </table:table-cell>
          <table:table-cell table:style-name="ce61" office:value-type="float" office:value="1" calcext:value-type="float">
            <text:p>1,00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Sinoma </text:p>
          </table:table-cell>
          <table:table-cell table:style-name="ce48" office:value-type="string" calcext:value-type="string">
            <text:p>East Asi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74.9" calcext:value-type="float">
            <text:p>74,9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1" office:value-type="float" office:value="59.2921348314607" calcext:value-type="float">
            <text:p>59,292</text:p>
          </table:table-cell>
          <table:table-cell table:style-name="ce61" office:value-type="float" office:value="36.5730337078652" calcext:value-type="float">
            <text:p>36,573</text:p>
          </table:table-cell>
          <table:table-cell table:style-name="ce61" office:value-type="float" office:value="0.715730337078652" calcext:value-type="float">
            <text:p>0,716</text:p>
          </table:table-cell>
          <table:table-cell table:style-name="ce61" office:value-type="float" office:value="0.167415730337079" calcext:value-type="float">
            <text:p>0,167</text:p>
          </table:table-cell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0.0606741573033708" calcext:value-type="float">
            <text:p>0,061</text:p>
          </table:table-cell>
          <table:table-cell table:style-name="ce61" office:value-type="float" office:value="1.02247191011236" calcext:value-type="float">
            <text:p>1,022</text:p>
          </table:table-cell>
          <table:table-cell table:style-name="ce61" office:value-type="float" office:value="0.166292134831461" calcext:value-type="float">
            <text:p>0,166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1.65955056179775" calcext:value-type="float">
            <text:p>1,660</text:p>
          </table:table-cell>
          <table:table-cell table:style-name="ce61" office:value-type="float" office:value="0.298876404494379" calcext:value-type="float">
            <text:p>0,299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Laskshmi2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72.57" calcext:value-type="float">
            <text:p>72,6</text:p>
          </table:table-cell>
          <table:table-cell table:style-name="ce59" office:value-type="float" office:value="8" calcext:value-type="float">
            <text:p>8,0</text:p>
          </table:table-cell>
          <table:table-cell table:style-name="ce59" table:number-columns-repeated="2"/>
          <table:table-cell table:style-name="ce59" office:value-type="float" office:value="7.9" calcext:value-type="float">
            <text:p>7,9</text:p>
          </table:table-cell>
          <table:table-cell table:style-name="ce59" office:value-type="float" office:value="14.41" calcext:value-type="float">
            <text:p>14,4</text:p>
          </table:table-cell>
          <table:table-cell table:style-name="ce62" office:value-type="float" office:value="54.2954545454546" calcext:value-type="float">
            <text:p>54,295</text:p>
          </table:table-cell>
          <table:table-cell table:style-name="ce62" office:value-type="float" office:value="38.9886363636364" calcext:value-type="float">
            <text:p>38,989</text:p>
          </table:table-cell>
          <table:table-cell table:style-name="ce62" office:value-type="float" office:value="1.35227272727273" calcext:value-type="float">
            <text:p>1,352</text:p>
          </table:table-cell>
          <table:table-cell table:style-name="ce62" office:value-type="float" office:value="0.136363636363636" calcext:value-type="float">
            <text:p>0,136</text:p>
          </table:table-cell>
          <table:table-cell table:style-name="ce62" office:value-type="float" office:value="0.357954545454545" calcext:value-type="float">
            <text:p>0,358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32954545454545" calcext:value-type="float">
            <text:p>0,133</text:p>
          </table:table-cell>
          <table:table-cell table:style-name="ce62" office:value-type="float" office:value="1.51590909090909" calcext:value-type="float">
            <text:p>1,516</text:p>
          </table:table-cell>
          <table:table-cell table:style-name="ce62" office:value-type="float" office:value="1.24886363636364" calcext:value-type="float">
            <text:p>1,249</text:p>
          </table:table-cell>
          <table:table-cell table:style-name="ce62" office:value-type="float" office:value="0.2625" calcext:value-type="float">
            <text:p>0,263</text:p>
          </table:table-cell>
          <table:table-cell table:style-name="ce62" office:value-type="string" calcext:value-type="string">
            <text:p>-</text:p>
          </table:table-cell>
          <table:table-cell table:style-name="ce61" office:value-type="string" calcext:value-type="string">
            <text:p>-</text:p>
          </table:table-cell>
          <table:table-cell table:style-name="ce62" office:value-type="float" office:value="1.68740909090907" calcext:value-type="float">
            <text:p>1,687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Laskshmi1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71.7" calcext:value-type="float">
            <text:p>71,7</text:p>
          </table:table-cell>
          <table:table-cell table:style-name="ce59" office:value-type="float" office:value="27.01" calcext:value-type="float">
            <text:p>27,0</text:p>
          </table:table-cell>
          <table:table-cell table:style-name="ce59" table:number-columns-repeated="2"/>
          <table:table-cell table:style-name="ce59" office:value-type="float" office:value="2.7" calcext:value-type="float">
            <text:p>2,7</text:p>
          </table:table-cell>
          <table:table-cell table:style-name="ce59" office:value-type="float" office:value="28.01" calcext:value-type="float">
            <text:p>28,0</text:p>
          </table:table-cell>
          <table:table-cell table:style-name="ce62" office:value-type="float" office:value="53.8295454545455" calcext:value-type="float">
            <text:p>53,830</text:p>
          </table:table-cell>
          <table:table-cell table:style-name="ce62" office:value-type="float" office:value="39.3181818181818" calcext:value-type="float">
            <text:p>39,318</text:p>
          </table:table-cell>
          <table:table-cell table:style-name="ce62" office:value-type="float" office:value="1.22727272727273" calcext:value-type="float">
            <text:p>1,227</text:p>
          </table:table-cell>
          <table:table-cell table:style-name="ce62" office:value-type="float" office:value="0.556818181818182" calcext:value-type="float">
            <text:p>0,557</text:p>
          </table:table-cell>
          <table:table-cell table:style-name="ce62" office:value-type="float" office:value="0.656818181818182" calcext:value-type="float">
            <text:p>0,657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15909090909091" calcext:value-type="float">
            <text:p>0,216</text:p>
          </table:table-cell>
          <table:table-cell table:style-name="ce62" office:value-type="float" office:value="0.842045454545454" calcext:value-type="float">
            <text:p>0,842</text:p>
          </table:table-cell>
          <table:table-cell table:style-name="ce62" office:value-type="float" office:value="1.59090909090909" calcext:value-type="float">
            <text:p>1,591</text:p>
          </table:table-cell>
          <table:table-cell table:style-name="ce62" office:value-type="float" office:value="0.261363636363636" calcext:value-type="float">
            <text:p>0,261</text:p>
          </table:table-cell>
          <table:table-cell table:style-name="ce59"/>
          <table:table-cell table:style-name="ce61" office:value-type="float" office:value="0.21" calcext:value-type="float">
            <text:p>0,210</text:p>
          </table:table-cell>
          <table:table-cell table:style-name="ce62" office:value-type="float" office:value="1.28204545454543" calcext:value-type="float">
            <text:p>1,282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Cameroon</text:p>
          </table:table-cell>
          <table:table-cell table:style-name="ce48" office:value-type="string" calcext:value-type="string">
            <text:p>Central Afric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66.4" calcext:value-type="float">
            <text:p>66,4</text:p>
          </table:table-cell>
          <table:table-cell table:style-name="ce59" office:value-type="float" office:value="27.4" calcext:value-type="float">
            <text:p>27,4</text:p>
          </table:table-cell>
          <table:table-cell table:style-name="ce59" table:number-columns-repeated="2"/>
          <table:table-cell table:style-name="ce59" office:value-type="float" office:value="6.8" calcext:value-type="float">
            <text:p>6,8</text:p>
          </table:table-cell>
          <table:table-cell table:style-name="ce59" office:value-type="float" office:value="50.06" calcext:value-type="float">
            <text:p>50,1</text:p>
          </table:table-cell>
          <table:table-cell table:style-name="ce61" office:value-type="float" office:value="56.97" calcext:value-type="float">
            <text:p>56,970</text:p>
          </table:table-cell>
          <table:table-cell table:style-name="ce61" office:value-type="float" office:value="35.05" calcext:value-type="float">
            <text:p>35,050</text:p>
          </table:table-cell>
          <table:table-cell table:style-name="ce61" office:value-type="float" office:value="2.52" calcext:value-type="float">
            <text:p>2,520</text:p>
          </table:table-cell>
          <table:table-cell table:style-name="ce61" office:value-type="float" office:value="0.05" calcext:value-type="float">
            <text:p>0,050</text:p>
          </table:table-cell>
          <table:table-cell table:style-name="ce61" office:value-type="float" office:value="0.28" calcext:value-type="float">
            <text:p>0,28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09" calcext:value-type="float">
            <text:p>0,090</text:p>
          </table:table-cell>
          <table:table-cell table:style-name="ce61" office:value-type="float" office:value="0.71" calcext:value-type="float">
            <text:p>0,710</text:p>
          </table:table-cell>
          <table:table-cell table:style-name="ce61" office:value-type="float" office:value="1.82" calcext:value-type="float">
            <text:p>1,820</text:p>
          </table:table-cell>
          <table:table-cell table:style-name="ce61" office:value-type="float" office:value="0.34" calcext:value-type="float">
            <text:p>0,340</text:p>
          </table:table-cell>
          <table:table-cell table:style-name="ce61" office:value-type="float" office:value="1" calcext:value-type="float">
            <text:p>1,00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2.04" calcext:value-type="float">
            <text:p>2,04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Surinam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lash</text:p>
          </table:table-cell>
          <table:table-cell table:style-name="ce59" office:value-type="float" office:value="66.2" calcext:value-type="float">
            <text:p>66,2</text:p>
          </table:table-cell>
          <table:table-cell table:style-name="ce59" office:value-type="float" office:value="4" calcext:value-type="float">
            <text:p>4,0</text:p>
          </table:table-cell>
          <table:table-cell table:style-name="ce59" office:value-type="float" office:value="0.48" calcext:value-type="float">
            <text:p>0,5</text:p>
          </table:table-cell>
          <table:table-cell table:style-name="ce59" office:value-type="float" office:value="30" calcext:value-type="float">
            <text:p>30,0</text:p>
          </table:table-cell>
          <table:table-cell table:style-name="ce59" table:formula="of:=([.G10]-[.F10])/[.E10]" office:value-type="float" office:value="7.38" calcext:value-type="float">
            <text:p>7,4</text:p>
          </table:table-cell>
          <table:table-cell table:style-name="ce59" office:value-type="float" office:value="12.9" calcext:value-type="float">
            <text:p>12,9</text:p>
          </table:table-cell>
          <table:table-cell table:style-name="ce62" office:value-type="float" office:value="50.8" calcext:value-type="float">
            <text:p>50,800</text:p>
          </table:table-cell>
          <table:table-cell table:style-name="ce62" office:value-type="float" office:value="42.7" calcext:value-type="float">
            <text:p>42,700</text:p>
          </table:table-cell>
          <table:table-cell table:style-name="ce62" office:value-type="float" office:value="0.6" calcext:value-type="float">
            <text:p>0,600</text:p>
          </table:table-cell>
          <table:table-cell table:number-columns-repeated="4" table:style-name="ce62" office:value-type="string" calcext:value-type="string">
            <text:p>-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float" office:value="1.8" calcext:value-type="float">
            <text:p>1,800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" calcext:value-type="float">
            <text:p>0,200</text:p>
          </table:table-cell>
          <table:table-cell table:style-name="ce62" office:value-type="float" office:value="3.6" calcext:value-type="float">
            <text:p>3,60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Guat 1</text:p>
          </table:table-cell>
          <table:table-cell table:style-name="ce48" office:value-type="string" calcext:value-type="string">
            <text:p>Latine Americ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63.7" calcext:value-type="float">
            <text:p>63,7</text:p>
          </table:table-cell>
          <table:table-cell table:style-name="ce59" office:value-type="float" office:value="4.5" calcext:value-type="float">
            <text:p>4,5</text:p>
          </table:table-cell>
          <table:table-cell table:style-name="ce59" table:number-columns-repeated="2"/>
          <table:table-cell table:style-name="ce59" office:value-type="float" office:value="9.7" calcext:value-type="float">
            <text:p>9,7</text:p>
          </table:table-cell>
          <table:table-cell table:style-name="ce59" office:value-type="float" office:value="14" calcext:value-type="float">
            <text:p>14,0</text:p>
          </table:table-cell>
          <table:table-cell table:style-name="ce61" office:value-type="float" office:value="60.6938215102975" calcext:value-type="float">
            <text:p>60,694</text:p>
          </table:table-cell>
          <table:table-cell table:style-name="ce61" office:value-type="float" office:value="29.1866839120486" calcext:value-type="float">
            <text:p>29,187</text:p>
          </table:table-cell>
          <table:table-cell table:style-name="ce61" office:value-type="float" office:value="6.72364540841708" calcext:value-type="float">
            <text:p>6,724</text:p>
          </table:table-cell>
          <table:table-cell table:style-name="ce61" office:value-type="float" office:value="0.0828733459357278" calcext:value-type="float">
            <text:p>0,083</text:p>
          </table:table-cell>
          <table:table-cell table:style-name="ce61" office:value-type="float" office:value="0.0545219381156104" calcext:value-type="float">
            <text:p>0,055</text:p>
          </table:table-cell>
          <table:table-cell table:style-name="ce61" office:value-type="float" office:value="0.031622724107054" calcext:value-type="float">
            <text:p>0,032</text:p>
          </table:table-cell>
          <table:table-cell table:style-name="ce61" office:value-type="float" office:value="0.0850542234603522" calcext:value-type="float">
            <text:p>0,085</text:p>
          </table:table-cell>
          <table:table-cell table:style-name="ce61" office:value-type="float" office:value="0.10359168241966" calcext:value-type="float">
            <text:p>0,104</text:p>
          </table:table-cell>
          <table:table-cell table:style-name="ce61" office:value-type="float" office:value="1.56368918515571" calcext:value-type="float">
            <text:p>1,564</text:p>
          </table:table-cell>
          <table:table-cell table:style-name="ce61" office:value-type="float" office:value="0.111224753755845" calcext:value-type="float">
            <text:p>0,111</text:p>
          </table:table-cell>
          <table:table-cell table:style-name="ce61" office:value-type="float" office:value="0.00218087752462442" calcext:value-type="float">
            <text:p>0,002</text:p>
          </table:table-cell>
          <table:table-cell table:style-name="ce61" office:value-type="float" office:value="0.00109043876231221" calcext:value-type="float">
            <text:p>0,001</text:p>
          </table:table-cell>
          <table:table-cell table:style-name="ce61" office:value-type="float" office:value="1.35999999999997" calcext:value-type="float">
            <text:p>1,36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table:style-name="ce70" office:value-type="string" calcext:value-type="string">
            <text:p>Laskshmi3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62.6" calcext:value-type="float">
            <text:p>62,6</text:p>
          </table:table-cell>
          <table:table-cell table:style-name="ce59" office:value-type="float" office:value="25.3" calcext:value-type="float">
            <text:p>25,3</text:p>
          </table:table-cell>
          <table:table-cell table:style-name="ce59" table:number-columns-repeated="2"/>
          <table:table-cell table:style-name="ce59" table:formula="of:=(258-2.6)/[.E12]" office:value-type="float" office:value="10.0948616600791" calcext:value-type="float">
            <text:p>10,1</text:p>
          </table:table-cell>
          <table:table-cell table:style-name="ce59" office:value-type="float" office:value="15.2" calcext:value-type="float">
            <text:p>15,2</text:p>
          </table:table-cell>
          <table:table-cell table:style-name="ce62" office:value-type="float" office:value="60.8522727272727" calcext:value-type="float">
            <text:p>60,852</text:p>
          </table:table-cell>
          <table:table-cell table:style-name="ce62" office:value-type="float" office:value="33.1136363636364" calcext:value-type="float">
            <text:p>33,114</text:p>
          </table:table-cell>
          <table:table-cell table:style-name="ce62" office:value-type="float" office:value="0.943181818181818" calcext:value-type="float">
            <text:p>0,943</text:p>
          </table:table-cell>
          <table:table-cell table:style-name="ce62" office:value-type="float" office:value="1.64772727272727" calcext:value-type="float">
            <text:p>1,648</text:p>
          </table:table-cell>
          <table:table-cell table:style-name="ce62" office:value-type="float" office:value="0.296590909090909" calcext:value-type="float">
            <text:p>0,297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52272727272727" calcext:value-type="float">
            <text:p>0,152</text:p>
          </table:table-cell>
          <table:table-cell table:style-name="ce62" office:value-type="float" office:value="0.371590909090909" calcext:value-type="float">
            <text:p>0,372</text:p>
          </table:table-cell>
          <table:table-cell table:style-name="ce62" office:value-type="float" office:value="1.86704545454545" calcext:value-type="float">
            <text:p>1,867</text:p>
          </table:table-cell>
          <table:table-cell table:style-name="ce62" office:value-type="float" office:value="0.236363636363636" calcext:value-type="float">
            <text:p>0,236</text:p>
          </table:table-cell>
          <table:table-cell table:style-name="ce62" office:value-type="string" calcext:value-type="string">
            <text:p>-</text:p>
          </table:table-cell>
          <table:table-cell table:style-name="ce61" office:value-type="string" calcext:value-type="string">
            <text:p>-</text:p>
          </table:table-cell>
          <table:table-cell table:style-name="ce62" office:value-type="float" office:value="0.49009090909091" calcext:value-type="float">
            <text:p>0,49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Chile</text:p>
          </table:table-cell>
          <table:table-cell table:style-name="ce49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61.2" calcext:value-type="float">
            <text:p>61,2</text:p>
          </table:table-cell>
          <table:table-cell table:style-name="ce59" office:value-type="float" office:value="7.4" calcext:value-type="float">
            <text:p>7,4</text:p>
          </table:table-cell>
          <table:table-cell table:style-name="ce59" office:value-type="float" office:value="0.18" calcext:value-type="float">
            <text:p>0,2</text:p>
          </table:table-cell>
          <table:table-cell table:style-name="ce59" office:value-type="float" office:value="56.11" calcext:value-type="float">
            <text:p>56,1</text:p>
          </table:table-cell>
          <table:table-cell table:style-name="ce59" table:formula="of:=([.G13]-[.F13])/[.E13]" office:value-type="float" office:value="7.55810810810811" calcext:value-type="float">
            <text:p>7,6</text:p>
          </table:table-cell>
          <table:table-cell table:style-name="ce59" office:value-type="float" office:value="47.2" calcext:value-type="float">
            <text:p>47,2</text:p>
          </table:table-cell>
          <table:table-cell table:style-name="ce61" office:value-type="float" office:value="48.13" calcext:value-type="float">
            <text:p>48,130</text:p>
          </table:table-cell>
          <table:table-cell table:style-name="ce61" office:value-type="float" office:value="35.08" calcext:value-type="float">
            <text:p>35,080</text:p>
          </table:table-cell>
          <table:table-cell table:style-name="ce61" office:value-type="float" office:value="9.44" calcext:value-type="float">
            <text:p>9,440</text:p>
          </table:table-cell>
          <table:table-cell table:style-name="ce61" office:value-type="float" office:value="0.81" calcext:value-type="float">
            <text:p>0,810</text:p>
          </table:table-cell>
          <table:table-cell table:style-name="ce61" office:value-type="float" office:value="0.52" calcext:value-type="float">
            <text:p>0,52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2" calcext:value-type="float">
            <text:p>0,200</text:p>
          </table:table-cell>
          <table:table-cell table:style-name="ce61" office:value-type="float" office:value="0.08" calcext:value-type="float">
            <text:p>0,080</text:p>
          </table:table-cell>
          <table:table-cell table:style-name="ce61" office:value-type="float" office:value="2.27" calcext:value-type="float">
            <text:p>2,270</text:p>
          </table:table-cell>
          <table:table-cell table:style-name="ce61" office:value-type="float" office:value="0.34" calcext:value-type="float">
            <text:p>0,340</text:p>
          </table:table-cell>
          <table:table-cell table:style-name="ce61" office:value-type="float" office:value="2" calcext:value-type="float">
            <text:p>2,00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2.98" calcext:value-type="float">
            <text:p>2,98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China washing</text:p>
          </table:table-cell>
          <table:table-cell table:style-name="ce48" office:value-type="string" calcext:value-type="string">
            <text:p>East Asi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61.08" calcext:value-type="float">
            <text:p>61,1</text:p>
          </table:table-cell>
          <table:table-cell table:style-name="ce59" office:value-type="float" office:value="16.59" calcext:value-type="float">
            <text:p>16,6</text:p>
          </table:table-cell>
          <table:table-cell table:style-name="ce59" office:value-type="float" office:value="5" calcext:value-type="float">
            <text:p>5,0</text:p>
          </table:table-cell>
          <table:table-cell table:style-name="ce59" office:value-type="float" office:value="40" calcext:value-type="float">
            <text:p>40,0</text:p>
          </table:table-cell>
          <table:table-cell table:style-name="ce59" table:formula="of:=([.G14]-[.F14])/[.E14]" office:value-type="float" office:value="2.10970464135021" calcext:value-type="float">
            <text:p>2,1</text:p>
          </table:table-cell>
          <table:table-cell table:style-name="ce59"/>
          <table:table-cell table:style-name="ce62" office:value-type="float" office:value="54.724" calcext:value-type="float">
            <text:p>54,724</text:p>
          </table:table-cell>
          <table:table-cell table:style-name="ce62" office:value-type="float" office:value="39.855" calcext:value-type="float">
            <text:p>39,855</text:p>
          </table:table-cell>
          <table:table-cell table:style-name="ce62" office:value-type="float" office:value="0.529" calcext:value-type="float">
            <text:p>0,529</text:p>
          </table:table-cell>
          <table:table-cell table:style-name="ce62" office:value-type="float" office:value="0.09" calcext:value-type="float">
            <text:p>0,090</text:p>
          </table:table-cell>
          <table:table-cell table:style-name="ce62" office:value-type="float" office:value="0.181" calcext:value-type="float">
            <text:p>0,181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27" calcext:value-type="float">
            <text:p>0,127</text:p>
          </table:table-cell>
          <table:table-cell table:style-name="ce62" office:value-type="float" office:value="2.158" calcext:value-type="float">
            <text:p>2,158</text:p>
          </table:table-cell>
          <table:table-cell table:style-name="ce62" office:value-type="float" office:value="0.381" calcext:value-type="float">
            <text:p>0,381</text:p>
          </table:table-cell>
          <table:table-cell table:style-name="ce62" office:value-type="float" office:value="0.559" calcext:value-type="float">
            <text:p>0,559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33" calcext:value-type="float">
            <text:p>0,133</text:p>
          </table:table-cell>
          <table:table-cell table:style-name="ce62" office:value-type="float" office:value="0.75" calcext:value-type="float">
            <text:p>0,75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Cayo Guam</text:p>
          </table:table-cell>
          <table:table-cell table:style-name="ce48" office:value-type="string" calcext:value-type="string">
            <text:p>Carribean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59.2" calcext:value-type="float">
            <text:p>59,2</text:p>
          </table:table-cell>
          <table:table-cell table:style-name="ce59" office:value-type="float" office:value="5.7" calcext:value-type="float">
            <text:p>5,7</text:p>
          </table:table-cell>
          <table:table-cell table:style-name="ce59" office:value-type="float" office:value="0.3" calcext:value-type="float">
            <text:p>0,3</text:p>
          </table:table-cell>
          <table:table-cell table:style-name="ce59" office:value-type="float" office:value="26.2" calcext:value-type="float">
            <text:p>26,2</text:p>
          </table:table-cell>
          <table:table-cell table:style-name="ce59" table:formula="of:=([.G15]-[.F15])/[.E15]" office:value-type="float" office:value="4.54385964912281" calcext:value-type="float">
            <text:p>4,5</text:p>
          </table:table-cell>
          <table:table-cell table:style-name="ce59" office:value-type="float" office:value="33.9" calcext:value-type="float">
            <text:p>33,9</text:p>
          </table:table-cell>
          <table:table-cell table:style-name="ce61" office:value-type="float" office:value="44.82" calcext:value-type="float">
            <text:p>44,820</text:p>
          </table:table-cell>
          <table:table-cell table:style-name="ce61" office:value-type="float" office:value="35.74" calcext:value-type="float">
            <text:p>35,740</text:p>
          </table:table-cell>
          <table:table-cell table:style-name="ce61" office:value-type="float" office:value="14.682" calcext:value-type="float">
            <text:p>14,682</text:p>
          </table:table-cell>
          <table:table-cell table:style-name="ce61" office:value-type="float" office:value="0.058" calcext:value-type="float">
            <text:p>0,058</text:p>
          </table:table-cell>
          <table:table-cell table:style-name="ce61" office:value-type="float" office:value="0.61" calcext:value-type="float">
            <text:p>0,610</text:p>
          </table:table-cell>
          <table:table-cell table:style-name="ce61" office:value-type="float" office:value="0.159" calcext:value-type="float">
            <text:p>0,159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22" calcext:value-type="float">
            <text:p>0,220</text:p>
          </table:table-cell>
          <table:table-cell table:style-name="ce61" office:value-type="float" office:value="0.61" calcext:value-type="float">
            <text:p>0,610</text:p>
          </table:table-cell>
          <table:table-cell table:style-name="ce61" office:value-type="float" office:value="0.075" calcext:value-type="float">
            <text:p>0,075</text:p>
          </table:table-cell>
          <table:table-cell table:style-name="ce61" office:value-type="float" office:value="0.157" calcext:value-type="float">
            <text:p>0,157</text:p>
          </table:table-cell>
          <table:table-cell table:style-name="ce61" office:value-type="float" office:value="0.338" calcext:value-type="float">
            <text:p>0,338</text:p>
          </table:table-cell>
          <table:table-cell table:style-name="ce61" office:value-type="float" office:value="2.23" calcext:value-type="float">
            <text:p>2,23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Guat 2</text:p>
          </table:table-cell>
          <table:table-cell table:style-name="ce48" office:value-type="string" calcext:value-type="string">
            <text:p>Latine Americ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58.1" calcext:value-type="float">
            <text:p>58,1</text:p>
          </table:table-cell>
          <table:table-cell table:style-name="ce59" office:value-type="float" office:value="3.3" calcext:value-type="float">
            <text:p>3,3</text:p>
          </table:table-cell>
          <table:table-cell table:style-name="ce59" table:number-columns-repeated="2"/>
          <table:table-cell table:style-name="ce59" office:value-type="float" office:value="10.3" calcext:value-type="float">
            <text:p>10,3</text:p>
          </table:table-cell>
          <table:table-cell table:style-name="ce59" office:value-type="float" office:value="17.9" calcext:value-type="float">
            <text:p>17,9</text:p>
          </table:table-cell>
          <table:table-cell table:style-name="ce62" office:value-type="float" office:value="62.3933050301185" calcext:value-type="float">
            <text:p>62,393</text:p>
          </table:table-cell>
          <table:table-cell table:style-name="ce62" office:value-type="float" office:value="26.8970148258463" calcext:value-type="float">
            <text:p>26,897</text:p>
          </table:table-cell>
          <table:table-cell table:style-name="ce62" office:value-type="float" office:value="7.49677587854809" calcext:value-type="float">
            <text:p>7,497</text:p>
          </table:table-cell>
          <table:table-cell table:style-name="ce62" office:value-type="float" office:value="0.0595945675609593" calcext:value-type="float">
            <text:p>0,060</text:p>
          </table:table-cell>
          <table:table-cell table:style-name="ce62" office:value-type="float" office:value="0.102635088577208" calcext:value-type="float">
            <text:p>0,103</text:p>
          </table:table-cell>
          <table:table-cell table:style-name="ce62" office:value-type="float" office:value="0.0684233923848052" calcext:value-type="float">
            <text:p>0,068</text:p>
          </table:table-cell>
          <table:table-cell table:style-name="ce62" office:value-type="float" office:value="0.0882882482384583" calcext:value-type="float">
            <text:p>0,088</text:p>
          </table:table-cell>
          <table:table-cell table:style-name="ce62" office:value-type="float" office:value="0.103738691680188" calcext:value-type="float">
            <text:p>0,104</text:p>
          </table:table-cell>
          <table:table-cell table:style-name="ce62" office:value-type="float" office:value="1.9986252194981" calcext:value-type="float">
            <text:p>1,999</text:p>
          </table:table-cell>
          <table:table-cell table:style-name="ce62" office:value-type="float" office:value="0.0728378047967281" calcext:value-type="float">
            <text:p>0,073</text:p>
          </table:table-cell>
          <table:table-cell table:style-name="ce62" office:value-type="float" office:value="0.00662161861788437" calcext:value-type="float">
            <text:p>0,007</text:p>
          </table:table-cell>
          <table:table-cell table:style-name="ce62" office:value-type="float" office:value="0.012139634132788" calcext:value-type="float">
            <text:p>0,012</text:p>
          </table:table-cell>
          <table:table-cell table:style-name="ce62" office:value-type="float" office:value="0.700000000000003" calcext:value-type="float">
            <text:p>0,70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Argos SO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53.9" calcext:value-type="float">
            <text:p>53,9</text:p>
          </table:table-cell>
          <table:table-cell table:style-name="ce59" office:value-type="float" office:value="7.8" calcext:value-type="float">
            <text:p>7,8</text:p>
          </table:table-cell>
          <table:table-cell table:style-name="ce59" table:number-columns-repeated="2"/>
          <table:table-cell table:style-name="ce59" office:value-type="float" office:value="6.2" calcext:value-type="float">
            <text:p>6,2</text:p>
          </table:table-cell>
          <table:table-cell table:style-name="ce59"/>
          <table:table-cell table:style-name="ce62" office:value-type="float" office:value="54.8509640348412" calcext:value-type="float">
            <text:p>54,851</text:p>
          </table:table-cell>
          <table:table-cell table:style-name="ce62" office:value-type="float" office:value="28.6036934532172" calcext:value-type="float">
            <text:p>28,604</text:p>
          </table:table-cell>
          <table:table-cell table:style-name="ce62" office:value-type="float" office:value="8.96730345602697" calcext:value-type="float">
            <text:p>8,967</text:p>
          </table:table-cell>
          <table:table-cell table:style-name="ce62" office:value-type="float" office:value="0.864909525147513" calcext:value-type="float">
            <text:p>0,865</text:p>
          </table:table-cell>
          <table:table-cell table:style-name="ce62" office:value-type="float" office:value="1.31488676594549" calcext:value-type="float">
            <text:p>1,315</text:p>
          </table:table-cell>
          <table:table-cell table:style-name="ce62" office:value-type="float" office:value="0.220082326496207" calcext:value-type="float">
            <text:p>0,220</text:p>
          </table:table-cell>
          <table:table-cell table:style-name="ce62" office:value-type="float" office:value="0.227091317785895" calcext:value-type="float">
            <text:p>0,227</text:p>
          </table:table-cell>
          <table:table-cell table:style-name="ce62" office:value-type="float" office:value="3.03068783366114" calcext:value-type="float">
            <text:p>3,031</text:p>
          </table:table-cell>
          <table:table-cell table:style-name="ce62" office:value-type="float" office:value="1.07377746558022" calcext:value-type="float">
            <text:p>1,074</text:p>
          </table:table-cell>
          <table:table-cell table:style-name="ce62" office:value-type="float" office:value="0.531281539758359" calcext:value-type="float">
            <text:p>0,531</text:p>
          </table:table-cell>
          <table:table-cell table:style-name="ce62" office:value-type="float" office:value="0.0700899128968811" calcext:value-type="float">
            <text:p>0,07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2" calcext:value-type="float">
            <text:p>0,22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Sinoma</text:p>
          </table:table-cell>
          <table:table-cell table:style-name="ce48" office:value-type="string" calcext:value-type="string">
            <text:p>East Asi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53.8" calcext:value-type="float">
            <text:p>53,8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1" office:value-type="float" office:value="60.707" calcext:value-type="float">
            <text:p>60,707</text:p>
          </table:table-cell>
          <table:table-cell table:style-name="ce61" office:value-type="float" office:value="35.868" calcext:value-type="float">
            <text:p>35,868</text:p>
          </table:table-cell>
          <table:table-cell table:style-name="ce61" office:value-type="float" office:value="0.653" calcext:value-type="float">
            <text:p>0,653</text:p>
          </table:table-cell>
          <table:table-cell table:style-name="ce61" office:value-type="float" office:value="0.143" calcext:value-type="float">
            <text:p>0,143</text:p>
          </table:table-cell>
          <table:table-cell table:style-name="ce61" office:value-type="float" office:value="0.108" calcext:value-type="float">
            <text:p>0,108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059" calcext:value-type="float">
            <text:p>0,059</text:p>
          </table:table-cell>
          <table:table-cell table:style-name="ce61" office:value-type="float" office:value="0.078" calcext:value-type="float">
            <text:p>0,078</text:p>
          </table:table-cell>
          <table:table-cell table:style-name="ce61" office:value-type="float" office:value="1.061" calcext:value-type="float">
            <text:p>1,061</text:p>
          </table:table-cell>
          <table:table-cell table:style-name="ce61" office:value-type="float" office:value="0.101" calcext:value-type="float">
            <text:p>0,101</text:p>
          </table:table-cell>
          <table:table-cell table:number-columns-repeated="2" table:style-name="ce61" office:value-type="string" calcext:value-type="string">
            <text:p>-</text:p>
          </table:table-cell>
          <table:table-cell table:style-name="ce61" office:value-type="float" office:value="1.1" calcext:value-type="float">
            <text:p>1,10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India 2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Rotary kiln</text:p>
          </table:table-cell>
          <table:table-cell table:style-name="ce59" office:value-type="float" office:value="51.26" calcext:value-type="float">
            <text:p>51,3</text:p>
          </table:table-cell>
          <table:table-cell table:style-name="ce59" office:value-type="float" office:value="7.8" calcext:value-type="float">
            <text:p>7,8</text:p>
          </table:table-cell>
          <table:table-cell table:style-name="ce59" office:value-type="float" office:value="0.26" calcext:value-type="float">
            <text:p>0,3</text:p>
          </table:table-cell>
          <table:table-cell table:style-name="ce59" office:value-type="float" office:value="49" calcext:value-type="float">
            <text:p>49,0</text:p>
          </table:table-cell>
          <table:table-cell table:style-name="ce59" table:formula="of:=([.G19]-[.F19])/[.E19]" office:value-type="float" office:value="6.24871794871795" calcext:value-type="float">
            <text:p>6,2</text:p>
          </table:table-cell>
          <table:table-cell table:style-name="ce59" office:value-type="float" office:value="9.2" calcext:value-type="float">
            <text:p>9,2</text:p>
          </table:table-cell>
          <table:table-cell table:style-name="ce62" office:value-type="float" office:value="59.249" calcext:value-type="float">
            <text:p>59,249</text:p>
          </table:table-cell>
          <table:table-cell table:style-name="ce62" office:value-type="float" office:value="33.095" calcext:value-type="float">
            <text:p>33,095</text:p>
          </table:table-cell>
          <table:table-cell table:style-name="ce62" office:value-type="float" office:value="4.012" calcext:value-type="float">
            <text:p>4,012</text:p>
          </table:table-cell>
          <table:table-cell table:style-name="ce62" office:value-type="float" office:value="0.122" calcext:value-type="float">
            <text:p>0,122</text:p>
          </table:table-cell>
          <table:table-cell table:style-name="ce62" office:value-type="float" office:value="0.079" calcext:value-type="float">
            <text:p>0,079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05" calcext:value-type="float">
            <text:p>0,205</text:p>
          </table:table-cell>
          <table:table-cell table:style-name="ce62" office:value-type="float" office:value="0.245" calcext:value-type="float">
            <text:p>0,245</text:p>
          </table:table-cell>
          <table:table-cell table:style-name="ce62" office:value-type="float" office:value="2.191" calcext:value-type="float">
            <text:p>2,191</text:p>
          </table:table-cell>
          <table:table-cell table:number-columns-repeated="3" table:style-name="ce62" office:value-type="string" calcext:value-type="string">
            <text:p>-</text:p>
          </table:table-cell>
          <table:table-cell table:style-name="ce62" office:value-type="float" office:value="0.61" calcext:value-type="float">
            <text:p>0,61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Pontezuela</text:p>
          </table:table-cell>
          <table:table-cell table:style-name="ce48" office:value-type="string" calcext:value-type="string">
            <text:p>Carribean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51" calcext:value-type="float">
            <text:p>51,0</text:p>
          </table:table-cell>
          <table:table-cell table:style-name="ce59" office:value-type="float" office:value="4.59" calcext:value-type="float">
            <text:p>4,6</text:p>
          </table:table-cell>
          <table:table-cell table:style-name="ce59" office:value-type="float" office:value="0.23" calcext:value-type="float">
            <text:p>0,2</text:p>
          </table:table-cell>
          <table:table-cell table:style-name="ce59" office:value-type="float" office:value="20" calcext:value-type="float">
            <text:p>20,0</text:p>
          </table:table-cell>
          <table:table-cell table:style-name="ce59" table:formula="of:=([.G20]-[.F20])/[.E20]" office:value-type="float" office:value="4.30718954248366" calcext:value-type="float">
            <text:p>4,3</text:p>
          </table:table-cell>
          <table:table-cell table:style-name="ce59" office:value-type="float" office:value="35.7" calcext:value-type="float">
            <text:p>35,7</text:p>
          </table:table-cell>
          <table:table-cell table:style-name="ce61" office:value-type="float" office:value="47.25" calcext:value-type="float">
            <text:p>47,250</text:p>
          </table:table-cell>
          <table:table-cell table:style-name="ce61" office:value-type="float" office:value="29.53" calcext:value-type="float">
            <text:p>29,530</text:p>
          </table:table-cell>
          <table:table-cell table:style-name="ce61" office:value-type="float" office:value="19.232" calcext:value-type="float">
            <text:p>19,232</text:p>
          </table:table-cell>
          <table:table-cell table:style-name="ce61" office:value-type="float" office:value="0.068" calcext:value-type="float">
            <text:p>0,068</text:p>
          </table:table-cell>
          <table:table-cell table:style-name="ce61" office:value-type="float" office:value="0.684" calcext:value-type="float">
            <text:p>0,684</text:p>
          </table:table-cell>
          <table:table-cell table:style-name="ce61" office:value-type="float" office:value="0.051" calcext:value-type="float">
            <text:p>0,051</text:p>
          </table:table-cell>
          <table:table-cell table:style-name="ce61" office:value-type="float" office:value="0.536" calcext:value-type="float">
            <text:p>0,536</text:p>
          </table:table-cell>
          <table:table-cell table:style-name="ce61" office:value-type="float" office:value="0.05" calcext:value-type="float">
            <text:p>0,050</text:p>
          </table:table-cell>
          <table:table-cell table:style-name="ce61" office:value-type="float" office:value="0.721" calcext:value-type="float">
            <text:p>0,721</text:p>
          </table:table-cell>
          <table:table-cell table:style-name="ce61" office:value-type="float" office:value="0.259" calcext:value-type="float">
            <text:p>0,259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202" calcext:value-type="float">
            <text:p>0,202</text:p>
          </table:table-cell>
          <table:table-cell table:style-name="ce61" office:value-type="float" office:value="1.43" calcext:value-type="float">
            <text:p>1,43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Thai</text:p>
          </table:table-cell>
          <table:table-cell table:style-name="ce48" office:value-type="string" calcext:value-type="string">
            <text:p>South-east Asi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50.3" calcext:value-type="float">
            <text:p>50,3</text:p>
          </table:table-cell>
          <table:table-cell table:style-name="ce59" office:value-type="float" office:value="10.9" calcext:value-type="float">
            <text:p>10,9</text:p>
          </table:table-cell>
          <table:table-cell table:style-name="ce59" office:value-type="float" office:value="0.52" calcext:value-type="float">
            <text:p>0,5</text:p>
          </table:table-cell>
          <table:table-cell table:style-name="ce59" office:value-type="float" office:value="41" calcext:value-type="float">
            <text:p>41,0</text:p>
          </table:table-cell>
          <table:table-cell table:style-name="ce59" table:formula="of:=([.G21]-[.F21])/[.E21]" office:value-type="float" office:value="3.71376146788991" calcext:value-type="float">
            <text:p>3,7</text:p>
          </table:table-cell>
          <table:table-cell table:style-name="ce59" office:value-type="float" office:value="45.7" calcext:value-type="float">
            <text:p>45,7</text:p>
          </table:table-cell>
          <table:table-cell table:style-name="ce62" office:value-type="float" office:value="44.9" calcext:value-type="float">
            <text:p>44,900</text:p>
          </table:table-cell>
          <table:table-cell table:style-name="ce62" office:value-type="float" office:value="32.3" calcext:value-type="float">
            <text:p>32,300</text:p>
          </table:table-cell>
          <table:table-cell table:style-name="ce62" office:value-type="float" office:value="15.4" calcext:value-type="float">
            <text:p>15,400</text:p>
          </table:table-cell>
          <table:table-cell table:style-name="ce62" office:value-type="float" office:value="1.3" calcext:value-type="float">
            <text:p>1,300</text:p>
          </table:table-cell>
          <table:table-cell table:style-name="ce62" office:value-type="float" office:value="0.8" calcext:value-type="float">
            <text:p>0,800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float" office:value="0.4" calcext:value-type="float">
            <text:p>0,400</text:p>
          </table:table-cell>
          <table:table-cell table:style-name="ce62" office:value-type="float" office:value="0.2" calcext:value-type="float">
            <text:p>0,200</text:p>
          </table:table-cell>
          <table:table-cell table:style-name="ce62" office:value-type="float" office:value="2.4" calcext:value-type="float">
            <text:p>2,400</text:p>
          </table:table-cell>
          <table:table-cell table:style-name="ce62" office:value-type="float" office:value="0.4" calcext:value-type="float">
            <text:p>0,400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float" office:value="0.2" calcext:value-type="float">
            <text:p>0,200</text:p>
          </table:table-cell>
          <table:table-cell table:style-name="ce62" office:value-type="float" office:value="1.7" calcext:value-type="float">
            <text:p>1,70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Argos AR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50.1" calcext:value-type="float">
            <text:p>50,1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2" office:value-type="float" office:value="44.912" calcext:value-type="float">
            <text:p>44,912</text:p>
          </table:table-cell>
          <table:table-cell table:style-name="ce62" office:value-type="float" office:value="28.757" calcext:value-type="float">
            <text:p>28,757</text:p>
          </table:table-cell>
          <table:table-cell table:style-name="ce62" office:value-type="float" office:value="20.853" calcext:value-type="float">
            <text:p>20,853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48" calcext:value-type="float">
            <text:p>0,248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office:value-type="float" office:value="0.337" calcext:value-type="float">
            <text:p>0,337</text:p>
          </table:table-cell>
          <table:table-cell table:style-name="ce62" office:value-type="float" office:value="3.546" calcext:value-type="float">
            <text:p>3,546</text:p>
          </table:table-cell>
          <table:table-cell table:style-name="ce62" office:value-type="float" office:value="0.162" calcext:value-type="float">
            <text:p>0,162</text:p>
          </table:table-cell>
          <table:table-cell table:style-name="ce62" office:value-type="float" office:value="0.174" calcext:value-type="float">
            <text:p>0,174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77" calcext:value-type="float">
            <text:p>0,77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Argos CU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49.8" calcext:value-type="float">
            <text:p>49,8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2" office:value-type="float" office:value="72.322" calcext:value-type="float">
            <text:p>72,322</text:p>
          </table:table-cell>
          <table:table-cell table:style-name="ce62" office:value-type="float" office:value="24.188" calcext:value-type="float">
            <text:p>24,188</text:p>
          </table:table-cell>
          <table:table-cell table:style-name="ce62" office:value-type="float" office:value="2.058" calcext:value-type="float">
            <text:p>2,058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079" calcext:value-type="float">
            <text:p>0,079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office:value-type="float" office:value="0.302" calcext:value-type="float">
            <text:p>0,302</text:p>
          </table:table-cell>
          <table:table-cell table:style-name="ce62" office:value-type="float" office:value="0.376" calcext:value-type="float">
            <text:p>0,376</text:p>
          </table:table-cell>
          <table:table-cell table:number-columns-repeated="3" table:style-name="ce62" office:value-type="string" calcext:value-type="string">
            <text:p>-</text:p>
          </table:table-cell>
          <table:table-cell table:style-name="ce62" office:value-type="float" office:value="0.57" calcext:value-type="float">
            <text:p>0,57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Titan 1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46" calcext:value-type="float">
            <text:p>46,0</text:p>
          </table:table-cell>
          <table:table-cell table:style-name="ce59" office:value-type="float" office:value="7.7" calcext:value-type="float">
            <text:p>7,7</text:p>
          </table:table-cell>
          <table:table-cell table:style-name="ce59" table:number-columns-repeated="2"/>
          <table:table-cell table:style-name="ce59" office:value-type="float" office:value="5.3" calcext:value-type="float">
            <text:p>5,3</text:p>
          </table:table-cell>
          <table:table-cell table:style-name="ce59" office:value-type="float" office:value="14.8" calcext:value-type="float">
            <text:p>14,8</text:p>
          </table:table-cell>
          <table:table-cell table:style-name="ce62" office:value-type="float" office:value="50.0205924201268" calcext:value-type="float">
            <text:p>50,021</text:p>
          </table:table-cell>
          <table:table-cell table:style-name="ce62" office:value-type="float" office:value="22.0386495925495" calcext:value-type="float">
            <text:p>22,039</text:p>
          </table:table-cell>
          <table:table-cell table:style-name="ce62" office:value-type="float" office:value="7.90738584917863" calcext:value-type="float">
            <text:p>7,907</text:p>
          </table:table-cell>
          <table:table-cell table:style-name="ce62" office:value-type="float" office:value="7.56303194929505" calcext:value-type="float">
            <text:p>7,563</text:p>
          </table:table-cell>
          <table:table-cell table:style-name="ce62" office:value-type="float" office:value="2.07887724744535" calcext:value-type="float">
            <text:p>2,079</text:p>
          </table:table-cell>
          <table:table-cell table:style-name="ce62" office:value-type="float" office:value="3.83890829129479" calcext:value-type="float">
            <text:p>3,839</text:p>
          </table:table-cell>
          <table:table-cell table:style-name="ce62" office:value-type="float" office:value="3.32875436554133" calcext:value-type="float">
            <text:p>3,329</text:p>
          </table:table-cell>
          <table:table-cell table:style-name="ce62" office:value-type="float" office:value="1.14784633294529" calcext:value-type="float">
            <text:p>1,148</text:p>
          </table:table-cell>
          <table:table-cell table:number-columns-repeated="3" table:style-name="ce62" office:value-type="float" office:value="0" calcext:value-type="float">
            <text:p>0,000</text:p>
          </table:table-cell>
          <table:table-cell table:style-name="ce62" office:value-type="float" office:value="0.675953951623335" calcext:value-type="float">
            <text:p>0,676</text:p>
          </table:table-cell>
          <table:table-cell table:style-name="ce62" office:value-type="float" office:value="1.40000000000001" calcext:value-type="float">
            <text:p>1,400</text:p>
          </table:table-cell>
          <table:table-cell/>
          <table:table-cell table:style-name="ce23"/>
          <table:table-cell table:number-columns-repeated="1000"/>
        </table:table-row>
        <table:table-row table:style-name="ro3">
          <table:table-cell table:style-name="ce70" office:value-type="string" calcext:value-type="string">
            <text:p>Iran G1</text:p>
          </table:table-cell>
          <table:table-cell table:style-name="ce48" office:value-type="string" calcext:value-type="string">
            <text:p>Western Asi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44.7" calcext:value-type="float">
            <text:p>44,7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 office:value-type="float" office:value="4.7" calcext:value-type="float">
            <text:p>4,7</text:p>
          </table:table-cell>
          <table:table-cell table:style-name="ce61" office:value-type="float" office:value="61.3478260869565" calcext:value-type="float">
            <text:p>61,348</text:p>
          </table:table-cell>
          <table:table-cell table:style-name="ce61" office:value-type="float" office:value="24.1663043478261" calcext:value-type="float">
            <text:p>24,166</text:p>
          </table:table-cell>
          <table:table-cell table:style-name="ce61" office:value-type="float" office:value="6.18260869565217" calcext:value-type="float">
            <text:p>6,183</text:p>
          </table:table-cell>
          <table:table-cell table:style-name="ce61" office:value-type="float" office:value="0.710869565217391" calcext:value-type="float">
            <text:p>0,711</text:p>
          </table:table-cell>
          <table:table-cell table:style-name="ce61" office:value-type="float" office:value="0.393478260869565" calcext:value-type="float">
            <text:p>0,393</text:p>
          </table:table-cell>
          <table:table-cell table:style-name="ce61" office:value-type="float" office:value="0.167391304347826" calcext:value-type="float">
            <text:p>0,167</text:p>
          </table:table-cell>
          <table:table-cell table:style-name="ce61" office:value-type="float" office:value="0.233695652173913" calcext:value-type="float">
            <text:p>0,234</text:p>
          </table:table-cell>
          <table:table-cell table:style-name="ce61" office:value-type="float" office:value="1.56086956521739" calcext:value-type="float">
            <text:p>1,561</text:p>
          </table:table-cell>
          <table:table-cell table:style-name="ce61" office:value-type="float" office:value="2.47826086956522" calcext:value-type="float">
            <text:p>2,478</text:p>
          </table:table-cell>
          <table:table-cell table:style-name="ce61" office:value-type="float" office:value="0.970652173913044" calcext:value-type="float">
            <text:p>0,971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809782608695657" calcext:value-type="float">
            <text:p>0,810</text:p>
          </table:table-cell>
          <table:table-cell table:style-name="ce61" office:value-type="float" office:value="0.967391304347814" calcext:value-type="float">
            <text:p>0,967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Equator Pyramides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43.9" calcext:value-type="float">
            <text:p>43,9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1" office:value-type="float" office:value="51.8355555555556" calcext:value-type="float">
            <text:p>51,836</text:p>
          </table:table-cell>
          <table:table-cell table:style-name="ce61" office:value-type="float" office:value="25.84" calcext:value-type="float">
            <text:p>25,840</text:p>
          </table:table-cell>
          <table:table-cell table:style-name="ce61" office:value-type="float" office:value="15.5822222222222" calcext:value-type="float">
            <text:p>15,582</text:p>
          </table:table-cell>
          <table:table-cell table:style-name="ce61" office:value-type="float" office:value="1.81111111111111" calcext:value-type="float">
            <text:p>1,811</text:p>
          </table:table-cell>
          <table:table-cell table:style-name="ce61" office:value-type="float" office:value="0.824444444444445" calcext:value-type="float">
            <text:p>0,824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0844444444444444" calcext:value-type="float">
            <text:p>0,084</text:p>
          </table:table-cell>
          <table:table-cell table:style-name="ce61" office:value-type="float" office:value="0.151111111111111" calcext:value-type="float">
            <text:p>0,151</text:p>
          </table:table-cell>
          <table:table-cell table:style-name="ce61" office:value-type="float" office:value="1.10888888888889" calcext:value-type="float">
            <text:p>1,109</text:p>
          </table:table-cell>
          <table:table-cell table:style-name="ce61" office:value-type="float" office:value="0.296666666666667" calcext:value-type="float">
            <text:p>0,297</text:p>
          </table:table-cell>
          <table:table-cell table:style-name="ce61" office:value-type="float" office:value="0.224444444444444" calcext:value-type="float">
            <text:p>0,224</text:p>
          </table:table-cell>
          <table:table-cell table:style-name="ce61" office:value-type="float" office:value="0.567777777777789" calcext:value-type="float">
            <text:p>0,568</text:p>
          </table:table-cell>
          <table:table-cell table:style-name="ce61" office:value-type="float" office:value="1.63333333333334" calcext:value-type="float">
            <text:p>1,633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Holcim2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43.2" calcext:value-type="float">
            <text:p>43,2</text:p>
          </table:table-cell>
          <table:table-cell table:style-name="ce59" office:value-type="float" office:value="13.3" calcext:value-type="float">
            <text:p>13,3</text:p>
          </table:table-cell>
          <table:table-cell table:style-name="ce59" office:value-type="float" office:value="0.36" calcext:value-type="float">
            <text:p>0,4</text:p>
          </table:table-cell>
          <table:table-cell table:style-name="ce59" office:value-type="float" office:value="200" calcext:value-type="float">
            <text:p>200,0</text:p>
          </table:table-cell>
          <table:table-cell table:style-name="ce59" table:formula="of:=([.G27]-[.F27])/[.E27]" office:value-type="float" office:value="15.0105263157895" calcext:value-type="float">
            <text:p>15,0</text:p>
          </table:table-cell>
          <table:table-cell table:style-name="ce59" office:value-type="float" office:value="29.1" calcext:value-type="float">
            <text:p>29,1</text:p>
          </table:table-cell>
          <table:table-cell table:style-name="ce62" office:value-type="float" office:value="61.021" calcext:value-type="float">
            <text:p>61,021</text:p>
          </table:table-cell>
          <table:table-cell table:style-name="ce62" office:value-type="float" office:value="25.176" calcext:value-type="float">
            <text:p>25,176</text:p>
          </table:table-cell>
          <table:table-cell table:style-name="ce62" office:value-type="float" office:value="9.055" calcext:value-type="float">
            <text:p>9,055</text:p>
          </table:table-cell>
          <table:table-cell table:style-name="ce62" office:value-type="float" office:value="0.116" calcext:value-type="float">
            <text:p>0,116</text:p>
          </table:table-cell>
          <table:table-cell table:style-name="ce62" office:value-type="float" office:value="0.233" calcext:value-type="float">
            <text:p>0,233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076" calcext:value-type="float">
            <text:p>0,076</text:p>
          </table:table-cell>
          <table:table-cell table:style-name="ce62" office:value-type="float" office:value="1.129" calcext:value-type="float">
            <text:p>1,129</text:p>
          </table:table-cell>
          <table:table-cell table:style-name="ce62" office:value-type="float" office:value="1.432" calcext:value-type="float">
            <text:p>1,432</text:p>
          </table:table-cell>
          <table:table-cell table:style-name="ce62" office:value-type="float" office:value="0.19" calcext:value-type="float">
            <text:p>0,190</text:p>
          </table:table-cell>
          <table:table-cell table:style-name="ce62" office:value-type="float" office:value="0.129" calcext:value-type="float">
            <text:p>0,129</text:p>
          </table:table-cell>
          <table:table-cell table:style-name="ce62" office:value-type="float" office:value="0.182" calcext:value-type="float">
            <text:p>0,182</text:p>
          </table:table-cell>
          <table:table-cell table:style-name="ce62" office:value-type="float" office:value="1.14" calcext:value-type="float">
            <text:p>1,14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France 3 Paloh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43.1" calcext:value-type="float">
            <text:p>43,1</text:p>
          </table:table-cell>
          <table:table-cell table:style-name="ce59" office:value-type="float" office:value="5.1" calcext:value-type="float">
            <text:p>5,1</text:p>
          </table:table-cell>
          <table:table-cell table:style-name="ce59" table:number-columns-repeated="2"/>
          <table:table-cell table:style-name="ce59" office:value-type="float" office:value="3.5" calcext:value-type="float">
            <text:p>3,5</text:p>
          </table:table-cell>
          <table:table-cell table:style-name="ce59" office:value-type="float" office:value="23.9" calcext:value-type="float">
            <text:p>23,9</text:p>
          </table:table-cell>
          <table:table-cell table:style-name="ce62" office:value-type="float" office:value="61.2405929081405" calcext:value-type="float">
            <text:p>61,241</text:p>
          </table:table-cell>
          <table:table-cell table:style-name="ce62" office:value-type="float" office:value="27.2915117201508" calcext:value-type="float">
            <text:p>27,292</text:p>
          </table:table-cell>
          <table:table-cell table:style-name="ce62" office:value-type="float" office:value="5.83479640516839" calcext:value-type="float">
            <text:p>5,835</text:p>
          </table:table-cell>
          <table:table-cell table:style-name="ce62" office:value-type="float" office:value="0.0592310450875344" calcext:value-type="float">
            <text:p>0,059</text:p>
          </table:table-cell>
          <table:table-cell table:style-name="ce62" office:value-type="float" office:value="0.642926071222873" calcext:value-type="float">
            <text:p>0,643</text:p>
          </table:table-cell>
          <table:table-cell table:style-name="ce62" office:value-type="float" office:value="0.0150769932950087" calcext:value-type="float">
            <text:p>0,015</text:p>
          </table:table-cell>
          <table:table-cell table:style-name="ce62" office:value-type="float" office:value="0.317693787287684" calcext:value-type="float">
            <text:p>0,318</text:p>
          </table:table-cell>
          <table:table-cell table:style-name="ce62" office:value-type="float" office:value="2.60185827148151" calcext:value-type="float">
            <text:p>2,602</text:p>
          </table:table-cell>
          <table:table-cell table:style-name="ce62" office:value-type="float" office:value="1.01877397550559" calcext:value-type="float">
            <text:p>1,019</text:p>
          </table:table-cell>
          <table:table-cell table:style-name="ce62" office:value-type="float" office:value="0.0269232023125156" calcext:value-type="float">
            <text:p>0,027</text:p>
          </table:table-cell>
          <table:table-cell table:style-name="ce62" office:value-type="float" office:value="0.0452309798850262" calcext:value-type="float">
            <text:p>0,045</text:p>
          </table:table-cell>
          <table:table-cell table:style-name="ce62" office:value-type="float" office:value="0.00538464046250312" calcext:value-type="float">
            <text:p>0,005</text:p>
          </table:table-cell>
          <table:table-cell table:style-name="ce62" office:value-type="float" office:value="0.900000000000006" calcext:value-type="float">
            <text:p>0,90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Portugal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41.83" calcext:value-type="float">
            <text:p>41,8</text:p>
          </table:table-cell>
          <table:table-cell table:style-name="ce59" office:value-type="float" office:value="9.1" calcext:value-type="float">
            <text:p>9,1</text:p>
          </table:table-cell>
          <table:table-cell table:style-name="ce59" office:value-type="float" office:value="2.6" calcext:value-type="float">
            <text:p>2,6</text:p>
          </table:table-cell>
          <table:table-cell table:style-name="ce59" office:value-type="float" office:value="30.5" calcext:value-type="float">
            <text:p>30,5</text:p>
          </table:table-cell>
          <table:table-cell table:style-name="ce59" table:formula="of:=([.G29]-[.F29])/[.E29]" office:value-type="float" office:value="3.06593406593407" calcext:value-type="float">
            <text:p>3,1</text:p>
          </table:table-cell>
          <table:table-cell table:style-name="ce59" office:value-type="float" office:value="22.7" calcext:value-type="float">
            <text:p>22,7</text:p>
          </table:table-cell>
          <table:table-cell table:style-name="ce62" office:value-type="float" office:value="61.77" calcext:value-type="float">
            <text:p>61,770</text:p>
          </table:table-cell>
          <table:table-cell table:style-name="ce62" office:value-type="float" office:value="27.261" calcext:value-type="float">
            <text:p>27,261</text:p>
          </table:table-cell>
          <table:table-cell table:style-name="ce62" office:value-type="float" office:value="3.358" calcext:value-type="float">
            <text:p>3,358</text:p>
          </table:table-cell>
          <table:table-cell table:style-name="ce62" office:value-type="float" office:value="0.224" calcext:value-type="float">
            <text:p>0,224</text:p>
          </table:table-cell>
          <table:table-cell table:style-name="ce62" office:value-type="float" office:value="0.374" calcext:value-type="float">
            <text:p>0,374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19" calcext:value-type="float">
            <text:p>0,219</text:p>
          </table:table-cell>
          <table:table-cell table:style-name="ce62" office:value-type="float" office:value="3.513" calcext:value-type="float">
            <text:p>3,513</text:p>
          </table:table-cell>
          <table:table-cell table:style-name="ce62" office:value-type="float" office:value="0.399" calcext:value-type="float">
            <text:p>0,399</text:p>
          </table:table-cell>
          <table:table-cell table:style-name="ce62" office:value-type="float" office:value="0.06" calcext:value-type="float">
            <text:p>0,06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office:value-type="float" office:value="2.56" calcext:value-type="float">
            <text:p>2,56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Titan 2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40.7" calcext:value-type="float">
            <text:p>40,7</text:p>
          </table:table-cell>
          <table:table-cell table:style-name="ce59" office:value-type="float" office:value="5.3" calcext:value-type="float">
            <text:p>5,3</text:p>
          </table:table-cell>
          <table:table-cell table:style-name="ce59" table:number-columns-repeated="2"/>
          <table:table-cell table:style-name="ce59" office:value-type="float" office:value="6.2" calcext:value-type="float">
            <text:p>6,2</text:p>
          </table:table-cell>
          <table:table-cell table:style-name="ce59" office:value-type="float" office:value="7.7" calcext:value-type="float">
            <text:p>7,7</text:p>
          </table:table-cell>
          <table:table-cell table:style-name="ce62" office:value-type="float" office:value="58.7612059571377" calcext:value-type="float">
            <text:p>58,761</text:p>
          </table:table-cell>
          <table:table-cell table:style-name="ce62" office:value-type="float" office:value="30.7984017435525" calcext:value-type="float">
            <text:p>30,798</text:p>
          </table:table-cell>
          <table:table-cell table:style-name="ce62" office:value-type="float" office:value="1.84671267707955" calcext:value-type="float">
            <text:p>1,847</text:p>
          </table:table-cell>
          <table:table-cell table:style-name="ce62" office:value-type="float" office:value="5.87373774064657" calcext:value-type="float">
            <text:p>5,874</text:p>
          </table:table-cell>
          <table:table-cell table:style-name="ce62" office:value-type="float" office:value="0.333599709407919" calcext:value-type="float">
            <text:p>0,334</text:p>
          </table:table-cell>
          <table:table-cell table:style-name="ce62" office:value-type="float" office:value="0.274028332727933" calcext:value-type="float">
            <text:p>0,274</text:p>
          </table:table-cell>
          <table:table-cell table:style-name="ce62" office:value-type="float" office:value="0.238285506719942" calcext:value-type="float">
            <text:p>0,238</text:p>
          </table:table-cell>
          <table:table-cell table:style-name="ce62" office:value-type="float" office:value="0.202542680711951" calcext:value-type="float">
            <text:p>0,203</text:p>
          </table:table-cell>
          <table:table-cell table:number-columns-repeated="3" table:style-name="ce62" office:value-type="float" office:value="0" calcext:value-type="float">
            <text:p>0,000</text:p>
          </table:table-cell>
          <table:table-cell table:style-name="ce62" office:value-type="float" office:value="0.0714856520159825" calcext:value-type="float">
            <text:p>0,071</text:p>
          </table:table-cell>
          <table:table-cell table:style-name="ce62" office:value-type="float" office:value="1.59999999999999" calcext:value-type="float">
            <text:p>1,600</text:p>
          </table:table-cell>
          <table:table-cell/>
          <table:table-cell table:style-name="ce23"/>
          <table:table-cell table:number-columns-repeated="1000"/>
        </table:table-row>
        <table:table-row table:style-name="ro3">
          <table:table-cell office:value-type="string" calcext:value-type="string">
            <text:p>Iran Z1</text:p>
          </table:table-cell>
          <table:table-cell table:style-name="ce48" office:value-type="string" calcext:value-type="string">
            <text:p>Western Asi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40" calcext:value-type="float">
            <text:p>40,0</text:p>
          </table:table-cell>
          <table:table-cell table:style-name="ce59" office:value-type="float" office:value="4.5" calcext:value-type="float">
            <text:p>4,5</text:p>
          </table:table-cell>
          <table:table-cell table:style-name="ce59" table:number-columns-repeated="2"/>
          <table:table-cell table:style-name="ce59" office:value-type="float" office:value="1.4" calcext:value-type="float">
            <text:p>1,4</text:p>
          </table:table-cell>
          <table:table-cell table:style-name="ce59" office:value-type="float" office:value="5.8" calcext:value-type="float">
            <text:p>5,8</text:p>
          </table:table-cell>
          <table:table-cell table:style-name="ce61" office:value-type="float" office:value="68.5532608695652" calcext:value-type="float">
            <text:p>68,553</text:p>
          </table:table-cell>
          <table:table-cell table:style-name="ce61" office:value-type="float" office:value="26.1032608695652" calcext:value-type="float">
            <text:p>26,103</text:p>
          </table:table-cell>
          <table:table-cell table:style-name="ce61" office:value-type="float" office:value="0.705434782608696" calcext:value-type="float">
            <text:p>0,705</text:p>
          </table:table-cell>
          <table:table-cell table:style-name="ce61" office:value-type="float" office:value="1.08478260869565" calcext:value-type="float">
            <text:p>1,085</text:p>
          </table:table-cell>
          <table:table-cell table:style-name="ce61" office:value-type="float" office:value="0.333695652173913" calcext:value-type="float">
            <text:p>0,334</text:p>
          </table:table-cell>
          <table:table-cell table:style-name="ce61" office:value-type="float" office:value="0.0945652173913043" calcext:value-type="float">
            <text:p>0,095</text:p>
          </table:table-cell>
          <table:table-cell table:style-name="ce61" office:value-type="float" office:value="0.0543478260869565" calcext:value-type="float">
            <text:p>0,054</text:p>
          </table:table-cell>
          <table:table-cell table:style-name="ce61" office:value-type="float" office:value="0.535869565217391" calcext:value-type="float">
            <text:p>0,536</text:p>
          </table:table-cell>
          <table:table-cell table:style-name="ce61"/>
          <table:table-cell table:style-name="ce61" office:value-type="float" office:value="0.33804347826087" calcext:value-type="float">
            <text:p>0,338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548913043478241" calcext:value-type="float">
            <text:p>0,549</text:p>
          </table:table-cell>
          <table:table-cell table:style-name="ce61" office:value-type="float" office:value="1.58695652173914" calcext:value-type="float">
            <text:p>1,587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table:style-name="ce70" office:value-type="string" calcext:value-type="string">
            <text:p>Laskshmi4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39" calcext:value-type="float">
            <text:p>39,0</text:p>
          </table:table-cell>
          <table:table-cell table:style-name="ce59" office:value-type="float" office:value="10.8" calcext:value-type="float">
            <text:p>10,8</text:p>
          </table:table-cell>
          <table:table-cell table:style-name="ce59" table:number-columns-repeated="2"/>
          <table:table-cell table:style-name="ce59" office:value-type="float" office:value="4.9" calcext:value-type="float">
            <text:p>4,9</text:p>
          </table:table-cell>
          <table:table-cell table:style-name="ce59" office:value-type="float" office:value="11.2" calcext:value-type="float">
            <text:p>11,2</text:p>
          </table:table-cell>
          <table:table-cell table:style-name="ce61" office:value-type="float" office:value="71.2826086956522" calcext:value-type="float">
            <text:p>71,283</text:p>
          </table:table-cell>
          <table:table-cell table:style-name="ce61" office:value-type="float" office:value="23.4565217391304" calcext:value-type="float">
            <text:p>23,457</text:p>
          </table:table-cell>
          <table:table-cell table:style-name="ce61" office:value-type="float" office:value="0.978260869565217" calcext:value-type="float">
            <text:p>0,978</text:p>
          </table:table-cell>
          <table:table-cell table:style-name="ce61" office:value-type="float" office:value="0.347826086956522" calcext:value-type="float">
            <text:p>0,348</text:p>
          </table:table-cell>
          <table:table-cell table:style-name="ce61" office:value-type="float" office:value="0.428260869565217" calcext:value-type="float">
            <text:p>0,428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155434782608696" calcext:value-type="float">
            <text:p>0,155</text:p>
          </table:table-cell>
          <table:table-cell table:style-name="ce61" office:value-type="float" office:value="1.37608695652174" calcext:value-type="float">
            <text:p>1,376</text:p>
          </table:table-cell>
          <table:table-cell table:style-name="ce61" office:value-type="float" office:value="1.25108695652174" calcext:value-type="float">
            <text:p>1,251</text:p>
          </table:table-cell>
          <table:table-cell table:style-name="ce61" office:value-type="float" office:value="0.247826086956522" calcext:value-type="float">
            <text:p>0,248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054" calcext:value-type="float">
            <text:p>0,054</text:p>
          </table:table-cell>
          <table:table-cell table:style-name="ce61" office:value-type="float" office:value="0.405782608695631" calcext:value-type="float">
            <text:p>0,406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LomaSur</text:p>
          </table:table-cell>
          <table:table-cell table:style-name="ce48" office:value-type="string" calcext:value-type="string">
            <text:p>Carribean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38.9" calcext:value-type="float">
            <text:p>38,9</text:p>
          </table:table-cell>
          <table:table-cell table:style-name="ce59" office:value-type="float" office:value="8.5" calcext:value-type="float">
            <text:p>8,5</text:p>
          </table:table-cell>
          <table:table-cell table:style-name="ce59" office:value-type="float" office:value="0.25" calcext:value-type="float">
            <text:p>0,3</text:p>
          </table:table-cell>
          <table:table-cell table:style-name="ce59" office:value-type="float" office:value="26.2" calcext:value-type="float">
            <text:p>26,2</text:p>
          </table:table-cell>
          <table:table-cell table:style-name="ce59" table:formula="of:=([.G33]-[.F33])/[.E33]" office:value-type="float" office:value="3.05294117647059" calcext:value-type="float">
            <text:p>3,1</text:p>
          </table:table-cell>
          <table:table-cell table:style-name="ce59" office:value-type="float" office:value="23.1" calcext:value-type="float">
            <text:p>23,1</text:p>
          </table:table-cell>
          <table:table-cell table:style-name="ce61" office:value-type="float" office:value="54.7" calcext:value-type="float">
            <text:p>54,700</text:p>
          </table:table-cell>
          <table:table-cell table:style-name="ce61" office:value-type="float" office:value="26.8" calcext:value-type="float">
            <text:p>26,800</text:p>
          </table:table-cell>
          <table:table-cell table:style-name="ce61" office:value-type="float" office:value="13.6" calcext:value-type="float">
            <text:p>13,600</text:p>
          </table:table-cell>
          <table:table-cell table:style-name="ce61" office:value-type="float" office:value="0.3" calcext:value-type="float">
            <text:p>0,300</text:p>
          </table:table-cell>
          <table:table-cell table:style-name="ce61" office:value-type="float" office:value="1" calcext:value-type="float">
            <text:p>1,000</text:p>
          </table:table-cell>
          <table:table-cell table:number-columns-repeated="2" table:style-name="ce61" office:value-type="string" calcext:value-type="string">
            <text:p>-</text:p>
          </table:table-cell>
          <table:table-cell table:style-name="ce61" office:value-type="float" office:value="0.4" calcext:value-type="float">
            <text:p>0,400</text:p>
          </table:table-cell>
          <table:table-cell table:style-name="ce61" office:value-type="float" office:value="1.1" calcext:value-type="float">
            <text:p>1,100</text:p>
          </table:table-cell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1.9" calcext:value-type="float">
            <text:p>1,90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Equator Tinasillas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37.9" calcext:value-type="float">
            <text:p>37,9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2" office:value-type="float" office:value="66.09" calcext:value-type="float">
            <text:p>66,090</text:p>
          </table:table-cell>
          <table:table-cell table:style-name="ce62" office:value-type="float" office:value="26.7" calcext:value-type="float">
            <text:p>26,700</text:p>
          </table:table-cell>
          <table:table-cell table:style-name="ce62" office:value-type="float" office:value="1.636" calcext:value-type="float">
            <text:p>1,636</text:p>
          </table:table-cell>
          <table:table-cell table:style-name="ce62" office:value-type="float" office:value="2.629" calcext:value-type="float">
            <text:p>2,629</text:p>
          </table:table-cell>
          <table:table-cell table:style-name="ce62" office:value-type="float" office:value="0.18" calcext:value-type="float">
            <text:p>0,180</text:p>
          </table:table-cell>
          <table:table-cell table:style-name="ce62" office:value-type="float" office:value="0.146" calcext:value-type="float">
            <text:p>0,146</text:p>
          </table:table-cell>
          <table:table-cell table:style-name="ce62" office:value-type="float" office:value="0.431" calcext:value-type="float">
            <text:p>0,431</text:p>
          </table:table-cell>
          <table:table-cell table:style-name="ce62" office:value-type="float" office:value="0.243" calcext:value-type="float">
            <text:p>0,243</text:p>
          </table:table-cell>
          <table:table-cell table:style-name="ce62" office:value-type="float" office:value="0.475" calcext:value-type="float">
            <text:p>0,475</text:p>
          </table:table-cell>
          <table:table-cell table:style-name="ce62" office:value-type="float" office:value="0.066" calcext:value-type="float">
            <text:p>0,066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1.481" calcext:value-type="float">
            <text:p>1,481</text:p>
          </table:table-cell>
          <table:table-cell table:style-name="ce62" office:value-type="float" office:value="0.94" calcext:value-type="float">
            <text:p>0,94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France 1 Est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37.2" calcext:value-type="float">
            <text:p>37,2</text:p>
          </table:table-cell>
          <table:table-cell table:style-name="ce59" office:value-type="float" office:value="8.1" calcext:value-type="float">
            <text:p>8,1</text:p>
          </table:table-cell>
          <table:table-cell table:style-name="ce59" table:number-columns-repeated="2"/>
          <table:table-cell table:style-name="ce59" office:value-type="float" office:value="3" calcext:value-type="float">
            <text:p>3,0</text:p>
          </table:table-cell>
          <table:table-cell table:style-name="ce59" office:value-type="float" office:value="18.3" calcext:value-type="float">
            <text:p>18,3</text:p>
          </table:table-cell>
          <table:table-cell table:style-name="ce62" office:value-type="float" office:value="65.1244065812577" calcext:value-type="float">
            <text:p>65,124</text:p>
          </table:table-cell>
          <table:table-cell table:style-name="ce62" office:value-type="float" office:value="25.1969174741497" calcext:value-type="float">
            <text:p>25,197</text:p>
          </table:table-cell>
          <table:table-cell table:style-name="ce62" office:value-type="float" office:value="3.39507055992716" calcext:value-type="float">
            <text:p>3,395</text:p>
          </table:table-cell>
          <table:table-cell table:style-name="ce62" office:value-type="float" office:value="0.305813877869545" calcext:value-type="float">
            <text:p>0,306</text:p>
          </table:table-cell>
          <table:table-cell table:style-name="ce62" office:value-type="float" office:value="0.581582883527346" calcext:value-type="float">
            <text:p>0,582</text:p>
          </table:table-cell>
          <table:table-cell table:style-name="ce62" office:value-type="float" office:value="0.0912076477856539" calcext:value-type="float">
            <text:p>0,091</text:p>
          </table:table-cell>
          <table:table-cell table:style-name="ce62" office:value-type="float" office:value="0.288645379462834" calcext:value-type="float">
            <text:p>0,289</text:p>
          </table:table-cell>
          <table:table-cell table:style-name="ce62" office:value-type="float" office:value="2.88859985692918" calcext:value-type="float">
            <text:p>2,889</text:p>
          </table:table-cell>
          <table:table-cell table:style-name="ce62" office:value-type="float" office:value="1.07732327502114" calcext:value-type="float">
            <text:p>1,077</text:p>
          </table:table-cell>
          <table:table-cell table:style-name="ce62" office:value-type="float" office:value="0.0128763738050335" calcext:value-type="float">
            <text:p>0,013</text:p>
          </table:table-cell>
          <table:table-cell table:style-name="ce62" office:value-type="float" office:value="0.0139494049554529" calcext:value-type="float">
            <text:p>0,014</text:p>
          </table:table-cell>
          <table:table-cell table:style-name="ce62" office:value-type="float" office:value="0.0236066853092281" calcext:value-type="float">
            <text:p>0,024</text:p>
          </table:table-cell>
          <table:table-cell table:style-name="ce62" office:value-type="float" office:value="1.00000000000006" calcext:value-type="float">
            <text:p>1,000</text:p>
          </table:table-cell>
          <table:table-cell/>
          <table:table-cell table:style-name="ce23"/>
          <table:table-cell table:number-columns-repeated="1000"/>
        </table:table-row>
        <table:table-row table:style-name="ro3">
          <table:table-cell office:value-type="string" calcext:value-type="string">
            <text:p>France 2 Lb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36.3" calcext:value-type="float">
            <text:p>36,3</text:p>
          </table:table-cell>
          <table:table-cell table:style-name="ce59" office:value-type="float" office:value="7.2" calcext:value-type="float">
            <text:p>7,2</text:p>
          </table:table-cell>
          <table:table-cell table:style-name="ce59" table:number-columns-repeated="2"/>
          <table:table-cell table:style-name="ce59" office:value-type="float" office:value="3.4" calcext:value-type="float">
            <text:p>3,4</text:p>
          </table:table-cell>
          <table:table-cell table:style-name="ce59" office:value-type="float" office:value="27.6" calcext:value-type="float">
            <text:p>27,6</text:p>
          </table:table-cell>
          <table:table-cell table:style-name="ce62" office:value-type="float" office:value="55.8004232990873" calcext:value-type="float">
            <text:p>55,800</text:p>
          </table:table-cell>
          <table:table-cell table:style-name="ce62" office:value-type="float" office:value="30.7632876229111" calcext:value-type="float">
            <text:p>30,763</text:p>
          </table:table-cell>
          <table:table-cell table:style-name="ce62" office:value-type="float" office:value="6.58632214824287" calcext:value-type="float">
            <text:p>6,586</text:p>
          </table:table-cell>
          <table:table-cell table:style-name="ce62" office:value-type="float" office:value="0.373138145420874" calcext:value-type="float">
            <text:p>0,373</text:p>
          </table:table-cell>
          <table:table-cell table:style-name="ce62" office:value-type="float" office:value="0.682278760086424" calcext:value-type="float">
            <text:p>0,682</text:p>
          </table:table-cell>
          <table:table-cell table:style-name="ce62" office:value-type="float" office:value="0.0271175977776798" calcext:value-type="float">
            <text:p>0,027</text:p>
          </table:table-cell>
          <table:table-cell table:style-name="ce62" office:value-type="float" office:value="0.266837162132369" calcext:value-type="float">
            <text:p>0,267</text:p>
          </table:table-cell>
          <table:table-cell table:style-name="ce62" office:value-type="float" office:value="2.82999250407866" calcext:value-type="float">
            <text:p>2,830</text:p>
          </table:table-cell>
          <table:table-cell table:style-name="ce62" office:value-type="float" office:value="0.983826447374223" calcext:value-type="float">
            <text:p>0,984</text:p>
          </table:table-cell>
          <table:table-cell table:style-name="ce62" office:value-type="float" office:value="0.0390493407998589" calcext:value-type="float">
            <text:p>0,039</text:p>
          </table:table-cell>
          <table:table-cell table:style-name="ce62" office:value-type="float" office:value="0.0271175977776798" calcext:value-type="float">
            <text:p>0,027</text:p>
          </table:table-cell>
          <table:table-cell table:style-name="ce62" office:value-type="float" office:value="0.0206093743110366" calcext:value-type="float">
            <text:p>0,021</text:p>
          </table:table-cell>
          <table:table-cell table:style-name="ce62" office:value-type="float" office:value="1.60000000000001" calcext:value-type="float">
            <text:p>1,600</text:p>
          </table:table-cell>
          <table:table-cell/>
          <table:table-cell table:style-name="ce23"/>
          <table:table-cell table:number-columns-repeated="1000"/>
        </table:table-row>
        <table:table-row table:style-name="ro3">
          <table:table-cell office:value-type="string" calcext:value-type="string">
            <text:p>Brazil2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35" calcext:value-type="float">
            <text:p>35,0</text:p>
          </table:table-cell>
          <table:table-cell table:style-name="ce59" office:value-type="float" office:value="23.5" calcext:value-type="float">
            <text:p>23,5</text:p>
          </table:table-cell>
          <table:table-cell table:style-name="ce59" office:value-type="float" office:value="0.4242" calcext:value-type="float">
            <text:p>0,4</text:p>
          </table:table-cell>
          <table:table-cell table:style-name="ce59" office:value-type="float" office:value="270" calcext:value-type="float">
            <text:p>270,0</text:p>
          </table:table-cell>
          <table:table-cell table:style-name="ce59" table:formula="of:=([.G37]-[.F37])/[.E37]" office:value-type="float" office:value="11.4713106382979" calcext:value-type="float">
            <text:p>11,5</text:p>
          </table:table-cell>
          <table:table-cell table:style-name="ce59" office:value-type="float" office:value="18.5" calcext:value-type="float">
            <text:p>18,5</text:p>
          </table:table-cell>
          <table:table-cell table:style-name="ce61" office:value-type="float" office:value="67.6" calcext:value-type="float">
            <text:p>67,600</text:p>
          </table:table-cell>
          <table:table-cell table:style-name="ce61" office:value-type="float" office:value="22.6" calcext:value-type="float">
            <text:p>22,600</text:p>
          </table:table-cell>
          <table:table-cell table:style-name="ce61" office:value-type="float" office:value="6.1" calcext:value-type="float">
            <text:p>6,100</text:p>
          </table:table-cell>
          <table:table-cell table:style-name="ce61" office:value-type="float" office:value="0.5" calcext:value-type="float">
            <text:p>0,500</text:p>
          </table:table-cell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0.3" calcext:value-type="float">
            <text:p>0,300</text:p>
          </table:table-cell>
          <table:table-cell table:style-name="ce61" office:value-type="float" office:value="1.5" calcext:value-type="float">
            <text:p>1,500</text:p>
          </table:table-cell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1.4" calcext:value-type="float">
            <text:p>1,40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Holcim 1</text:p>
          </table:table-cell>
          <table:table-cell table:style-name="ce48" office:value-type="string" calcext:value-type="string">
            <text:p>North Americ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33.8" calcext:value-type="float">
            <text:p>33,8</text:p>
          </table:table-cell>
          <table:table-cell table:style-name="ce59" office:value-type="float" office:value="20.8" calcext:value-type="float">
            <text:p>20,8</text:p>
          </table:table-cell>
          <table:table-cell table:style-name="ce59" office:value-type="float" office:value="3.4" calcext:value-type="float">
            <text:p>3,4</text:p>
          </table:table-cell>
          <table:table-cell table:style-name="ce59" office:value-type="float" office:value="88.1" calcext:value-type="float">
            <text:p>88,1</text:p>
          </table:table-cell>
          <table:table-cell table:style-name="ce59" table:formula="of:=([.G38]-[.F38])/[.E38]" office:value-type="float" office:value="4.07211538461538" calcext:value-type="float">
            <text:p>4,1</text:p>
          </table:table-cell>
          <table:table-cell table:style-name="ce59" office:value-type="float" office:value="12.5" calcext:value-type="float">
            <text:p>12,5</text:p>
          </table:table-cell>
          <table:table-cell table:style-name="ce62" office:value-type="float" office:value="73.561" calcext:value-type="float">
            <text:p>73,561</text:p>
          </table:table-cell>
          <table:table-cell table:style-name="ce62" office:value-type="float" office:value="21.635" calcext:value-type="float">
            <text:p>21,635</text:p>
          </table:table-cell>
          <table:table-cell table:style-name="ce62" office:value-type="float" office:value="0.525" calcext:value-type="float">
            <text:p>0,525</text:p>
          </table:table-cell>
          <table:table-cell table:style-name="ce62" office:value-type="float" office:value="0.531" calcext:value-type="float">
            <text:p>0,531</text:p>
          </table:table-cell>
          <table:table-cell table:style-name="ce62" office:value-type="float" office:value="0.193" calcext:value-type="float">
            <text:p>0,193</text:p>
          </table:table-cell>
          <table:table-cell table:style-name="ce62" office:value-type="float" office:value="0.328" calcext:value-type="float">
            <text:p>0,328</text:p>
          </table:table-cell>
          <table:table-cell table:style-name="ce62" office:value-type="float" office:value="0.11" calcext:value-type="float">
            <text:p>0,110</text:p>
          </table:table-cell>
          <table:table-cell table:style-name="ce62" office:value-type="float" office:value="0.396" calcext:value-type="float">
            <text:p>0,396</text:p>
          </table:table-cell>
          <table:table-cell table:style-name="ce62" office:value-type="float" office:value="0.841" calcext:value-type="float">
            <text:p>0,841</text:p>
          </table:table-cell>
          <table:table-cell table:style-name="ce62" office:value-type="float" office:value="0.267" calcext:value-type="float">
            <text:p>0,267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01" calcext:value-type="float">
            <text:p>0,201</text:p>
          </table:table-cell>
          <table:table-cell table:style-name="ce62" office:value-type="float" office:value="1.2" calcext:value-type="float">
            <text:p>1,20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El Yigre</text:p>
          </table:table-cell>
          <table:table-cell table:style-name="ce48" office:value-type="string" calcext:value-type="string">
            <text:p>Carribean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31.4" calcext:value-type="float">
            <text:p>31,4</text:p>
          </table:table-cell>
          <table:table-cell table:style-name="ce59" office:value-type="float" office:value="4.6" calcext:value-type="float">
            <text:p>4,6</text:p>
          </table:table-cell>
          <table:table-cell table:style-name="ce59" office:value-type="float" office:value="0.23" calcext:value-type="float">
            <text:p>0,2</text:p>
          </table:table-cell>
          <table:table-cell table:style-name="ce59" office:value-type="float" office:value="26.2" calcext:value-type="float">
            <text:p>26,2</text:p>
          </table:table-cell>
          <table:table-cell table:style-name="ce59" table:formula="of:=([.G39]-[.F39])/[.E39]" office:value-type="float" office:value="5.64565217391304" calcext:value-type="float">
            <text:p>5,6</text:p>
          </table:table-cell>
          <table:table-cell table:style-name="ce59" office:value-type="float" office:value="71.7" calcext:value-type="float">
            <text:p>71,7</text:p>
          </table:table-cell>
          <table:table-cell table:style-name="ce62" office:value-type="float" office:value="53.248" calcext:value-type="float">
            <text:p>53,248</text:p>
          </table:table-cell>
          <table:table-cell table:style-name="ce62" office:value-type="float" office:value="21.909" calcext:value-type="float">
            <text:p>21,909</text:p>
          </table:table-cell>
          <table:table-cell table:style-name="ce62" office:value-type="float" office:value="16.203" calcext:value-type="float">
            <text:p>16,203</text:p>
          </table:table-cell>
          <table:table-cell table:style-name="ce62" office:value-type="float" office:value="3.117" calcext:value-type="float">
            <text:p>3,117</text:p>
          </table:table-cell>
          <table:table-cell table:style-name="ce62" office:value-type="float" office:value="0.826" calcext:value-type="float">
            <text:p>0,826</text:p>
          </table:table-cell>
          <table:table-cell table:style-name="ce62" office:value-type="float" office:value="0.06" calcext:value-type="float">
            <text:p>0,060</text:p>
          </table:table-cell>
          <table:table-cell table:style-name="ce62" office:value-type="float" office:value="0.113" calcext:value-type="float">
            <text:p>0,113</text:p>
          </table:table-cell>
          <table:table-cell table:style-name="ce62" office:value-type="float" office:value="0.066" calcext:value-type="float">
            <text:p>0,066</text:p>
          </table:table-cell>
          <table:table-cell table:style-name="ce62" office:value-type="float" office:value="1.3" calcext:value-type="float">
            <text:p>1,30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807" calcext:value-type="float">
            <text:p>0,807</text:p>
          </table:table-cell>
          <table:table-cell table:style-name="ce62" office:value-type="float" office:value="0.089" calcext:value-type="float">
            <text:p>0,089</text:p>
          </table:table-cell>
          <table:table-cell table:style-name="ce62" office:value-type="float" office:value="2.04" calcext:value-type="float">
            <text:p>2,04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Holcim 5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31.3" calcext:value-type="float">
            <text:p>31,3</text:p>
          </table:table-cell>
          <table:table-cell table:style-name="ce59" office:value-type="float" office:value="7.5" calcext:value-type="float">
            <text:p>7,5</text:p>
          </table:table-cell>
          <table:table-cell table:style-name="ce59" office:value-type="float" office:value="2.4" calcext:value-type="float">
            <text:p>2,4</text:p>
          </table:table-cell>
          <table:table-cell table:style-name="ce59" office:value-type="float" office:value="30.5" calcext:value-type="float">
            <text:p>30,5</text:p>
          </table:table-cell>
          <table:table-cell table:style-name="ce59" table:formula="of:=([.G40]-[.F40])/[.E40]" office:value-type="float" office:value="3.74666666666667" calcext:value-type="float">
            <text:p>3,7</text:p>
          </table:table-cell>
          <table:table-cell table:style-name="ce59" office:value-type="float" office:value="12.2" calcext:value-type="float">
            <text:p>12,2</text:p>
          </table:table-cell>
          <table:table-cell table:style-name="ce62" office:value-type="float" office:value="69.71" calcext:value-type="float">
            <text:p>69,710</text:p>
          </table:table-cell>
          <table:table-cell table:style-name="ce62" office:value-type="float" office:value="21.35" calcext:value-type="float">
            <text:p>21,350</text:p>
          </table:table-cell>
          <table:table-cell table:style-name="ce62" office:value-type="float" office:value="2.186" calcext:value-type="float">
            <text:p>2,186</text:p>
          </table:table-cell>
          <table:table-cell table:style-name="ce62" office:value-type="float" office:value="0.119" calcext:value-type="float">
            <text:p>0,119</text:p>
          </table:table-cell>
          <table:table-cell table:style-name="ce62" office:value-type="float" office:value="0.416" calcext:value-type="float">
            <text:p>0,416</text:p>
          </table:table-cell>
          <table:table-cell table:style-name="ce62" office:value-type="float" office:value="0.149" calcext:value-type="float">
            <text:p>0,149</text:p>
          </table:table-cell>
          <table:table-cell table:style-name="ce62" office:value-type="float" office:value="0.257" calcext:value-type="float">
            <text:p>0,257</text:p>
          </table:table-cell>
          <table:table-cell table:style-name="ce62" office:value-type="float" office:value="2.415" calcext:value-type="float">
            <text:p>2,415</text:p>
          </table:table-cell>
          <table:table-cell table:style-name="ce62" office:value-type="float" office:value="0.271" calcext:value-type="float">
            <text:p>0,271</text:p>
          </table:table-cell>
          <table:table-cell table:style-name="ce62" office:value-type="float" office:value="0.184" calcext:value-type="float">
            <text:p>0,184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49" calcext:value-type="float">
            <text:p>0,149</text:p>
          </table:table-cell>
          <table:table-cell table:style-name="ce62" office:value-type="float" office:value="2.45" calcext:value-type="float">
            <text:p>2,45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Cuba LaLoma</text:p>
          </table:table-cell>
          <table:table-cell table:style-name="ce48" office:value-type="string" calcext:value-type="string">
            <text:p>Carribean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30.8" calcext:value-type="float">
            <text:p>30,8</text:p>
          </table:table-cell>
          <table:table-cell table:style-name="ce59" office:value-type="float" office:value="3.82" calcext:value-type="float">
            <text:p>3,8</text:p>
          </table:table-cell>
          <table:table-cell table:style-name="ce59" office:value-type="float" office:value="0.17" calcext:value-type="float">
            <text:p>0,2</text:p>
          </table:table-cell>
          <table:table-cell table:style-name="ce59" office:value-type="float" office:value="21" calcext:value-type="float">
            <text:p>21,0</text:p>
          </table:table-cell>
          <table:table-cell table:style-name="ce59" table:formula="of:=([.G41]-[.F41])/[.E41]" office:value-type="float" office:value="5.45287958115183" calcext:value-type="float">
            <text:p>5,5</text:p>
          </table:table-cell>
          <table:table-cell table:style-name="ce59" office:value-type="float" office:value="20" calcext:value-type="float">
            <text:p>20,0</text:p>
          </table:table-cell>
          <table:table-cell table:style-name="ce61" office:value-type="float" office:value="66.048" calcext:value-type="float">
            <text:p>66,048</text:p>
          </table:table-cell>
          <table:table-cell table:style-name="ce61" office:value-type="float" office:value="19.686" calcext:value-type="float">
            <text:p>19,686</text:p>
          </table:table-cell>
          <table:table-cell table:style-name="ce61" office:value-type="float" office:value="10.89" calcext:value-type="float">
            <text:p>10,890</text:p>
          </table:table-cell>
          <table:table-cell table:style-name="ce61" office:value-type="float" office:value="0.071" calcext:value-type="float">
            <text:p>0,071</text:p>
          </table:table-cell>
          <table:table-cell table:style-name="ce61" office:value-type="float" office:value="0.149" calcext:value-type="float">
            <text:p>0,149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311" calcext:value-type="float">
            <text:p>0,311</text:p>
          </table:table-cell>
          <table:table-cell table:style-name="ce61" office:value-type="float" office:value="1.056" calcext:value-type="float">
            <text:p>1,056</text:p>
          </table:table-cell>
          <table:table-cell table:style-name="ce61" office:value-type="float" office:value="0.684" calcext:value-type="float">
            <text:p>0,684</text:p>
          </table:table-cell>
          <table:table-cell table:style-name="ce61" office:value-type="float" office:value="0.066" calcext:value-type="float">
            <text:p>0,066</text:p>
          </table:table-cell>
          <table:table-cell table:number-columns-repeated="2" table:style-name="ce61" office:value-type="string" calcext:value-type="string">
            <text:p>-</text:p>
          </table:table-cell>
          <table:table-cell table:style-name="ce61" office:value-type="float" office:value="0.89" calcext:value-type="float">
            <text:p>0,89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Argex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29.8" calcext:value-type="float">
            <text:p>29,8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1" office:value-type="float" office:value="63.2880434782609" calcext:value-type="float">
            <text:p>63,288</text:p>
          </table:table-cell>
          <table:table-cell table:style-name="ce61" office:value-type="float" office:value="18.9478260869565" calcext:value-type="float">
            <text:p>18,948</text:p>
          </table:table-cell>
          <table:table-cell table:style-name="ce61" office:value-type="float" office:value="6.79239130434783" calcext:value-type="float">
            <text:p>6,792</text:p>
          </table:table-cell>
          <table:table-cell table:style-name="ce61" office:value-type="float" office:value="0.98695652173913" calcext:value-type="float">
            <text:p>0,987</text:p>
          </table:table-cell>
          <table:table-cell table:style-name="ce61" office:value-type="float" office:value="2.14239130434783" calcext:value-type="float">
            <text:p>2,142</text:p>
          </table:table-cell>
          <table:table-cell table:style-name="ce61" office:value-type="float" office:value="0.184782608695652" calcext:value-type="float">
            <text:p>0,185</text:p>
          </table:table-cell>
          <table:table-cell table:style-name="ce61" office:value-type="float" office:value="0.333695652173913" calcext:value-type="float">
            <text:p>0,334</text:p>
          </table:table-cell>
          <table:table-cell table:style-name="ce61" office:value-type="float" office:value="3.61413043478261" calcext:value-type="float">
            <text:p>3,614</text:p>
          </table:table-cell>
          <table:table-cell table:style-name="ce61" office:value-type="float" office:value="1.00326086956522" calcext:value-type="float">
            <text:p>1,003</text:p>
          </table:table-cell>
          <table:table-cell table:style-name="ce61" office:value-type="float" office:value="0.335869565217391" calcext:value-type="float">
            <text:p>0,336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578260869565214" calcext:value-type="float">
            <text:p>0,578</text:p>
          </table:table-cell>
          <table:table-cell table:style-name="ce61" office:value-type="float" office:value="1.77173913043477" calcext:value-type="float">
            <text:p>1,772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Holcim 4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28.3" calcext:value-type="float">
            <text:p>28,3</text:p>
          </table:table-cell>
          <table:table-cell table:style-name="ce59" office:value-type="float" office:value="5.6" calcext:value-type="float">
            <text:p>5,6</text:p>
          </table:table-cell>
          <table:table-cell table:style-name="ce59" office:value-type="float" office:value="0.18" calcext:value-type="float">
            <text:p>0,2</text:p>
          </table:table-cell>
          <table:table-cell table:style-name="ce59" office:value-type="float" office:value="32" calcext:value-type="float">
            <text:p>32,0</text:p>
          </table:table-cell>
          <table:table-cell table:style-name="ce59" table:formula="of:=([.G43]-[.F43])/[.E43]" office:value-type="float" office:value="5.68214285714286" calcext:value-type="float">
            <text:p>5,7</text:p>
          </table:table-cell>
          <table:table-cell table:style-name="ce59" office:value-type="float" office:value="19.3" calcext:value-type="float">
            <text:p>19,3</text:p>
          </table:table-cell>
          <table:table-cell table:style-name="ce62" office:value-type="float" office:value="70.365" calcext:value-type="float">
            <text:p>70,365</text:p>
          </table:table-cell>
          <table:table-cell table:style-name="ce62" office:value-type="float" office:value="18.087" calcext:value-type="float">
            <text:p>18,087</text:p>
          </table:table-cell>
          <table:table-cell table:style-name="ce62" office:value-type="float" office:value="7.351" calcext:value-type="float">
            <text:p>7,351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86" calcext:value-type="float">
            <text:p>0,286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09" calcext:value-type="float">
            <text:p>0,109</text:p>
          </table:table-cell>
          <table:table-cell table:style-name="ce62" office:value-type="float" office:value="1.443" calcext:value-type="float">
            <text:p>1,443</text:p>
          </table:table-cell>
          <table:table-cell table:style-name="ce62" office:value-type="float" office:value="1.111" calcext:value-type="float">
            <text:p>1,111</text:p>
          </table:table-cell>
          <table:table-cell table:style-name="ce62" office:value-type="float" office:value="0.248" calcext:value-type="float">
            <text:p>0,248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77" calcext:value-type="float">
            <text:p>0,177</text:p>
          </table:table-cell>
          <table:table-cell table:style-name="ce62" office:value-type="float" office:value="0.66" calcext:value-type="float">
            <text:p>0,66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VDZ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27.6" calcext:value-type="float">
            <text:p>27,6</text:p>
          </table:table-cell>
          <table:table-cell table:style-name="ce59" office:value-type="float" office:value="4.2" calcext:value-type="float">
            <text:p>4,2</text:p>
          </table:table-cell>
          <table:table-cell table:style-name="ce59" office:value-type="float" office:value="0.17" calcext:value-type="float">
            <text:p>0,2</text:p>
          </table:table-cell>
          <table:table-cell table:style-name="ce59" office:value-type="float" office:value="28" calcext:value-type="float">
            <text:p>28,0</text:p>
          </table:table-cell>
          <table:table-cell table:style-name="ce59" table:formula="of:=([.G44]-[.F44])/[.E44]" office:value-type="float" office:value="6.62619047619048" calcext:value-type="float">
            <text:p>6,6</text:p>
          </table:table-cell>
          <table:table-cell table:style-name="ce59" office:value-type="float" office:value="45.8" calcext:value-type="float">
            <text:p>45,8</text:p>
          </table:table-cell>
          <table:table-cell table:style-name="ce62" office:value-type="float" office:value="60.902" calcext:value-type="float">
            <text:p>60,902</text:p>
          </table:table-cell>
          <table:table-cell table:style-name="ce62" office:value-type="float" office:value="22.276" calcext:value-type="float">
            <text:p>22,276</text:p>
          </table:table-cell>
          <table:table-cell table:style-name="ce62" office:value-type="float" office:value="10.33" calcext:value-type="float">
            <text:p>10,330</text:p>
          </table:table-cell>
          <table:table-cell table:style-name="ce62" office:value-type="float" office:value="0.265" calcext:value-type="float">
            <text:p>0,265</text:p>
          </table:table-cell>
          <table:table-cell table:style-name="ce62" office:value-type="float" office:value="0.706" calcext:value-type="float">
            <text:p>0,706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92" calcext:value-type="float">
            <text:p>0,192</text:p>
          </table:table-cell>
          <table:table-cell table:style-name="ce62" office:value-type="float" office:value="2.897" calcext:value-type="float">
            <text:p>2,897</text:p>
          </table:table-cell>
          <table:table-cell table:style-name="ce62" office:value-type="float" office:value="1.298" calcext:value-type="float">
            <text:p>1,298</text:p>
          </table:table-cell>
          <table:table-cell table:style-name="ce62" office:value-type="float" office:value="0.103" calcext:value-type="float">
            <text:p>0,103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63" calcext:value-type="float">
            <text:p>0,163</text:p>
          </table:table-cell>
          <table:table-cell table:style-name="ce62" office:value-type="float" office:value="0.73" calcext:value-type="float">
            <text:p>0,73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Nigeria 1</text:p>
          </table:table-cell>
          <table:table-cell table:style-name="ce48" office:value-type="string" calcext:value-type="string">
            <text:p>West Afric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26.6" calcext:value-type="float">
            <text:p>26,6</text:p>
          </table:table-cell>
          <table:table-cell table:style-name="ce59" office:value-type="float" office:value="15.2" calcext:value-type="float">
            <text:p>15,2</text:p>
          </table:table-cell>
          <table:table-cell table:style-name="ce59" table:number-columns-repeated="2"/>
          <table:table-cell table:style-name="ce59" office:value-type="float" office:value="10.7" calcext:value-type="float">
            <text:p>10,7</text:p>
          </table:table-cell>
          <table:table-cell table:style-name="ce59" office:value-type="float" office:value="23.4" calcext:value-type="float">
            <text:p>23,4</text:p>
          </table:table-cell>
          <table:table-cell table:style-name="ce62" office:value-type="float" office:value="66.6666666666667" calcext:value-type="float">
            <text:p>66,667</text:p>
          </table:table-cell>
          <table:table-cell table:style-name="ce62" office:value-type="float" office:value="19.6344086021505" calcext:value-type="float">
            <text:p>19,634</text:p>
          </table:table-cell>
          <table:table-cell table:style-name="ce62" office:value-type="float" office:value="7.32258064516129" calcext:value-type="float">
            <text:p>7,323</text:p>
          </table:table-cell>
          <table:table-cell table:style-name="ce62" office:value-type="float" office:value="0.204301075268817" calcext:value-type="float">
            <text:p>0,204</text:p>
          </table:table-cell>
          <table:table-cell table:style-name="ce62" office:value-type="float" office:value="0.831182795698925" calcext:value-type="float">
            <text:p>0,831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526881720430108" calcext:value-type="float">
            <text:p>0,527</text:p>
          </table:table-cell>
          <table:table-cell table:style-name="ce62" office:value-type="float" office:value="2.93225806451613" calcext:value-type="float">
            <text:p>2,932</text:p>
          </table:table-cell>
          <table:table-cell table:style-name="ce62" office:value-type="float" office:value="0.731182795698925" calcext:value-type="float">
            <text:p>0,731</text:p>
          </table:table-cell>
          <table:table-cell table:style-name="ce62" office:value-type="float" office:value="0.327956989247312" calcext:value-type="float">
            <text:p>0,328</text:p>
          </table:table-cell>
          <table:table-cell table:style-name="ce62" office:value-type="string" calcext:value-type="string">
            <text:p>-</text:p>
          </table:table-cell>
          <table:table-cell table:style-name="ce61" office:value-type="float" office:value="0.078" calcext:value-type="float">
            <text:p>0,078</text:p>
          </table:table-cell>
          <table:table-cell table:style-name="ce62" office:value-type="float" office:value="0.737053763440841" calcext:value-type="float">
            <text:p>0,737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Nigeria 3</text:p>
          </table:table-cell>
          <table:table-cell table:style-name="ce48" office:value-type="string" calcext:value-type="string">
            <text:p>West Afric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23.7" calcext:value-type="float">
            <text:p>23,7</text:p>
          </table:table-cell>
          <table:table-cell table:style-name="ce59" office:value-type="float" office:value="20.51" calcext:value-type="float">
            <text:p>20,5</text:p>
          </table:table-cell>
          <table:table-cell table:style-name="ce59" table:number-columns-repeated="2"/>
          <table:table-cell table:style-name="ce59" office:value-type="float" office:value="3.7" calcext:value-type="float">
            <text:p>3,7</text:p>
          </table:table-cell>
          <table:table-cell table:style-name="ce59" office:value-type="float" office:value="21.1" calcext:value-type="float">
            <text:p>21,1</text:p>
          </table:table-cell>
          <table:table-cell table:style-name="ce62" office:value-type="float" office:value="67.2406417112299" calcext:value-type="float">
            <text:p>67,241</text:p>
          </table:table-cell>
          <table:table-cell table:style-name="ce62" office:value-type="float" office:value="15.9572192513369" calcext:value-type="float">
            <text:p>15,957</text:p>
          </table:table-cell>
          <table:table-cell table:style-name="ce62" office:value-type="float" office:value="12.0641711229947" calcext:value-type="float">
            <text:p>12,064</text:p>
          </table:table-cell>
          <table:table-cell table:style-name="ce62" office:value-type="float" office:value="0.106951871657754" calcext:value-type="float">
            <text:p>0,107</text:p>
          </table:table-cell>
          <table:table-cell table:style-name="ce62" office:value-type="float" office:value="0.232085561497326" calcext:value-type="float">
            <text:p>0,232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0919786096256684" calcext:value-type="float">
            <text:p>0,092</text:p>
          </table:table-cell>
          <table:table-cell table:style-name="ce62" office:value-type="float" office:value="0.122994652406417" calcext:value-type="float">
            <text:p>0,123</text:p>
          </table:table-cell>
          <table:table-cell table:style-name="ce62" office:value-type="float" office:value="2.95294117647059" calcext:value-type="float">
            <text:p>2,953</text:p>
          </table:table-cell>
          <table:table-cell table:style-name="ce62" office:value-type="float" office:value="0.302673796791444" calcext:value-type="float">
            <text:p>0,303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097" calcext:value-type="float">
            <text:p>0,097</text:p>
          </table:table-cell>
          <table:table-cell table:style-name="ce62" office:value-type="float" office:value="0.829203208556166" calcext:value-type="float">
            <text:p>0,829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Dominican Republic</text:p>
          </table:table-cell>
          <table:table-cell table:style-name="ce48" office:value-type="string" calcext:value-type="string">
            <text:p>Carribean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22.4" calcext:value-type="float">
            <text:p>22,4</text:p>
          </table:table-cell>
          <table:table-cell table:style-name="ce59" office:value-type="float" office:value="8.2" calcext:value-type="float">
            <text:p>8,2</text:p>
          </table:table-cell>
          <table:table-cell table:style-name="ce59" table:number-columns-repeated="2"/>
          <table:table-cell table:style-name="ce59" office:value-type="float" office:value="3.05" calcext:value-type="float">
            <text:p>3,1</text:p>
          </table:table-cell>
          <table:table-cell table:style-name="ce59"/>
          <table:table-cell table:style-name="ce62" office:value-type="float" office:value="75.76" calcext:value-type="float">
            <text:p>75,760</text:p>
          </table:table-cell>
          <table:table-cell table:style-name="ce62" office:value-type="float" office:value="15.249" calcext:value-type="float">
            <text:p>15,249</text:p>
          </table:table-cell>
          <table:table-cell table:style-name="ce62" office:value-type="float" office:value="5.041" calcext:value-type="float">
            <text:p>5,041</text:p>
          </table:table-cell>
          <table:table-cell table:style-name="ce62" office:value-type="float" office:value="0.434" calcext:value-type="float">
            <text:p>0,434</text:p>
          </table:table-cell>
          <table:table-cell table:style-name="ce62" office:value-type="float" office:value="0.625" calcext:value-type="float">
            <text:p>0,625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1.143" calcext:value-type="float">
            <text:p>1,143</text:p>
          </table:table-cell>
          <table:table-cell table:style-name="ce62" office:value-type="float" office:value="0.788" calcext:value-type="float">
            <text:p>0,788</text:p>
          </table:table-cell>
          <table:table-cell table:style-name="ce62" office:value-type="float" office:value="0.465" calcext:value-type="float">
            <text:p>0,465</text:p>
          </table:table-cell>
          <table:table-cell table:style-name="ce62" office:value-type="float" office:value="0.075" calcext:value-type="float">
            <text:p>0,075</text:p>
          </table:table-cell>
          <table:table-cell table:style-name="ce62" office:value-type="float" office:value="0.103" calcext:value-type="float">
            <text:p>0,103</text:p>
          </table:table-cell>
          <table:table-cell table:style-name="ce62" office:value-type="float" office:value="0.763" calcext:value-type="float">
            <text:p>0,763</text:p>
          </table:table-cell>
          <table:table-cell table:style-name="ce62" office:value-type="float" office:value="0.32" calcext:value-type="float">
            <text:p>0,32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Screened Sinoma</text:p>
          </table:table-cell>
          <table:table-cell table:style-name="ce48" office:value-type="string" calcext:value-type="string">
            <text:p>East Asi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21.8" calcext:value-type="float">
            <text:p>21,8</text:p>
          </table:table-cell>
          <table:table-cell table:style-name="ce59" office:value-type="float" office:value="16.4" calcext:value-type="float">
            <text:p>16,4</text:p>
          </table:table-cell>
          <table:table-cell table:style-name="ce59" office:value-type="float" office:value="4.5" calcext:value-type="float">
            <text:p>4,5</text:p>
          </table:table-cell>
          <table:table-cell table:style-name="ce59" office:value-type="float" office:value="65" calcext:value-type="float">
            <text:p>65,0</text:p>
          </table:table-cell>
          <table:table-cell table:style-name="ce59" table:formula="of:=([.G48]-[.F48])/[.E48]" office:value-type="float" office:value="3.6890243902439" calcext:value-type="float">
            <text:p>3,7</text:p>
          </table:table-cell>
          <table:table-cell table:style-name="ce59" office:value-type="float" office:value="4.4" calcext:value-type="float">
            <text:p>4,4</text:p>
          </table:table-cell>
          <table:table-cell table:style-name="ce62" office:value-type="float" office:value="64.203" calcext:value-type="float">
            <text:p>64,203</text:p>
          </table:table-cell>
          <table:table-cell table:style-name="ce62" office:value-type="float" office:value="23.851" calcext:value-type="float">
            <text:p>23,851</text:p>
          </table:table-cell>
          <table:table-cell table:style-name="ce62" office:value-type="float" office:value="1.056" calcext:value-type="float">
            <text:p>1,056</text:p>
          </table:table-cell>
          <table:table-cell table:style-name="ce62" office:value-type="float" office:value="0.109" calcext:value-type="float">
            <text:p>0,109</text:p>
          </table:table-cell>
          <table:table-cell table:style-name="ce62" office:value-type="float" office:value="0.232" calcext:value-type="float">
            <text:p>0,232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14" calcext:value-type="float">
            <text:p>0,214</text:p>
          </table:table-cell>
          <table:table-cell table:style-name="ce62" office:value-type="float" office:value="9.314" calcext:value-type="float">
            <text:p>9,314</text:p>
          </table:table-cell>
          <table:table-cell table:style-name="ce62" office:value-type="float" office:value="0.115" calcext:value-type="float">
            <text:p>0,115</text:p>
          </table:table-cell>
          <table:table-cell table:style-name="ce62" office:value-type="float" office:value="0.147" calcext:value-type="float">
            <text:p>0,147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39" calcext:value-type="float">
            <text:p>0,139</text:p>
          </table:table-cell>
          <table:table-cell table:style-name="ce62" office:value-type="float" office:value="0.57" calcext:value-type="float">
            <text:p>0,57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Guat 3</text:p>
          </table:table-cell>
          <table:table-cell table:style-name="ce48" office:value-type="string" calcext:value-type="string">
            <text:p>Latine Americ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21" calcext:value-type="float">
            <text:p>21,0</text:p>
          </table:table-cell>
          <table:table-cell table:style-name="ce59" office:value-type="float" office:value="15.6" calcext:value-type="float">
            <text:p>15,6</text:p>
          </table:table-cell>
          <table:table-cell table:style-name="ce59" table:number-columns-repeated="2"/>
          <table:table-cell table:style-name="ce59" office:value-type="float" office:value="6" calcext:value-type="float">
            <text:p>6,0</text:p>
          </table:table-cell>
          <table:table-cell table:style-name="ce59" office:value-type="float" office:value="23.2" calcext:value-type="float">
            <text:p>23,2</text:p>
          </table:table-cell>
          <table:table-cell table:style-name="ce62" office:value-type="float" office:value="77.789075974474" calcext:value-type="float">
            <text:p>77,789</text:p>
          </table:table-cell>
          <table:table-cell table:style-name="ce62" office:value-type="float" office:value="17.4109984046223" calcext:value-type="float">
            <text:p>17,411</text:p>
          </table:table-cell>
          <table:table-cell table:style-name="ce62" office:value-type="float" office:value="1.75364888754743" calcext:value-type="float">
            <text:p>1,754</text:p>
          </table:table-cell>
          <table:table-cell table:style-name="ce62" office:value-type="float" office:value="0.314262461193515" calcext:value-type="float">
            <text:p>0,314</text:p>
          </table:table-cell>
          <table:table-cell table:style-name="ce62" office:value-type="float" office:value="0.294956234908589" calcext:value-type="float">
            <text:p>0,295</text:p>
          </table:table-cell>
          <table:table-cell table:style-name="ce62" office:value-type="float" office:value="0.0182336581579855" calcext:value-type="float">
            <text:p>0,018</text:p>
          </table:table-cell>
          <table:table-cell table:style-name="ce62" office:value-type="float" office:value="0.372181140048292" calcext:value-type="float">
            <text:p>0,372</text:p>
          </table:table-cell>
          <table:table-cell table:style-name="ce62" office:value-type="float" office:value="1.29888000172473" calcext:value-type="float">
            <text:p>1,299</text:p>
          </table:table-cell>
          <table:table-cell table:style-name="ce62" office:value-type="float" office:value="0.215586193515005" calcext:value-type="float">
            <text:p>0,216</text:p>
          </table:table-cell>
          <table:table-cell table:style-name="ce62" office:value-type="float" office:value="0.00107256812694032" calcext:value-type="float">
            <text:p>0,001</text:p>
          </table:table-cell>
          <table:table-cell table:style-name="ce62" office:value-type="float" office:value="0.0278867713004484" calcext:value-type="float">
            <text:p>0,028</text:p>
          </table:table-cell>
          <table:table-cell table:style-name="ce62" office:value-type="float" office:value="0.00321770438082097" calcext:value-type="float">
            <text:p>0,003</text:p>
          </table:table-cell>
          <table:table-cell table:style-name="ce62" office:value-type="float" office:value="0.500000000000014" calcext:value-type="float">
            <text:p>0,50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Iran Z2</text:p>
          </table:table-cell>
          <table:table-cell table:style-name="ce48" office:value-type="string" calcext:value-type="string">
            <text:p>Western Asi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20.6" calcext:value-type="float">
            <text:p>20,6</text:p>
          </table:table-cell>
          <table:table-cell table:style-name="ce59" office:value-type="float" office:value="7.7" calcext:value-type="float">
            <text:p>7,7</text:p>
          </table:table-cell>
          <table:table-cell table:style-name="ce59" table:number-columns-repeated="2"/>
          <table:table-cell table:style-name="ce59" office:value-type="float" office:value="7.2" calcext:value-type="float">
            <text:p>7,2</text:p>
          </table:table-cell>
          <table:table-cell table:style-name="ce59" office:value-type="float" office:value="4" calcext:value-type="float">
            <text:p>4,0</text:p>
          </table:table-cell>
          <table:table-cell table:style-name="ce61" office:value-type="float" office:value="75.5276595744681" calcext:value-type="float">
            <text:p>75,528</text:p>
          </table:table-cell>
          <table:table-cell table:style-name="ce61" office:value-type="float" office:value="16.0851063829787" calcext:value-type="float">
            <text:p>16,085</text:p>
          </table:table-cell>
          <table:table-cell table:style-name="ce61" office:value-type="float" office:value="0.801063829787234" calcext:value-type="float">
            <text:p>0,801</text:p>
          </table:table-cell>
          <table:table-cell table:style-name="ce61" office:value-type="float" office:value="3.48829787234043" calcext:value-type="float">
            <text:p>3,488</text:p>
          </table:table-cell>
          <table:table-cell table:style-name="ce61" office:value-type="float" office:value="0.24468085106383" calcext:value-type="float">
            <text:p>0,245</text:p>
          </table:table-cell>
          <table:table-cell table:style-name="ce61" office:value-type="float" office:value="0.248936170212766" calcext:value-type="float">
            <text:p>0,249</text:p>
          </table:table-cell>
          <table:table-cell table:style-name="ce61" office:value-type="float" office:value="0.0638297872340425" calcext:value-type="float">
            <text:p>0,064</text:p>
          </table:table-cell>
          <table:table-cell table:style-name="ce61" office:value-type="float" office:value="0.553191489361702" calcext:value-type="float">
            <text:p>0,553</text:p>
          </table:table-cell>
          <table:table-cell table:style-name="ce61"/>
          <table:table-cell table:style-name="ce61" office:value-type="float" office:value="0.279787234042553" calcext:value-type="float">
            <text:p>0,28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685106382978729" calcext:value-type="float">
            <text:p>0,685</text:p>
          </table:table-cell>
          <table:table-cell table:style-name="ce61" office:value-type="float" office:value="1.94680851063828" calcext:value-type="float">
            <text:p>1,947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Nigeria 2</text:p>
          </table:table-cell>
          <table:table-cell table:style-name="ce48" office:value-type="string" calcext:value-type="string">
            <text:p>West Afric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20.2" calcext:value-type="float">
            <text:p>20,2</text:p>
          </table:table-cell>
          <table:table-cell table:style-name="ce59" office:value-type="float" office:value="29.7" calcext:value-type="float">
            <text:p>29,7</text:p>
          </table:table-cell>
          <table:table-cell table:style-name="ce59" table:number-columns-repeated="2"/>
          <table:table-cell table:style-name="ce59" office:value-type="float" office:value="4.7" calcext:value-type="float">
            <text:p>4,7</text:p>
          </table:table-cell>
          <table:table-cell table:style-name="ce59" office:value-type="float" office:value="13.3" calcext:value-type="float">
            <text:p>13,3</text:p>
          </table:table-cell>
          <table:table-cell table:style-name="ce62" office:value-type="float" office:value="81.6185567" calcext:value-type="float">
            <text:p>81,619</text:p>
          </table:table-cell>
          <table:table-cell table:style-name="ce62" office:value-type="float" office:value="10.68041237" calcext:value-type="float">
            <text:p>10,680</text:p>
          </table:table-cell>
          <table:table-cell table:style-name="ce62" office:value-type="float" office:value="4.773195876" calcext:value-type="float">
            <text:p>4,773</text:p>
          </table:table-cell>
          <table:table-cell table:style-name="ce62" office:value-type="float" office:value="0.237113402" calcext:value-type="float">
            <text:p>0,237</text:p>
          </table:table-cell>
          <table:table-cell table:style-name="ce62" office:value-type="float" office:value="0.144329897" calcext:value-type="float">
            <text:p>0,144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12371134" calcext:value-type="float">
            <text:p>0,112</text:p>
          </table:table-cell>
          <table:table-cell table:style-name="ce62" office:value-type="float" office:value="0.108247423" calcext:value-type="float">
            <text:p>0,108</text:p>
          </table:table-cell>
          <table:table-cell table:style-name="ce62" office:value-type="float" office:value="0.894845361" calcext:value-type="float">
            <text:p>0,895</text:p>
          </table:table-cell>
          <table:table-cell table:style-name="ce62" office:value-type="float" office:value="0.278350515" calcext:value-type="float">
            <text:p>0,278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58" calcext:value-type="float">
            <text:p>0,158</text:p>
          </table:table-cell>
          <table:table-cell table:style-name="ce62" office:value-type="float" office:value="0.963649484536091" calcext:value-type="float">
            <text:p>0,964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India3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17" calcext:value-type="float">
            <text:p>17,0</text:p>
          </table:table-cell>
          <table:table-cell table:style-name="ce59" office:value-type="float" office:value="5.9" calcext:value-type="float">
            <text:p>5,9</text:p>
          </table:table-cell>
          <table:table-cell table:style-name="ce59" office:value-type="float" office:value="0.4" calcext:value-type="float">
            <text:p>0,4</text:p>
          </table:table-cell>
          <table:table-cell table:style-name="ce59" office:value-type="float" office:value="28" calcext:value-type="float">
            <text:p>28,0</text:p>
          </table:table-cell>
          <table:table-cell table:style-name="ce59" table:formula="of:=([.G52]-[.F52])/[.E52]" office:value-type="float" office:value="4.67796610169492" calcext:value-type="float">
            <text:p>4,7</text:p>
          </table:table-cell>
          <table:table-cell table:style-name="ce59" office:value-type="float" office:value="18.7" calcext:value-type="float">
            <text:p>18,7</text:p>
          </table:table-cell>
          <table:table-cell table:style-name="ce62" office:value-type="float" office:value="68.4" calcext:value-type="float">
            <text:p>68,400</text:p>
          </table:table-cell>
          <table:table-cell table:style-name="ce62" office:value-type="float" office:value="17.5" calcext:value-type="float">
            <text:p>17,500</text:p>
          </table:table-cell>
          <table:table-cell table:style-name="ce62" office:value-type="float" office:value="8.9" calcext:value-type="float">
            <text:p>8,900</text:p>
          </table:table-cell>
          <table:table-cell table:style-name="ce62" office:value-type="float" office:value="0.6" calcext:value-type="float">
            <text:p>0,600</text:p>
          </table:table-cell>
          <table:table-cell table:style-name="ce62" office:value-type="float" office:value="0.7" calcext:value-type="float">
            <text:p>0,70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float" office:value="2.3" calcext:value-type="float">
            <text:p>2,300</text:p>
          </table:table-cell>
          <table:table-cell table:style-name="ce62" office:value-type="float" office:value="0.8" calcext:value-type="float">
            <text:p>0,800</text:p>
          </table:table-cell>
          <table:table-cell table:number-columns-repeated="2" table:style-name="ce62" office:value-type="float" office:value="0.1" calcext:value-type="float">
            <text:p>0,100</text:p>
          </table:table-cell>
          <table:table-cell table:style-name="ce62" office:value-type="float" office:value="0.2" calcext:value-type="float">
            <text:p>0,200</text:p>
          </table:table-cell>
          <table:table-cell table:style-name="ce62" office:value-type="float" office:value="0.5" calcext:value-type="float">
            <text:p>0,50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Guat 4</text:p>
          </table:table-cell>
          <table:table-cell table:style-name="ce48" office:value-type="string" calcext:value-type="string">
            <text:p>Latine Americ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16.7" calcext:value-type="float">
            <text:p>16,7</text:p>
          </table:table-cell>
          <table:table-cell table:style-name="ce59" office:value-type="float" office:value="9.8" calcext:value-type="float">
            <text:p>9,8</text:p>
          </table:table-cell>
          <table:table-cell table:style-name="ce59" table:number-columns-repeated="2"/>
          <table:table-cell table:style-name="ce59" office:value-type="float" office:value="5.5" calcext:value-type="float">
            <text:p>5,5</text:p>
          </table:table-cell>
          <table:table-cell table:style-name="ce59" office:value-type="float" office:value="40.6" calcext:value-type="float">
            <text:p>40,6</text:p>
          </table:table-cell>
          <table:table-cell table:style-name="ce62" office:value-type="float" office:value="58.2443192427803" calcext:value-type="float">
            <text:p>58,244</text:p>
          </table:table-cell>
          <table:table-cell table:style-name="ce62" office:value-type="float" office:value="21.8534153225374" calcext:value-type="float">
            <text:p>21,853</text:p>
          </table:table-cell>
          <table:table-cell table:style-name="ce62" office:value-type="float" office:value="9.13112477597845" calcext:value-type="float">
            <text:p>9,131</text:p>
          </table:table-cell>
          <table:table-cell table:style-name="ce62" office:value-type="float" office:value="2.5743579837524" calcext:value-type="float">
            <text:p>2,574</text:p>
          </table:table-cell>
          <table:table-cell table:style-name="ce62" office:value-type="float" office:value="2.45242587167187" calcext:value-type="float">
            <text:p>2,452</text:p>
          </table:table-cell>
          <table:table-cell table:style-name="ce62" office:value-type="float" office:value="0.0201453054741745" calcext:value-type="float">
            <text:p>0,020</text:p>
          </table:table-cell>
          <table:table-cell table:style-name="ce62" office:value-type="float" office:value="1.5596707553953" calcext:value-type="float">
            <text:p>1,560</text:p>
          </table:table-cell>
          <table:table-cell table:style-name="ce62" office:value-type="float" office:value="1.67312063359196" calcext:value-type="float">
            <text:p>1,673</text:p>
          </table:table-cell>
          <table:table-cell table:style-name="ce62" office:value-type="float" office:value="0.995602202118412" calcext:value-type="float">
            <text:p>0,996</text:p>
          </table:table-cell>
          <table:table-cell table:style-name="ce62" office:value-type="float" office:value="0.117690995138598" calcext:value-type="float">
            <text:p>0,118</text:p>
          </table:table-cell>
          <table:table-cell table:style-name="ce62" office:value-type="float" office:value="0.17388579461919" calcext:value-type="float">
            <text:p>0,174</text:p>
          </table:table-cell>
          <table:table-cell table:style-name="ce62" office:value-type="float" office:value="0.00424111694193147" calcext:value-type="float">
            <text:p>0,004</text:p>
          </table:table-cell>
          <table:table-cell table:style-name="ce62" office:value-type="float" office:value="1.2" calcext:value-type="float">
            <text:p>1,200</text:p>
          </table:table-cell>
          <table:table-cell/>
          <table:table-cell table:style-name="ce23"/>
          <table:table-cell table:number-columns-repeated="1000"/>
        </table:table-row>
        <table:table-row table:style-name="ro3">
          <table:table-cell office:value-type="string" calcext:value-type="string">
            <text:p>Kaolin</text:p>
          </table:table-cell>
          <table:table-cell table:style-name="ce48" office:value-type="string" calcext:value-type="string">
            <text:p>Southern Africa</text:p>
          </table:table-cell>
          <table:table-cell table:style-name="ce48" office:value-type="string" calcext:value-type="string">
            <text:p>Flash</text:p>
          </table:table-cell>
          <table:table-cell table:style-name="ce59" office:value-type="float" office:value="15" calcext:value-type="float">
            <text:p>15,0</text:p>
          </table:table-cell>
          <table:table-cell table:style-name="ce59" office:value-type="float" office:value="8.9" calcext:value-type="float">
            <text:p>8,9</text:p>
          </table:table-cell>
          <table:table-cell table:style-name="ce59" office:value-type="float" office:value="3" calcext:value-type="float">
            <text:p>3,0</text:p>
          </table:table-cell>
          <table:table-cell table:style-name="ce59" office:value-type="float" office:value="26" calcext:value-type="float">
            <text:p>26,0</text:p>
          </table:table-cell>
          <table:table-cell table:style-name="ce59" table:formula="of:=([.G54]-[.F54])/[.E54]" office:value-type="float" office:value="2.58426966292135" calcext:value-type="float">
            <text:p>2,6</text:p>
          </table:table-cell>
          <table:table-cell table:style-name="ce59" office:value-type="float" office:value="4.7" calcext:value-type="float">
            <text:p>4,7</text:p>
          </table:table-cell>
          <table:table-cell table:style-name="ce62" office:value-type="float" office:value="67.842" calcext:value-type="float">
            <text:p>67,842</text:p>
          </table:table-cell>
          <table:table-cell table:style-name="ce62" office:value-type="float" office:value="20.131" calcext:value-type="float">
            <text:p>20,131</text:p>
          </table:table-cell>
          <table:table-cell table:style-name="ce62" office:value-type="float" office:value="1.714" calcext:value-type="float">
            <text:p>1,714</text:p>
          </table:table-cell>
          <table:table-cell table:style-name="ce62" office:value-type="float" office:value="0.055" calcext:value-type="float">
            <text:p>0,055</text:p>
          </table:table-cell>
          <table:table-cell table:style-name="ce62" office:value-type="float" office:value="1.126" calcext:value-type="float">
            <text:p>1,126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556" calcext:value-type="float">
            <text:p>0,556</text:p>
          </table:table-cell>
          <table:table-cell table:style-name="ce62" office:value-type="float" office:value="3.785" calcext:value-type="float">
            <text:p>3,785</text:p>
          </table:table-cell>
          <table:table-cell table:style-name="ce62" office:value-type="float" office:value="0.92" calcext:value-type="float">
            <text:p>0,920</text:p>
          </table:table-cell>
          <table:table-cell table:number-columns-repeated="3" table:style-name="ce62" office:value-type="string" calcext:value-type="string">
            <text:p>-</text:p>
          </table:table-cell>
          <table:table-cell table:style-name="ce62" office:value-type="float" office:value="3.76" calcext:value-type="float">
            <text:p>3,76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Holcim 3</text:p>
          </table:table-cell>
          <table:table-cell table:style-name="ce48" office:value-type="string" calcext:value-type="string">
            <text:p>North Americ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14.8" calcext:value-type="float">
            <text:p>14,8</text:p>
          </table:table-cell>
          <table:table-cell table:style-name="ce59" office:value-type="float" office:value="25.1" calcext:value-type="float">
            <text:p>25,1</text:p>
          </table:table-cell>
          <table:table-cell table:style-name="ce59" office:value-type="float" office:value="0.36" calcext:value-type="float">
            <text:p>0,4</text:p>
          </table:table-cell>
          <table:table-cell table:style-name="ce59" office:value-type="float" office:value="180" calcext:value-type="float">
            <text:p>180,0</text:p>
          </table:table-cell>
          <table:table-cell table:style-name="ce59" table:formula="of:=([.G55]-[.F55])/[.E55]" office:value-type="float" office:value="7.15697211155378" calcext:value-type="float">
            <text:p>7,2</text:p>
          </table:table-cell>
          <table:table-cell table:style-name="ce59" office:value-type="float" office:value="4.7" calcext:value-type="float">
            <text:p>4,7</text:p>
          </table:table-cell>
          <table:table-cell table:style-name="ce62" office:value-type="float" office:value="63.652" calcext:value-type="float">
            <text:p>63,652</text:p>
          </table:table-cell>
          <table:table-cell table:style-name="ce62" office:value-type="float" office:value="15.706" calcext:value-type="float">
            <text:p>15,706</text:p>
          </table:table-cell>
          <table:table-cell table:style-name="ce62" office:value-type="float" office:value="4.529" calcext:value-type="float">
            <text:p>4,529</text:p>
          </table:table-cell>
          <table:table-cell table:style-name="ce62" office:value-type="float" office:value="7.719" calcext:value-type="float">
            <text:p>7,719</text:p>
          </table:table-cell>
          <table:table-cell table:style-name="ce62" office:value-type="float" office:value="2.641" calcext:value-type="float">
            <text:p>2,641</text:p>
          </table:table-cell>
          <table:table-cell table:style-name="ce62" office:value-type="float" office:value="0.576" calcext:value-type="float">
            <text:p>0,576</text:p>
          </table:table-cell>
          <table:table-cell table:style-name="ce62" office:value-type="float" office:value="0.37" calcext:value-type="float">
            <text:p>0,370</text:p>
          </table:table-cell>
          <table:table-cell table:style-name="ce62" office:value-type="float" office:value="2.637" calcext:value-type="float">
            <text:p>2,637</text:p>
          </table:table-cell>
          <table:table-cell table:style-name="ce62" office:value-type="float" office:value="0.631" calcext:value-type="float">
            <text:p>0,631</text:p>
          </table:table-cell>
          <table:table-cell table:style-name="ce62" office:value-type="float" office:value="0.224" calcext:value-type="float">
            <text:p>0,224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6" calcext:value-type="float">
            <text:p>0,160</text:p>
          </table:table-cell>
          <table:table-cell table:style-name="ce62" office:value-type="float" office:value="1.04" calcext:value-type="float">
            <text:p>1,040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table:style-name="ce70" office:value-type="string" calcext:value-type="string">
            <text:p>Iran G2</text:p>
          </table:table-cell>
          <table:table-cell table:style-name="ce48" office:value-type="string" calcext:value-type="string">
            <text:p>Western Asia</text:p>
          </table:table-cell>
          <table:table-cell table:style-name="ce48" office:value-type="string" calcext:value-type="string">
            <text:p>Furnace</text:p>
          </table:table-cell>
          <table:table-cell table:style-name="ce59" office:value-type="float" office:value="7.4" calcext:value-type="float">
            <text:p>7,4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 office:value-type="float" office:value="2.4" calcext:value-type="float">
            <text:p>2,4</text:p>
          </table:table-cell>
          <table:table-cell table:style-name="ce61" office:value-type="float" office:value="62.2923913043478" calcext:value-type="float">
            <text:p>62,292</text:p>
          </table:table-cell>
          <table:table-cell table:style-name="ce61" office:value-type="float" office:value="19.2891304347826" calcext:value-type="float">
            <text:p>19,289</text:p>
          </table:table-cell>
          <table:table-cell table:style-name="ce61" office:value-type="float" office:value="8.73152173913043" calcext:value-type="float">
            <text:p>8,732</text:p>
          </table:table-cell>
          <table:table-cell table:style-name="ce61" office:value-type="float" office:value="0.527173913043478" calcext:value-type="float">
            <text:p>0,527</text:p>
          </table:table-cell>
          <table:table-cell table:style-name="ce61" office:value-type="float" office:value="0.467391304347826" calcext:value-type="float">
            <text:p>0,467</text:p>
          </table:table-cell>
          <table:table-cell table:style-name="ce61" office:value-type="float" office:value="0.197826086956522" calcext:value-type="float">
            <text:p>0,198</text:p>
          </table:table-cell>
          <table:table-cell table:style-name="ce61" office:value-type="float" office:value="1.10760869565217" calcext:value-type="float">
            <text:p>1,108</text:p>
          </table:table-cell>
          <table:table-cell table:style-name="ce61" office:value-type="float" office:value="3.46304347826087" calcext:value-type="float">
            <text:p>3,463</text:p>
          </table:table-cell>
          <table:table-cell table:style-name="ce61" office:value-type="float" office:value="1.65217391304348" calcext:value-type="float">
            <text:p>1,652</text:p>
          </table:table-cell>
          <table:table-cell table:style-name="ce61" office:value-type="float" office:value="0.755434782608696" calcext:value-type="float">
            <text:p>0,755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760869565217379" calcext:value-type="float">
            <text:p>0,761</text:p>
          </table:table-cell>
          <table:table-cell table:style-name="ce61" office:value-type="float" office:value="0.739130434782595" calcext:value-type="float">
            <text:p>0,739</text:p>
          </table:table-cell>
          <table:table-cell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Quartz</text:p>
          </table:table-cell>
          <table:table-cell table:style-name="ce48" office:value-type="string" calcext:value-type="string">
            <text:p>Quartz</text:p>
          </table:table-cell>
          <table:table-cell table:style-name="ce48" office:value-type="string" calcext:value-type="string">
            <text:p>-</text:p>
          </table:table-cell>
          <table:table-cell table:style-name="ce59" office:value-type="float" office:value="0" calcext:value-type="float">
            <text:p>0,0</text:p>
          </table:table-cell>
          <table:table-cell table:style-name="ce59" office:value-type="float" office:value="11.2" calcext:value-type="float">
            <text:p>11,2</text:p>
          </table:table-cell>
          <table:table-cell table:style-name="ce59" office:value-type="float" office:value="2.27" calcext:value-type="float">
            <text:p>2,3</text:p>
          </table:table-cell>
          <table:table-cell table:style-name="ce59" office:value-type="float" office:value="29" calcext:value-type="float">
            <text:p>29,0</text:p>
          </table:table-cell>
          <table:table-cell table:style-name="ce59" table:formula="of:=([.G57]-[.F57])/[.E57]" office:value-type="float" office:value="2.38660714285714" calcext:value-type="float">
            <text:p>2,4</text:p>
          </table:table-cell>
          <table:table-cell table:style-name="ce59" office:value-type="float" office:value="1.2" calcext:value-type="float">
            <text:p>1,2</text:p>
          </table:table-cell>
          <table:table-cell table:style-name="ce61" office:value-type="float" office:value="99.8" calcext:value-type="float">
            <text:p>99,800</text:p>
          </table:table-cell>
          <table:table-cell table:style-name="ce61" table:number-columns-repeated="2"/>
          <table:table-cell table:number-columns-repeated="4" table:style-name="ce61" office:value-type="string" calcext:value-type="string">
            <text:p>-</text:p>
          </table:table-cell>
          <table:table-cell table:style-name="ce61" office:value-type="float" office:value="0.1" calcext:value-type="float">
            <text:p>0,100</text:p>
          </table:table-cell>
          <table:table-cell table:style-name="ce61"/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0.1" calcext:value-type="float">
            <text:p>0,100</text:p>
          </table:table-cell>
          <table:table-cell/>
          <table:table-cell table:style-name="ce22"/>
          <table:table-cell table:style-name="ce21"/>
          <table:table-cell table:number-columns-repeated="999"/>
        </table:table-row>
        <table:table-row table:style-name="ro3">
          <table:table-cell table:style-name="ce18" office:value-type="string" calcext:value-type="string">
            <text:p>Cement</text:p>
          </table:table-cell>
          <table:table-cell table:number-columns-repeated="2" table:style-name="ce59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9" office:value-type="float" office:value="8.4" calcext:value-type="float">
            <text:p>8,4</text:p>
          </table:table-cell>
          <table:table-cell table:style-name="ce59" office:value-type="float" office:value="0.6" calcext:value-type="float">
            <text:p>0,6</text:p>
          </table:table-cell>
          <table:table-cell table:style-name="ce59" office:value-type="float" office:value="24" calcext:value-type="float">
            <text:p>24,0</text:p>
          </table:table-cell>
          <table:table-cell table:style-name="ce59" table:formula="of:=([.G58]-[.F58])/[.E58]" office:value-type="float" office:value="2.78571428571429" calcext:value-type="float">
            <text:p>2,8</text:p>
          </table:table-cell>
          <table:table-cell table:style-name="ce59" office:value-type="float" office:value="0.9" calcext:value-type="float">
            <text:p>0,9</text:p>
          </table:table-cell>
          <table:table-cell table:style-name="ce61" office:value-type="float" office:value="19.3" calcext:value-type="float">
            <text:p>19,300</text:p>
          </table:table-cell>
          <table:table-cell table:style-name="ce61" office:value-type="float" office:value="5.7" calcext:value-type="float">
            <text:p>5,700</text:p>
          </table:table-cell>
          <table:table-cell table:style-name="ce61" office:value-type="float" office:value="3.6" calcext:value-type="float">
            <text:p>3,600</text:p>
          </table:table-cell>
          <table:table-cell table:style-name="ce61" office:value-type="float" office:value="63.6" calcext:value-type="float">
            <text:p>63,600</text:p>
          </table:table-cell>
          <table:table-cell table:style-name="ce61" office:value-type="float" office:value="1.6" calcext:value-type="float">
            <text:p>1,600</text:p>
          </table:table-cell>
          <table:table-cell table:style-name="ce61" office:value-type="float" office:value="3.2" calcext:value-type="float">
            <text:p>3,200</text:p>
          </table:table-cell>
          <table:table-cell table:style-name="ce61" office:value-type="float" office:value="0.2" calcext:value-type="float">
            <text:p>0,200</text:p>
          </table:table-cell>
          <table:table-cell table:style-name="ce61" office:value-type="float" office:value="1.2" calcext:value-type="float">
            <text:p>1,200</text:p>
          </table:table-cell>
          <table:table-cell table:style-name="ce61" office:value-type="float" office:value="0.3" calcext:value-type="float">
            <text:p>0,300</text:p>
          </table:table-cell>
          <table:table-cell table:style-name="ce61" office:value-type="float" office:value="0.2" calcext:value-type="float">
            <text:p>0,200</text:p>
          </table:table-cell>
          <table:table-cell table:style-name="ce61" office:value-type="float" office:value="0.1" calcext:value-type="float">
            <text:p>0,100</text:p>
          </table:table-cell>
          <table:table-cell table:style-name="ce61" office:value-type="float" office:value="0.3" calcext:value-type="float">
            <text:p>0,300</text:p>
          </table:table-cell>
          <table:table-cell table:style-name="ce61" office:value-type="float" office:value="0.8" calcext:value-type="float">
            <text:p>0,80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Limestone</text:p>
          </table:table-cell>
          <table:table-cell table:number-columns-repeated="2" table:style-name="ce59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9" office:value-type="float" office:value="7.2" calcext:value-type="float">
            <text:p>7,2</text:p>
          </table:table-cell>
          <table:table-cell table:style-name="ce59" office:value-type="float" office:value="2.3" calcext:value-type="float">
            <text:p>2,3</text:p>
          </table:table-cell>
          <table:table-cell table:style-name="ce59" office:value-type="float" office:value="19.3" calcext:value-type="float">
            <text:p>19,3</text:p>
          </table:table-cell>
          <table:table-cell table:style-name="ce59" table:formula="of:=([.G59]-[.F59])/[.E59]" office:value-type="float" office:value="2.36111111111111" calcext:value-type="float">
            <text:p>2,4</text:p>
          </table:table-cell>
          <table:table-cell table:style-name="ce59" office:value-type="float" office:value="1.8" calcext:value-type="float">
            <text:p>1,8</text:p>
          </table:table-cell>
          <table:table-cell table:style-name="ce61" office:value-type="float" office:value="0.1" calcext:value-type="float">
            <text:p>0,100</text:p>
          </table:table-cell>
          <table:table-cell table:number-columns-repeated="2" table:style-name="ce61" office:value-type="string" calcext:value-type="string">
            <text:p>-</text:p>
          </table:table-cell>
          <table:table-cell table:style-name="ce61" office:value-type="float" office:value="55" calcext:value-type="float">
            <text:p>55,000</text:p>
          </table:table-cell>
          <table:table-cell table:style-name="ce61" office:value-type="float" office:value="0.2" calcext:value-type="float">
            <text:p>0,20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1" calcext:value-type="float">
            <text:p>0,100</text:p>
          </table:table-cell>
          <table:table-cell table:style-name="ce61" office:value-type="string" calcext:value-type="string">
            <text:p>-</text:p>
          </table:table-cell>
          <table:table-cell table:style-name="ce61"/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42.6" calcext:value-type="float">
            <text:p>42,600</text:p>
          </table:table-cell>
          <table:table-cell table:number-columns-repeated="1002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3" loext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10:38:17.5027577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trength_20_Database" style:display-name="PageStyle_Strength Datab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acterization_20_Clays" style:display-name="PageStyle_Characterization Clay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0-04-08T13:32:13</meta:creation-date>
    <dc:date>2020-12-10T10:40:58.832968676</dc:date>
    <meta:generator>LibreOffice/6.4.6.2$Linux_X86_64 LibreOffice_project/40$Build-2</meta:generator>
    <meta:editing-duration>PT1H34M59S</meta:editing-duration>
    <meta:editing-cycles>29</meta:editing-cycles>
    <meta:document-statistic meta:table-count="2" meta:cell-count="309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